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table table:name="Sheet1" table:style-name="ta1">
        <table:table-column table:style-name="co1" table:number-columns-repeated="28" table:default-cell-style-name="Default"/>
        <table:table-row table:style-name="ro1">
          <table:table-cell office:value-type="string" calcext:value-type="string">
            <text:p>essay_id</text:p>
          </table:table-cell>
          <table:table-cell office:value-type="string" calcext:value-type="string">
            <text:p>essay_set</text:p>
          </table:table-cell>
          <table:table-cell office:value-type="string" calcext:value-type="string">
            <text:p>essay</text:p>
          </table:table-cell>
          <table:table-cell office:value-type="string" calcext:value-type="string">
            <text:p>rater1_domain1</text:p>
          </table:table-cell>
          <table:table-cell office:value-type="string" calcext:value-type="string">
            <text:p>rater2_domain1</text:p>
          </table:table-cell>
          <table:table-cell office:value-type="string" calcext:value-type="string">
            <text:p>rater3_domain1</text:p>
          </table:table-cell>
          <table:table-cell office:value-type="string" calcext:value-type="string">
            <text:p>domain1_score</text:p>
          </table:table-cell>
          <table:table-cell office:value-type="string" calcext:value-type="string">
            <text:p>rater1_domain2</text:p>
          </table:table-cell>
          <table:table-cell office:value-type="string" calcext:value-type="string">
            <text:p>rater2_domain2</text:p>
          </table:table-cell>
          <table:table-cell office:value-type="string" calcext:value-type="string">
            <text:p>domain2_score</text:p>
          </table:table-cell>
          <table:table-cell office:value-type="string" calcext:value-type="string">
            <text:p>rater1_trait1</text:p>
          </table:table-cell>
          <table:table-cell office:value-type="string" calcext:value-type="string">
            <text:p>rater1_trait2</text:p>
          </table:table-cell>
          <table:table-cell office:value-type="string" calcext:value-type="string">
            <text:p>rater1_trait3</text:p>
          </table:table-cell>
          <table:table-cell office:value-type="string" calcext:value-type="string">
            <text:p>rater1_trait4</text:p>
          </table:table-cell>
          <table:table-cell office:value-type="string" calcext:value-type="string">
            <text:p>rater1_trait5</text:p>
          </table:table-cell>
          <table:table-cell office:value-type="string" calcext:value-type="string">
            <text:p>rater1_trait6</text:p>
          </table:table-cell>
          <table:table-cell office:value-type="string" calcext:value-type="string">
            <text:p>rater2_trait1</text:p>
          </table:table-cell>
          <table:table-cell office:value-type="string" calcext:value-type="string">
            <text:p>rater2_trait2</text:p>
          </table:table-cell>
          <table:table-cell office:value-type="string" calcext:value-type="string">
            <text:p>rater2_trait3</text:p>
          </table:table-cell>
          <table:table-cell office:value-type="string" calcext:value-type="string">
            <text:p>rater2_trait4</text:p>
          </table:table-cell>
          <table:table-cell office:value-type="string" calcext:value-type="string">
            <text:p>rater2_trait5</text:p>
          </table:table-cell>
          <table:table-cell office:value-type="string" calcext:value-type="string">
            <text:p>rater2_trait6</text:p>
          </table:table-cell>
          <table:table-cell office:value-type="string" calcext:value-type="string">
            <text:p>rater3_trait1</text:p>
          </table:table-cell>
          <table:table-cell office:value-type="string" calcext:value-type="string">
            <text:p>rater3_trait2</text:p>
          </table:table-cell>
          <table:table-cell office:value-type="string" calcext:value-type="string">
            <text:p>rater3_trait3</text:p>
          </table:table-cell>
          <table:table-cell office:value-type="string" calcext:value-type="string">
            <text:p>rater3_trait4</text:p>
          </table:table-cell>
          <table:table-cell office:value-type="string" calcext:value-type="string">
            <text:p>rater3_trait5</text:p>
          </table:table-cell>
          <table:table-cell office:value-type="string" calcext:value-type="string">
            <text:p>rater3_trait6</text:p>
          </table:table-cell>
        </table:table-row>
        <table:table-row table:style-name="ro1">
          <table:table-cell table:number-columns-repeated="2" office:value-type="float" office:value="1" calcext:value-type="float">
            <text:p>1</text:p>
          </table:table-cell>
          <table:table-cell office:value-type="string" calcext:value-type="string">
            <text:p>Dear local newspaper, I think effects computers have on people are great learning skills/affects because they give us time to chat with friends/new people, helps us learn about the globe(astronomy) and keeps us out of troble! Thing about! Dont you think so? How would you feel if your teenager is always on the phone with friends! Do you ever time to chat with your friends or buisness partner about things. Well now - there's a new way to chat the computer, theirs plenty of sites on the internet to do so: @ORGANIZATION1, @ORGANIZATION2, @CAPS1, facebook, myspace ect. Just think now while your setting up meeting with your boss on the computer, your teenager is having fun on the phone not rushing to get off cause you want to use it. How did you learn about other countrys/states outside of yours? Well I have by computer/internet, it's a new way to learn about what going on in our time! You might think your child spends a lot of time on the computer, but ask them so question about the economy, sea floor spreading or even about the @DATE1's you'll be surprise at how much he/she knows. Believe it or not the computer is much interesting then in class all day reading out of books. If your child is home on your computer or at a local library, it's better than being out with friends being fresh, or being perpressured to doing something they know isnt right. You might not know where your child is, @CAPS2 forbidde in a hospital bed because of a drive-by. Rather than your child on the computer learning, chatting or just playing games, safe and sound in your home or community place. Now I hope you have reached a point to understand and agree with me, because computers can have great effects on you or child because it gives us time to chat with friends/new people, helps us learn about the globe and believe or not keeps us out of troble. Thank you for listening.</text:p>
          </table:table-cell>
          <table:table-cell table:number-columns-repeated="2" office:value-type="float" office:value="4" calcext:value-type="float">
            <text:p>4</text:p>
          </table:table-cell>
          <table:table-cell/>
          <table:table-cell office:value-type="float" office:value="8" calcext:value-type="float">
            <text:p>8</text:p>
          </table:table-cell>
          <table:table-cell table:number-columns-repeated="21"/>
        </table:table-row>
        <table:table-row table:style-name="ro1">
          <table:table-cell office:value-type="float" office:value="2" calcext:value-type="float">
            <text:p>2</text:p>
          </table:table-cell>
          <table:table-cell office:value-type="float" office:value="1" calcext:value-type="float">
            <text:p>1</text:p>
          </table:table-cell>
          <table:table-cell office:value-type="string" calcext:value-type="string">
            <text:p>Dear @CAPS1 @CAPS2, I believe that using computers will benefit us in many ways like talking and becoming friends will others through websites like facebook and mysace. Using computers can help us find coordibates, locations, and able ourselfs to millions of information. Also computers will benefit us by helping with jobs as in planning a house plan and typing a @NUM1 page report for one of our jobs in less than writing it. Now lets go into the wonder world of technology. Using a computer will help us in life by talking or making friends on line. Many people have myspace, facebooks, aim, these all benefit us by having conversations with one another. Many people believe computers are bad but how can you make friends if you can never talk to them? I am very fortunate for having a computer that can help with not only school work but my social life and how I make friends. Computers help us with finding our locations, coordibates and millions of information online. If we didn't go on the internet a lot we wouldn't know how to go onto websites that @MONTH1 help us with locations and coordinates like @LOCATION1. Would you rather use a computer or be in @LOCATION3. When your supposed to be vacationing in @LOCATION2. Million of information is found on the internet. You can as almost every question and a computer will have it. Would you rather easily draw up a house plan on the computers or take @NUM1 hours doing one by hand with ugly erazer marks all over it, you are garrenteed that to find a job with a drawing like that. Also when appling for a job many workers must write very long papers like a @NUM3 word essay on why this job fits you the most, and many people I know don't like writing @NUM3 words non-stopp for hours when it could take them I hav an a computer. That is why computers we needed a lot now adays. I hope this essay has impacted your descion on computers because they are great machines to work with. The other day I showed my mom how to use a computer and she said it was the greatest invention sense sliced bread! Now go out and buy a computer to help you chat online with friends, find locations and millions of information on one click of the button and help your self with getting a job with neat, prepared, printed work that your boss will love.</text:p>
          </table:table-cell>
          <table:table-cell office:value-type="float" office:value="5" calcext:value-type="float">
            <text:p>5</text:p>
          </table:table-cell>
          <table:table-cell office:value-type="float" office:value="4" calcext:value-type="float">
            <text:p>4</text:p>
          </table:table-cell>
          <table:table-cell/>
          <table:table-cell office:value-type="float" office:value="9" calcext:value-type="float">
            <text:p>9</text:p>
          </table:table-cell>
          <table:table-cell table:number-columns-repeated="21"/>
        </table:table-row>
        <table:table-row table:style-name="ro1">
          <table:table-cell office:value-type="float" office:value="3" calcext:value-type="float">
            <text:p>3</text:p>
          </table:table-cell>
          <table:table-cell office:value-type="float" office:value="1" calcext:value-type="float">
            <text:p>1</text:p>
          </table:table-cell>
          <table:table-cell office:value-type="string" calcext:value-type="string">
            <text:p>Dear, @CAPS1 @CAPS2 @CAPS3 More and more people use computers, but not everyone agrees that this benefits society. Those who support advances in technology believe that computers have a positive effect on people. Others have different ideas. A great amount in the world today are using computers, some for work and spme for the fun of it. Computers is one of mans greatest accomplishments. Computers are helpful in so many ways, @CAPS4, news, and live streams. Don't get me wrong way to much people spend time on the computer and they should be out interacting with others but who are we to tell them what to do. When I grow up I want to be a author or a journalist and I know for a fact that both of those jobs involve lots of time on time on the computer, one @MONTH1 spend more time then the other but you know exactly what @CAPS5 getting at. So what if some expert think people are spending to much time on the computer and not exercising, enjoying natures and interacting with family and friends. For all the expert knows that its how must people make a living and we don't know why people choose to use the computer for a great amount of time and to be honest it's non of my concern and it shouldn't be the so called experts concern. People interact a thousand times a day on the computers. Computers keep lots of kids of the streets instead of being out and causing trouble. Computers helps the @ORGANIZATION1 locate most wanted criminals. As you can see computers are more useful to society then you think, computers benefit society.</text:p>
          </table:table-cell>
          <table:table-cell office:value-type="float" office:value="4" calcext:value-type="float">
            <text:p>4</text:p>
          </table:table-cell>
          <table:table-cell office:value-type="float" office:value="3" calcext:value-type="float">
            <text:p>3</text:p>
          </table:table-cell>
          <table:table-cell/>
          <table:table-cell office:value-type="float" office:value="7" calcext:value-type="float">
            <text:p>7</text:p>
          </table:table-cell>
          <table:table-cell table:number-columns-repeated="21"/>
        </table:table-row>
        <table:table-row table:style-name="ro1">
          <table:table-cell office:value-type="float" office:value="4" calcext:value-type="float">
            <text:p>4</text:p>
          </table:table-cell>
          <table:table-cell office:value-type="float" office:value="1" calcext:value-type="float">
            <text:p>1</text:p>
          </table:table-cell>
          <table:table-cell office:value-type="string" calcext:value-type="string">
            <text:p>Dear Local Newspaper, @CAPS1 I have found that many experts say that computers do not benifit our society. In some cases this is true but in most cases studdies show that computers can help people. While nothing beats talking in person computers can get really close such examples are webcams or e-mail. @PERCENT1 of students who get good grades refer to reliable websites for reasearch or to help find good books. Also online catalouges or advertisments help the economy of stores worldwide. @CAPS2 people were not allowed to use computers most of the modern would not exist. @PERSON1 said that the best form of modern communication is the computer because of the ability to write, talk, or write back for much cheaper! Almost every single event i go to is planed on a computer by communication such as e-mail "@CAPS2 a student ever needs homework because lam out sick or needs help studying for a test then contact their teacher through the best form of communication for them always e-mail. Even the post office uses computers to get letters and boxes to people. The president of the post office, @PERSON2 said "@CAPS3 would be imposible to get mail to our coustmers @CAPS2 @CAPS3 were not for computers telling us where a zip code is or how heavy a box is." @CAPS4 that tell people what is happening around the world would not exist @CAPS2 @CAPS3 were not for the moder communication abilities that computer provid us. Because information can be commucated so quick. so can reasearch. When the country of @LOCATION2 took a pole @PERCENT2 of people used computer for any type of reasearch, of those @PERCENT3 were students currently in school and @PERCENT4 of them have good grades. When the same survey was taken in the @LOCATION1 @PERCENT5 of people used computers fore reasons and @PERCENT2 were students who had good grade @CAPS2 @CAPS3 were not posible for me to access documents in the @CAPS5 @CAPS6 online I probably would not have gotten an A+ on my @CAPS7 assignment! Could you amagine @CAPS2 suddenly your Newspaper reporters couldn't use the internet to work on their reports? The articles would probably be @NUM1 after the events occur. Most buissness, including the Newspaper, use the internet to advertise, shop, or read. The association of @ORGANIZATION1 reported that in @PERCENT1 of @ORGANIZATION1 used a website and of them @PERCENT5 were in good positions. The president of @CAPS8 @NUM2 imports said that they use an online catalouge because @CAPS3 is cheaper, but they can also promote that @CAPS3 is to save trees, or for the castomer's convinence. Small @ORGANIZATION1 can make websites to promote them selves and explain their star to potential coustomers. @PERSON3, the owner of @ORGANIZATION2's said that the internet saved her resturant. @CAPS2 @CAPS3 wer not for the internet @NUM3 more people would be jobless in @LOCATION3. In conclusion computer help everyday people and without them most convinences would not exist. They help communicate around the world. Computers help people reaserch subjects for school reports, and they make the current economy get better everyday. In moderation computers are the most useful tool out there.</text:p>
          </table:table-cell>
          <table:table-cell table:number-columns-repeated="2" office:value-type="float" office:value="5" calcext:value-type="float">
            <text:p>5</text:p>
          </table:table-cell>
          <table:table-cell/>
          <table:table-cell office:value-type="float" office:value="10" calcext:value-type="float">
            <text:p>10</text:p>
          </table:table-cell>
          <table:table-cell table:number-columns-repeated="21"/>
        </table:table-row>
        <table:table-row table:style-name="ro1">
          <table:table-cell office:value-type="float" office:value="5" calcext:value-type="float">
            <text:p>5</text:p>
          </table:table-cell>
          <table:table-cell office:value-type="float" office:value="1" calcext:value-type="float">
            <text:p>1</text:p>
          </table:table-cell>
          <table:table-cell office:value-type="string" calcext:value-type="string">
            <text:p>Dear @LOCATION1, I know having computers has a positive effect on people. The computers connect families, contain information which is great for peoples education, and are very conveint. Computors are a step into the future and we should take advantage of it. First off the internet or e-mail will help family members connect. My family, which lives @NUM1 hours away by car, love to talk with me by e-mail. This helps me connect with my family and is just another reason why we should have computors. Another reason that includes family is when the family is just sitting around and are calling everywhere just to find a board game, it would just be easier to go online to find it. This way it would be quick and easy to find that one board game. The last reason why a computer would help a family is if a family wants to get in to any kinds of activities and they need the number they could just go online. On the internet the family could find the numbers, the and some information about it. This way more and more families can do activities together. As one can see the computer is bringing more and more families together. An other reason why the computers are good for society is educations. With information at the tip of your fingers more and more people will want to learn. Now a days people try to find the out, but will all the tools on the computers mae people get the education. Secondly computers are another way to go to collage. If you arn't up to going to school/collage because your sick. You wouldn't have to miss anything because with a click of a button you will have the materials needed for what was missed. Lastly everyone knows that in @LOCATION2 most classrooms can't afford one computer. The children want computors so hard. If they were to get one it would change so much. They would be able to learn so much more than before. The children could lean about different countries far away. As a result computers would improve the way we learn. The last reason why computers are so helpful is convience. Now a say the world is crazy, so if we don't have to go out or talk to someone we won't. The computer will offer the ability to confrence will other people so that there would be communication between work parttners. With the ability to talk with another for work would make us a lighter nation. This is only one of the many reasons computers are very conviente, subssiquently computers are conviente because you could book flights, vacations, rentals, and much more. With a click of a button you should be going to @CAPS1 or a nice vacation.</text:p>
          </table:table-cell>
          <table:table-cell table:number-columns-repeated="2" office:value-type="float" office:value="4" calcext:value-type="float">
            <text:p>4</text:p>
          </table:table-cell>
          <table:table-cell/>
          <table:table-cell office:value-type="float" office:value="8" calcext:value-type="float">
            <text:p>8</text:p>
          </table:table-cell>
          <table:table-cell table:number-columns-repeated="21"/>
        </table:table-row>
        <table:table-row table:style-name="ro1">
          <table:table-cell office:value-type="float" office:value="6" calcext:value-type="float">
            <text:p>6</text:p>
          </table:table-cell>
          <table:table-cell office:value-type="float" office:value="1" calcext:value-type="float">
            <text:p>1</text:p>
          </table:table-cell>
          <table:table-cell office:value-type="string" calcext:value-type="string">
            <text:p>Dear @LOCATION1, I think that computers have a negative affect on us! How many people have acess to a camputer daily in america.. @NUM1 and how many people go on at least an hour a @NUM2. That means that @NUM3 people cant exercise are wasting many are have the posibility of physical @CAPS1 that sound good to you? Think of everything you done when you write a letter. I got up and got all the materials and sit back down. After In done writing have to put all the materials away and then put the letter in the mailbox and walk all the way back. Well this is what I had to do. Now think how you write an email sitdown and move your fingers. Do you see the difference? @CAPS2 instead of getting a good walk to your friends house to talk to you just in him/er. Did you know that you can literally but from on your computer. Instead of around with this that can add anything you your computer gives away information they information lead to that and then everthing you have wouldbe gone. All this so you can go online. Believe it or not, you can phisically get hurt for being on the computer, to long. @NUM4 thing is that when you at a computer @CAPS2 what happened to my grandpa is that when you are in a wood chair all day you can get ardthritis in your muscle @CAPS3 thing th.</text:p>
          </table:table-cell>
          <table:table-cell table:number-columns-repeated="2" office:value-type="float" office:value="4" calcext:value-type="float">
            <text:p>4</text:p>
          </table:table-cell>
          <table:table-cell/>
          <table:table-cell office:value-type="float" office:value="8" calcext:value-type="float">
            <text:p>8</text:p>
          </table:table-cell>
          <table:table-cell table:number-columns-repeated="21"/>
        </table:table-row>
        <table:table-row table:style-name="ro1">
          <table:table-cell office:value-type="float" office:value="7" calcext:value-type="float">
            <text:p>7</text:p>
          </table:table-cell>
          <table:table-cell office:value-type="float" office:value="1" calcext:value-type="float">
            <text:p>1</text:p>
          </table:table-cell>
          <table:table-cell office:value-type="string" calcext:value-type="string">
            <text:p>Did you know that more and more people these days are depending on computers for their safety, natural education, and their social life? In my opinion, the increasing use of computers is not benefiting society. Initially, ones safety while using a computer is at risk. To begin, when someone is talking to another on a computer, they @MONTH1 never know who is at the other end of it. For example, @CAPS1 a small girl was playing a game on the computer and a person began talking to her, it could be a predator. She will never know unless they meet us somewhere. At this point, it maybe too late. Moreover, studies show that @PERCENT1 of people's information is more widely exposed in the last @NUM1 years due to the new chat websites. Such as myspace and facebook. In these websites, people share their information. With this, their safety is at risk. Finally, people should stop using computers as much as they are now, in order to keep their safety safe. Furthermore, enjoying nature is a must, in our world full of immense landscapes, wide waters, dense forests, and lush valleys. @CAPS1 you depend on your computer to teach you about the world, you should cease this use. One must actually be outside, experiencing the feel, the smell, and even the taste of nature. A recent study shows that people who actually went to the grand canyon could write a @NUM1 page essay on what they had learned. The people who didn't go and simply read information off their computer, could not write this much. Finally, society needs to back away from their computers, and stop into. Thirdly, a person's social life could be ruined from the use of computers for many reasons. One reasons for this could be that a person spends all their time on their computer instead of spending time with their family and friends. Sure, you can chat with people online, but that's nothing like chatting in person. There is no need to talk to a friend or family member online, when you could do it in person. Finally, @CAPS1 someone takes an embarrasing picture of you and puts it on their computer, it is there forever. Thus, you can lose friends, whether you're the person in the picture or the addict who put the picture on. With this, you can easily ruin your family/social life by using your computer too often. How would you feel @CAPS1 it was your fault that someone's safety is at risk? Wouldn't you rather enjoy nature in person instead of which it on your computer and not get the fall effect? Couldn't you talk to your friends and family in person rather than ignore them to use your computer? There are numerous ways in which the increasing rate of computer use does not benefit society. I encourage you to agree with me that computers can put one safety at risk decrease their education of nature and ruin their social life.</text:p>
          </table:table-cell>
          <table:table-cell table:number-columns-repeated="2" office:value-type="float" office:value="5" calcext:value-type="float">
            <text:p>5</text:p>
          </table:table-cell>
          <table:table-cell/>
          <table:table-cell office:value-type="float" office:value="10" calcext:value-type="float">
            <text:p>10</text:p>
          </table:table-cell>
          <table:table-cell table:number-columns-repeated="21"/>
        </table:table-row>
        <table:table-row table:style-name="ro1">
          <table:table-cell office:value-type="float" office:value="8" calcext:value-type="float">
            <text:p>8</text:p>
          </table:table-cell>
          <table:table-cell office:value-type="float" office:value="1" calcext:value-type="float">
            <text:p>1</text:p>
          </table:table-cell>
          <table:table-cell office:value-type="string" calcext:value-type="string">
            <text:p>@PERCENT1 of people agree that computers make life less complicated. I also agree with this. Using computers teaches hand-eye coordination, gives people the ability to learn about faraway places and people, and lets people talk online with other people. I think that these are all very important. Why wouldn't you want to have strong hand-eye coordination? I think this a very important skill. Computers help teach hand-eye coordination and they keep it strong. While you're looking at the screen your hand is moving the mouse where you want it to go. Good hand-eye coordination is used for a lot of things; mostly everything. If you play some sports like baseball, hand-eye is one of the most important elements. Why not make that stronger off of the feild? Also, hand-eye can be used to @ORGANIZATION1 while taking notes. Hand-eye is involved with almost everything you do. you can't have a poor hand-eye coordination or else you won't be able to function properly. @NUM1 out of @NUM2 doctors agree that hand-eye very important for healthy living. "I love to travel, but I want to know about the place I'm going to before I get on the phone to go there." said @PERSON1, a science teacher at @ORGANIZATION1. He feels the way, I'm sure, a lot of people feel. They want to know about the place they are going to and they want it to be current. The computer has plenty information about a lot of different places in the world. Some books don't offer as much information or they need to be updated. Computers are also very good for learning about other cultures and traditions. No one wants to be ignorant right? People want to know what's going on in the world quick and easy. The computer does this. I remember when I was about @NUM2, our phone broke in our house. We couldn't go out and get one right away either. The only way we were able to communicate with our family and friends was by computer. The computer made it easier to e-mail everyone and tell them why we weren't answering our house phone. This happens more often than you think. People need to communicate through computer a lot. At work, if you need to talk to an employee or co-worker and you can't leave your desk, you can just e-mail the information to them. @NUM4 out of @NUM2 employees say that it is much faster and easier to e-mail information as opposed to talking them on the phone or in person. A lot of people agree that computer make life a lot easier. Computers teach hand-eye coordination and they let you communicate with other people. The most critical reason is that computers let people learn about faraway places and people. You can make a difference in the way people feel about computers. Write to your local newspaper. It's now or never!</text:p>
          </table:table-cell>
          <table:table-cell table:number-columns-repeated="2" office:value-type="float" office:value="5" calcext:value-type="float">
            <text:p>5</text:p>
          </table:table-cell>
          <table:table-cell/>
          <table:table-cell office:value-type="float" office:value="10" calcext:value-type="float">
            <text:p>10</text:p>
          </table:table-cell>
          <table:table-cell table:number-columns-repeated="21"/>
        </table:table-row>
        <table:table-row table:style-name="ro1">
          <table:table-cell office:value-type="float" office:value="9" calcext:value-type="float">
            <text:p>9</text:p>
          </table:table-cell>
          <table:table-cell office:value-type="float" office:value="1" calcext:value-type="float">
            <text:p>1</text:p>
          </table:table-cell>
          <table:table-cell office:value-type="string" calcext:value-type="string">
            <text:p>Dear reader, @ORGANIZATION1 has had a dramatic effect on human life. It has changed the way we do almost everything today. The most well know, is the computer. This device has allowed people do buy things online, talk to people online, and also provides entertainment for some people. All good qualities that make everyones lives easier. Imagine you look into your refrigerator and you notice it's almost empty. Someone is using the car and you need to go grocery shopping and the store is too far. What do you do? Well you could go on a computer and look for food online. Ther are many great deals and some companies even deliver for free! The amazing and easy way to buy food without leaving your house. But food isn't all you can purchase. Many products are sold through the computer. Need new toys for kids? Or how about a new hat for your friend? Maybe even more curtains for your room? Well at the easy access of internet on a computer, you can buy all those items and more. The computer has also the way of communication. Let's say someone wants to talk to a friend or relative that lives far away in another country. @CAPS1 someone dosen't own a phone or @CAPS1 they can't make the call, all these is to be in you on the computer. You can communicate with anyone just by using your email adress. Now friends and families can talk to each other over the ease of the computer. Just type to want to say and "boom," instant, on the chat. Let's face it. No matter what a child or even teenager . But now with a computer all that can change. With just one click you could actually be watching a movie from the comfort of your own home. But what @CAPS1 you don't want a movie? No entertainment like listing to musics, watching fun, and probable the most popular playing games. Everyone loves to play a game every once in a while, and with the selection of thousands of online games, these isn't or person who can't fled atleast our game enjoyable. There are even games for educational fun that many kids love. With all the entertainment a computer can produce; who could hate it? All in all the computer is a revolutinizing device that has changes the way we shop, communicate, and find exciting entertainment. To be able to do so much with just a couple clicks; new that I find extravagant. It blows my mind to see and think, "@CAPS1 we can do this now, I wonder what we can accomplish in the future.</text:p>
          </table:table-cell>
          <table:table-cell office:value-type="float" office:value="4" calcext:value-type="float">
            <text:p>4</text:p>
          </table:table-cell>
          <table:table-cell office:value-type="float" office:value="5" calcext:value-type="float">
            <text:p>5</text:p>
          </table:table-cell>
          <table:table-cell/>
          <table:table-cell office:value-type="float" office:value="9" calcext:value-type="float">
            <text:p>9</text:p>
          </table:table-cell>
          <table:table-cell table:number-columns-repeated="21"/>
        </table:table-row>
        <table:table-row table:style-name="ro1">
          <table:table-cell office:value-type="float" office:value="10" calcext:value-type="float">
            <text:p>10</text:p>
          </table:table-cell>
          <table:table-cell office:value-type="float" office:value="1" calcext:value-type="float">
            <text:p>1</text:p>
          </table:table-cell>
          <table:table-cell office:value-type="string" calcext:value-type="string">
            <text:p>In the @LOCATION1 we have the technology of a computer. Some say that the computers are good for the society. I disagree, I believe that it is bad for a few reasons. Some of the reasons are obesity, cramps, more sexual harrassment and even cyber bullying. First if people don't get off the computers and go out to exercise then it will cause obesity. Think of it this way, if you watch a kid that didn't have to go to school his entire life and he started off at @NUM1 pounds. The only thing the kid will want to do is play on the computer and he will gain weight. Next, tip-top-tip-top, that's all you hear when a kid is on the computer, @CAPS1 teens come home from school and go straight to the computer and don't get off about on a school night. These are the kids that are @CAPS1 likely to get bad cramps. they get the cramps form typing to fast, hard and too long. They also can get the cramps from just sitting down for to long then trying to get up but can't because it hurts to much to decide to move anywhere. There's also a lot more of sexual harassment that is going on some kids goin to a chat room to talk to their friends about some great news, but when they get out of the chat room they are all mad and pissed off. The reason is because someone was making fun of them and they didn't like it. This happens maybe close to @PERCENT1 of the time that teens and even parents go into chat rooms online. This is the third reason on why computers have an huge effect on people. The last reason that computers have a huge effect on people is because of cyberbullying. cyberbullying is when someone bullies you but just online instead. Have you realized that children became poor or sick because they dont want to be hurt or killed over something very stupid? Well, I have and it's not nice, and now the god thing is if a kid goes to school online he/she @MONTH1 get cyberbullied because he's not smart enough or if he/she don't have the money to go to school. The cyberbullying normally occures in a chat room online. There is where all of the family will either become broke with no money or food. They @MONTH1 even lose their kid or the house that they live in because someone wanted to act all big and bad to be popular in school. In conclusion, these are only a few ways that computers effects people. The obesity, cramps, sexual harrassment and cyberbullying are not a joke and it's not fun to get done to you. Now it's your turn to tell us what you think about the computers. Do you think computers are good and benefits society or is it bad a rot little kids brains to make their lives horrible for them to live with?</text:p>
          </table:table-cell>
          <table:table-cell office:value-type="float" office:value="5" calcext:value-type="float">
            <text:p>5</text:p>
          </table:table-cell>
          <table:table-cell office:value-type="float" office:value="4" calcext:value-type="float">
            <text:p>4</text:p>
          </table:table-cell>
          <table:table-cell/>
          <table:table-cell office:value-type="float" office:value="9" calcext:value-type="float">
            <text:p>9</text:p>
          </table:table-cell>
          <table:table-cell table:number-columns-repeated="21"/>
        </table:table-row>
        <table:table-row table:style-name="ro1">
          <table:table-cell office:value-type="float" office:value="11" calcext:value-type="float">
            <text:p>11</text:p>
          </table:table-cell>
          <table:table-cell office:value-type="float" office:value="1" calcext:value-type="float">
            <text:p>1</text:p>
          </table:table-cell>
          <table:table-cell office:value-type="string" calcext:value-type="string">
            <text:p>Dear @LOCATION1, @CAPS1 people acknowledge the great advances that computers give us, but they also put us at @CAPS1 disadvantages. Computers have been known to help develop health issues. As people become more intune with the online world, they tend to interact with their family less. Don't forget the danger of online predators - they're deadly. @CAPS1 people who do nothing, but watch television are often refered to as cauch potatoes. Those who are glued to their computer screens are no better. It is stated by numerous of @LOCATION2's top doctors that too much time spent on the computer can cause damage to your health. Exercise is highly stressed by doctors around the globe and the only exercise a computer addict will be doing is typing up a storm. They can submerge themselves into obesity. This often causes depression as it begins to sink in. Addition itself is a serious health issue. I wouldn't be surprised if they add a computer wing to rehab centers sometime in the near future. These problems are slowly spreading and we must come together to abolish them! Family time is an treasured value, to the @CAPS2 people, but lately, computers are ruining this tradition. With so @CAPS1 people absorbed with online drama, friends, and even video games, family interaction is declining. People slowly remove themselves from reality and enter an alternate world of cyberspace. They @MONTH1 only emerge from their rooms to use the bathroom and eat, scarcely resting. This can cause great tension or sorrow in @CAPS1 families. Who can erase the horrifying stories of abduction from their memories? Online predators are highly dangerous and extremely clever. Your children could be talking to someone they believe is another teenager looking for a friend to console in when, really, they are a forty-year-old serial killer waiting to find the right time to attack. Studies show that one fourth of online users have had an encounter with a dangerous person.</text:p>
          </table:table-cell>
          <table:table-cell table:number-columns-repeated="2" office:value-type="float" office:value="4" calcext:value-type="float">
            <text:p>4</text:p>
          </table:table-cell>
          <table:table-cell/>
          <table:table-cell office:value-type="float" office:value="8" calcext:value-type="float">
            <text:p>8</text:p>
          </table:table-cell>
          <table:table-cell table:number-columns-repeated="21"/>
        </table:table-row>
        <table:table-row table:style-name="ro1">
          <table:table-cell office:value-type="float" office:value="12" calcext:value-type="float">
            <text:p>12</text:p>
          </table:table-cell>
          <table:table-cell office:value-type="float" office:value="1" calcext:value-type="float">
            <text:p>1</text:p>
          </table:table-cell>
          <table:table-cell office:value-type="string" calcext:value-type="string">
            <text:p>Dear @CAPS1 @CAPS2 I feel that computers do take away from peoples life and arenít as important than the other factors of life. First of all you know that the world is becoming obease because of lack of exercise. Also people don't realize that @CAPS3 warming is becomeing a big problum. Finally familys arn't as close as they used to be. these are all the reasons why computers arn't important to human socioty. First of the world is becomeing obease and cumputers play a huge part in this. Computers don't make people exercise they basicly just sit down on there couch and use the computer this won't help amarica get back into shape. Also computers become a habbit if a person uses a computer everyday of there life it will become an addiction then they won't be able to stop. Finally when people use the computer they don't realize the lack exersise there getting. This is the first reason why computeres are a bad thing. Next @CAPS3 warming is mealting the polar ice caps. Computers play a part in @CAPS3 warming because they use electricty and thjen the electrisity melts the polar ice caps. If this keeps happining then they will all melt and we will not have a shorline and half of the world will be fluded. Finally computers play a huge part in @CAPS3 warming because of the fact that they are so popular. This is another reason why computers are bad. Finally the last reason why computers are bad is because they take away from your family life. For instance there are more and more familys splitting up now and sientest sat that @PERCENT1 of the time it's because of technolagy. When on peroson is on the computer the other people feel that they love the computer more than they love themselfs. Then they split up for good. This is the last reason why I feel computers are bad. In conclution you can see that computeres are a bad thing. First of all you can see that amarica is becomeing obease because of the computers. Also computers are causeing @CAPS3 warming and are eventually goung to flood the earth. And last but not least computers take away from peoples family life and cause them to split up and become unhappy. These are all the reasons why computers are bad.</text:p>
          </table:table-cell>
          <table:table-cell table:number-columns-repeated="2" office:value-type="float" office:value="4" calcext:value-type="float">
            <text:p>4</text:p>
          </table:table-cell>
          <table:table-cell/>
          <table:table-cell office:value-type="float" office:value="8" calcext:value-type="float">
            <text:p>8</text:p>
          </table:table-cell>
          <table:table-cell table:number-columns-repeated="21"/>
        </table:table-row>
        <table:table-row table:style-name="ro1">
          <table:table-cell office:value-type="float" office:value="13" calcext:value-type="float">
            <text:p>13</text:p>
          </table:table-cell>
          <table:table-cell office:value-type="float" office:value="1" calcext:value-type="float">
            <text:p>1</text:p>
          </table:table-cell>
          <table:table-cell office:value-type="string" calcext:value-type="string">
            <text:p>Dear local newspaper I raed ur argument on the computers and I think they are a positive effect on people. The first reson I think they are a good effect is because you can do so much with them like if you live in mane and ur cuzin lives in califan you and him could have a wed chat. The second thing you could do is look up news any were in the world you could be stuck on a plane and it would be vary boring when you can take but ur computer and go on ur computer at work and start doing work. When you said it takes away from exirsis well some people use the computer for that too to chart how fast they run or how meny miles they want and sometimes what they eat. The thrid reson is some peolpe jobs are on the computers or making computers for exmple when you made this artical you didnt use a type writer you used a computer and printed it out if we didnt have computers it would make ur @CAPS1 a lot harder. Thank you for reading and whe you are thinking adout it agen pleas consiter my thrie resons.</text:p>
          </table:table-cell>
          <table:table-cell office:value-type="float" office:value="4" calcext:value-type="float">
            <text:p>4</text:p>
          </table:table-cell>
          <table:table-cell office:value-type="float" office:value="3" calcext:value-type="float">
            <text:p>3</text:p>
          </table:table-cell>
          <table:table-cell/>
          <table:table-cell office:value-type="float" office:value="7" calcext:value-type="float">
            <text:p>7</text:p>
          </table:table-cell>
          <table:table-cell table:number-columns-repeated="21"/>
        </table:table-row>
        <table:table-row table:style-name="ro1">
          <table:table-cell office:value-type="float" office:value="14" calcext:value-type="float">
            <text:p>14</text:p>
          </table:table-cell>
          <table:table-cell office:value-type="float" office:value="1" calcext:value-type="float">
            <text:p>1</text:p>
          </table:table-cell>
          <table:table-cell office:value-type="string" calcext:value-type="string">
            <text:p>My three detaileds for this news paper article is one state you opinion about the effects of computers. Seconde give detailed resons that will persuade of the local newspaper to agree with yor postition. This are my three ideas to the news paper article. To bigin my opinion about the computer effects are wast time. Many people wast time computers like fat people insted by insted by in the computer go and run or exercising. Insted be computer go out ur girlfriend or family or family or friends to have fun. So be incomputer to long is bad many kids wach bad stuff like for adults. Is good to be in computer but not to long. To start you shod agree with me becasue my detailed and my reason. My resons are many airs the bas stuff like porn. Many kids wach that it ruins ther mainly and the futur. They get addicted to that watching. So people that use computer for good stuff its old for mids for good ganes of good. This are my detailed and resons for yor with me. To bigin and going to organize my ideas and well and present them clearly. It good to be at the computer but not the long insted go out plat and exersus. abd yor can enjoy life insted be in computer. The bad things many kids wach bad stuff and cmputer has relly bad staff. The computer is use for evrye thing this days. This how organize my ideas. In conclusion this are my ideas for the news papaer. Ols I state my opinion on computer effects. I give detailed and resons that will persuade local news paper and to agree with me. Think I organize my ideas as much present them clearly. This are my ideas so could new papaer to se computers effects. </text:p>
          </table:table-cell>
          <table:table-cell table:number-columns-repeated="2" office:value-type="float" office:value="3" calcext:value-type="float">
            <text:p>3</text:p>
          </table:table-cell>
          <table:table-cell/>
          <table:table-cell office:value-type="float" office:value="6" calcext:value-type="float">
            <text:p>6</text:p>
          </table:table-cell>
          <table:table-cell table:number-columns-repeated="21"/>
        </table:table-row>
        <table:table-row table:style-name="ro1">
          <table:table-cell office:value-type="float" office:value="15" calcext:value-type="float">
            <text:p>15</text:p>
          </table:table-cell>
          <table:table-cell office:value-type="float" office:value="1" calcext:value-type="float">
            <text:p>1</text:p>
          </table:table-cell>
          <table:table-cell office:value-type="string" calcext:value-type="string">
            <text:p>Dear, In this world today we should have everyone useing computers. Computers have a positive effect on people. They teach hand-eye coordination, give people the ability to learn about faraway places and people, and even allow people to talk online with other people. Today computers are like the worlds biggest book of knowledge. everything you need to know is in a computer. You can look up faraway places, and zap theres everything you need to know write in front of you. Computers are fast and easy, everyone can use them. Today kids are so addicted to computers everyday they are on them. There are so many websites that kids and teens go on, like @CAPS1, and facebook ect. on these websites kids as young as ten years old are chatting with friends and putting up pictures. Thers is also webchat websites that allow you to use a webcame and talk to people anywhere in the world. Computers are a great way to get in touch with people. Everyone should have a computer in there home today.</text:p>
          </table:table-cell>
          <table:table-cell table:number-columns-repeated="2" office:value-type="float" office:value="3" calcext:value-type="float">
            <text:p>3</text:p>
          </table:table-cell>
          <table:table-cell/>
          <table:table-cell office:value-type="float" office:value="6" calcext:value-type="float">
            <text:p>6</text:p>
          </table:table-cell>
          <table:table-cell table:number-columns-repeated="21"/>
        </table:table-row>
        <table:table-row table:style-name="ro1">
          <table:table-cell office:value-type="float" office:value="16" calcext:value-type="float">
            <text:p>16</text:p>
          </table:table-cell>
          <table:table-cell office:value-type="float" office:value="1" calcext:value-type="float">
            <text:p>1</text:p>
          </table:table-cell>
          <table:table-cell office:value-type="string" calcext:value-type="string">
            <text:p>Dear @ORGANIZATION1, The computer blinked to life and an image of a blonde haired girl filled the screen. It was easy to find out how life was in @LOCATION2, thanks to the actual @CAPS1 girl explaining it. Going to the library wouldn't have filled one with this priceless information and human interection. Computers are a nessessity of life if soceity wishes to grow and expand. They should be supported because they teach hand eye coordination, give people the ability to learn about faraway places, and allow people to talk to others online. Firstly, computers help teach hand eye coordination. Hand-eye coordination is a useful ability that is usod to excel in sports. In a recent survey, @PERCENT1 of kids felt their hand eye coordination improves after computer use. Even a simple thing like tying can build up this skill. Famous neurologist @CAPS2 @PERSON1 stated in an article last week that, "@CAPS3 and computer strength the @CAPS2. When on the computer, you automatically process what the eyes see into a command for your hands." @CAPS4 hand eye coordination can improve people in sports such as baseball and basketball. If someone wan't to become better in these sports, all they'd need to do was turn on the computer. Once people become better at sports, they're more likely to play them and become more healthy. In reality, computers can help with exercising instead of decreasing it. Additionaly, computers allow people to access information about faraway places and people. If someone wanted to reasearch @LOCATION1, all they'd need to do was type in a search would be presented to them in it would link forever to search through countless things. Also, having the ability to learn about cultures can make peole peole and their cultures, they understand others something. Increase tolerance people are. Computers are a resourceful tool that they can help people in every different aspect of life. Lastly, computer and in technology can allow people to chat. Computer chat and video chat can help the all different nations. Bring on good terms places other than can help us understand story comes out about something that happend in @LOCATION3, people can just go on their computer and ask an actual @LOCATION3 citizen their take on the matter. Also, video chat and online conversation can cut down on expensive phone bills. No one wants to pay more than they have to in this economy. Another good point is that you can acess family members you scaresly visit. It can help you connect within your own family more. Oviously, computers are a useful aid in todays era. their advancements push the world foreward to a better place. Computers can help people because they help teach handeye coordination, give people the bility to learn about faraway places and people, and allow people to talk online with others. Think of a world with no computers or technologicall advancements. The world would be sectored and unified, contact between people scare, and information even. The internet is like thousands or librarys put together. Nobody would know much about other nations and news would travel slower. Is that the kind of palce you want people to live in?</text:p>
          </table:table-cell>
          <table:table-cell table:number-columns-repeated="2" office:value-type="float" office:value="6" calcext:value-type="float">
            <text:p>6</text:p>
          </table:table-cell>
          <table:table-cell/>
          <table:table-cell office:value-type="float" office:value="12" calcext:value-type="float">
            <text:p>12</text:p>
          </table:table-cell>
          <table:table-cell table:number-columns-repeated="21"/>
        </table:table-row>
        <table:table-row table:style-name="ro1">
          <table:table-cell office:value-type="float" office:value="17" calcext:value-type="float">
            <text:p>17</text:p>
          </table:table-cell>
          <table:table-cell office:value-type="float" office:value="1" calcext:value-type="float">
            <text:p>1</text:p>
          </table:table-cell>
          <table:table-cell office:value-type="string" calcext:value-type="string">
            <text:p>Dear Local Newspaper, I belive that computers have a negative effect on peoples lives. I belive this because who spend to much time on the computer don't get out as much as they should, don't spend enough time with their family, and the computer can't do everything. My first reason is I belive that people need to get out more. When they don't get out, they don't exersise and that is very unhealthy. Instead of watching the games or the scores they should get out and play the game. I also belive that they should enjoy nature because I feel like they are wasting the beauty of nature all around them. We wouldn't want to waste our abilities and privalges would we? Another reason is that they do not spend enough time with family. If you have family near you, then you should take advantage of that and interact with one another. You can have fun with your family by playing games. You can also have fun by just hanging out, which boost your social skills and the computer can't always do that, which brings me to my next point. The computer can't do everything, so take advantage of what you have now. Some computer time is fine, but it can be very dangerous by getting addictted to it. The computer @MONTH1 have lots of information, but there is nothing that you can't find in a book. Your computer can't love your dog, so there is a reason why we should get off the computer. There are pleanty of other things that you can do that you can't do on the computer, including sports, taking care of family, and any of your hobbys. Remember that the computer @MONTH1 be great from time to time, but it can not live your life for you. That is why I belive that we should spend less time on the computer, and more time getting out, and having fun with family, and that the the computer can't do everything.</text:p>
          </table:table-cell>
          <table:table-cell table:number-columns-repeated="2" office:value-type="float" office:value="4" calcext:value-type="float">
            <text:p>4</text:p>
          </table:table-cell>
          <table:table-cell/>
          <table:table-cell office:value-type="float" office:value="8" calcext:value-type="float">
            <text:p>8</text:p>
          </table:table-cell>
          <table:table-cell table:number-columns-repeated="21"/>
        </table:table-row>
        <table:table-row table:style-name="ro1">
          <table:table-cell office:value-type="float" office:value="18" calcext:value-type="float">
            <text:p>18</text:p>
          </table:table-cell>
          <table:table-cell office:value-type="float" office:value="1" calcext:value-type="float">
            <text:p>1</text:p>
          </table:table-cell>
          <table:table-cell office:value-type="string" calcext:value-type="string">
            <text:p>Dear Local Newspaper, I must admit that the experts are centainly right cause I know people that stay on the computer all day and thatís really not good if you ask me. Instead of being on computers learning about faraway places, and talking to other people, you should go exercising, you should relax, and you should interact with family and friends. Exercising is much more better than being on a computer, and I say that to say this. When your on a computer just sitting there playing online games and checking other things out, or whatever the case @MONTH1 be, you get board, and hungry, and I know theres some snacks around you while your doing whatever your doing. Instead of being on a computer for @NUM1 or @NUM2 hours or maybe even all day getting fat. There are many ways you can exercise. You can take walks, you can go joggin, you could play a sport, I mean there are a lot of things you can do when your not on a computer. I know some people that could be workin all day and still come home to there computer. Rest is good also. You don't always have to jump on your computer, you could just relax watch a movie, eat some pop corn and just enjoy yourself, you could even take a nap for a little while or something but you don't always have to get straight on your computer if you really don't have to use it. The way I see it is family, and computers are always going to be there but at the same time which one is more important. Friends aren't always dependable so you really don't need them around only a selected few, but thats not the point. Both family, and your true friends have feelings, and if your not spending time with them over a computer that your gonna have when you leave, and come back home too something isn't right. Tomorrow isn't promised, we live for today. So enjoy life while you got the chance, and spend time doing something active, with family and friends, and if your really into computers, try to balance your time out.</text:p>
          </table:table-cell>
          <table:table-cell table:number-columns-repeated="2" office:value-type="float" office:value="4" calcext:value-type="float">
            <text:p>4</text:p>
          </table:table-cell>
          <table:table-cell/>
          <table:table-cell office:value-type="float" office:value="8" calcext:value-type="float">
            <text:p>8</text:p>
          </table:table-cell>
          <table:table-cell table:number-columns-repeated="21"/>
        </table:table-row>
        <table:table-row table:style-name="ro1">
          <table:table-cell office:value-type="float" office:value="19" calcext:value-type="float">
            <text:p>19</text:p>
          </table:table-cell>
          <table:table-cell office:value-type="float" office:value="1" calcext:value-type="float">
            <text:p>1</text:p>
          </table:table-cell>
          <table:table-cell office:value-type="string" calcext:value-type="string">
            <text:p>I aegre waf the evansmant ov tnachnolage. The evansmant ov tnachnolige is being to halp fined a kohar froi alnsas. Tnanchnolage waf ont ot we wod not go to the moon. Tnachnologe evans as we maech at. The people are in tnacholege to the frchr fror the good ov live. Famas invanyor ues tnacholage leki lena orde dvanse and his fling mashine. Tnachologe is the grat</text:p>
          </table:table-cell>
          <table:table-cell table:number-columns-repeated="2" office:value-type="float" office:value="2" calcext:value-type="float">
            <text:p>2</text:p>
          </table:table-cell>
          <table:table-cell/>
          <table:table-cell office:value-type="float" office:value="4" calcext:value-type="float">
            <text:p>4</text:p>
          </table:table-cell>
          <table:table-cell table:number-columns-repeated="21"/>
        </table:table-row>
        <table:table-row table:style-name="ro1">
          <table:table-cell office:value-type="float" office:value="20" calcext:value-type="float">
            <text:p>20</text:p>
          </table:table-cell>
          <table:table-cell office:value-type="float" office:value="1" calcext:value-type="float">
            <text:p>1</text:p>
          </table:table-cell>
          <table:table-cell office:value-type="string" calcext:value-type="string">
            <text:p>Well computers can be a good or a bad thing. I don'@CAPS1 realy see @CAPS2 computers can be a bad thing for me. I also know @CAPS2 computers can or will help people all around the world. I think computers has positive effects on people like me. Computers teaches hand-eye coordination. It can help if you need to find out reasearch for a school project. You can create lots of things on computers like music, desiner @CAPS1-shirts, logos, banners and lots of other creative things. With computer you can look up available homes and apartments. You can even go online and fill out a job application and save trips to stores @CAPS2 cool is that!! Well im a regular person not rich not famous but computers provide lot of information people use today. Thats why I think that computers has a positive effects on people and you don'@CAPS1 have to be super smart to use one.</text:p>
          </table:table-cell>
          <table:table-cell table:number-columns-repeated="2" office:value-type="float" office:value="3" calcext:value-type="float">
            <text:p>3</text:p>
          </table:table-cell>
          <table:table-cell/>
          <table:table-cell office:value-type="float" office:value="6" calcext:value-type="float">
            <text:p>6</text:p>
          </table:table-cell>
          <table:table-cell table:number-columns-repeated="21"/>
        </table:table-row>
        <table:table-row table:style-name="ro1">
          <table:table-cell office:value-type="float" office:value="21" calcext:value-type="float">
            <text:p>21</text:p>
          </table:table-cell>
          <table:table-cell office:value-type="float" office:value="1" calcext:value-type="float">
            <text:p>1</text:p>
          </table:table-cell>
          <table:table-cell office:value-type="string" calcext:value-type="string">
            <text:p>Dear @CAPS1 of the @CAPS2 @CAPS3 daily, I am writing you to address the issue of computers in our society today. Each day new discoverys are made from the people that use computers in our society, however many people say that computers are harmful to are communtiy. Today I am going to convince you and society that computers are not as much as on issue as some people say they are. To begin with discoverys in our nation have been advancing rapidly. Each day new discoverys are benefiting our society however they are only being made possible by the help of computers. Without computers some for dieseases would have never been discovered and more people. Would have died. Secondly, computers have also increased medical care and have been the cave between life or death. Finnaly, computers help speed up production rates of cars household neccessitys, and many more objects. Have you ever been bored at home and looking for something to do on that dark, rainy, chilly night? Yes, exactly what I thought well the new technology advances in social-networking can even help the most bored and lonelyest people and give them something to do. Even if your just looking to talk to someone you can easily do that on the internet. So you people out there looking for that special someone will always be able to look somewhere. With all the social networks like twitter, myspace, facebook, and youtube you will always have something to do. During this economic recestion it seems that finding a job is so hard, however the internet comes to the rescue yet again. The internet can help you find a job twice if not three times as fast. Many people also speed up their word by using the computer. With microsoft things are lot easier to do work that you need to make up I hope that everyone can understand how much the computer help you, rather then hurt you. @CAPS1 of the newspaper, I hope you and the rest of the community can see that computer help you more that they hurt you. Thank you very much for your time and effort that you put in to listen to me.</text:p>
          </table:table-cell>
          <table:table-cell table:number-columns-repeated="2" office:value-type="float" office:value="4" calcext:value-type="float">
            <text:p>4</text:p>
          </table:table-cell>
          <table:table-cell/>
          <table:table-cell office:value-type="float" office:value="8" calcext:value-type="float">
            <text:p>8</text:p>
          </table:table-cell>
          <table:table-cell table:number-columns-repeated="21"/>
        </table:table-row>
        <table:table-row table:style-name="ro1">
          <table:table-cell office:value-type="float" office:value="22" calcext:value-type="float">
            <text:p>22</text:p>
          </table:table-cell>
          <table:table-cell office:value-type="float" office:value="1" calcext:value-type="float">
            <text:p>1</text:p>
          </table:table-cell>
          <table:table-cell office:value-type="string" calcext:value-type="string">
            <text:p>Dear local Newspaper @CAPS1 a take all your computer and given to the people around the world for the can stay in their houses chating with their family and friend. Computers help people around the world to connect with other people computer help kids do their homework and look up staff that happen around the world.</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1"/>
        </table:table-row>
        <table:table-row table:style-name="ro1">
          <table:table-cell office:value-type="float" office:value="23" calcext:value-type="float">
            <text:p>23</text:p>
          </table:table-cell>
          <table:table-cell office:value-type="float" office:value="1" calcext:value-type="float">
            <text:p>1</text:p>
          </table:table-cell>
          <table:table-cell office:value-type="string" calcext:value-type="string">
            <text:p>Dear local newspaper, @CAPS1 you ever see a child on the computer for hours and nothing could get them off? Well I believe that this is very harmful for the child since it doesn't allow them to exersice, interact face to face with people or use their minds to the best of their @NUM1. The more and more we advance in society we get laziar and forget to about these essential things. I think taking a step back from using computers could benefit society more than using them. Obesity in the @LOCATION2 is at its highest @PERCENT1 of kids in the @LOCATION3 agree that they only exersice once a week and would rather spend time on the computer. Think of this, @PERCENT1 of kids. Thats more than @NUM2 of @CAPS2 children. I took the and compared it in @CAPS3 children who don't the benefit of this technology. I learned that @PERCENT1 of children there exersice only once a week. That's for less what these computers are doing to @LOCATION3 @PERCENT2 of children are overweight and @PERCENT3 of them develope heart of blood problems as adults. I by exercise in to go and play with friends or bike, or go for a jog. It doesn't sound hard does it? If we make a to spend this than on computers I think we can reduce this obesity amount and I believe @CAPS2 ran as on overall country. On the computer we have popular websites like @CAPS5, @CAPS6, and @CAPS7. More websites allow you interact with people over the island. This could be in more ways than one. These computer websites are allowing anyone to talk in people who could have the interest in mind. More than @NUM3 out of @NUM4 people in my school say they have one of these accounts and have personal posted on them. With this personal info, could and with these websites the crime rate has gone up @PERCENT4. Also, these websites cause people to their social skills. People spend hours on these websites talking to people and forget how to talk face to face. @PERCENT2 of @LOCATION1 students say they would say something online that they wouldn't say to someone's face. This creates more problems in schools and could possibly make someone hurt someone else or themselves. I've heard all over the news about suicides and because of computers and I believe with less of them people would spend more time with their family and or nation would be closer and safer. Computers dont allow you to explore nature and use your mind to the best of its ability. Computers make it easy and I myself, think it makes me laziar because it allow me to read a book there or read about other people, instead of going to a library and getting a book. Computers take away time to actually use your mind and problem solve in real life solution. There's years and I've learned I can be on the computer for hours playing them and not realize it at all. Without them, would make a difference. Kids are living through computers and we can change them.</text:p>
          </table:table-cell>
          <table:table-cell table:number-columns-repeated="2" office:value-type="float" office:value="5" calcext:value-type="float">
            <text:p>5</text:p>
          </table:table-cell>
          <table:table-cell/>
          <table:table-cell office:value-type="float" office:value="10" calcext:value-type="float">
            <text:p>10</text:p>
          </table:table-cell>
          <table:table-cell table:number-columns-repeated="21"/>
        </table:table-row>
        <table:table-row table:style-name="ro1">
          <table:table-cell office:value-type="float" office:value="24" calcext:value-type="float">
            <text:p>24</text:p>
          </table:table-cell>
          <table:table-cell office:value-type="float" office:value="1" calcext:value-type="float">
            <text:p>1</text:p>
          </table:table-cell>
          <table:table-cell office:value-type="string" calcext:value-type="string">
            <text:p>Dear local newspaper, I've heard that not many people think computers benefit society. I disagree with that. Computers benefit society by teaching hand-eye coordination, allowing people to learn about foregin places, and allow people to communicate with others online. Some people were basically born with hand-eye coordination, but most people weren't, like me, for example. But, thanks to computers, my hand-eye coordination has gone up! "On average, computers can increase a persons hand-eye coordination by up to @PERCENT1 says @PERSON2. Think of it, just by learning to tye, your hand-eye coordination can go up @PERCENT1.! That's amazing! Having good hand-eye coordination will get you far in life, and helps with small, everyday things such as playing an instrument, or doing household chores. It also helps in sports. You need good hand-eye coordination to throw, catch, and aim. If more people spend more time on the computer, then the population's hand-eye coordination would increase, and who wouldn't want thats. Have you ever heard of @LOCATION1? It is a country in @LOCATION2 that no one really knows much about. By looking it up on the computer, you can become an expert on the country! The computer gives us access to a lot of knowledge, and will make us more of people around the world. This can improve our travel. Instead of going to the same place every vacation, you can go to a place you saw online that looks just as exciting. Also, by learning about other countries and the people in them, we gain respect for them. We @MONTH1 also learn about their traditions, and culture. "The internet gives us access to the world," says @PERSON1, "we can learn so many new things that will make us more of people, countries, and the environment." @CAPS1 is right, we can also be aware of the environment. Since global warming is a problem, we can learn how o preserve foreign places by learning about them on the internet. With a click of a mouse you can virtually have the whose world at your fingertips! In a recent study @PERCENT2 of people said they don't have time to meet with old friends. The internet, however has made it quick and easy to talk to people online. Websites like @CAPS2, @CAPS3, and @CAPS4 can keep your social life in tact, and can even reunite yu with old friends. For example, @CAPS2 suggest family. You can keep in touch wih many people trough @CAPS2! Also, you can make new friends. Most teens say they are always willing to meet new people, and the internet is a great way to do so! Sites like @CAPS7, and @CAPS8 can can help you find friends by connecting you in a chat room to a random person, just to talk. I once talked with someone on @CAPS7 for over an hour! We found that we both have @CAPS4 accounts and keep in touch there! This also helps you gain confidence because you @MONTH1 have the courage to say something over the computer that you would't say real life. The computer can really amp up your social life. As you can see. computers don't just "your barain," they imprdove hand-eye coordination, help you learn about far away places, and improve your social life by allowing you to talk to others. Computers benefit the society more than anymore will ever know!</text:p>
          </table:table-cell>
          <table:table-cell office:value-type="float" office:value="6" calcext:value-type="float">
            <text:p>6</text:p>
          </table:table-cell>
          <table:table-cell office:value-type="float" office:value="5" calcext:value-type="float">
            <text:p>5</text:p>
          </table:table-cell>
          <table:table-cell/>
          <table:table-cell office:value-type="float" office:value="11" calcext:value-type="float">
            <text:p>11</text:p>
          </table:table-cell>
          <table:table-cell table:number-columns-repeated="21"/>
        </table:table-row>
        <table:table-row table:style-name="ro1">
          <table:table-cell office:value-type="float" office:value="25" calcext:value-type="float">
            <text:p>25</text:p>
          </table:table-cell>
          <table:table-cell office:value-type="float" office:value="1" calcext:value-type="float">
            <text:p>1</text:p>
          </table:table-cell>
          <table:table-cell office:value-type="string" calcext:value-type="string">
            <text:p>Dear @CAPS1, @CAPS2 off, I beileve that computers are very helpfull to many people by looking up information, or talking to friends. Although many kids should be spending their time outside, the computer is a well-occupied environment that helps kids learn and interact with others. I believe kids should have the right to stay on the computer as long as they desire. Although, they should always make time go outside, hang out with friends, ect. The computer @MONTH1 be fun but its always important to get outside and enjoy nature. Another reason why students should not spend all their time on the computer is because of their health. If a child gets addicted to the computer it will affect how he interacts with other and @MONTH1 do serious damage to their brain. Although, I believe children should have the right on the computer, it's always important to spend time outside enjoying nature. Another reason why I think children should have the right to the computer is because of the information they learn and discover. Many kids grow up to have a career in computer makings or program designing. Some kids @MONTH1 have their education online or to teach others. The computer is a non-stop generation of intelligence based to help people learn, play and discover. Many people have dream to one day build a computer or make new programs. All students should have the right to spend time on the computer but also to save time to spend outside and with friends. Everyone has their own perspective on how they think and if staying on the computer all day is a good thing. I do not think kids should do this because it might affect their health and how other think of them.</text:p>
          </table:table-cell>
          <table:table-cell table:number-columns-repeated="2" office:value-type="float" office:value="4" calcext:value-type="float">
            <text:p>4</text:p>
          </table:table-cell>
          <table:table-cell/>
          <table:table-cell office:value-type="float" office:value="8" calcext:value-type="float">
            <text:p>8</text:p>
          </table:table-cell>
          <table:table-cell table:number-columns-repeated="21"/>
        </table:table-row>
        <table:table-row table:style-name="ro1">
          <table:table-cell office:value-type="float" office:value="26" calcext:value-type="float">
            <text:p>26</text:p>
          </table:table-cell>
          <table:table-cell office:value-type="float" office:value="1" calcext:value-type="float">
            <text:p>1</text:p>
          </table:table-cell>
          <table:table-cell office:value-type="string" calcext:value-type="string">
            <text:p>Do you think that computers are useless? Or do you think they could be useful in many ways? I remember @CAPS4 my older sister had to do some research on @CAPS1, the computer gave her all of the information she needed. The issue to grapple with is, more and more people use computers, but not everyone agrees that this benefits society. I strongly think that @CAPS2 does benifit society in many ways! Heres why, the computer allows you to get in touch with friends, research people, places or things, and relax and enjoy playing on a fun, entertaining website! My first reason is that @CAPS2 allows you to talk to family or friends so you all get back in touch if a friend of yours moved to a diffrent state, then you can easily get back in touch straight from the computer. "@CAPS2's nice to send emails or pictures to friends, but if you do @CAPS2 from the computer then @CAPS2 gets done so much faster!" @CAPS3 @PERSON1, one of my neighbors. My next reason is that you can research anything you want like people, places or things and all refferances will come up. @CAPS2 is good to research for any projects, or school assignments you @MONTH1 have. I remember @CAPS4 my brother was working on his project. Everything he had trouble with, he found directly on the computer! My final reason is that there are alot of fun and exciting websites that you can relax and play on! These websites can keep you busy, and you wont be bored while playing! "@CAPS4 im bored I go on the computer and play games, that I find on @CAPS5.com," @CAPS3 my younger cousin, @PERSON2. Computers @MONTH1 make people become adicted to them. Yes but, you will be learning some interesting things on how the internet works. More and more people use computers, but not everyone agrees that this benefits society. I strongly beleive that they do benefit society, heres why you can get in touch with people, you can research, and play fun games! @CAPS2's now or never to decide what you think! Call me and we will talk this through.</text:p>
          </table:table-cell>
          <table:table-cell office:value-type="float" office:value="5" calcext:value-type="float">
            <text:p>5</text:p>
          </table:table-cell>
          <table:table-cell office:value-type="float" office:value="4" calcext:value-type="float">
            <text:p>4</text:p>
          </table:table-cell>
          <table:table-cell/>
          <table:table-cell office:value-type="float" office:value="9" calcext:value-type="float">
            <text:p>9</text:p>
          </table:table-cell>
          <table:table-cell table:number-columns-repeated="21"/>
        </table:table-row>
        <table:table-row table:style-name="ro1">
          <table:table-cell office:value-type="float" office:value="27" calcext:value-type="float">
            <text:p>27</text:p>
          </table:table-cell>
          <table:table-cell office:value-type="float" office:value="1" calcext:value-type="float">
            <text:p>1</text:p>
          </table:table-cell>
          <table:table-cell office:value-type="string" calcext:value-type="string">
            <text:p>Computers a good because you can get infermation, you can play games, you can get pictures, But when you on the computer you might find something or someone that is bad or is viris. If ther is a vris you might want shut off the computers so it does not get worse. The are websites for kids, like games, there are teen games, there are adult games. Also pictures are bad for kids because most of the time they lead to inapropreit pictures. You should only look up infermation that you need not things like wepons or knifes. Also there are differnt kinds of companies like @CAPS1&amp;t @CAPS2. @CAPS2 is a good place to get computers @CAPS1 so is @CAPS1&amp;t.</text:p>
          </table:table-cell>
          <table:table-cell table:number-columns-repeated="2" office:value-type="float" office:value="2" calcext:value-type="float">
            <text:p>2</text:p>
          </table:table-cell>
          <table:table-cell/>
          <table:table-cell office:value-type="float" office:value="4" calcext:value-type="float">
            <text:p>4</text:p>
          </table:table-cell>
          <table:table-cell table:number-columns-repeated="21"/>
        </table:table-row>
        <table:table-row table:style-name="ro1">
          <table:table-cell office:value-type="float" office:value="28" calcext:value-type="float">
            <text:p>28</text:p>
          </table:table-cell>
          <table:table-cell office:value-type="float" office:value="1" calcext:value-type="float">
            <text:p>1</text:p>
          </table:table-cell>
          <table:table-cell office:value-type="string" calcext:value-type="string">
            <text:p>Dear Newspaper, Computers are high tec and have expanded in an everyday thing. They play a big role in society. Computers have been improved to do many different things without them we would barely get any thing done. Although kids should start goind outside more, computers teaches kids new things, and it is useful. With computers kids are rarely going outside. A lot of our population of the @LOCATION1 are obese, including kids. Because of this they are staying inside and on their computer. Kids need to go outside evry once and while to get some fresh air and exercise. If they limit their time on the computer and do some active game it would be better for the child. Since computers are rapidly growing and adapting kids spend half of the day on it just stareing at the screen playing some flash game, like run escape. Instead of wasteing their time doing that they should go outside, take a walk just do something! Computers teaches kids new things. Google something like trees. You would get bunch of websites containg information about trees. Kids also play games, if they don't know it, some of the games they play are teaching them stuff, for an example, my little sister, goes on a site called nickeloden.com I see that right and it teaches her stuff she didn't know before. from those types of games it prepared her for kindergarden. Now a days more and more sites keep adapting and becoming known like bing. Computers are real useful. suppose you want to know whats goind on at work. So click your mouse on internet explorer and get your email. With computers, you could go on social networking sites, like facebook and connect with friends. You can also go on instant messageing site to talk to friends and see what there up to. For your entertainment you could play games. Remember though to not stay on too long. Computers are big deal in our community. Life would be very difficult without them. But remember not to stay on too long! Although kids should start going outside, computers, teaches kids new things, and is useful.</text:p>
          </table:table-cell>
          <table:table-cell office:value-type="float" office:value="5" calcext:value-type="float">
            <text:p>5</text:p>
          </table:table-cell>
          <table:table-cell office:value-type="float" office:value="4" calcext:value-type="float">
            <text:p>4</text:p>
          </table:table-cell>
          <table:table-cell/>
          <table:table-cell office:value-type="float" office:value="9" calcext:value-type="float">
            <text:p>9</text:p>
          </table:table-cell>
          <table:table-cell table:number-columns-repeated="21"/>
        </table:table-row>
        <table:table-row table:style-name="ro1">
          <table:table-cell office:value-type="float" office:value="29" calcext:value-type="float">
            <text:p>29</text:p>
          </table:table-cell>
          <table:table-cell office:value-type="float" office:value="1" calcext:value-type="float">
            <text:p>1</text:p>
          </table:table-cell>
          <table:table-cell office:value-type="string" calcext:value-type="string">
            <text:p>Dear local newspaper, @CAPS1 people throughout the world use, or own computers. Although there are @CAPS1 people who think computers are good for you, others could say different. While you are on the computer you can become more socal by talking with friends or family. Also, while you are on the computer you @MONTH1 not notice it but; your hand-eye coordination is improving, and finally, you are able to search with a click of a button, instead of searching your topic through dozens of books. Computers have very @CAPS1 benefits. One being chating, or talking online to friends, and family. You @MONTH1 have a distant friend that you haven't talked to in a while. With a computre you are able to re connect with your buddy. If you have an acount that is safe to chat on, you @MONTH1 be able to make new friends. That would be good for you, socally. It is always good to have friends, and stay in touch with family. Some people find it hard to play a piano because they cannot look at the music and have their hands be doing something else. On a computre your hand-eye-coordination improves over time because, you are searching a topic as your hands are typing. Also, this is a great memory excirsise for your fingers. You eventually memorize where all of the keys are located. People without computres have to search through @CAPS1 books to find information on their topic. Others with computers, just have to type in their topic and all the information they need is right infront of them. You are able to see pictures of your topic or even video's! Not @CAPS1 books that I know, can search a topic, show you pictures, and videos of it with one resource! @CAPS1 people debate the fact if computres are good for you or not. If you ask me, computres are great for people. It allows people to be socal, and talk to old friends; it also improves your hand-eye coordination, and finally; it gives you the option to search a topic without all the hastle of searching through dozens of books. So now the question is up to you; are computers good for people, or not?</text:p>
          </table:table-cell>
          <table:table-cell office:value-type="float" office:value="5" calcext:value-type="float">
            <text:p>5</text:p>
          </table:table-cell>
          <table:table-cell office:value-type="float" office:value="4" calcext:value-type="float">
            <text:p>4</text:p>
          </table:table-cell>
          <table:table-cell/>
          <table:table-cell office:value-type="float" office:value="9" calcext:value-type="float">
            <text:p>9</text:p>
          </table:table-cell>
          <table:table-cell table:number-columns-repeated="21"/>
        </table:table-row>
        <table:table-row table:style-name="ro1">
          <table:table-cell office:value-type="float" office:value="30" calcext:value-type="float">
            <text:p>30</text:p>
          </table:table-cell>
          <table:table-cell office:value-type="float" office:value="1" calcext:value-type="float">
            <text:p>1</text:p>
          </table:table-cell>
          <table:table-cell office:value-type="string" calcext:value-type="string">
            <text:p>Dear Newspaper People, I think that computers do benefit society for a few reasons. Computers make work easier they can do things people can't like solve difficult problems, and kids like playing games on them. Computers make work easier and neater. Typing is often faster than writing, and is always easier to read. Studies have also shown that people who use computers to do work finish faster and have up to @PERCENT1 more free time to do whatever they want. Computers also have e-mail, which allows you to send work that you have done to your boss without printing it and wasting paper. Computers can solve difficult problems that people either can't do, or don't want to waste their time doing. If you need to solve a math problem you use a calculated or a computer. So you don't have to figure it out yourself. I have to do a lot of math problems for homework and I think it is much easier to use a calculator. My last reason why computers are good is that kids like playing games on them. A lot of people say that kids shouldn't play computer games but some of them are educational. Even non-educational games help kids to have fun and have something to look forward to after their work is done. @PERCENT2 of kids say that they are happier when they have something fun to look forward to, and happier kids do better work. I hope that after reading this you will understand how much computers contribute to society.</text:p>
          </table:table-cell>
          <table:table-cell table:number-columns-repeated="2" office:value-type="float" office:value="4" calcext:value-type="float">
            <text:p>4</text:p>
          </table:table-cell>
          <table:table-cell/>
          <table:table-cell office:value-type="float" office:value="8" calcext:value-type="float">
            <text:p>8</text:p>
          </table:table-cell>
          <table:table-cell table:number-columns-repeated="21"/>
        </table:table-row>
        <table:table-row table:style-name="ro1">
          <table:table-cell office:value-type="float" office:value="31" calcext:value-type="float">
            <text:p>31</text:p>
          </table:table-cell>
          <table:table-cell office:value-type="float" office:value="1" calcext:value-type="float">
            <text:p>1</text:p>
          </table:table-cell>
          <table:table-cell office:value-type="string" calcext:value-type="string">
            <text:p>I agree that computers deffinately are an advantage to our society. I think this because they help us communicate and video chat with family and friends online, used as a great tool with school work, or work purposes. Most of all for the enjoyment of children and now the fun computer games help them prepare for real life consequences,like how the game webkinz teaches kids to care for pets. "@CAPS1 you have a @CAPS2?" @CAPS3 @CAPS4, my @CAPS5. "@CAPS6, please friend request me", I replied. Later that night, I get home and check my @CAPS2, a new notification pops up and I am now friends with my @CAPS5 @CAPS4. My entire family is on @CAPS2 and I think it's so usefull for several reasons, like making plans and parties. I hate writing invitations, but now every year for my birthday party I just type them up, taking less than five minutes. Or, for an even simpler way of sending invatations you can even just type an email or @CAPS2 message. In fact, I just got invited to a party yesterday over @CAPS2. It's so easy, you just create an event and tag all of your friends in the note. Also, it's so easy to get @CAPS13's because you automatically get notified. Technology like this drastically makes life easier. For example, have you ever gotten something new and just can't wait to show your friends? Well, now you can, in the comfort of your own home. All you need is a webcam and you can instantly connect with one of your friends that have one too. "@CAPS14, @PERSON1! I love what you've done to your room, the pink wallpaper is so cute!" I said. "@CAPS15 you! I love your hair today. It's so pretty," says @PERSON1. I love webcamming with my friends because you can see and hear them as if they were in the same exact you. As you can see, webcamming is so much easier than spending more time money, and my moms time and getting a ride over her house. Computers make life so much more convienent. Another example how this is so much easier is now computers help you with school work. Have you ever had to write a report? Well, now many times teachers especially enjoy them typed because many students have messy hand writing and most kids won't like writing it anyways. Like myself, I type faster than I write and that's why I agree @PERCENT1 that computers benefit society. Most importantly, computers can help you find a good job online and even help type a great resume for you. How impressive would that be? If I was applying for a professional position of a job, I know I'll type my resume. In conclusion, that's how computers are so helpful, beneficial, important and fun to our society.</text:p>
          </table:table-cell>
          <table:table-cell office:value-type="float" office:value="4" calcext:value-type="float">
            <text:p>4</text:p>
          </table:table-cell>
          <table:table-cell office:value-type="float" office:value="6" calcext:value-type="float">
            <text:p>6</text:p>
          </table:table-cell>
          <table:table-cell/>
          <table:table-cell office:value-type="float" office:value="10" calcext:value-type="float">
            <text:p>10</text:p>
          </table:table-cell>
          <table:table-cell table:number-columns-repeated="21"/>
        </table:table-row>
        <table:table-row table:style-name="ro1">
          <table:table-cell office:value-type="float" office:value="32" calcext:value-type="float">
            <text:p>32</text:p>
          </table:table-cell>
          <table:table-cell office:value-type="float" office:value="1" calcext:value-type="float">
            <text:p>1</text:p>
          </table:table-cell>
          <table:table-cell office:value-type="string" calcext:value-type="string">
            <text:p>Dear Local Newspaper, @CAPS1 name is @PERSON1 and I am a @ORGANIZATION1 citizen. I believe that computers do NOT benefit society of all! In @CAPS1 opinion, they make our town worse. People spend way too much time on their computers and less time exercising, enjoying nature, and interacting with family and friends. All of these things are @CAPS3 computers are doing to our society and it's time to make a stop to it! First of all, people are on the computer way too much. Teens are on social networking sites, adults are on chatrooms, and kids are playing computer games. Instead of that, people should be playing outside, or going for a walk in the park. Did you know that @PERCENT1 of adults are overweight? If people cut back the amount of time indoors, we could probably bring that number way down. Also, who knows @CAPS3 teens are doing on the computer. Computers have good things but they can also be bad. For example, chatrooms who knows @CAPS3 kind of people are in chatrooms. Children need to be careful about @CAPS3 they say or show on the internet. Instead of playing games or talking to their boyfriends and girlfriends, teens should go outside and exercise. Second, more citizens need to enjoy nature and the beautiful senery around them. Were all so busy running to check our e-mail, we don't notice @CAPS3 a beautiful day it is outside. On a nice @DATE1 or @DATE2 day, people should take this kids to a local park or pond. This reminds me of last @DATE2 when I went to @CAPS1 cousins house. @CAPS1 aunt only allowed us to watch one hour as a day, that included the computer. We were outside every single day, even if we were just staring into the clouds. This kept us active and enjoy the environment. @CAPS1 last reason why computers are badly affecting society is that computers take time away from interacting with family and friends. I know @CAPS3 your thinking, when your on the computer you are talking to family and friends, but it isn't the same. Instead of instant messaging call them. Maybe even invite them our to talk face to face. That reminds me of @CAPS1 sister. When I get home, she will normally be on @CAPS2. Now, instead of getting up and coming to talk to me she will text me "@CAPS3's up?" or "@CAPS4 was your day?" Computers help people communicate, but they also take communication away. As you can see, I have given you three reasons why I strongly believe computers are badly @ORGANIZATION1. Not only @ORGANIZATION1 but everywhere! You need to open your eyes and understand that people spend way too much time on computers, they allow people to not enjoy nature, or interact with their families. Please I'm asking you to understand that our society will crash it we don't fix this issue. So @CAPS3 are you going to do about it?</text:p>
          </table:table-cell>
          <table:table-cell table:number-columns-repeated="2" office:value-type="float" office:value="5" calcext:value-type="float">
            <text:p>5</text:p>
          </table:table-cell>
          <table:table-cell/>
          <table:table-cell office:value-type="float" office:value="10" calcext:value-type="float">
            <text:p>10</text:p>
          </table:table-cell>
          <table:table-cell table:number-columns-repeated="21"/>
        </table:table-row>
        <table:table-row table:style-name="ro1">
          <table:table-cell office:value-type="float" office:value="33" calcext:value-type="float">
            <text:p>33</text:p>
          </table:table-cell>
          <table:table-cell office:value-type="float" office:value="1" calcext:value-type="float">
            <text:p>1</text:p>
          </table:table-cell>
          <table:table-cell office:value-type="string" calcext:value-type="string">
            <text:p>Dear, @ORGANIZATION1 I think the effects that computers do on people are really positive. Computers can be used for all sorts of things. Examples like finding things out about history. People that changed the world and other information. Computers give the power for children to learn. For example, their are lots of websites that offer online tutoring or good ways to help you pass school. Other positive way is online dateing sites. You can meet new people and is a good way to make life even better. Popular sites like @CAPS1, @CAPS2, @CAPS3, and so on make a good way to keep in touch with friends from your past, or even make new ones. But the most that I think thats the best in my opinion is going to school online. Once your done with colloge and you are a nuse, for an example you can get a higher degree like a registered nurse then being a @ORGANIZATION2. I think computers has a positive effect on people.</text:p>
          </table:table-cell>
          <table:table-cell table:number-columns-repeated="2" office:value-type="float" office:value="3" calcext:value-type="float">
            <text:p>3</text:p>
          </table:table-cell>
          <table:table-cell/>
          <table:table-cell office:value-type="float" office:value="6" calcext:value-type="float">
            <text:p>6</text:p>
          </table:table-cell>
          <table:table-cell table:number-columns-repeated="21"/>
        </table:table-row>
        <table:table-row table:style-name="ro1">
          <table:table-cell office:value-type="float" office:value="34" calcext:value-type="float">
            <text:p>34</text:p>
          </table:table-cell>
          <table:table-cell office:value-type="float" office:value="1" calcext:value-type="float">
            <text:p>1</text:p>
          </table:table-cell>
          <table:table-cell office:value-type="string" calcext:value-type="string">
            <text:p>Dear @LOCATION1, @CAPS1 is a rumor going around saying that computers are a negitive affect in a childs life. I disagree. A computer can help a kid in so many ways, it can help students with homework, let students talk to friends, and help with school projects. And besides, most kids don't don't stay on the computer very long anyways. Homeworks, it's a big role in school, if you don't do it or worse don't get it can you down. That's why computers have websites that help a child learn how do do a problem or a social studies question if they don't know. If you go to the school web page then theres a link that brings you in a math games. Theres even a to a science website. This helps a child so they don't get stressed out over homework. A computer also helps a students interact with friends. A social life is very important to a @NUM1 grater. This is where a computer can have aim, facebook, and even myspace help a kid impact with friends. If a kid got into a fight at school can come home and to work it out and not leave it unseatled. A computer also new friends from other towns. Teens need to and make new friesnd will helps as in life. If a teen helps with a then they can ask a for help. Every student gets a take home project at social point in the time of running out to the store to buy paper and pencils. you can stay home, have money and typee the essay. Computers can help with a social studies or a science project. You can print pictures and find information. Drawing can be a hastle and messy, so it saves time and the mess. If @CAPS1 are words you dont understandd then you can look them out. Computers are and best way to do a project. Computers, everyone uses them, they help our parents just as much as uss. They help us with homework, let us talk to friends, and even help us do our projects! Computers are one of the best technology we have @DATE1.</text:p>
          </table:table-cell>
          <table:table-cell table:number-columns-repeated="2" office:value-type="float" office:value="4" calcext:value-type="float">
            <text:p>4</text:p>
          </table:table-cell>
          <table:table-cell/>
          <table:table-cell office:value-type="float" office:value="8" calcext:value-type="float">
            <text:p>8</text:p>
          </table:table-cell>
          <table:table-cell table:number-columns-repeated="21"/>
        </table:table-row>
        <table:table-row table:style-name="ro1">
          <table:table-cell office:value-type="float" office:value="35" calcext:value-type="float">
            <text:p>35</text:p>
          </table:table-cell>
          <table:table-cell office:value-type="float" office:value="1" calcext:value-type="float">
            <text:p>1</text:p>
          </table:table-cell>
          <table:table-cell office:value-type="string" calcext:value-type="string">
            <text:p>Dear @CAPS1 @CAPS2, I think computers have a positive effect on people. Where would we be without them? Computers teach hand-eye coordination, give people the ability to learn about any subject they want, and allow people to communicate with each other, no matter how far away. Obviously, computers are beneficial. I think computers have a positive effect on people. They teach hand-eye coordination, as I said earlier. I know people say that where you are on be computer, you spend less time exercising, but the computers help you with you throwing skills. Hand ey coordination also applies for if you want to be a surgeon/doctor. You need to have steady hands. What we ready to do whatever is needed. See, they do have a positive effect. I think computers have a positive effect on people. They give people the ability to learn about anything they want on the internet. Say you want to be an engineer when you grow up, you might want to learn anything and everything you can to be successful later on in that carer. What about a doctor, you would want to know how many years of college and med school are required to get your medical degree. A computer helps you learn about those things. It can also teach you about tons of other things. Again, how could they not be positive. I think computers have a positive effect on people. Another thing they can do out of a hundred others is let you communicate with other people no matter how far away. Mail can so my where with enough, yes, but @CAPS3-mail is free and gets there in less than a minutes where mail can lake weeks to go far. For example, what if you came from another country. You wouldn't want to lose touch with people you grew-up with. With a computer, you could use skype to see now new the person. Talking on the phone or mailing doesn't even compare to that. You could never lose touch! Computers help people do all kinds of things. I conclusion, computers have a positive effect on people. They teach hand-eye coordination, give people the ability to learn about any subject they want, and allow people to communicate with each other, no matter how far away. There are no bad reason that could top any of these. They make sense. So, what do you think? Do you think they are good for us, or do we need less computers?</text:p>
          </table:table-cell>
          <table:table-cell office:value-type="float" office:value="4" calcext:value-type="float">
            <text:p>4</text:p>
          </table:table-cell>
          <table:table-cell office:value-type="float" office:value="5" calcext:value-type="float">
            <text:p>5</text:p>
          </table:table-cell>
          <table:table-cell/>
          <table:table-cell office:value-type="float" office:value="9" calcext:value-type="float">
            <text:p>9</text:p>
          </table:table-cell>
          <table:table-cell table:number-columns-repeated="21"/>
        </table:table-row>
        <table:table-row table:style-name="ro1">
          <table:table-cell office:value-type="float" office:value="36" calcext:value-type="float">
            <text:p>36</text:p>
          </table:table-cell>
          <table:table-cell office:value-type="float" office:value="1" calcext:value-type="float">
            <text:p>1</text:p>
          </table:table-cell>
          <table:table-cell office:value-type="string" calcext:value-type="string">
            <text:p>Dear @CAPS1 @CAPS2, Have you ever wondered what effect computers have on people? It is a very negative effect. Computers are one of the main reasons of why kids do not exercise and become obese, it can effect students' grades, and by being on the @CAPS6, you are isolating yourself from your loved ones. First of all, more and more kids are using computers way more often than they should. The result of this, you @MONTH1 ask? Since computers are used daily, especially by young adolescents, it is likely for that child to become obese. Researches from well-known colleges, such as @ORGANIZATION2 and @LOCATION2, discovered that @PERCENT1 of kids who spend more than two hours on the @CAPS6 are obese or will become heavier when they are older. After speaking with @PERSON1, graduate from @LOCATION1, he told me that when children spend more time on the @CAPS6, they are doing nothing but staring at a bright screen that can damage their eyes, and not spending their time outside enjoying the beautiful weather. As a consequence, kids start to gain body fat from sitting on a coach staring at the @CAPS6 all day instead of exercising! My second reason of why computers are a negative effects on kids is that it can harm your grades! After I spoke with a current student at @ORGANIZATION1, she told me that the reason why her grades drop is because she is too busy on @CAPS3, @CAPS4, @CAPS5, etc. She does not focus on her @ORGANIZATION1 work like she should and because she doesn't, her grades go from @NUM1's to low @NUM2's. This shows that even "A" students are getting bad grades from being on the @CAPS6. Additionally, from being on the @CAPS6 so much and not paying attention at @ORGANIZATION1 work, it can effect your best grades on the @ORGANIZATION3's! This shows that by always going on the @CAPS6 you hurt your academic skills. My last and final reason of why computers have a negative effect on children is because it harms your social skills of being on outgoing, talkative individual! Everytime you log into that death trap device, your selfesteem becomes lower because you never talk to friends or call them. You just sit on a hard chair, looking at an electronics device that is going to take you no where in life. Also, you are pushing your loved ones away by being on @CAPS6 @NUM3. You will end up never spend time with them and you will never call your friends to see what they are up to if you keep on going on the @CAPS6. Furthermore, if your mom or dad tells you to get off your @CAPS6, you become cranky and rude to your family just becuase you want to go back on your favorite electronic device. Do you really want to act that way to your family? So, in summing up, computers are a negative effect on many young individuals, and the reasons for this are that you have less time to exercise, it harms your grades, and you are not able to be as interactive with people by being on the @CAPS6. The real question is, though, is do you think computers have a negative or positive effect on people?</text:p>
          </table:table-cell>
          <table:table-cell table:number-columns-repeated="2" office:value-type="float" office:value="5" calcext:value-type="float">
            <text:p>5</text:p>
          </table:table-cell>
          <table:table-cell/>
          <table:table-cell office:value-type="float" office:value="10" calcext:value-type="float">
            <text:p>10</text:p>
          </table:table-cell>
          <table:table-cell table:number-columns-repeated="21"/>
        </table:table-row>
        <table:table-row table:style-name="ro1">
          <table:table-cell office:value-type="float" office:value="37" calcext:value-type="float">
            <text:p>37</text:p>
          </table:table-cell>
          <table:table-cell office:value-type="float" office:value="1" calcext:value-type="float">
            <text:p>1</text:p>
          </table:table-cell>
          <table:table-cell office:value-type="string" calcext:value-type="string">
            <text:p>Dear @ORGANIZATION1, @CAPS1 has been brought to my attention that some people feel that computers are bad for us. Some people say that they are a distraction to our physicaland mental health. Although I can see how some people would think this, I believe that computers are a good benifit to all society. I believe this because computers can help people learn, stay intach with friends or family that live faraway, and stay orginized. Sometimes people are on the computer, learning and they don't even know @CAPS1. Simply by visiting the @ORGANIZATION2 homepage, you automaticly see the news feeds of things happening around the world. Other times people go online diliberatly to learn. If someone is thinking about going to @LOCATION1 then they would probably go on the internet to learn about @CAPS1. Simply by searching equadore many choices will pop up you climate, sesonal weather, hotel options, and other farts. But thats not the only way people are learning on the internet. Now, many college students have the option of taking their lessons online. This is because some students like calm quietness or own house the distractions of sitting in class. Friends could be a big distraction in class, but how can you stay intouch with your friends if they moved away? I remember in second grade my bestfriend, @LOCATION2, move away. I was so sad. I badey ever talked to her, but then one day our parents set us up on a vidio chat! I felt like I was right their with her! This was great, and I though about how many people could use this to talk to relatives or friends. Another great way to stay intouch into friends and family is through e-mail. By writing a message and sending @CAPS1 can make staying in touch so easey, and your personal wants can chat and emails are a easey thing to send world wide. So many people love to type on a keyboard as well, but so many different papers that you type could be lost. I, for me, hate clutter, and I have so many school binders for papers to be lost in. This is why I take great advantage of typing my paper every chance I get. My computer keeps me orginiced because I could never loose my work. File save, is an idiot proof way to keep all your files in a safe place. Then all you have to do is press print to get a hard copy. I am sure that many people love using their computer for the same reason. Also, I myself am a much faster typer than I am writer so my work is a lot needey on the computer. As you can see their are plenty of reasons why using a computer is goof for our society you can learn, stay intouch with friends and family, and stay orginiced. Many people, could agree with me. Don't you?</text:p>
          </table:table-cell>
          <table:table-cell table:number-columns-repeated="2" office:value-type="float" office:value="6" calcext:value-type="float">
            <text:p>6</text:p>
          </table:table-cell>
          <table:table-cell/>
          <table:table-cell office:value-type="float" office:value="12" calcext:value-type="float">
            <text:p>12</text:p>
          </table:table-cell>
          <table:table-cell table:number-columns-repeated="21"/>
        </table:table-row>
        <table:table-row table:style-name="ro1">
          <table:table-cell office:value-type="float" office:value="38" calcext:value-type="float">
            <text:p>38</text:p>
          </table:table-cell>
          <table:table-cell office:value-type="float" office:value="1" calcext:value-type="float">
            <text:p>1</text:p>
          </table:table-cell>
          <table:table-cell office:value-type="string" calcext:value-type="string">
            <text:p>Dear local Newspaper, @CAPS1 in the society we live in, more and more people are using computer including me. The computor in my opinion has to be one of the best inventions ever. The bad part is that these "exports" think spending time on the computer is a bad idea when they fail to see the good in computers. Student can use computers to get information on almost about anything, you could use computer to talk to friend and family members, and you confuse it as a navigator to find directions to a certain location if you cant find your way or if your lost. One of the best things about computers is that you can find various amounts of information. That opition is useful for children that attend school , looking to find information for a certain project they need to finish. You can also use the information on the computer to study if your textbook isnt doing you only good. Also if a student is looking for a job in their local area they look on the internet for jobs needing employees. Computers also can be used for communication. You could have a long lost realtive you havent spoken to in a while, you can easily find him on the internet. Online communicating is also good for chatting with schoolmates if you forgot the homework or need help with homework. Im not a big fan of this but online chatting can be use for online dating if your to lazy to go out. One of my favorite options on the computer is that you can use it to navigate a certain location you want to go to. Lets just say you forgot where a relatives house is you can easily type in your address and his address and easily get directions. You can use this method for almost anywhere you want to go. If this did not convince you that that a computer is a great piece of technology, then your crazy. The computers is like a magical box that can be used for anything so I advice you get one.</text:p>
          </table:table-cell>
          <table:table-cell table:number-columns-repeated="2" office:value-type="float" office:value="4" calcext:value-type="float">
            <text:p>4</text:p>
          </table:table-cell>
          <table:table-cell/>
          <table:table-cell office:value-type="float" office:value="8" calcext:value-type="float">
            <text:p>8</text:p>
          </table:table-cell>
          <table:table-cell table:number-columns-repeated="21"/>
        </table:table-row>
        <table:table-row table:style-name="ro1">
          <table:table-cell office:value-type="float" office:value="39" calcext:value-type="float">
            <text:p>39</text:p>
          </table:table-cell>
          <table:table-cell office:value-type="float" office:value="1" calcext:value-type="float">
            <text:p>1</text:p>
          </table:table-cell>
          <table:table-cell office:value-type="string" calcext:value-type="string">
            <text:p>Dear local Newspaper A lot more people uses computers daily but not everyone agrees that it benefits society. Those people who supports advsnces in technology believe that computers have a positive effect on the people and I agree on some circumstances but looking at the situation cleary I dont agree due to the fact that its better not spending to much time on the computers. First because its way better excercising, @CAPS1 enjoying nature and lastly interacting with family. @CAPS2 why I dont agree that people should be in ther computer more their doing things better in life. First, becacuse it's useful to exercise. Talking a walk around the nieghborhood of just going for a hike with people you know. Even better going to the gym its such a better way to spend your evening instead sitting infront of a computer doing nothing but to look at a screen all day and plus exercising makes you stay in perfect fit, healthy and strong for as long as you live. A computer can just kill you not in reality but sitting all day only on the computer eating when you feel like it and no exercise that is whats going to kill you and make you become so lazy to do nothing. I know nobody would want that for sure. @CAPS1, enjoy nature live life the way it needs to. Gods creations of nature is the must beautiful thing in this world dont let it go all to waist. Jump off a waterfall or go to the park let the wind hit your face. Make imaginations become real and just enjoy what natures about. Third and last, interact with your family and friends. Spend time with them and watch movies or any sports channels. Go with them for some ice cream. Dont let them feel left out or unloved. The mall is a great way to spend time with your friends or family also going to water parks like six flag or lake compound of place like nomads or chuckie cheese its a great way places to spend and interact with your family and friends it also can bring closer as well. This is why I think sitting infront of a computer screen all day, first its a waist of time when you go do some exercise or @CAPS1 enjoy nature or lastly interact with your family and friends, @CAPS2 why sitting infront of a computer as a waist of time and negative why to spend your days of living life. Technology holds you back from the real things in life. Thank you for reading my letter and hope you take it in consideration. Good day!</text:p>
          </table:table-cell>
          <table:table-cell table:number-columns-repeated="2" office:value-type="float" office:value="5" calcext:value-type="float">
            <text:p>5</text:p>
          </table:table-cell>
          <table:table-cell/>
          <table:table-cell office:value-type="float" office:value="10" calcext:value-type="float">
            <text:p>10</text:p>
          </table:table-cell>
          <table:table-cell table:number-columns-repeated="21"/>
        </table:table-row>
        <table:table-row table:style-name="ro1">
          <table:table-cell office:value-type="float" office:value="40" calcext:value-type="float">
            <text:p>40</text:p>
          </table:table-cell>
          <table:table-cell office:value-type="float" office:value="1" calcext:value-type="float">
            <text:p>1</text:p>
          </table:table-cell>
          <table:table-cell office:value-type="string" calcext:value-type="string">
            <text:p>Dear local newspaper, my name is @PERSON1 I am @NUM1 and I go to naylor school. I am writing to you convince that computers have a positive effect on people. Please read the following reasons. Computers have a positive effect on people. Your able to communicate with people all over the world. When my brother goes on the computer he get's to talk to my family in @LOCATION1 I like to use skpye because when we talk to family in @CAPS1.R we use a webcam to keep in touch with my family. They teach hand eye coordination and help me in ping-pong. It help me wacth the ball in computer and I do the same in the wreak. You have lot's of access to different information, my mom found a job in the computer. Everybody have access to weather or news, Some say it's a lack of exercise. People get addicted to the computer. Some can get obese and mess with your love life. These are the reasons why I belive computers are good for society. This is why people should agree that advance in technology. Technology keeps on upgrading.</text:p>
          </table:table-cell>
          <table:table-cell office:value-type="float" office:value="4" calcext:value-type="float">
            <text:p>4</text:p>
          </table:table-cell>
          <table:table-cell office:value-type="float" office:value="3" calcext:value-type="float">
            <text:p>3</text:p>
          </table:table-cell>
          <table:table-cell/>
          <table:table-cell office:value-type="float" office:value="7" calcext:value-type="float">
            <text:p>7</text:p>
          </table:table-cell>
          <table:table-cell table:number-columns-repeated="21"/>
        </table:table-row>
        <table:table-row table:style-name="ro1">
          <table:table-cell office:value-type="float" office:value="41" calcext:value-type="float">
            <text:p>41</text:p>
          </table:table-cell>
          <table:table-cell office:value-type="float" office:value="1" calcext:value-type="float">
            <text:p>1</text:p>
          </table:table-cell>
          <table:table-cell office:value-type="string" calcext:value-type="string">
            <text:p>I think computers are good because you can talk to your friends and family on the computers. People needs computers to look for a job. Some people spend to much time on the computers then on homework people need to stop.</text:p>
          </table:table-cell>
          <table:table-cell table:number-columns-repeated="2"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42" calcext:value-type="float">
            <text:p>42</text:p>
          </table:table-cell>
          <table:table-cell office:value-type="float" office:value="1" calcext:value-type="float">
            <text:p>1</text:p>
          </table:table-cell>
          <table:table-cell office:value-type="string" calcext:value-type="string">
            <text:p>Dear @CAPS1 @CAPS2 @CAPS3: Computers have a negitive affect on people and their to connect with others because they always are on the computer and never outside. My first reason is that computers hurt your eyes after a long time sitting at them. People I know have complained of their eyes hurting after using the computer. Studys show taht @PERCENT1 of all people who use the computer after a long time are more likly to loose their eye sight than people who are outside all day. Another one of my reasons is people who are inside on electronics all day are less likly to have good people skills. If you don't have good people skills then you probibly wont have alot of friends and if you need them it would probibly be over the computer. And you never know what they could be like. Also if your inside all day then you will not get the proper excersize could be very bad you and others. My third and final reason is that people will makes fun of you if you sit inside all day don't come out because your on the computer. If you ar on the computer you are more likly to fail in school you don't do your homework or projects but instead your on the computer playing games. And your more likly to get into fights with your parents or guardians because your on the computer and they never see you or hear from you. Also they wont be able to go online and pay their bills witch could be bad for everyone. So these are just some of the reasons I think computers could be bad. Thank you.</text:p>
          </table:table-cell>
          <table:table-cell table:number-columns-repeated="2" office:value-type="float" office:value="4" calcext:value-type="float">
            <text:p>4</text:p>
          </table:table-cell>
          <table:table-cell/>
          <table:table-cell office:value-type="float" office:value="8" calcext:value-type="float">
            <text:p>8</text:p>
          </table:table-cell>
          <table:table-cell table:number-columns-repeated="21"/>
        </table:table-row>
        <table:table-row table:style-name="ro1">
          <table:table-cell office:value-type="float" office:value="43" calcext:value-type="float">
            <text:p>43</text:p>
          </table:table-cell>
          <table:table-cell office:value-type="float" office:value="1" calcext:value-type="float">
            <text:p>1</text:p>
          </table:table-cell>
          <table:table-cell office:value-type="string" calcext:value-type="string">
            <text:p>The effect of people using computers isn't anything bad couse you learn a lot from it. In some ways when you use the computer and you type, the typing exercises your fingers. Your fingers will get muscle and will teach you to remember where to type without looking down on the keyboard. People sometimes using computer is good because if your writing letters you don't have to use pencil you can just type it and print. The typing does all the work for you so you won't spend hours writing to someone. Computers are helpful to people for example, ir your researching about @CAPS1 or @LOCATION1 you can find almost all the information on the computer in a instant click. Computers save time and does a lot of work. Computers are helpful piece of technology and one of the best.</text:p>
          </table:table-cell>
          <table:table-cell table:number-columns-repeated="2" office:value-type="float" office:value="3" calcext:value-type="float">
            <text:p>3</text:p>
          </table:table-cell>
          <table:table-cell/>
          <table:table-cell office:value-type="float" office:value="6" calcext:value-type="float">
            <text:p>6</text:p>
          </table:table-cell>
          <table:table-cell table:number-columns-repeated="21"/>
        </table:table-row>
        <table:table-row table:style-name="ro1">
          <table:table-cell office:value-type="float" office:value="44" calcext:value-type="float">
            <text:p>44</text:p>
          </table:table-cell>
          <table:table-cell office:value-type="float" office:value="1" calcext:value-type="float">
            <text:p>1</text:p>
          </table:table-cell>
          <table:table-cell office:value-type="string" calcext:value-type="string">
            <text:p>People are spending too much time on computers. People that spend to much time on the computer do not have time to interact with family or friends. People spened to much time on the computer. The kids that spend time on the computer get bad grades. They also get tired every easy. First of all people spend to much time on the computer. @PERCENT1 of kids spend @NUM1 to @NUM2 hours on the computer. I once spent @NUM3 hours on my computer on @CAPS1. A lot of kids go on @CAPS1, @CAPS2 and iTunes. My friend spent @NUM4 hours on those websites. People spend way to long on the computer. Another reason, kids that spend time on the computer get bad grades. @PERCENT2 of kids that spend a lot of time on the computer forget to study for test. Once I spent all night on the computer and the next day I failed a test. Kids forget to do homework to. My friend was having so much fun on the computer he forget to do his homework. Kids should get off the computer and worry about school. My final reason, kids get tired from being on the computer for so long. @PERCENT3 of kids get so tired they can't do anything once they get off the computer. I got so tired from being on the computer for so long I took a nap. @PERCENT4 of kids forget they made plans after school. One kid was so tired he blow the plans off that he made with his friends. Kids need to get away from the computer. In conclusion, kids spend to much time on computers. People spend to much time on computer. Kid end up getting bad grade because they spend time on the computer. Aslo, kids get tired very quickly from being on the computer. Something has to be done about this.</text:p>
          </table:table-cell>
          <table:table-cell table:number-columns-repeated="2" office:value-type="float" office:value="4" calcext:value-type="float">
            <text:p>4</text:p>
          </table:table-cell>
          <table:table-cell/>
          <table:table-cell office:value-type="float" office:value="8" calcext:value-type="float">
            <text:p>8</text:p>
          </table:table-cell>
          <table:table-cell table:number-columns-repeated="21"/>
        </table:table-row>
        <table:table-row table:style-name="ro1">
          <table:table-cell office:value-type="float" office:value="45" calcext:value-type="float">
            <text:p>45</text:p>
          </table:table-cell>
          <table:table-cell office:value-type="float" office:value="1" calcext:value-type="float">
            <text:p>1</text:p>
          </table:table-cell>
          <table:table-cell office:value-type="string" calcext:value-type="string">
            <text:p>Dear @LOCATION1, @CAPS1 you think the computers don't help you with research? Well, if you really think about it computers @CAPS1 help you. You can't always gain wait by just looking or staying on a computer. And you can defenetly still talk with kids, friends, and family members on computer. @CAPS1 you no if books have all the information you need for school project, or your own family history. Maybe books have our history of wars and of our heros. Try and see if you can find the first ancestor of your family. The computer are the reasons why we no our history and know about actors, slaves, sergents, and much more. Have you gain weight just from staying on the computer for too long. I haven't gain a pound or an ounce since I've been on computer. Not only can you gain weight or lose weight just by being on the computer. How @CAPS1 you know if the person on the computer is not looking for diet foods or fat free things? Or if the person is eating while being on the computer. @CAPS1 you get large phone bills just for a two minute long distance call? Why @CAPS1 you think we have enternet websites such as myspace, facebook, twitter, msn and lots more. Most of my family members life in @LOCATION3, @LOCATION4, and @LOCATION2 and just for a call its like ten dollars for a minute. While you can be on the internet for about day to night and still pay the same price. So what @CAPS1 you choose pay over thirty dollars just for a long distance call or stay on the computer. Or get bad grades for doing the bad research. Its you chooce, choose now if either talk with family and friends on phone and pay over your bill money or stay on web chat for how long you want and still get the same bill price.</text:p>
          </table:table-cell>
          <table:table-cell table:number-columns-repeated="2" office:value-type="float" office:value="4" calcext:value-type="float">
            <text:p>4</text:p>
          </table:table-cell>
          <table:table-cell/>
          <table:table-cell office:value-type="float" office:value="8" calcext:value-type="float">
            <text:p>8</text:p>
          </table:table-cell>
          <table:table-cell table:number-columns-repeated="21"/>
        </table:table-row>
        <table:table-row table:style-name="ro1">
          <table:table-cell office:value-type="float" office:value="46" calcext:value-type="float">
            <text:p>46</text:p>
          </table:table-cell>
          <table:table-cell office:value-type="float" office:value="1" calcext:value-type="float">
            <text:p>1</text:p>
          </table:table-cell>
          <table:table-cell office:value-type="string" calcext:value-type="string">
            <text:p>Dear, Local Newspaper @CAPS1 here to inform you that the time we spend on computers is needed because it helps you with information, it helps you to become smarter and it helps you with hand-eye coordination. I will now explain to you why the time we spend on computers is needed by stating these three reason. My first reason I'll like to state that will convince you with the time we spend on computer's are needed is it helps us with information and it teaches stuff about place's, people, culture and more it teaches us useful information which takes a while to learn so the time we spend on computeres is needed to learn new information. My second reason I'll like to state that will convince you with. The time we spend on computer's are needed is it helps us to become smarter. Say if you needed help with fractions you can go on a math site it helps you with it. Computers make you become become smarter. And at the end of the day it's about who's smarter not who does more excerise. My third and final reason which contribute to why we spend the time we spend on computer are needed because it teaches you good hand-eye coordination because it help with typing and become more faster to do essay's and when you have good hand-eye coordination you dont make a lot of mistake's typing. So I have come to my conclusion why a lot of computer time is needed because it helps with information, you become smarter, and it teaches good hand-eye coordination this is why a lot of computer time is needed probably even more computer time is needed. A lot of computer time is needed because you get smarter plus it beneifts society.</text:p>
          </table:table-cell>
          <table:table-cell table:number-columns-repeated="2" office:value-type="float" office:value="4" calcext:value-type="float">
            <text:p>4</text:p>
          </table:table-cell>
          <table:table-cell/>
          <table:table-cell office:value-type="float" office:value="8" calcext:value-type="float">
            <text:p>8</text:p>
          </table:table-cell>
          <table:table-cell table:number-columns-repeated="21"/>
        </table:table-row>
        <table:table-row table:style-name="ro1">
          <table:table-cell office:value-type="float" office:value="47" calcext:value-type="float">
            <text:p>47</text:p>
          </table:table-cell>
          <table:table-cell office:value-type="float" office:value="1" calcext:value-type="float">
            <text:p>1</text:p>
          </table:table-cell>
          <table:table-cell office:value-type="string" calcext:value-type="string">
            <text:p>Dear newspaper, I feel as though internet or computers act as an advantage in sosiety rather than a problem. They help with school work, like projects or email. You can even take college online now! People also use the internet for media or to simply catch up with friends. One of the most important reasons to have a computer is for school orenented reasons. Like having a project that you need to get notes for or making a power poin presentation. One other great reson is for the teachers. There computers can help them teach a class in a way that is both fun and easy to undersand. The new uprizing in computer use has brought about new ways of getting a college degree. Now you even just simply get in bed turn on your lap top and take college classes right on your computer! I dont know about you guy's but I'd much rather take college in the own comfort of my home then drive to a campus all the time. Another great use for the internet is e-mail to e-mail makes our lives a lot easier now that more people use it. It can send us school starts like a early dismiste or a way to catch up with old highschool frends. Another great reson for the internet is for mention or just to have fun and relax. @PERCENT1 of people that have computers use them for media or fun reasons, like gamelry, or to go on to youtube. Please add this article into your news paper so that the computer can be put out there as a helping add, and not something that is going to make the whole world obise because thats not just from computers. Its the people who use computers, felt that they dont get exercise not the computers. So why put them out in a bad way.</text:p>
          </table:table-cell>
          <table:table-cell table:number-columns-repeated="2" office:value-type="float" office:value="4" calcext:value-type="float">
            <text:p>4</text:p>
          </table:table-cell>
          <table:table-cell/>
          <table:table-cell office:value-type="float" office:value="8" calcext:value-type="float">
            <text:p>8</text:p>
          </table:table-cell>
          <table:table-cell table:number-columns-repeated="21"/>
        </table:table-row>
        <table:table-row table:style-name="ro1">
          <table:table-cell office:value-type="float" office:value="48" calcext:value-type="float">
            <text:p>48</text:p>
          </table:table-cell>
          <table:table-cell office:value-type="float" office:value="1" calcext:value-type="float">
            <text:p>1</text:p>
          </table:table-cell>
          <table:table-cell office:value-type="string" calcext:value-type="string">
            <text:p>Have you ever had the time completely fly by while you're on the computer? You go on at @TIME1pm and all of a sudden it's seven at night. People should spend less time on the computer because they should be outside, it takes away time with your family, and there are other ways to look up information. You should be outside, enjoying the fresh air and playing sports, not stuck inside all day with your eyes glued to a screen. When you're on the computer all day, you're just sitting there. You're not moving around at all. Seventy-two percent of kids who spend all their time on the computer are over weight. Being on the computer on a beautiful is like blocking out the birds' songs on the first day of @DATE1. Nature is amazing, and you should be outside enjoying it, not cooped up in a stuffy room leaning over a man-made machine. People should spend a lot less time on their computer. When you're on the computer, time really flies by. You lose your whole day to it, and wouldn't you rather be doing something more fun? You can be alone on the computer in a dark room. You should be with your family and and friends. Computers are going to be around for a long time, and when they die down it will only be because something better came along. Your baby brother won't be a baby forever and your grandparents might not even be there tomorrow. Don't you want to spend as much time as you can with them? You're changing too, so you @MONTH1 be off to college or have to move far away for buissness. "They grow up so fast. They're adults in a blink of an eye." my grandma said to my mom. Almost @PERCENT1 of parents feel that same way. So, don't spend all your time alone with a machine, be with your loving family and chairish each moment. People should spend less time on the computer because there are other ways to look up information and learn about new places. There are so many books in the world, about any topic you can imagine. Using books to look up information is better than typing in the word into google because it's important to learn how to use an index and find the book on the shelf. A trip to the library @MONTH1 not be your cup of sunshine, so if you want to learn about a place, why don't you go to that place? If you're doing a report on @LOCATION2 for school it would be a lot of fun to go to @LOCATION2 for a few days to learn about it. And you can take pictures with your own camera, not just a picture you found online. It would be a really fun family trip. Even if you're doing your report on a place as boring as @LOCATION1, you could still probably have a lot of fun, hanging out with your family together. In conclusion, people should spend less time on the computer and more time being outside, with family, and at really fun places. Why would you want to stare at a screen all day when you could be having this much fun?</text:p>
          </table:table-cell>
          <table:table-cell office:value-type="float" office:value="6" calcext:value-type="float">
            <text:p>6</text:p>
          </table:table-cell>
          <table:table-cell office:value-type="float" office:value="5" calcext:value-type="float">
            <text:p>5</text:p>
          </table:table-cell>
          <table:table-cell/>
          <table:table-cell office:value-type="float" office:value="11" calcext:value-type="float">
            <text:p>11</text:p>
          </table:table-cell>
          <table:table-cell table:number-columns-repeated="21"/>
        </table:table-row>
        <table:table-row table:style-name="ro1">
          <table:table-cell office:value-type="float" office:value="49" calcext:value-type="float">
            <text:p>49</text:p>
          </table:table-cell>
          <table:table-cell office:value-type="float" office:value="1" calcext:value-type="float">
            <text:p>1</text:p>
          </table:table-cell>
          <table:table-cell office:value-type="string" calcext:value-type="string">
            <text:p>Dear local newspaper, I am writing this letter to you to show on how people get effected from computers. It effects people very well and teaches people many things for just one technology. Computers effects many people for what it does. Computers have many advantages that people learn very quickly. Many people love computers. It is one of the most best inventions to everyone around the world. They teach positive things for people to learn. Computer even have a positive effect on people across the world. They teach many things for people to learn and that have already learned. Such as, hand-eye cordination. When you type up words it teaches you to see better with your eyes. Computers also, give people the ability to see, understand, and gives information about people across the world. Celebraties are very popular on computers or other technologies. Computers help you learn things better than any other technologies. Anything you can get on any other technologies. There is a guarantee of you will find it on your computer. Computers are just like other technologies but in some categories they're much better than the others. Computers are very important in life because without computers we would not learn how to communicate with each other. If we did not have phones to use to call someone. On the computer if you go online you can maybe talk to someone by their email address. You can talk to someone that you have not talk to in years. You can look images or videos that you haven't seen in years. On computers, you can find out information from news that week of or even the day of. In conclusion all I say is that without computers in this world. What would it be like? Most technologies that are not as good computers will be popular without computers. I wonder what it will be like?</text:p>
          </table:table-cell>
          <table:table-cell table:number-columns-repeated="2" office:value-type="float" office:value="3" calcext:value-type="float">
            <text:p>3</text:p>
          </table:table-cell>
          <table:table-cell/>
          <table:table-cell office:value-type="float" office:value="6" calcext:value-type="float">
            <text:p>6</text:p>
          </table:table-cell>
          <table:table-cell table:number-columns-repeated="21"/>
        </table:table-row>
        <table:table-row table:style-name="ro1">
          <table:table-cell office:value-type="float" office:value="50" calcext:value-type="float">
            <text:p>50</text:p>
          </table:table-cell>
          <table:table-cell office:value-type="float" office:value="1" calcext:value-type="float">
            <text:p>1</text:p>
          </table:table-cell>
          <table:table-cell office:value-type="string" calcext:value-type="string">
            <text:p>Computers are the greatest tool mankind has. They give people acsess to more information than anything else in the world. they ler us connect faraway places with one click of the button without computers people would never know and learn or do as much as can without computers modern planes or cars would not exist. without computer this very test probaly would not exist so no sconclusion to much time on the computor, because theres more to do than one can doin lifetime</text:p>
          </table:table-cell>
          <table:table-cell office:value-type="float" office:value="2" calcext:value-type="float">
            <text:p>2</text:p>
          </table:table-cell>
          <table:table-cell office:value-type="float" office:value="3" calcext:value-type="float">
            <text:p>3</text:p>
          </table:table-cell>
          <table:table-cell/>
          <table:table-cell office:value-type="float" office:value="5" calcext:value-type="float">
            <text:p>5</text:p>
          </table:table-cell>
          <table:table-cell table:number-columns-repeated="21"/>
        </table:table-row>
        <table:table-row table:style-name="ro1">
          <table:table-cell office:value-type="float" office:value="51" calcext:value-type="float">
            <text:p>51</text:p>
          </table:table-cell>
          <table:table-cell office:value-type="float" office:value="1" calcext:value-type="float">
            <text:p>1</text:p>
          </table:table-cell>
          <table:table-cell office:value-type="string" calcext:value-type="string">
            <text:p>Dear Local Newspaper, Have you ever wondered how to get somewhere and you didn't have a map or @CAPS1 near you and the only thing that was the near you was a @CAPS3. Well I am saying you should go on it and search were you want to go. Computers are very helpful in every one's daily life they have so many facts and interesting things on them, @CAPS2 about again trying to figure out were someone lives it's very easy, go on google and type in someones's adress and there you go. The @CAPS3 is also very good because have you ever thought about one of your friends or a special someone and you havent seen them in like a really long time and you miss them well no problem mostley all computers have some sort of camera in them were you could video chat or just chat regular on the enternet. That is very helpful because even though you could just go on the phone and call them it's better to do it online because how about if you havent seen them you want to see a picture of them they could just send it to you on some sort of chat page or just your email. It is so much better then mailing one picture in the mail and it takes days for the mail to come if you could do it the faster way on line and on video chat it will be better.. The @CAPS3 is also very helpful because how about one day you want to go some were and you dont know what the weather is going to be well you could go to put on the tv and see but there is so many communications and you cant really see because they move the weather days fast. On the @CAPS3 you could type the weather in for one week and it will tell you and you could look at it for as long as you want and it will stay there so you could see the whole week without the screen having fast as the image is not in the light light or if it's to dark. The @CAPS3 is so helpful. People do say that it is good to get off the @CAPS3 and go for a walk outside in nature I do agree with that but people and children do get their exercising by walking around the house and going outside going shopping. Computers are helpful and nice and another thing is say one day you are online and you are looking at clothes or shoes and you want to buy them but you dont want to go to the mall a half hour away from were you live you could just buy them online and they will be shipped to your house and you dont even have to lift a fingure. They are also good because they have like a dictionary on it were if you dont know how to spell a word you type it in the best way you can and it corrects your spelling and tells you what the word is, also the computers have pictures of everything, if you want to see how something looks like you can type it in and shows you. with all the facts I have given you I hope you agree with me that computers are very helpful nice and safe.</text:p>
          </table:table-cell>
          <table:table-cell office:value-type="float" office:value="5" calcext:value-type="float">
            <text:p>5</text:p>
          </table:table-cell>
          <table:table-cell office:value-type="float" office:value="4" calcext:value-type="float">
            <text:p>4</text:p>
          </table:table-cell>
          <table:table-cell/>
          <table:table-cell office:value-type="float" office:value="9" calcext:value-type="float">
            <text:p>9</text:p>
          </table:table-cell>
          <table:table-cell table:number-columns-repeated="21"/>
        </table:table-row>
        <table:table-row table:style-name="ro1">
          <table:table-cell office:value-type="float" office:value="52" calcext:value-type="float">
            <text:p>52</text:p>
          </table:table-cell>
          <table:table-cell office:value-type="float" office:value="1" calcext:value-type="float">
            <text:p>1</text:p>
          </table:table-cell>
          <table:table-cell office:value-type="string" calcext:value-type="string">
            <text:p>Dear @CAPS1 of society I am writing this letter to you to explain the many benefits towards computers. My first reason will explain the many ways computers help you @CAPS2 beleive that people using computers is a very good idea. They beleive this because computers make you really focus and pay attention. This gives you really great eye sight and amazing hand eye cordonation. A important ability that computers have is they are able to teach you about far away places depending on were you live. The reason people would probobility want to visit one of these places on a website would probobility be for vacational purposes. My third reason to why I feel we should keep computers is. There is a lot of websites you can join so that you can speak to your friends as long as there online. IAM, @CAPS3, @CAPS4 exc. These are all great uses for computers. Also people who own a well paying email system on these computer that tells them who wants to sell a piece of machinary, or anything that involves buisness ethics. Now you know my three very important reasons to why computers are a great way to get hand eye cordonation. A great way to learn about other states. And so you can talk to friends and have a email for buisness purposes. I hope you have enjoyed reading this and hope to see you on my side toward this topic.</text:p>
          </table:table-cell>
          <table:table-cell office:value-type="float" office:value="3" calcext:value-type="float">
            <text:p>3</text:p>
          </table:table-cell>
          <table:table-cell office:value-type="float" office:value="4" calcext:value-type="float">
            <text:p>4</text:p>
          </table:table-cell>
          <table:table-cell/>
          <table:table-cell office:value-type="float" office:value="7" calcext:value-type="float">
            <text:p>7</text:p>
          </table:table-cell>
          <table:table-cell table:number-columns-repeated="21"/>
        </table:table-row>
        <table:table-row table:style-name="ro1">
          <table:table-cell office:value-type="float" office:value="53" calcext:value-type="float">
            <text:p>53</text:p>
          </table:table-cell>
          <table:table-cell office:value-type="float" office:value="1" calcext:value-type="float">
            <text:p>1</text:p>
          </table:table-cell>
          <table:table-cell office:value-type="string" calcext:value-type="string">
            <text:p>Dear @ORGANIZATION1, To begin, I understand that people don't like computers because they are over used. If the computers are so bad then they shouldn't be used, but how I see it is that they also bring more good than bad. These points to computer wellfare are they bring sourses, their is interaction between people, and computers are going to advance more over time. Even though these people think they are overused they still use them. So, even I use the computer a lot, but it could be used for good. First and foremost, these computers can get sources online that can't be found in books. Their are search engines that you can find your topics on. Then, when you find your source it has info that could have been skipped over. They can show the other side of they story that they didn't say in the book. your projects that you used to have to go to the library for you now can do from home, that itself is a step that you aren't considering. For instance if people are on a lot @PERCENT1 of the time is research. Furthermore, people can interact with friends over the computer. They can talk, send pictures, or play games. For example, i play xbox and I talk to my friends over that a lot of the time. Even a video game is fun as being with them, quoted from @CAPS1 @CAPS2 "I have a computer not for friends, but for work". This shows that even large important still use it for work. people say using a computer is like learning to ride a bike. My mom told me a story that she met my dad because he fixed her computer at her job. So, I am here with my parents because of a computer. None the less, the computers are at their begining and they will further improve. So people that are on have a reason for why they are on the computer. This advancement is going to advance again and again so there won't be a way to stop it thus, people will be on it only more and more so there is no chance of stopping the outbreak of computers. Then you will try to stop them with "computers eat your brain". We all know that is garbage. To conclude, I implore you not to try and change the habits of others. I @CAPS3 that if people want to use computer they can. I say this with the sources, the friends and the advanement.</text:p>
          </table:table-cell>
          <table:table-cell table:number-columns-repeated="2" office:value-type="float" office:value="4" calcext:value-type="float">
            <text:p>4</text:p>
          </table:table-cell>
          <table:table-cell/>
          <table:table-cell office:value-type="float" office:value="8" calcext:value-type="float">
            <text:p>8</text:p>
          </table:table-cell>
          <table:table-cell table:number-columns-repeated="21"/>
        </table:table-row>
        <table:table-row table:style-name="ro1">
          <table:table-cell office:value-type="float" office:value="54" calcext:value-type="float">
            <text:p>54</text:p>
          </table:table-cell>
          <table:table-cell office:value-type="float" office:value="1" calcext:value-type="float">
            <text:p>1</text:p>
          </table:table-cell>
          <table:table-cell office:value-type="string" calcext:value-type="string">
            <text:p>Dear Local Newspaper, @CAPS1! I am an @NUM1 grade student at @PERSON1. I was reading your paper and I notice you had an article on how people are spending too much time on the computer and not enough time going outside, getting exercise, enjoying nature, and that it doesn't benifit society. i completly disagree with these comments. let me explain... Having computers definatly benifits for all students. Sometimes kids forget their text books at school. But if they have a computer, they can just google the information. That way they get there homework done, and don't have to take a zero. Another thing is, I am sure you have heard of a website called, study island. If you havn't, i'ts a website for all the students in the @LOCATION1 to take online courses for math, reading, and science. They are time consuming, but they count for a huge chunk of our grade. So, if we get an @CAPS2 on study island we get an @CAPS2 in one of our classes.. Not only does the computer help students but it helps me in a kind of personal way. I love the piano. But, there are no instructions in my area. However, there is a program on the computer called synewnisia. It helps you learn all kinds of songs on your keyboard or piano. The piano helps my hand-eye coordination as well as it teaches discipline and dedication. Now, synewnesia isn't the only free instrument learning program. There are many others! This helps people who can't afford lessons, and learning an instrument can help you acheive things later in life. Now, one thing you said in your article is that people aren't getting enough exercise because of sitting in front of a computer all day. This is not completly true. In fact, most people go on the computer researching diet plans or local gyms. How do I know this? Well one day when I went on google the top search of the day was, "weight watchers diet plan". Also, my mom uses an online video workout website, for her bad back. So not only does the computer help for diets, they can help physical therapy also. So with this letter I hope you realize that the computer does benifite our society, yes, we should not spend too much time on it. But, online learning sessions can be time consuming. It helps many people figure out the right deit and workouts so they can stay happy and healthy.</text:p>
          </table:table-cell>
          <table:table-cell table:number-columns-repeated="2" office:value-type="float" office:value="5" calcext:value-type="float">
            <text:p>5</text:p>
          </table:table-cell>
          <table:table-cell/>
          <table:table-cell office:value-type="float" office:value="10" calcext:value-type="float">
            <text:p>10</text:p>
          </table:table-cell>
          <table:table-cell table:number-columns-repeated="21"/>
        </table:table-row>
        <table:table-row table:style-name="ro1">
          <table:table-cell office:value-type="float" office:value="55" calcext:value-type="float">
            <text:p>55</text:p>
          </table:table-cell>
          <table:table-cell office:value-type="float" office:value="1" calcext:value-type="float">
            <text:p>1</text:p>
          </table:table-cell>
          <table:table-cell office:value-type="string" calcext:value-type="string">
            <text:p>ARE YOU @CAPS1!! Computers are great, they're great because of these @NUM1 reasons. Kids can do homework on computers, also you could video chat with friends and family finally because you could look up just about anything you want on the computer. Computers are great because kids can do there homework on the computer, thats good because if they forgot there book in school or something like that then they could just get the answers of the computer. Its also good for business men because they count on computers for all there files. Computer are also great because you can video chat with friends and family. Video chatins is awesome because if a friend or relative goes out of town they could just brings there labtop of webcam and then you can talk to them whenever. Video chatins is also good for company's if there buyer is in a different country they could just video chat all the information.Finally, computers are great because they are so resourceful. There are hundreds of websites where all you have to do is type in what you want to know and there will be thousands of links for you to search and get your answer. They ere also resourceful for pictures or maybe even powerpoint presentation! In conclusion, computers are great because, kids can get there homework done, also its good for video chat finally because the internet is very resourceful.</text:p>
          </table:table-cell>
          <table:table-cell table:number-columns-repeated="2" office:value-type="float" office:value="4" calcext:value-type="float">
            <text:p>4</text:p>
          </table:table-cell>
          <table:table-cell/>
          <table:table-cell office:value-type="float" office:value="8" calcext:value-type="float">
            <text:p>8</text:p>
          </table:table-cell>
          <table:table-cell table:number-columns-repeated="21"/>
        </table:table-row>
        <table:table-row table:style-name="ro1">
          <table:table-cell office:value-type="float" office:value="56" calcext:value-type="float">
            <text:p>56</text:p>
          </table:table-cell>
          <table:table-cell office:value-type="float" office:value="1" calcext:value-type="float">
            <text:p>1</text:p>
          </table:table-cell>
          <table:table-cell office:value-type="string" calcext:value-type="string">
            <text:p>Over the past decade, the percentage of people using computers has increased by approximately @PERCENT1. All of a sudden the world and its people have become dependent on information that computers provide. The variety of data bases and resources the increased communication and the skills computers allow you to portray and prove that they are essential for this generation. Communication over computers benefit now society can interact between one another. Personally I have been able to talk and see my family who live overseas through the advanced technology on computers. Different communication programs include @CAPS1 @CAPS2 and e-mail, the most commonly used cite. Without having access to a computer and its contents residents have a difficult time embarking themselves within the rest of society. For school events, sport schedules, and keeping in touch with far away family and friends. Computers allow all of these essentials to be part of society, and the way this generation has decided to start our lives. Paretns and teenagers these days have become very lazy in comparison to the way they used to behave. They are nit interested in going to the library in order to research information on people, places, and family heritage. Computers have been a huge convenience in a persons life by allowing all the information that was once in books to be contained throughout the internet. For example if you are doing a project for school. the internet will provide you with any information you need. It is truely astonishing how much one electronic instrument can impact and influence a life. Being a student, I am commonly curious about what references teachers are making and additional information that is not provided. The internet allows any person in possesion of a computer to research what they have wondered about and to give a response on the subject almost immediately the benefits of computers can practically cover the few negative effects as it is a way to let a person discover various information on any desired subject. Besides searching for information, computers can be used to document data of your own. Microsoft has invented several applications of which allow you to graph information design presentations, and neatly record drafts of writing. No person is flawless and is incapable of mistakes. Microsoft helps take your exentuated imperfections and hide them by doing things as little as making a neater copy of your essay, or putting your lists of data into graph form to make it more eye-friendly to viewers. Society has become reliant to sources scattered throughout the date bases on computers and by directly looking at the negative effects that a computer can have on aperson and therefore putting restrictions on this information source will enable society to have to positive donations that computers these days have on our way of life.</text:p>
          </table:table-cell>
          <table:table-cell table:number-columns-repeated="2" office:value-type="float" office:value="5" calcext:value-type="float">
            <text:p>5</text:p>
          </table:table-cell>
          <table:table-cell/>
          <table:table-cell office:value-type="float" office:value="10" calcext:value-type="float">
            <text:p>10</text:p>
          </table:table-cell>
          <table:table-cell table:number-columns-repeated="21"/>
        </table:table-row>
        <table:table-row table:style-name="ro1">
          <table:table-cell office:value-type="float" office:value="57" calcext:value-type="float">
            <text:p>57</text:p>
          </table:table-cell>
          <table:table-cell office:value-type="float" office:value="1" calcext:value-type="float">
            <text:p>1</text:p>
          </table:table-cell>
          <table:table-cell office:value-type="string" calcext:value-type="string">
            <text:p>in @DATE1 has become far more advanced. Computers are one of the most futiristic objects. The computer is good for connecting to people around the world. However, computers have bad effects on people's lives. Children are taking time out of their homework to go on the computer, citizens are gaining weight, and children are being kidnapped. School is very important and valuable if you want to suceed in life. However, computers have made it difficult for students to concentrat on their homework. This is a horrible habbit and a bad effect on students every where. Students grades will suffer and will not obtain class credits if this problem is not mentioned. Obesity is a huge problem in @LOCATION1, five out of every ten @CAPS1 are either overweight or obese. This can lead to death. The problem is that people are spending hours on the computer each day. Most of that time can be used to exercise. Exercising can be an important benefit to someone's life. If this problem is not addressed millions of americans will be overweight, @CAPS2 is a very serious and dangerous topic. Every month dozend of kids are kidnapped. Since the internet was invented there is a twenty percent increase rate of kids missing children will go on poppular networking websites such as @CAPS3, @CAPS4, and twitter and give out their important information. Pedophiles use the internet to trick children in to giving their address. This problem needs to stop and be addressed by the police. Everyday, more and more people use computers. Compuers have good and bad effects on peoples lives. The bad effects are very serious and dangerous. How would you feel if your child fails school, gains weight, or gets kidnapped because of the computer?</text:p>
          </table:table-cell>
          <table:table-cell office:value-type="float" office:value="5" calcext:value-type="float">
            <text:p>5</text:p>
          </table:table-cell>
          <table:table-cell office:value-type="float" office:value="4" calcext:value-type="float">
            <text:p>4</text:p>
          </table:table-cell>
          <table:table-cell/>
          <table:table-cell office:value-type="float" office:value="9" calcext:value-type="float">
            <text:p>9</text:p>
          </table:table-cell>
          <table:table-cell table:number-columns-repeated="21"/>
        </table:table-row>
        <table:table-row table:style-name="ro1">
          <table:table-cell office:value-type="float" office:value="58" calcext:value-type="float">
            <text:p>58</text:p>
          </table:table-cell>
          <table:table-cell office:value-type="float" office:value="1" calcext:value-type="float">
            <text:p>1</text:p>
          </table:table-cell>
          <table:table-cell office:value-type="string" calcext:value-type="string">
            <text:p>Dear Newspaper, I'm writing to you about the debate that you are having asking if people should use computers. The article stated "more and more people use computers, but not everyone agrees that this benefits society." I think people should not use computers. Also technolgy needs to slow down, it's getting to advanced. My first reason why people need to stop spending time on computers is, you don't want to always say to your on your honeymoon "we could to @LOCATION1 from our computer. And your life will go by fast and you want notice it, your all fat and old. Also @PERCENT1 of people who use computers are over weight because they don't exercis. Secondly the more technology there is, we are going to have less. In addition it feels better when you work and not just sit on your computer, getting a mounthly cheak. In conclusion you live a happier life when explore the. In @PERCENT2 of people who use computer commit suicide. Also if it was or to me I would the use of computers. Bead all the about computers and you will think but like me. I use to be a computer geek.</text:p>
          </table:table-cell>
          <table:table-cell office:value-type="float" office:value="4" calcext:value-type="float">
            <text:p>4</text:p>
          </table:table-cell>
          <table:table-cell office:value-type="float" office:value="3" calcext:value-type="float">
            <text:p>3</text:p>
          </table:table-cell>
          <table:table-cell/>
          <table:table-cell office:value-type="float" office:value="7" calcext:value-type="float">
            <text:p>7</text:p>
          </table:table-cell>
          <table:table-cell table:number-columns-repeated="21"/>
        </table:table-row>
        <table:table-row table:style-name="ro1">
          <table:table-cell office:value-type="float" office:value="59" calcext:value-type="float">
            <text:p>59</text:p>
          </table:table-cell>
          <table:table-cell office:value-type="float" office:value="1" calcext:value-type="float">
            <text:p>1</text:p>
          </table:table-cell>
          <table:table-cell office:value-type="string" calcext:value-type="string">
            <text:p>You @MONTH1 find this hard to beleive, but many people think computers put a negative attitude on people. Now you @MONTH1 be saying thats not true, that everyone has a computer, but the truth is they don't and they believe it puts negative attitude on people. People have many reasons for owning a computer and one is friends. Did you @CAPS5 some people own computers because they want to stay in touch with friends from differnt states who live far away. For example, many people use @CAPS1 or @CAPS2 to connect with friends. I can make a connection because I have both a @CAPS1 and @CAPS2 that I use to stay in contact with family friends from all over. Some people, like myself, even have friends from different countries! I @CAPS5 that many people want to learn about people from differnt countries and this is one way to do it right now I am learning some new things about the @LOCATION1 because I am friends with someone who lives in @LOCATION2. While on this wonderful adventure of learning you @MONTH1 even get yourself into a vacation adventure. A recent test was taking stating that @NUM1 out of @NUM2 people like to travel but don't @CAPS5 where. Some people say that people spend to much time on the computer but not enough enjoying nature.These people are wrong if one is on a computer and they are chating with someone from a differnt state or country then that person might persuade them to take a visit there. For example they would be able to go to the internet type in the place they want to visit and get photographs and information about the place. As a result, people would still get to enjoy nature. Sometimes using the computer could be educational. Many people @MONTH1 disagree with that statement but its true. For example when on the computer many people in their senior year of high school use it to take online college courses to get their degree because going to a regular college @MONTH1 affect their work scheduale. This could also help students in any grade learn more about the topic they are studing. It would also help them on their reports. For example they would be able to get pictures and other information anytime they wanted to. As a result, the students grades would increase. I hope many of you agree with my statement and help spread the word that computers could be positive on the mind. As a result for those who didn't agree with the statement that they are positive not negative I hope that you will redecide on your opion.</text:p>
          </table:table-cell>
          <table:table-cell table:number-columns-repeated="2" office:value-type="float" office:value="4" calcext:value-type="float">
            <text:p>4</text:p>
          </table:table-cell>
          <table:table-cell/>
          <table:table-cell office:value-type="float" office:value="8" calcext:value-type="float">
            <text:p>8</text:p>
          </table:table-cell>
          <table:table-cell table:number-columns-repeated="21"/>
        </table:table-row>
        <table:table-row table:style-name="ro1">
          <table:table-cell office:value-type="float" office:value="60" calcext:value-type="float">
            <text:p>60</text:p>
          </table:table-cell>
          <table:table-cell office:value-type="float" office:value="1" calcext:value-type="float">
            <text:p>1</text:p>
          </table:table-cell>
          <table:table-cell office:value-type="string" calcext:value-type="string">
            <text:p>Dear @CAPS1, I, agree that computers are benefits society. The computers have positive effect on people like hand-eye coordination. I helps you learn about other country religios, and other thing. You can communicate, meet other people, and chat tru computers. Another positive fact about computer is that you can find all the information you need and fast. In other words is that computer help a lot of people.</text:p>
          </table:table-cell>
          <table:table-cell table:number-columns-repeated="2" office:value-type="float" office:value="2" calcext:value-type="float">
            <text:p>2</text:p>
          </table:table-cell>
          <table:table-cell/>
          <table:table-cell office:value-type="float" office:value="4" calcext:value-type="float">
            <text:p>4</text:p>
          </table:table-cell>
          <table:table-cell table:number-columns-repeated="21"/>
        </table:table-row>
        <table:table-row table:style-name="ro1">
          <table:table-cell office:value-type="float" office:value="61" calcext:value-type="float">
            <text:p>61</text:p>
          </table:table-cell>
          <table:table-cell office:value-type="float" office:value="1" calcext:value-type="float">
            <text:p>1</text:p>
          </table:table-cell>
          <table:table-cell office:value-type="string" calcext:value-type="string">
            <text:p>Do you spend all or most of your freetime sitting at your computer? People are spending too much time on computers. Obesity is a growing problem in today's society, people need to interact with eachother, and we need to get some fresh air. Computer are ruining these things for people. Unplug yourself from your computer. More and more people are becoming obese. This is do to spending too much time sitting down in front of computers. There is absolutely no exercise involved with being on your computer. People need to get outside and go jogging, play games or ride their bikes. Cutting back on computer time would cut back on the obesity problem in our society. Top scientists and researchers say that it is extremely important for people to interact with others face to face. To our whole life, we will have to interact and socialize with others. If you don't develop these skills, you won't be happy where you end up. Talking to people over the computer is nowhere near close to talking to someone face to face. Get out and get some fresh air. Go experience nature. Bring out on the beach, hiking in the woods or even just sitting on the swing in your backyard can be the most. Fresh air clear your mind. Time says that kids who spend time outside receive better grades than they would if they were inside on the computer. People need to releave stress so go outside. Click turn off your computers and get out of your chair. Go get some exercise, go interact with friendsand family, or even just go outside and get some fresh air while relaxing. People are wasting too much time on their computers and it's flushing our society down the toilet, so just turn off your computer.</text:p>
          </table:table-cell>
          <table:table-cell table:number-columns-repeated="2" office:value-type="float" office:value="4" calcext:value-type="float">
            <text:p>4</text:p>
          </table:table-cell>
          <table:table-cell/>
          <table:table-cell office:value-type="float" office:value="8" calcext:value-type="float">
            <text:p>8</text:p>
          </table:table-cell>
          <table:table-cell table:number-columns-repeated="21"/>
        </table:table-row>
        <table:table-row table:style-name="ro1">
          <table:table-cell office:value-type="float" office:value="62" calcext:value-type="float">
            <text:p>62</text:p>
          </table:table-cell>
          <table:table-cell office:value-type="float" office:value="1" calcext:value-type="float">
            <text:p>1</text:p>
          </table:table-cell>
          <table:table-cell office:value-type="string" calcext:value-type="string">
            <text:p>I think it is okay for people to use computers because they get to learn new things and meet new people. I don't think it's a bad idea to use computers because some people who have jobs works on computers all day. @NUM1 each sometimes computers can be a distraction but computers can help you alot. I think using computers can help you learn new things and meet new people. Slick, slack, slick, thats the sound of people typing ont he computer and meeting new friends and having a good time. When you learn something new like a rat is as big as a house. You get excited and feel your the smartest person in the world. I dont think its a bad idea to use computers because some peole who have jobs work on computers all day. I think people who uses computers all day while the're at work dont have to be classy, topuler or trendy, they just working to help themselves and theior family. YEah sometimes computers can be a distraction but computers can help you alot. They can help you learn new things meet new friends and give you something to do when your bored. i remember the time when I was bored and I went on the computer to google who @PERSON1 was and I found out she was a famous sinher, someone I didn't know but heard about. Chantrail @CAPS1 a @NUM2 grade student says "only people who want to learn something or meet new friends will use the computers. If you want to learn something new or meet new people then I suggest you stop eating those chips, get off that couch and use the computer.</text:p>
          </table:table-cell>
          <table:table-cell table:number-columns-repeated="2" office:value-type="float" office:value="4" calcext:value-type="float">
            <text:p>4</text:p>
          </table:table-cell>
          <table:table-cell/>
          <table:table-cell office:value-type="float" office:value="8" calcext:value-type="float">
            <text:p>8</text:p>
          </table:table-cell>
          <table:table-cell table:number-columns-repeated="21"/>
        </table:table-row>
        <table:table-row table:style-name="ro1">
          <table:table-cell office:value-type="float" office:value="63" calcext:value-type="float">
            <text:p>63</text:p>
          </table:table-cell>
          <table:table-cell office:value-type="float" office:value="1" calcext:value-type="float">
            <text:p>1</text:p>
          </table:table-cell>
          <table:table-cell office:value-type="string" calcext:value-type="string">
            <text:p>Dear local newspaper, I think that computers have a good effect on people. They are good because you can learn things educational. You can hear the latest stories on everything, and you can keep your information down for yourself. Computers are a good thing to have because you can learn information. @CAPS1 you have a question or don't know what something means, you can find out on the internet. These are some internet sources that are @NUM1 to answer questions. @CAPS1 we didnt have computers, then @CAPS1 you have a question, then you would have to go find a book to read in and that takes much more work. Another reason why computers are a good things is because you can catch up on all of the recent stories. You can learn about whats happenings in other parts of the world, you can learn things about celebrities, and you can look at the weather. You can find all this cut on television, but you never knows when it would come on. With computers, you can search all the latest stories and find things cut when you want to know them. With Computers, you can also keep information down. You could use @ORGANIZATION1 and keep everything you need to know in a nice and fashion. You can also make graphs on the computer. This way your graphs will nice have alright time and @CAPS1 you would to go information that in a @CAPS1 there were no computers then your information would not be as and you can it. I believe that computers are a good thing to have because you can hear about the latest stories, and you can keep your own information neat. I believe computers positive effect in people.</text:p>
          </table:table-cell>
          <table:table-cell table:number-columns-repeated="2" office:value-type="float" office:value="4" calcext:value-type="float">
            <text:p>4</text:p>
          </table:table-cell>
          <table:table-cell/>
          <table:table-cell office:value-type="float" office:value="8" calcext:value-type="float">
            <text:p>8</text:p>
          </table:table-cell>
          <table:table-cell table:number-columns-repeated="21"/>
        </table:table-row>
        <table:table-row table:style-name="ro1">
          <table:table-cell office:value-type="float" office:value="64" calcext:value-type="float">
            <text:p>64</text:p>
          </table:table-cell>
          <table:table-cell office:value-type="float" office:value="1" calcext:value-type="float">
            <text:p>1</text:p>
          </table:table-cell>
          <table:table-cell office:value-type="string" calcext:value-type="string">
            <text:p>Dear news paper I think computers good for you because you can use the internet and myspace and videos and some school work like math and essays so yes I do think that computers are good for you because you can do all kind of things on computers. And computers can help you with school a lot and you can print out lots of things and why computers can help you is with your math writing spelling and most defyntly is science and ant also literature. The reason why I chose those @NUM1 things is because you can look those @NUM1 things up on. Computer and get the answer to math and spelling right like read @NUM3 helps you write and spell thats one at the reasons why I like computers because I can get on read @NUM3 and I love doing read @NUM3 a lot and I like the read @NUM3 class also because the computers sometimes I like reading on the computers but not all the time but I have to read that's how I'll first learn how to read by forsing my self forward to read. That's how I'll first learned how to read by computers and putting forse to my self. That's why computers is more important to me and look words up.</text:p>
          </table:table-cell>
          <table:table-cell office:value-type="float" office:value="4" calcext:value-type="float">
            <text:p>4</text:p>
          </table:table-cell>
          <table:table-cell office:value-type="float" office:value="3" calcext:value-type="float">
            <text:p>3</text:p>
          </table:table-cell>
          <table:table-cell/>
          <table:table-cell office:value-type="float" office:value="7" calcext:value-type="float">
            <text:p>7</text:p>
          </table:table-cell>
          <table:table-cell table:number-columns-repeated="21"/>
        </table:table-row>
        <table:table-row table:style-name="ro1">
          <table:table-cell office:value-type="float" office:value="65" calcext:value-type="float">
            <text:p>65</text:p>
          </table:table-cell>
          <table:table-cell office:value-type="float" office:value="1" calcext:value-type="float">
            <text:p>1</text:p>
          </table:table-cell>
          <table:table-cell office:value-type="string" calcext:value-type="string">
            <text:p>Dear Newspaper, People are spending way too much time on the computer and it is not right. They should be excercising, and interacting with friends and family. Having a computer also distracts them from schoolwork. Computers normally have effects like this on the people that use them. Instead of sitting at the computer all @DATE1 people should be out getting exercise. The @LOCATION1 is one of the coubtries with the most overweight people. Many teenagers are inside all @DATE1 at the computer waiting for their friends screename to pop up so they can talk to them. They don't need to be completely gone, but while they're waiting for their friend they could be exercising. All they need to do is put on some fun music and start dancing around, that will get them the excercise they need for the @DATE1. They also could do ten pushups and twenty curlups, or even more if they wanted to. Instead of sitting at the computer all @DATE1 exercise. Having a computer effects the owner because they don't have a lot of face-to-face converstions with friends and family. You can call your friend up and have them come over your house instead. If they can be at home on the computer for hours then they probably can hang out in real life. Instead of videochatting with your cousins in another state, lan for them to come visit you guys one @DATE1. That way you can actually talk to them and see what they're doing to. You could also play board games, hide and seek, etc. It is much more fun to be with someone in real life, then to talk with them online. The last but deffidently not least effect that computers have on peoples lives is it distracts them from school. Once you start talking with one of your friends, it's pretty hard to stop. Many people don't know how to stop so they don't do the homework they were supposed to do, or they didn't study for the big test the @DATE1, therefore they end up failing it. Some kids will do homework and a on the computer at the same time, the homework is probably wrong because they weren't concentrating on it hard enough. Having a computer effects your life in many different ways, some positive and some negative. Some ways are it "stops" you from exercising, it doesn't let you have face-to-face interaction with friends and family and it distracts many kids from school.</text:p>
          </table:table-cell>
          <table:table-cell office:value-type="float" office:value="5" calcext:value-type="float">
            <text:p>5</text:p>
          </table:table-cell>
          <table:table-cell office:value-type="float" office:value="4" calcext:value-type="float">
            <text:p>4</text:p>
          </table:table-cell>
          <table:table-cell/>
          <table:table-cell office:value-type="float" office:value="9" calcext:value-type="float">
            <text:p>9</text:p>
          </table:table-cell>
          <table:table-cell table:number-columns-repeated="21"/>
        </table:table-row>
        <table:table-row table:style-name="ro1">
          <table:table-cell office:value-type="float" office:value="66" calcext:value-type="float">
            <text:p>66</text:p>
          </table:table-cell>
          <table:table-cell office:value-type="float" office:value="1" calcext:value-type="float">
            <text:p>1</text:p>
          </table:table-cell>
          <table:table-cell office:value-type="string" calcext:value-type="string">
            <text:p>Wouldnt it be great to use computers in everyday life? In this country we can. You can use it to talk to people you never thought you would see again. Looking at places far away is always an option. You can even simply use it to help with homework essays. Locating and researching, even going to different countries, even different continents is possible to do on the computer. You can buy plan tickets. reserve rooms, even reserve tables at resturants in different countries by just a few clicks. Another thing is, you can research countries, towns, and cities with google instead of having to go out and get books. Reading about and talking to people from different countries is always an option. Being able to talk. and read about people and go to countries just by a clicking a button is pretty amazing. Computers also allow us to talk and communicate to people when there is no other way. The computers give people the ability to talk and see people they they the would never communicate with anymore. An example of this is my father hadn't see his father since he was two, but he started communicating with him and we were able to see him and chat with him through web chat. So these web chatting websites; ooVoo, facebook, myspce, skype, etc, is allowing people to reconnect. This advantage is allowing friendships and relationships to continue, is that really bad? Computers can help people with their homework and essays. For instint, they can type and print their essays instead of having to write it on paper. This helps because first it makes their, it also can be changed quicker and easier. They also can get information about what they are studying quickly and more efficiently. Instead of searching for a word in a big dictionary they can use an online dictionary and just have to type in the word. Online dictionary also have prounociation help and different langages. This helps so much so they can get their work done and exercise, enjoy nature, or interact with family and friends. I hope you will take my opinion seriously and think about it is using computers for daily needs really that bad?</text:p>
          </table:table-cell>
          <table:table-cell office:value-type="float" office:value="5" calcext:value-type="float">
            <text:p>5</text:p>
          </table:table-cell>
          <table:table-cell office:value-type="float" office:value="4" calcext:value-type="float">
            <text:p>4</text:p>
          </table:table-cell>
          <table:table-cell/>
          <table:table-cell office:value-type="float" office:value="9" calcext:value-type="float">
            <text:p>9</text:p>
          </table:table-cell>
          <table:table-cell table:number-columns-repeated="21"/>
        </table:table-row>
        <table:table-row table:style-name="ro1">
          <table:table-cell office:value-type="float" office:value="67" calcext:value-type="float">
            <text:p>67</text:p>
          </table:table-cell>
          <table:table-cell office:value-type="float" office:value="1" calcext:value-type="float">
            <text:p>1</text:p>
          </table:table-cell>
          <table:table-cell office:value-type="string" calcext:value-type="string">
            <text:p>Do you think computers effect people's society? Computers help people of age first, computers let you chat with friends and family. Also, computers let you learn a lot about history. Finally, computer is a great way to keep busy. First computer is a great way to chat with friend that you havent spoke to in a long time. Also, it helps you meet new friends and to keep in touch with them in the long run. Finally the computer technologies is outstanding cause it allows you to chat with family memebers across state through video chat or even websites such as myspace, facebook and twitter. Secondly, @ORGANIZATION1 is a great way to learn about history. You can find history on almost everything from the past to the present. You can learn history about famous people places and events. That why I think the computer technologie is so outstanding what you think will happen if we didnt have today? Finally, computer is a great way to keep busy because you take the time looking up information for school projects. Also, you can spent your spare time playing games that help you learn or even book flight ticket for vacation. Finally, the technologie is here for a reason so we should use it for anything like getting up with friends or jus going on to look up information on anything you need to find out. In conclusion, I just told you why computer technologie is good to have. First, it lets you friends and family. Also, computers let you learn a lot about history. Finally, computer is a great way to keep busy. Now I just told you why @ORGANIZATION1 technologie is a good thing to have. I hope agree with my point of view.</text:p>
          </table:table-cell>
          <table:table-cell table:number-columns-repeated="2" office:value-type="float" office:value="4" calcext:value-type="float">
            <text:p>4</text:p>
          </table:table-cell>
          <table:table-cell/>
          <table:table-cell office:value-type="float" office:value="8" calcext:value-type="float">
            <text:p>8</text:p>
          </table:table-cell>
          <table:table-cell table:number-columns-repeated="21"/>
        </table:table-row>
        <table:table-row table:style-name="ro1">
          <table:table-cell office:value-type="float" office:value="68" calcext:value-type="float">
            <text:p>68</text:p>
          </table:table-cell>
          <table:table-cell office:value-type="float" office:value="1" calcext:value-type="float">
            <text:p>1</text:p>
          </table:table-cell>
          <table:table-cell office:value-type="string" calcext:value-type="string">
            <text:p>Dear Local Newspaper @CAPS1, I am writing to you about my opinion on the effects computers have on people. I believe that there can be both good and bad effects. Computers make things easier for people, but they are also too dependent on. Man-kind should use books for research also not just computers. Computers are very helpful for people. For example, if you really wanted to see a certain movie but you don't want to stand in line, people can go to movie tickets.com and purchase their tickets. Then, once you get to the movie theater, all that's left to do is walk over to the kiosk and redeem your tickets. Another example is that computers allow people to pay their taxes. There is special software that is able to be downloaded onto your computer. Once the software has been installed, it will usually lead you, step by step, through the process of paying your bills. It's much faster and much easier than paying "manually". These are some really good effects that computers have on people. Computers also have their flaws. Over time, computers have caused most people to be lazy. Some people have become too dependant on their computers. Business owners, or businessmen and women in general, are @CAPS2 on their laplops or blackberries. Everywhere you look there is another adult on the internet or e-mail. Not only adult's do this though. Students are becoming more dependant on the internet. For every assignment practically, students use google or bing. Sometimes they use or wikipedia. Students should just take the time to use their extbooks. The student body would rather watch @CAPS3, play video games, or text than do homework. This is understandds because homework can be boring but it all pays off in the end. Taking the extra @NUM1 minutes to use a textbook won't kill anyone. No one has died yet from using a book instead of google. Also, in using a textbook, you will understand how to do whatever you're doing. That isn't so bad, is it? Computers, as you can see, have both good and bad effects. It's easy to use the internet for homework but that doesn't really help you. Making purchases is fun though. It saves gas money and time. I hope you and the readers of this paper see my point of view.</text:p>
          </table:table-cell>
          <table:table-cell office:value-type="float" office:value="5" calcext:value-type="float">
            <text:p>5</text:p>
          </table:table-cell>
          <table:table-cell office:value-type="float" office:value="4" calcext:value-type="float">
            <text:p>4</text:p>
          </table:table-cell>
          <table:table-cell/>
          <table:table-cell office:value-type="float" office:value="9" calcext:value-type="float">
            <text:p>9</text:p>
          </table:table-cell>
          <table:table-cell table:number-columns-repeated="21"/>
        </table:table-row>
        <table:table-row table:style-name="ro1">
          <table:table-cell office:value-type="float" office:value="69" calcext:value-type="float">
            <text:p>69</text:p>
          </table:table-cell>
          <table:table-cell office:value-type="float" office:value="1" calcext:value-type="float">
            <text:p>1</text:p>
          </table:table-cell>
          <table:table-cell office:value-type="string" calcext:value-type="string">
            <text:p>Some people think it is a good idea and same do not. My opinion is that, I think that people spend a lot of time for good reasons. Here are three reasons why, @NUM1. grownups working, @NUM2. students learning how to type, and @NUM3. communicating with others. My first reason is that parents do a lot of work on computer. For example, they do taxes, paperwork, airline tickets, and the bank. And those are usually all done on the computer so it would be easier if people don't drive. My second reason is students need to learn how to type so they can email or even write on paper. It helps them build learning ability and also, so they can know how to sing the @ORGANIZATION1's. Computers are suppose to be fun for people of any age. My last reason is, communicating with others is a great skill to have so you can talk in person. Computers help because if you mess up of what your trying to say then you could just erase what your trying to say. And in person, you can't. Also you can make plans with one of your friend on something if they live really far or something like that. In my opinion. I think people should be able to go on the computers to do work, playgames, no sites, and many more other things to go on, only if you have a computer at home.</text:p>
          </table:table-cell>
          <table:table-cell office:value-type="float" office:value="3" calcext:value-type="float">
            <text:p>3</text:p>
          </table:table-cell>
          <table:table-cell office:value-type="float" office:value="4" calcext:value-type="float">
            <text:p>4</text:p>
          </table:table-cell>
          <table:table-cell/>
          <table:table-cell office:value-type="float" office:value="7" calcext:value-type="float">
            <text:p>7</text:p>
          </table:table-cell>
          <table:table-cell table:number-columns-repeated="21"/>
        </table:table-row>
        <table:table-row table:style-name="ro1">
          <table:table-cell office:value-type="float" office:value="70" calcext:value-type="float">
            <text:p>70</text:p>
          </table:table-cell>
          <table:table-cell office:value-type="float" office:value="1" calcext:value-type="float">
            <text:p>1</text:p>
          </table:table-cell>
          <table:table-cell office:value-type="string" calcext:value-type="string">
            <text:p>Dear @CAPS1 @CAPS2, @CAPS3 life without computers. There would be no quick access to information, no way to socialize, and no way to keep your health records or other personal information safe. Without this technology where would we be? I believe that the world is benefiting from the advances in technology today. As a student, computers are a crucial element to allow me to get my work done. without the guidance from @ORGANIZATION2 @CAPS7, @CAPS4 @CAPS5, or other applications, @CAPS6 woudn't be possible for me to reach my full potential a assignments. How could a student be so certain their grammar is perfect on their homework without asking a teacher? There is a way. It is called @ORGANIZATION2 tools. However, the only way to access this is through a computer or @ORGANIZATION2 @CAPS7 @ORGANIZATION2 tools allows you to check your spelling, grammar, and punctuation with just a click of your mouse. Computers are an essential learning tool for school system today. Not only are computers used to educate, but they are helpful in the real world. Many business rely on the work of Computers entirely. In facts, @CAPS8 to @PERSON1 @CAPS9 @ORGANIZATION1, a local business "@LOCATION1," In our job, we continuously we work with. this wouldn't be possible without the effort of our typist on the computer. "@CAPS6 business and companies around the nation are relying on the advances in technology, why change anything? We should continue to progress in this groth @PERCENT1 of business in @LOCATION1 say they would have to close dawn @CAPS6 not for computers with so many business doing this, our economy would drop. This would not help. We all know computers and other technology are great sources of entertainments. What you @MONTH1 not now, however, is that they supply a great amount of knowledge to the average person. For example, lets say you finished watching a special on the discovery channel about @LOCATION2. You want to know more, so you pull out your iPod touch. All you have to do is log on to the internet and search "@CAPS11 of @LOCATION3, @LOCATION2" @CAPS12 seconds, you would have your information. People @MONTH1 not believe so, but it is true that you canlearn a great deal of information from various forms of technology. You can have all the resources you'll ever reed right at your fingertips. Computer supply so much more then just entertainment. All reasonable people would agree advances in technology are extremely helpul to the public. there is so much guidance for our daily lines through computers.</text:p>
          </table:table-cell>
          <table:table-cell table:number-columns-repeated="2" office:value-type="float" office:value="6" calcext:value-type="float">
            <text:p>6</text:p>
          </table:table-cell>
          <table:table-cell/>
          <table:table-cell office:value-type="float" office:value="12" calcext:value-type="float">
            <text:p>12</text:p>
          </table:table-cell>
          <table:table-cell table:number-columns-repeated="21"/>
        </table:table-row>
        <table:table-row table:style-name="ro1">
          <table:table-cell office:value-type="float" office:value="71" calcext:value-type="float">
            <text:p>71</text:p>
          </table:table-cell>
          <table:table-cell office:value-type="float" office:value="1" calcext:value-type="float">
            <text:p>1</text:p>
          </table:table-cell>
          <table:table-cell office:value-type="string" calcext:value-type="string">
            <text:p>Computers have helped people tramendisly over the past years. Thanks to computers scientist have found cures for desesse, jobs have become easier . I believe that computers have a baseline effect on people. Because they educate people with their jobs, and give people a chance to talk to people having to pay for anything. If someone to a country that they have they might go on the computer to learn more about that country and their culture. Another thing they might do @CAPS1 go to a website that could help them find affordable . If a child @CAPS1 doing a report about a country in @LOCATION1 thay can go on the computer to find out facts on that country. Computers educate people about about places all over the world, you can go on a website that has videos and written sheet clips about what has been goin on around the world and learn about current events. My grandmother would tell me stories about @CAPS3 @CAPS4 before they had computers, now my dad works on @CAPS3 @CAPS4 and he tells me stories about his day. when you compair the two different decades it saids like computers help out a lot within @CAPS3 @CAPS4. Before computers stores would have to do math in their pad when they were giving change back to people, now people save by punching in the numbers in the computer. I think the computers have helped people with their jobs. When you talk on the phone to someone it costs you money. When you just want to see someone I'l costs you money to get on a phone . with computers you can , or onstant message people with any costs. If you want to see a friend for her @CAPS9 but dont have the money to fly halfway around the world to see her you can vidieo chat with her. Computers help people save money by talking on the computers with friends, family and even co-workers. Computers have been very helpful ever since they were invented. They help people learn about places all over the world and about anything you want to learn about. They also make jobs and work easier and also help people save a lot of money by talking to people on the computers insted of on the phone. Computers have improved demastrecly over the years, the screens use to be so small and you would have to press all these buttons just to open it up and now computers can be as big as a flat @CAPS10 and can turn them on with just a push on a button,, Who knows what computers will be like @NUM1 years from now?</text:p>
          </table:table-cell>
          <table:table-cell table:number-columns-repeated="2" office:value-type="float" office:value="5" calcext:value-type="float">
            <text:p>5</text:p>
          </table:table-cell>
          <table:table-cell/>
          <table:table-cell office:value-type="float" office:value="10" calcext:value-type="float">
            <text:p>10</text:p>
          </table:table-cell>
          <table:table-cell table:number-columns-repeated="21"/>
        </table:table-row>
        <table:table-row table:style-name="ro1">
          <table:table-cell office:value-type="float" office:value="72" calcext:value-type="float">
            <text:p>72</text:p>
          </table:table-cell>
          <table:table-cell office:value-type="float" office:value="1" calcext:value-type="float">
            <text:p>1</text:p>
          </table:table-cell>
          <table:table-cell office:value-type="string" calcext:value-type="string">
            <text:p>Hello, I decided to write in to the paper on the topic of computers, and how they benefit society. Comuters are powerful machines, and can be used completing otherwise menial and boring tasks. They benefit people in many ways, like they are very useful in buissness, helpful in education, and connect friends and family together. Computers are uselful in buissness and are an extremely important tool in a common workplace today, and make work get done much more efficiently than if they didn't have computers. One reason Computers are so useful in the workplace is because computers can storee far more data that can be put on paper. Also, they can do jobs and processes very quickly, which is important in the workplace. They can also be used for sending important information quickly and without much trouble. These are all valid reasons comuters are beneficial in buissness, and help things get done. Computers are important today's schools and educational programs becasue they can help students work in a more efficient fashion. "@PERCENT1 of all surveyed students said they would rather type a paper for school than write on by hand, and shows that they value them in their education." said @PERSON2, a professor at @ORGANIZATION1. This shows that Computers are important to students, and are used their benefit. In addition to students writing papers, computers are being used by teachers and school systems for grading, attendance records, and more. The teachers at my school are using @CAPS1 @CAPS2, pieces of hardware that are directly connected to computers, and can be used instead of white @CAPS2, and I see that students are getting more involved in class, and focused, because this computer technology is being used. All of these @CAPS3 are reasons computers are helpful in educational proceeses, and should continue to be used. Many people want to be able talk to there friends and family when they are bored, and because of computers and social networking websites, and instant messaging programs, this is made much easier. "@PERCENT2 of teens have at least one sacial networking site they visit on a regular basis." said @PERSON1, a phycologist, who speciaizes in teens, This shows that people use these sites, and that they like them. Families that are separated because one @MONTH1 have moved out of the house recently might want to communicate with one another, and because of computers, they can. There are multiple ways that they could use their computers to keep in touch, like instant messaging systems mentioned before. Being able to communicate with one another makes theses people happy, and benefits society. Overall, being able to communicate through computers is an enjoyable thing for many people, and is important to society today. To conclude, computers contribute to society in ways that make it much better for everyone. Whether it's through helping buissnesses being more efficient, giving students the ability to work faster, and in a way they prefer, or if it's helping people stay in touch, computers are always benefiting society. These machines hardly ever slow people more thant manually doing the work would, and the positive influence they have far outweighs the bad they do.</text:p>
          </table:table-cell>
          <table:table-cell table:number-columns-repeated="2" office:value-type="float" office:value="5" calcext:value-type="float">
            <text:p>5</text:p>
          </table:table-cell>
          <table:table-cell/>
          <table:table-cell office:value-type="float" office:value="10" calcext:value-type="float">
            <text:p>10</text:p>
          </table:table-cell>
          <table:table-cell table:number-columns-repeated="21"/>
        </table:table-row>
        <table:table-row table:style-name="ro1">
          <table:table-cell office:value-type="float" office:value="73" calcext:value-type="float">
            <text:p>73</text:p>
          </table:table-cell>
          <table:table-cell office:value-type="float" office:value="1" calcext:value-type="float">
            <text:p>1</text:p>
          </table:table-cell>
          <table:table-cell office:value-type="string" calcext:value-type="string">
            <text:p>Dear The @ORGANIZATION1, "@CAPS1, @CAPS1, @CAPS1" goes the floor. "@CAPS4 oh here comes pete." "@CAPS5, is he getting fat". "all he does is play on the computer all day long." @CAPS6 is on increasing amount or teenagers throught the @LOCATION1 who are playing on the computer too much. This is needs to stop. "@CAPS7 playing on computers is one of the worst things that they can do with their time." @CAPS8 @PERSON1 of the international health committee. @CAPS6 are always going to be obesse people around the world but in the past @NUM1 years @LOCATION2 has doubled the amount of obese @CAPS7 in all of @LOCATION3." @CAPS9 show that over @PERCENT1 of the american population is obese and very much so. The future of american is all obese lazy @CAPS7 who only want to sit down in front of a screen all day. @PERCENT2 of @CAPS7 who don't experience nature at a young age never fully appreciate it. Since they play on the computers all day they don't ever use nature, they won't care for it and litter and pollute even more. Just @CAPS7 playing on the computer can be very bad for the environment like it is bad for themselves. Not only do the computers hurt the @CAPS7 and the environment it hurts the family and friend, @CAPS7 who are on the computer all day aren't spending enough time with their family and friends families are supposed to be close and they can't be if someone is playing on the computer all day. Just a couple of weeks ago @PERSON2 rayfield @CAPS8 that he got grounded because he was playing on the computer so much he didn't talk to his many in two weeks. @PERCENT3 of people who get divorced happen because of the arguements over the amount of time spent on the computer. "@CAPS8 @PERSON3 from the yale marriage research center. If @CAPS7 knew that they might cause their parents to diverse they might stop playing on the computer so much. Therefore @CAPS7 shouldn't spend that amount of time on their computer because of the health, the environment, and their families. So its up to the people really, do you want a nice physically fit nation where every family is close or and rundown obese hole in the wall that is "called" the @LOCATION4</text:p>
          </table:table-cell>
          <table:table-cell table:number-columns-repeated="2" office:value-type="float" office:value="4" calcext:value-type="float">
            <text:p>4</text:p>
          </table:table-cell>
          <table:table-cell/>
          <table:table-cell office:value-type="float" office:value="8" calcext:value-type="float">
            <text:p>8</text:p>
          </table:table-cell>
          <table:table-cell table:number-columns-repeated="21"/>
        </table:table-row>
        <table:table-row table:style-name="ro1">
          <table:table-cell office:value-type="float" office:value="74" calcext:value-type="float">
            <text:p>74</text:p>
          </table:table-cell>
          <table:table-cell office:value-type="float" office:value="1" calcext:value-type="float">
            <text:p>1</text:p>
          </table:table-cell>
          <table:table-cell office:value-type="string" calcext:value-type="string">
            <text:p>I believe that computers have good effects on people. Computers allow people to stay in touch with long distance friends or family. Computers have games for kids that help them learn, and, also, people learn new things, too. My first reason is that, computers allow people to stay in touch. If someone in their family live long distance then they could always use e-mails to talk. That way they wont lose each other. Also, sometimes, friends move away and you always want to keep in touch. Another thing is that, if they want to send photos to each other, they can use e-mail. Also, because, thru an mail takes forever. Please, let the people stay in touch! My second reason is that, computers has games kids play. The games kids play could help them learn more. Sometimes watching t.v. don't help. If they acutually play the game and see what their doing, then they will got smarter. That's what we want for our kids, right? Also, kids have fun playing these games. Do you really want to take the learning experience away? My third reason is, computers help people learn new things. Like, they could go on the computer and learn what's happening in the world. People can learn new words they never knew about. Also, pictures on the computer help, too. For example, if someone is traveling somewhere, and they don't know how the price. They can get on the computer and check it out, right? So, in conclusion, I believe that computers are good use. They help people stay in touch, help kids learn by playing games and help people learn new things about the world and more. So, I'm saying, please, keep the computers. They are not a waste of our time. Turst me!</text:p>
          </table:table-cell>
          <table:table-cell office:value-type="float" office:value="4" calcext:value-type="float">
            <text:p>4</text:p>
          </table:table-cell>
          <table:table-cell office:value-type="float" office:value="3" calcext:value-type="float">
            <text:p>3</text:p>
          </table:table-cell>
          <table:table-cell/>
          <table:table-cell office:value-type="float" office:value="7" calcext:value-type="float">
            <text:p>7</text:p>
          </table:table-cell>
          <table:table-cell table:number-columns-repeated="21"/>
        </table:table-row>
        <table:table-row table:style-name="ro1">
          <table:table-cell office:value-type="float" office:value="75" calcext:value-type="float">
            <text:p>75</text:p>
          </table:table-cell>
          <table:table-cell office:value-type="float" office:value="1" calcext:value-type="float">
            <text:p>1</text:p>
          </table:table-cell>
          <table:table-cell office:value-type="string" calcext:value-type="string">
            <text:p>Dear @ORGANIZATION1, In the past ten years, advances in technology have completely changed the world. Technology makes peoples lives much easier and helps keep more and more people connected throughout the world. More jobs are created and help speed up ordinary events such as taxes, messages, news, and teaching. However, many people have proven that too much use of technology can make teens and adults addicted to the internet. In this addiction many people can lose time with their family, time to exercise and enjoy nature. Since being part of the generation growing up in the new technology era, I have had a first hand experience with the benifits of the new technology. I believe that this technology is a great help to society today. Many more jobs are being created because of this technology. For example, think about how many people could be employed if a new computer system was created. There would be thousands of people working on many things such as the founder, manager, creater of new ideas or just working at the new companies retail store. Running a business or a corporation is a very difficult job to do. But because of the advances in technology, running a business can become much easier and not as much time is wasted. With the new technology, people can send emails within seconds instead of running around the entire office giving out memos. Also for businesses, their stocks of the company can be updated every minute. These advances will make easier to run and make them more efficent. With the advances in technology average people can be updated on the new around the world every minute. Also when it comes time to pay taxes, fill them out and pay on line. None the less, there is more entertainment open to everyone. Through todays new technology, peoples lives are made much easier. They can work faster, get more arrands accomplished, learn more, connect to people around the world, and be caught up with local and international news. Technology is benifiting society and will hopefully continue making life easier.</text:p>
          </table:table-cell>
          <table:table-cell table:number-columns-repeated="2" office:value-type="float" office:value="4" calcext:value-type="float">
            <text:p>4</text:p>
          </table:table-cell>
          <table:table-cell/>
          <table:table-cell office:value-type="float" office:value="8" calcext:value-type="float">
            <text:p>8</text:p>
          </table:table-cell>
          <table:table-cell table:number-columns-repeated="21"/>
        </table:table-row>
        <table:table-row table:style-name="ro1">
          <table:table-cell office:value-type="float" office:value="76" calcext:value-type="float">
            <text:p>76</text:p>
          </table:table-cell>
          <table:table-cell office:value-type="float" office:value="1" calcext:value-type="float">
            <text:p>1</text:p>
          </table:table-cell>
          <table:table-cell office:value-type="string" calcext:value-type="string">
            <text:p>Dear local newspaper, @CAPS1 best friend, @LOCATION2, was once a nerd with no hand-eye coordination, @CAPS2, he started to use a computer and now he has better hand-eye coordination than me. Computer not only teaches hand-eye coordination, but @CAPS3 gives people the ability to learn about far away places and people,and millons people to talk on line with other people. @CAPS1 friend wasn't the only person who learn hand-eye coordination. About @PERCENT1 of people learn hand-eyes coordination using a computer. @CAPS3 might takes some month to learn, but once a child knows @CAPS3, they will be outside for hours. Who would not want to learn hand-eye coordination? In addition, computer gives people the ability to learn about far away places and people. Computer engineer, @PERSON1, says, "@NUM1 in every @NUM2 people learn about places and people threw the internet." @CAPS3 will take a few hours, but you will be educated. Why would someone think we are spending too much time in the internet if we are being educated? Addionally, don't you have a friend who live more than @NUM3 miles away from you? If you do, @CAPS2 a computer will solve your problem of communication. @CAPS1 friend, @LOCATION1, lives @NUM4 miles away from me. We communicate using hotmail, yahoo, and facebook. The best thing of all is that is free unlike a telephone. Futhermore, computer specialist, @PERSON2, says, "I learned hand-eye coordination using a computer. Most importantly, i was able to hand in @CAPS1 essay on time because of the information a computer provides and i was able to communicate with @CAPS1 family." I didn't want to tell you this, but i was also a nerd with no hand-eye coordination and i learned just like @LOCATION2 learned. We aren't spending too much time, we are just being educated.</text:p>
          </table:table-cell>
          <table:table-cell table:number-columns-repeated="2" office:value-type="float" office:value="4" calcext:value-type="float">
            <text:p>4</text:p>
          </table:table-cell>
          <table:table-cell/>
          <table:table-cell office:value-type="float" office:value="8" calcext:value-type="float">
            <text:p>8</text:p>
          </table:table-cell>
          <table:table-cell table:number-columns-repeated="21"/>
        </table:table-row>
        <table:table-row table:style-name="ro1">
          <table:table-cell office:value-type="float" office:value="77" calcext:value-type="float">
            <text:p>77</text:p>
          </table:table-cell>
          <table:table-cell office:value-type="float" office:value="1" calcext:value-type="float">
            <text:p>1</text:p>
          </table:table-cell>
          <table:table-cell office:value-type="string" calcext:value-type="string">
            <text:p>Dear Newspaper, In @DATE1's world we are dependent on computers. @DATE1 computers have become the most helpful source of technology. We need computers for so many things, and they benefit society. They can help people talk online, they're educational, and they improve hand eye cordination. It has been amazing how computers help us so much. We need computers like we need water. If we didn't how would we survive? Computers have become the glue to friendships. They help keep friendships when you don't see the friend constantly. I have a friend that moved to @LOCATION1 last year. It was way too expensive to just call ot text her. So as a result, I keep in contact with her through the computer. Everyday we @CAPS1 and use skype to keep intouch. Those cost @MONEY1 per year. If I were to call her each call would cost @MONEY2. if it weren't for the internet I seriously know that our friendship would collapse. Computers have been so helpful for many people with this same problem. Computers have become the number one source to find information. They have become more popular than the library and text books combined. So many essential resources are on computers. Text books, calculators, and even homework are online. Many people say that computers aren't educational, but scientists say it can move a students grade from a @CAPS2- to an A+. Teachers say the same thing too. one of my fellow students said that computers changed his life. He used to be forgetting to write down his homework, but he looks online and he has all of it. Now he knows what pages to read from the science book. If you don't think that computers have changed students lives, well think again. There are also games that improves hand eye cordination. Many sports teams like the @CAPS3 use this. It has increased there hand eye cordination by @PERCENT1. the team says if it wasn't for the hand eye cordination game, then they would have never have won the @CAPS4 @CAPS5. this game is also free online for anyone to use. Everyone that has used it said it really improved there reaction time. The games are also fun and non violent. They have games like baseball, hockey, and hurdles. This game has made a great improvement on people's lives. If we don't have computers then our hand eye cordination will decrease by @PERCENT2. would you want to be the person to take away computers? In conclusions computers have made a great impact on @DATE1's society. Computers are educational, you get to talk to friends, and improve your hand eye cordination. Computers have made a big improvement on how we live, and it's for the better. If we didn't have computers then friendships would break, grades would decrease, and hand eye cordination would plummit. We need computers they have been so beneficial to billions of people across the globe. Many people depend on computers. So if we take away computers then you'll be letting many lives down. No sane person would want to take away computers. Computers have benifited society in so many ways. </text:p>
          </table:table-cell>
          <table:table-cell table:number-columns-repeated="2" office:value-type="float" office:value="5" calcext:value-type="float">
            <text:p>5</text:p>
          </table:table-cell>
          <table:table-cell/>
          <table:table-cell office:value-type="float" office:value="10" calcext:value-type="float">
            <text:p>10</text:p>
          </table:table-cell>
          <table:table-cell table:number-columns-repeated="21"/>
        </table:table-row>
        <table:table-row table:style-name="ro1">
          <table:table-cell office:value-type="float" office:value="78" calcext:value-type="float">
            <text:p>78</text:p>
          </table:table-cell>
          <table:table-cell office:value-type="float" office:value="1" calcext:value-type="float">
            <text:p>1</text:p>
          </table:table-cell>
          <table:table-cell office:value-type="string" calcext:value-type="string">
            <text:p>Dear Local Newspaper, @CAPS1 opinion for using "too much" computer time is an outrage. I think people should have more ideas. Such as as exercise, socialize with family and friends, and lastly, "you time" which means to do whatever you would like to do indoors BUT @CAPS2 computers. For excersice you can do any sport that you like outside. For @CAPS3 and spending time with family and friends you can have a nice family reunion at their house @CAPS5 just "hangout with your friends. Four "you time you can draw, @CAPS5 read a book. Their is a lot of ideas instead of "computer time @CAPS6 the time!" With exercising can go outside and play sport such as basketball, soccer @CAPS5 baseball, etc. You could even play hide and seek with your friends @CAPS5 even tag. Anything that keeps you moving out of the house ins tead of using computers! If you exercise everyday such as "workout" to get fit you will definatelly manage that instead of using "computer time". Exercising is a good idea ins tead of using "computer time!" @CAPS3 with family and friends is a good use instead of "computer time because you can finally have the time to spend time with then like talk to them, play games @CAPS5 eat dinner together. That's called "@CAPS3" Your family @CAPS5 friends will love to spend time together by eating dinner together and have a nice conversation. You could also play any board games such as "monopoly" too. With your friends you ran go to the movies, have a sleepover @CAPS5 play outside. Many good little ideas to do with family and friends instead of using "computer time." The last idea for ins tead of using "computer time" lis doing "you time indoors. WARNING! But @CAPS2 computer time! You could do something quite like draw a nice picture. That's something nice and quite to do instead of using "computer time." @CAPS5 you could even read a book too. Maybe you have to catch up on your nightly reading for language arts and you want start reading your goal book. If you choose to do "you time, you will definately manage to undo that useless "computer time!" @CAPS6 of these "ideas" for not using the computer is very easy. It's not healthey to sit around the computer @CAPS6 day! Instead you can exercise. You could also socialize with family and friends. Lastly, do "you time. but don't use a computer!!! If you want to achieve a goal you can mange that!!!</text:p>
          </table:table-cell>
          <table:table-cell table:number-columns-repeated="2" office:value-type="float" office:value="5" calcext:value-type="float">
            <text:p>5</text:p>
          </table:table-cell>
          <table:table-cell/>
          <table:table-cell office:value-type="float" office:value="10" calcext:value-type="float">
            <text:p>10</text:p>
          </table:table-cell>
          <table:table-cell table:number-columns-repeated="21"/>
        </table:table-row>
        <table:table-row table:style-name="ro1">
          <table:table-cell office:value-type="float" office:value="79" calcext:value-type="float">
            <text:p>79</text:p>
          </table:table-cell>
          <table:table-cell office:value-type="float" office:value="1" calcext:value-type="float">
            <text:p>1</text:p>
          </table:table-cell>
          <table:table-cell office:value-type="string" calcext:value-type="string">
            <text:p>Computers have caused many people money, friends and time. In fact, since that the computers came out this year, lots of people has been spending web to much time of them. Which can cause people to loose time and friends. Computers and technology today have had a very influence on very many people. Spending too much time on computers can cause to loose time and money. For example, my oldest brother was very large at the age of @NUM1 or @NUM2 because our computer started working, but this had a positive impact on him, he started participating in sports such as basketball and lacrosse and that he was very at them and followed lacrosse through highschool. While doing this he and saves my parents money. This is @CAPS1 reason how computers have had a negative effect on people. The new technology has caused people to loose lots of time when they could be doing other things that would them in life. For example, many people in the @LOCATION1 have half of their day to computers, and not getting the exercise of this are video games of the day on computers. This is @CAPS1 affect that computers can have on people is loosing or with friends. For example, I used to be friends a person, but then he did not talk to me for almost the entire @DATE1 because he was always on the computer, which made me think that he did not want to be friends but actually he just deleted almost all of the the @DATE1 to the computer. Since this helped I have been over to his house about @NUM3 times this year as to every @DATE2. This is @CAPS1 way computers can change your life. The time has come to decide whether to have a computer or not to have in computers. In my mind I that it would be best for everyone if we did not have the on computers, but if you do that we should have the an computers than put a certain time wait on computers. In your so you and your family members don't loose time, exercise time, or friends. Overall, I think that it would be best for everyone if we had a time on computers to the whole day on them.</text:p>
          </table:table-cell>
          <table:table-cell table:number-columns-repeated="2" office:value-type="float" office:value="5" calcext:value-type="float">
            <text:p>5</text:p>
          </table:table-cell>
          <table:table-cell/>
          <table:table-cell office:value-type="float" office:value="10" calcext:value-type="float">
            <text:p>10</text:p>
          </table:table-cell>
          <table:table-cell table:number-columns-repeated="21"/>
        </table:table-row>
        <table:table-row table:style-name="ro1">
          <table:table-cell office:value-type="float" office:value="80" calcext:value-type="float">
            <text:p>80</text:p>
          </table:table-cell>
          <table:table-cell office:value-type="float" office:value="1" calcext:value-type="float">
            <text:p>1</text:p>
          </table:table-cell>
          <table:table-cell office:value-type="string" calcext:value-type="string">
            <text:p>Dear @CAPS1, @CAPS2 name is @PERSON1 and I do not believe that computers are very beneficial to our society. Computers donot benefit us because they are stoping many people @CAPS3 exercising and healthy life, playing sports, and enjoying the outdoors. Computers are stoping many people, particular the younger generations, @CAPS3 exercising. Now a days instead of bitting the gym many people are home on the computer talking to friends or playing computer games. As a result many people are not as healthy as they should be. It's also recorded that any person who is on the computer for large amounts of times are hurting thier eyes, resulting in an increase of people wearing glasses. If people were to go and start doing things besides the computer they will live a happier, healthier, and better life. Unfortunatly, many young people are not getting in to play sports. During this decade many sports games have come out for the computer. Now instead of pushing themselves to work hard for aspact, kids ethier play with no heart or dont play at all. The reason for this is because they can instead work extremly hard on thier custom @CAPS4 or @ORGANIZATION1 teams in @PERSON2 or @NUM1. Also the computer is not the only electronic stoping kids @CAPS3 playing sports, xbox, playstation, xbox @NUM2, psp, @NUM3, gamecube and gameboy are some of the few console systems that play games that distract kids. I myself, had been caught thinking more about on xbox game then @CAPS2 own hackey game! not olny are these electronics pulling kids in like magnets but the parents are they are alarming thier kids to play video games or stay on the computer for hours on end. Many of us dont know what its truly like to go outside and camp. do not to spend time with thier family. I came @CAPS3 on @CAPS5 family and many @CAPS5 families are very close, so its natural to be doing things with @CAPS2 father or brother or whole or cousin. However not to many families are as close as so they do not do something togther. If some fathers took thier sons fishing or camping, it would get them away @CAPS3 computers and the father/son band will become stronger. These are @CAPS2 reason sir and they should be thought over far quite sometime. Just remember that many people need to exercise, many play sports, and many families got to exprience the outdoors.</text:p>
          </table:table-cell>
          <table:table-cell table:number-columns-repeated="2" office:value-type="float" office:value="4" calcext:value-type="float">
            <text:p>4</text:p>
          </table:table-cell>
          <table:table-cell/>
          <table:table-cell office:value-type="float" office:value="8" calcext:value-type="float">
            <text:p>8</text:p>
          </table:table-cell>
          <table:table-cell table:number-columns-repeated="21"/>
        </table:table-row>
        <table:table-row table:style-name="ro1">
          <table:table-cell office:value-type="float" office:value="81" calcext:value-type="float">
            <text:p>81</text:p>
          </table:table-cell>
          <table:table-cell office:value-type="float" office:value="1" calcext:value-type="float">
            <text:p>1</text:p>
          </table:table-cell>
          <table:table-cell office:value-type="string" calcext:value-type="string">
            <text:p>Dear Local Newspaper, I think that using computers is a good thing and it does not effect on exercising, enjoying nature, and interacting with family and friends. Here are three reasons to support my oppinion people learn more on the internet, children at school can go online to find what was for homework, and how the internet does not effect everyday life. My first reason why I think using computers is good because people learn more on the internet, You know what people say, you learn something new everyday. Well, if you are wondering about something or if you're think about something, the internet can help you find what you're looking for, @ORGANIZATION1 is a great site to find what you're looking for. It also has its own images if you need a picture for your project you need. My second main reason to why using the internet is good because if your a @CAPS1, you can go online to check what you have for each subject. If your a @CAPS1 and you don't want to do homework at recessthe next day from being sick. No, you can go online to your schools website and click on your teachers names to see what you have for homework. This way you can still have time to go out side, play with friends, and interact with family members. My third and final reason to why using the internet is good is that it effects everyday life, in a good way. If you don't have a t.v. and you have no idea what the weather is like, you can go online to see if it's going to be snowy, or rainy. This can tell you if you need a jacket or a rain jack, if you need to use a shovel or hold an umbrella. The internet can be useful in everyday life. In conclusion, I think using the internet is very good and will not effect your exercise, or interacting with family. To support this I stated, people learn more on the internet now, children can access homework if you missed a day, and how the internet effects your everyday life in a good way.</text:p>
          </table:table-cell>
          <table:table-cell table:number-columns-repeated="2" office:value-type="float" office:value="4" calcext:value-type="float">
            <text:p>4</text:p>
          </table:table-cell>
          <table:table-cell/>
          <table:table-cell office:value-type="float" office:value="8" calcext:value-type="float">
            <text:p>8</text:p>
          </table:table-cell>
          <table:table-cell table:number-columns-repeated="21"/>
        </table:table-row>
        <table:table-row table:style-name="ro1">
          <table:table-cell office:value-type="float" office:value="82" calcext:value-type="float">
            <text:p>82</text:p>
          </table:table-cell>
          <table:table-cell office:value-type="float" office:value="1" calcext:value-type="float">
            <text:p>1</text:p>
          </table:table-cell>
          <table:table-cell office:value-type="string" calcext:value-type="string">
            <text:p>Do you remember the last time you locked something up on the computer? Many people use Computers, but not everyone agrees that this benefits society. Those who support a trances in technology believe that computer have a positive effect on people. I support computers because they help with writing, locking up information and provide communication. One reason I support computers is because they help with writing. You can tell I do not have the greatest hand writing. To help this, I type almost all of my papers. Computers can also help people with spelling and gramar. There are even systems now that let you say something and @CAPS1 will appear on the screen. This is just one reason I support computers. Next, computers are benifical because of the information they can provide. "before computers you would need to go to the libary and find around ten books that might not even have what your looking for. Now you can find hundreds of articals on any topic in minutes. The amount of information out there is un imageinable. I think computers are a great of technology because of the information they can provide. Finally, I believe computer are a benifit to us because of comunication. One term of communication that came out recently is @CAPS2. @CAPS1 is a website that let's you sent messages to a friend, share picture, videos and many more things. E-mail let's you send letters to people via internet instantly. I could go on forever about forms of comunication on the internet. This is the last reason I support computers. Computers are a great benifit to society. They help with writing, communication, and everyone could benifit form computers.</text:p>
          </table:table-cell>
          <table:table-cell table:number-columns-repeated="2" office:value-type="float" office:value="4" calcext:value-type="float">
            <text:p>4</text:p>
          </table:table-cell>
          <table:table-cell/>
          <table:table-cell office:value-type="float" office:value="8" calcext:value-type="float">
            <text:p>8</text:p>
          </table:table-cell>
          <table:table-cell table:number-columns-repeated="21"/>
        </table:table-row>
        <table:table-row table:style-name="ro1">
          <table:table-cell office:value-type="float" office:value="83" calcext:value-type="float">
            <text:p>83</text:p>
          </table:table-cell>
          <table:table-cell office:value-type="float" office:value="1" calcext:value-type="float">
            <text:p>1</text:p>
          </table:table-cell>
          <table:table-cell office:value-type="string" calcext:value-type="string">
            <text:p>Dear Newspaper Computers have been a great learning source and i think it's time we give them some cridit insted of worrying over them. I will be telling you about how I think computers are great. One reason they are vary helpful is that books dont always have all of the information. So if you need to know a fact or need more information for a project you can go on the computer and it's all right there and you will have known more facts then when you started. The second reason is that you can be almost anywhere and half acess to a computer and you might not have a phone but you can talk or send a message. Not everyone has a phone but computers are a secondary way to have a conversation with someone. Another reason, is its not always sunny outside and when it is a rainy day you have a fun way to play and learn without having to be outside. The computer dosnt replace the outdores or exercising it is just a passtime when you dont have the oppertunity to be outside. I hope you liked and understod my reasons and will take them in to concideration when going over the topic.</text:p>
          </table:table-cell>
          <table:table-cell office:value-type="float" office:value="3" calcext:value-type="float">
            <text:p>3</text:p>
          </table:table-cell>
          <table:table-cell office:value-type="float" office:value="4" calcext:value-type="float">
            <text:p>4</text:p>
          </table:table-cell>
          <table:table-cell/>
          <table:table-cell office:value-type="float" office:value="7" calcext:value-type="float">
            <text:p>7</text:p>
          </table:table-cell>
          <table:table-cell table:number-columns-repeated="21"/>
        </table:table-row>
        <table:table-row table:style-name="ro1">
          <table:table-cell office:value-type="float" office:value="84" calcext:value-type="float">
            <text:p>84</text:p>
          </table:table-cell>
          <table:table-cell office:value-type="float" office:value="1" calcext:value-type="float">
            <text:p>1</text:p>
          </table:table-cell>
          <table:table-cell office:value-type="string" calcext:value-type="string">
            <text:p>I think computers help people out because you can learn about at here thing like @CAPS1 you want a job you can look it up in the computers. Also @CAPS1 you have a problem they will help you out. @CAPS1 you what to go some where you could go and be on the computer and look how it is and @CAPS1 you like it you could go @CAPS1 not look some where else you what to go. I think it a great thing @CAPS1 you look for people in the computer because you could talk to them and see them it realy cool. You can look for coltures in your computer what you want to learn. Like @CAPS1 you have a favert person you what to know about you can look it up in the computer and she videos or you can look up different sites it really cool. There games you can play online there alot of game and fun game learning games. Math game science game different games you what. Also you can us othere people that are planing the game game as you. It realy cool. I think the computer isn't bad for people computer help them a lot.</text:p>
          </table:table-cell>
          <table:table-cell table:number-columns-repeated="2" office:value-type="float" office:value="3" calcext:value-type="float">
            <text:p>3</text:p>
          </table:table-cell>
          <table:table-cell/>
          <table:table-cell office:value-type="float" office:value="6" calcext:value-type="float">
            <text:p>6</text:p>
          </table:table-cell>
          <table:table-cell table:number-columns-repeated="21"/>
        </table:table-row>
        <table:table-row table:style-name="ro1">
          <table:table-cell office:value-type="float" office:value="85" calcext:value-type="float">
            <text:p>85</text:p>
          </table:table-cell>
          <table:table-cell office:value-type="float" office:value="1" calcext:value-type="float">
            <text:p>1</text:p>
          </table:table-cell>
          <table:table-cell office:value-type="string" calcext:value-type="string">
            <text:p>Dear local newspaper, Computers are they a good benifit for society or a bad benifit for society? What do you think would you enjoy always being on the computer? I wouldn't, so this is why I believe that computers have a negative impact on society. First reason why I think computers have a negative impact is because you can become addicted to always having to be on the computer. Becoming addicted to the computer leads to serious consequences. For example you spend less time exercising and that isn't healthy for your body physically. Not exercising leads to many things like being over weight, health problems, diseases like dieabeties, and many other things, but usually these are the main problems. You can aviode this by turning of the computer and just go for a small walk, but because of what computers have to offer now these day people want do this. Thats one reason why computers have a negative impact on the society. Another reason for why computers have a negative impact on society is because you won't spend as much time with your friends and family. Even if you don't know this if you spend more time on the computer than with your family and friends this affects them in many ways. They can feel dissapointed worried about you, even concerned. When you are always on the computer you're ignoring your family and this hurts them emotionally. Think about how would you feel if you had a best friend you always hung out with. You two did everthing together, and the all of a sudden your best friend suddenly stops calling you; or visiting you and hanging out with you. You would feel dissapointed because you loss your best friend over a computer. These things can happen if you go overboard when using the computer. This is why is think computers don't do good they do more harm in my personal opinion. The final reason why I say that computers aren't way good is for a main reason safty. Those days computers have all the websites like @CAPS1, @CAPS2, twitter, and others. There are so many kids who chat with people they don't even know. Also they're posting pictures of themselves without even thinking that this is a dangerous thing to do. Once you post those pictures they will always be there no matter if you even try to delete them. Another thing when you're on the computer people don't even think about their safty and thats how things happen. For example you can think you're talking to a friend but as it turns out you were talking to some stranger. Then you go meet up with your friend when it really wasn't. So you see safty is a real big problem with these computers. That's why I believe computers have a really negative impact on society. As a result, do you still believe that computers are a good beifit for society or bad beifit? My opinion stillis the same and I'm sure that there are others who believe the same. So this is why I think that computers are a bad benifit for society, and that computers can lead to more harm than do any good for people who use the computer.</text:p>
          </table:table-cell>
          <table:table-cell table:number-columns-repeated="2" office:value-type="float" office:value="5" calcext:value-type="float">
            <text:p>5</text:p>
          </table:table-cell>
          <table:table-cell/>
          <table:table-cell office:value-type="float" office:value="10" calcext:value-type="float">
            <text:p>10</text:p>
          </table:table-cell>
          <table:table-cell table:number-columns-repeated="21"/>
        </table:table-row>
        <table:table-row table:style-name="ro1">
          <table:table-cell office:value-type="float" office:value="86" calcext:value-type="float">
            <text:p>86</text:p>
          </table:table-cell>
          <table:table-cell office:value-type="float" office:value="1" calcext:value-type="float">
            <text:p>1</text:p>
          </table:table-cell>
          <table:table-cell office:value-type="string" calcext:value-type="string">
            <text:p>Dear Newspaper, @CAPS1 computers become more and more a part of everyday life people begin to question wether or not they have a positive impact on people. Computers are a technological wonder that has a positive effect on people. The world wide web, unlimited socialization and simulations are just a few of the benefits of computers. The internet provides acess to the world wide we. Infinite amounts of information can be found on your computer. "@CAPS2 in almost everyday school rely on the internet to gain information stated education secretary, @PERSON1. Also search engines provide acess to thousands of information loaded pages. In addition to unlimited information the web olds thousands of different web pages. With these people can learn about other peoples opinions or spend time playing games. The web is only one thing out of hundreds of great things about computers. Socialization is a huge of the moders life style. Web cames @CAPS1 on computers allow people to talk with friends who live miles away. No longer will people have to take an airplane to talk with friends on the other side of the world. Also, instant messaging and email is the main comunication system for thousands of people. It is the most efficient way to talk to friends. In fact, I became re connected with a lot of people I didn't talked to in a long time by getting email. Every body loves taking with their friends and family and this is made easier by using computers. Simulations are a huge benifit of computers. Many simulation programs are used to help people in their lives. Many proffessions using simulations on computers to help learn hot to do their job nine out of ten medical schools have the use of surgery simulations @CAPS1 part of their training course. Also, simulations and gaming on computers reveal interest for many people. I myself have a greater interest in history now after playing many historical themed computer games. Also many games and computer simulation have helped many people learn new things, @CAPS3 are countless learning games and simulations that are acessable by computer. Simulations add huge benifets to owning a computer. @CAPS1 technology advances people are opened up to many possibilities suck @CAPS1 information via the web unlimited socialization and simulations. The benifits of computers are many and the problems few. So, how can you keep up in a world where computer users hold the advantage if you deny the benifits of computers? Computers affect people in a positive way.</text:p>
          </table:table-cell>
          <table:table-cell table:number-columns-repeated="2" office:value-type="float" office:value="4" calcext:value-type="float">
            <text:p>4</text:p>
          </table:table-cell>
          <table:table-cell/>
          <table:table-cell office:value-type="float" office:value="8" calcext:value-type="float">
            <text:p>8</text:p>
          </table:table-cell>
          <table:table-cell table:number-columns-repeated="21"/>
        </table:table-row>
        <table:table-row table:style-name="ro1">
          <table:table-cell office:value-type="float" office:value="87" calcext:value-type="float">
            <text:p>87</text:p>
          </table:table-cell>
          <table:table-cell office:value-type="float" office:value="1" calcext:value-type="float">
            <text:p>1</text:p>
          </table:table-cell>
          <table:table-cell office:value-type="string" calcext:value-type="string">
            <text:p>Computers. One of the much enjoyed pieces of technology. But it is also one of the many distractions. Many people ponder if computers are really beneficial. I am one of those thinkers. I think that computers don't always benefit society. They have many, many distractions such as facebook, online games, and even inappropriate images and videos. If you really think of it, are computers as beneficial as we think? My friend, @PERSON2 was just told about facebook, and got a membership. It just started out as a 'na big deal' kind of thing. She went online often, just to check on her status and if she had any messages in her inbox, and that's @CAPS2. But then, she was full-blown addicted. She applied for @CAPS2 the clubs and groups, and she started getting behind in school. She was obtaining a plethora of @CAPS1's on most of her tests after not studying because she was on for almost six hours everyday. @PERSON2 would come home and not even bother to do homework, but would just immediately go online. After one month of being a member, she was failing @CAPS2 of her classes, and her mom took her computer priveleges away. See, she was distracted by one, little thing, and her whole life was almost destroyed. "But, mom, i'm in the middle of a game! And I'm winning!" @PERSON1 says vistoriously. @PERSON1 loves online games, and he wins almost @PERCENT1 of the time. But, that's not the point. He plays games @CAPS2 the TIME. @PERSON1's game playing gets in the way with the interaction of him and his family. He @CAPS3't played eith his four year old sister, @PERSON3 since she was two years old. his mother also often eats dinner alone. Sometimes, he even views inappropriate pictures when his mom is out shopping. When he's playing a game, a girl @CAPS4 him, "@CAPS5 at my pic. They're hot! and he looks at them. He thinks they're harmless but that's not what his mother thinks. his gaming has gotten in the way of his family and social life. most people think that computers are beneficial because you can find cool information. But, you can get @CAPS2 kinds of information from books. Instead of typing '@ORGANIZATION1', you could just @CAPS5 for it in a library. It takes less time, and you won't get carpal tunnel as easily. See? Computers aren't as beneficial as most think. There are @CAPS2 kinds of distraction, and these are only a few.</text:p>
          </table:table-cell>
          <table:table-cell table:number-columns-repeated="2" office:value-type="float" office:value="5" calcext:value-type="float">
            <text:p>5</text:p>
          </table:table-cell>
          <table:table-cell/>
          <table:table-cell office:value-type="float" office:value="10" calcext:value-type="float">
            <text:p>10</text:p>
          </table:table-cell>
          <table:table-cell table:number-columns-repeated="21"/>
        </table:table-row>
        <table:table-row table:style-name="ro1">
          <table:table-cell office:value-type="float" office:value="88" calcext:value-type="float">
            <text:p>88</text:p>
          </table:table-cell>
          <table:table-cell office:value-type="float" office:value="1" calcext:value-type="float">
            <text:p>1</text:p>
          </table:table-cell>
          <table:table-cell office:value-type="string" calcext:value-type="string">
            <text:p>Dear Newspaper, "@CAPS1 no!' I forgot the deffinition to this homework problem and I donít have my notes. Now, in this situation a computer would be very helpful to just type in the word and get a whole bunch of results. This is why I believe having access to a computer at all times is very helpfull because you can find information that you've been needing. You can get in touch with a friend if you need to or just to talk to lostly if you are just sitting around and having nothing to do you can just go on the computer and discover things you @MONTH1 not have known. Having access to a computer is a real and very helpfull because if your just having a conversation with someone and you forget a name of an important fact you want to tell them, you can always just look it up. For me, a lot of the times I just need information about maybe a sports player of facts about a famous event. Since our technology is so up to date the computer is right there sitting with many of the helpfull facts we would like to know. Friends are a big part of my life and I love just to talk to them and see how they are doing. Again, our technology is so advanced now that there is a bunch of websites where we can talk and see how we are doing. A big reason why being able to talk to friends and family is helpful is for taking to people that are very far away and the ones you dont normally see. On a computer you can talk to people from not only all over the @CAPS2.S.A but even in other countrys! Finally, the times I find having a computer around me most helpfull is when I am just bored with nothing to do! I can just visit a whole bunch of educational websites on things I @MONTH1 have learned in school or wanted to learn. On the internet there are many things to keep you occupied like games or ou can even watch movies from your home onto the computer! If you have a computer around your house you should not be bored because there is many things you can be doing or even learning! Having a computer around your house is so helpfull, you can have fun but your even learning how to be good with technology at the same time. Computers are the future and its a good one. So I suggest you pick one up and just have a blast, you wont be sorry.</text:p>
          </table:table-cell>
          <table:table-cell office:value-type="float" office:value="4" calcext:value-type="float">
            <text:p>4</text:p>
          </table:table-cell>
          <table:table-cell office:value-type="float" office:value="5" calcext:value-type="float">
            <text:p>5</text:p>
          </table:table-cell>
          <table:table-cell/>
          <table:table-cell office:value-type="float" office:value="9" calcext:value-type="float">
            <text:p>9</text:p>
          </table:table-cell>
          <table:table-cell table:number-columns-repeated="21"/>
        </table:table-row>
        <table:table-row table:style-name="ro1">
          <table:table-cell office:value-type="float" office:value="89" calcext:value-type="float">
            <text:p>89</text:p>
          </table:table-cell>
          <table:table-cell office:value-type="float" office:value="1" calcext:value-type="float">
            <text:p>1</text:p>
          </table:table-cell>
          <table:table-cell office:value-type="string" calcext:value-type="string">
            <text:p>Computers do benefit are society. They have changed the world alot. You can do many things on the internet. On the computer, you can chat with people everywhere. The computer helps the world. These are ways how computers do benefit our society. There are many things you can do on the internet. You can play games with people. You can talk to people on certain websites. You can look up vaction spots. If your tired of being home, then just go on the internet. These are things you can do on the internet. On the computer, there are many settings. Out of all of them, chatting is the best. You can be playing a game and still chat. If you chatting with someone, you can still chat with another person. You can chat with people from across the world. This is why chatting is the best setting. Computer helps the world in many ways. It helps kids if they need to research something. It helps the cops catch the bad people. The computer helps parents get from their children by vaction ads. This is has the computer helps the world. The computer does benifit our society. It has change the world. You can do many things on it. On the computer, you can chat with people from anywhere. The computer helps the world everyday. This is how the computer benifits our society.</text:p>
          </table:table-cell>
          <table:table-cell table:number-columns-repeated="2" office:value-type="float" office:value="3" calcext:value-type="float">
            <text:p>3</text:p>
          </table:table-cell>
          <table:table-cell/>
          <table:table-cell office:value-type="float" office:value="6" calcext:value-type="float">
            <text:p>6</text:p>
          </table:table-cell>
          <table:table-cell table:number-columns-repeated="21"/>
        </table:table-row>
        <table:table-row table:style-name="ro1">
          <table:table-cell office:value-type="float" office:value="90" calcext:value-type="float">
            <text:p>90</text:p>
          </table:table-cell>
          <table:table-cell office:value-type="float" office:value="1" calcext:value-type="float">
            <text:p>1</text:p>
          </table:table-cell>
          <table:table-cell office:value-type="string" calcext:value-type="string">
            <text:p>Dear @CAPS1 and @CAPS2 of the @LOCATION1 @CAPS3 I think that computers are a good thing to use. I know that some people do use the computer instead of enjoying a or exercising, but not everyone does that, The computer is a good resource to invest time in. The effects computers have on people is good (for the most part). The statement is true, people that use the computer can talk with people online and get information quickly than the library. I believe that the effects a computer has on a person, are good effects. When people use a computer they can get information which for research and work (word) That's because, when your on a computer you can simply relax but get available amount of work done. You can also do things while your on the computer, hold your dog, hold your cat, eat, drink, text, call. It's very multi propose (use). But some computers is a bad thing because not how the very expensive and same dont have the money to buy a computer but if you do have, you because they're of people or example @CAPS4 cheated and not a computer he could have good so rich and rumors because the computer is what he needs to be succesful with microsoft so computers are useful and the effect they have on people is a positive one.</text:p>
          </table:table-cell>
          <table:table-cell office:value-type="float" office:value="3" calcext:value-type="float">
            <text:p>3</text:p>
          </table:table-cell>
          <table:table-cell office:value-type="float" office:value="4" calcext:value-type="float">
            <text:p>4</text:p>
          </table:table-cell>
          <table:table-cell/>
          <table:table-cell office:value-type="float" office:value="7" calcext:value-type="float">
            <text:p>7</text:p>
          </table:table-cell>
          <table:table-cell table:number-columns-repeated="21"/>
        </table:table-row>
        <table:table-row table:style-name="ro1">
          <table:table-cell office:value-type="float" office:value="91" calcext:value-type="float">
            <text:p>91</text:p>
          </table:table-cell>
          <table:table-cell office:value-type="float" office:value="1" calcext:value-type="float">
            <text:p>1</text:p>
          </table:table-cell>
          <table:table-cell office:value-type="string" calcext:value-type="string">
            <text:p>Dear Newspaper, I think computers are great. There really helpful. They can teach us about things. Also they have fun games and websites which is always a plus. Computers are helpful in lots of things, like if you need to look something up for school you can just easily go on the computer and find it also some teachers have websites now where insted of bringing a big social studies book home, you can go on the internet and use the online book. Did you know that @PERCENT1 of @CAPS1 students rather use the internet book then taking the actual one home. Also if you forgot to write down your homework theres a website to lookup all the homework you have. Also computers can teach us things. There are websites that have math games and school related things. Also you can easilly go on google and look up things and they can give you thousands of information. Lastly the internet is a good source for fun they have millions of games on the internet and also fun websites like facebook. Did you know @PERCENT2 of @CAPS1 students use the computer for the games and online talking. This also gives kids lots of things to do on a rainy day. So weither your using the internet for it's helpfulness its resources, or just for the fun games and websites. Computers are really helpful.</text:p>
          </table:table-cell>
          <table:table-cell table:number-columns-repeated="2" office:value-type="float" office:value="4" calcext:value-type="float">
            <text:p>4</text:p>
          </table:table-cell>
          <table:table-cell/>
          <table:table-cell office:value-type="float" office:value="8" calcext:value-type="float">
            <text:p>8</text:p>
          </table:table-cell>
          <table:table-cell table:number-columns-repeated="21"/>
        </table:table-row>
        <table:table-row table:style-name="ro1">
          <table:table-cell office:value-type="float" office:value="92" calcext:value-type="float">
            <text:p>92</text:p>
          </table:table-cell>
          <table:table-cell office:value-type="float" office:value="1" calcext:value-type="float">
            <text:p>1</text:p>
          </table:table-cell>
          <table:table-cell office:value-type="string" calcext:value-type="string">
            <text:p>Dear local Newspaper; @CAPS1 you know that computers teach you to do many things? You probably do! I understand you would like to know my opinion on whether or not computers have a positive or negative effect on people. Well, I think that it has a positive effect. Computers teach you how to type and learn the moun keys. It also helps you to look things up like people, states, and etc. Lastly, it helps you to interact with other students when not in school. i encourage you to continue reading to hear my wonderful and strategic ideas. First of all, I think that computers have a positive effect on people because it gives you the learning skills to learn how to type I remember last year in @NUM1 grade, the tech ed teacher, ma @LOCATION4, told to go on a website that was all about learning how to type. It told us that the main keys were. A,@CAPS2,@CAPS3,@CAPS4 and @CAPS5,@CAPS6,@CAPS7, and colon(;). It was very helpful. From then on I typed like that. I think that learning how to type is an excellent thing. Typing helps you if you want to become a secretary or even a newspaper editor. My mother is a secretary down town at the low form called: @ORGANIZATION1. She works for three houses so she learned to type really fast. Typing is a big part of your life. You can use it for a project that you have to do for class, or an essay lthat you have to type to apply for a scholarship ro colege. Typing is used everywhere, even in math class my teacher types up things and pits them on the @CAPS8 @CAPS9. In addition, computers have a positive affect on people because they help look up famous people, states, countries, and etc. I remember on @NUM2 grade I @CAPS1 a project on @CAPS10, and in @NUM3 grade I @CAPS1 a powerpoint on I've also done a project on @LOCATION1 in @NUM1 grade, I @CAPS1 one on @PERSON1 this year for music, and I'm beginning one on @LOCATION2 and @LOCATION3. As you can tell, I've been using a computer, basically my whole life, except when I was a baby, but now that I think about it, when @CAPS11 a baby I got a little fake computer. i know computers are @LOCATION1 but they do have a positive effect on people. When was the last time you need a computer to help you look up something or someone? Priority not too long ago. Computers are the real dael. They can help you do anything. They've helped me my whole life. To be continued, computers have a positive effect on people. They help interact with other people students, and fa mily members, when not in contact. I remember when my cousin moved away. i was so sad. I didn't went her to leave. So then she gave me her email to contact her on the computer so I could talk to her. The computer has many websites where people can interact like: @CAPS12, @CAPS14, @CAPS13, aol, msn, yahoo, g-mail, twitter, and many more. i like talking to people from all over the country. I talk to my friend when I'm at home. i talk to family members. My favorite website is @CAPS14. I am a fanatic of it. It'@CAPS2 spo much fun. Do you have a favorite interaction website? @CAPS1 you have any interaction websites? If you don't you should get one. This is why computers have a positive effect on people. In conclusion, i think that computers have a positive effect on people. One because they can interact with others. Two: they can look up things to help them. Three, they can develop a sense of typing. Thank you for reading my letter which I 'm sure has persuaded you to agree with me on how computers have a positive effect on people.</text:p>
          </table:table-cell>
          <table:table-cell office:value-type="float" office:value="5" calcext:value-type="float">
            <text:p>5</text:p>
          </table:table-cell>
          <table:table-cell office:value-type="float" office:value="6" calcext:value-type="float">
            <text:p>6</text:p>
          </table:table-cell>
          <table:table-cell/>
          <table:table-cell office:value-type="float" office:value="11" calcext:value-type="float">
            <text:p>11</text:p>
          </table:table-cell>
          <table:table-cell table:number-columns-repeated="21"/>
        </table:table-row>
        <table:table-row table:style-name="ro1">
          <table:table-cell office:value-type="float" office:value="93" calcext:value-type="float">
            <text:p>93</text:p>
          </table:table-cell>
          <table:table-cell office:value-type="float" office:value="1" calcext:value-type="float">
            <text:p>1</text:p>
          </table:table-cell>
          <table:table-cell office:value-type="string" calcext:value-type="string">
            <text:p>Readers of "@LOCATION2 @CAPS1" should be well informed of the benifets of computers to society. Not only do they teach hand-eye coordination, but they give people the ability to learn about faraway places and provide a means to easy, online communication. In this day and age, good coordination is esencial to prospering in society. Using computers provides a method of both establishing and improving hand-eye coordination from the comfort of your own household or workplace. Dr. @DR1, of @ORGANIZATION1 medical center, says that a recent study shows @NUM1 out of every @NUM2 computers users have better hand-eye coordination than people who do not operate on a computer regularly. In a local primary school, students have begun to "@CAPS2 to learn", a program that promotes quick typing. School officials have seen a dramatic increase in the typing speed of children since the program was started in @DATE1. In this way, the computer provides a secure route to better hand-eye coordination. Even more importantly, the hand-eye coordination gained from using a computer can increase the chances of getting a job involving computer hand-eye coordination as an adult such as the position of a secretary or grafic designer. While hand-eye coordination is a factor of computers that has an extremely positive effect on people, the ability to learn about distant places with the touch of a keyboard is even more benificial towards all users. Website such as google and yahoo can track down millions of results in a matter of seconds if you search the name of a city or country. This can be handy when working on school projects as well; instead of having to lug tens of books home to finish an essay on @LOCATION1, you can simply look up the information on a computer at your house. When summertime comes around, and the last school bell rings, you can instead research faraway places that could turn into vacation spots instead of homework assignments. All of the travel information from plane tickets to the right currency is at your fingertips on a computer. If "@LOCATION2 @CAPS1" readers were aware of this, lots of trouble would be prevented and lots of time would be saved. The one component of computers that is used even more than research is online communication. State officials, governers, and even the president can post messages on websites for citizens to view while they check the weather or their email. This is a much easier way to hear goverment statements than waiting through endless commercials to hear speeches on the @CAPS4. Social networking sites are also immensly popular, and on pages like facebook and twitter you can reconnect with people who you don't have the chance to see everyday, or don't lie relative vincinity. If your cousin is going to school abroad, and did not have access to an international phone, you could communicate with them through email on the computer, and it would be as if they never left. It is ridiculous to think that someone could find computers - the gateway to faraway places, good hand-eye coordination, and the connection ten distant friends and family - a concern to society. They help town in countless ways and "@CAPS5 @CAPS1" readers should be aware of this.</text:p>
          </table:table-cell>
          <table:table-cell office:value-type="float" office:value="5" calcext:value-type="float">
            <text:p>5</text:p>
          </table:table-cell>
          <table:table-cell office:value-type="float" office:value="6" calcext:value-type="float">
            <text:p>6</text:p>
          </table:table-cell>
          <table:table-cell/>
          <table:table-cell office:value-type="float" office:value="11" calcext:value-type="float">
            <text:p>11</text:p>
          </table:table-cell>
          <table:table-cell table:number-columns-repeated="21"/>
        </table:table-row>
        <table:table-row table:style-name="ro1">
          <table:table-cell office:value-type="float" office:value="94" calcext:value-type="float">
            <text:p>94</text:p>
          </table:table-cell>
          <table:table-cell office:value-type="float" office:value="1" calcext:value-type="float">
            <text:p>1</text:p>
          </table:table-cell>
          <table:table-cell office:value-type="string" calcext:value-type="string">
            <text:p>Dear Newspaper people, I'm here to tell you that computers have a bad effect on people. The computer @MONTH1 hold lots of information but does it always hold the right information? You could do lots of other stuff than lay on the computer. Also, the computer is very distracting. The computer @MONTH1 give you the wrong info. Instead of going through the process of turning on your computer, search for the info and turn it off takes more time than find a book, open it, find the info close it and put it back. Books more often are correct. Computers take time to find into than a book. Computers give you too much information than a book. There's plenty of other stuff to do than play on the computer. You could read a book or draw. You could also play outside and shoot hoops or ride your bike. You can call up your friends and play with them. If you're really bored and you don't know what to do, make up a game. At times, computers could distract you. If you want to get homework done and you have a computer, it gets you off topic. If you're at work with a computer, it's tempting. Even other people on computers is distracting. if you're working on the computer, it does not take much to to take the thing you need to search like @ORGANIZATION1 and change it to something you want to search like @ORGANIZATION1 company. See what I mean by a negative effect? It doesn't give you the right info always, you could do better things in life and is very distracting. It is what makes the workers to the procrastinators and the fit to the lazy. Computers have entered our world and have altered all of our lives! Computers have made a big change to everyday life. Please agree with me.</text:p>
          </table:table-cell>
          <table:table-cell table:number-columns-repeated="2" office:value-type="float" office:value="4" calcext:value-type="float">
            <text:p>4</text:p>
          </table:table-cell>
          <table:table-cell/>
          <table:table-cell office:value-type="float" office:value="8" calcext:value-type="float">
            <text:p>8</text:p>
          </table:table-cell>
          <table:table-cell table:number-columns-repeated="21"/>
        </table:table-row>
        <table:table-row table:style-name="ro1">
          <table:table-cell office:value-type="float" office:value="95" calcext:value-type="float">
            <text:p>95</text:p>
          </table:table-cell>
          <table:table-cell office:value-type="float" office:value="1" calcext:value-type="float">
            <text:p>1</text:p>
          </table:table-cell>
          <table:table-cell office:value-type="string" calcext:value-type="string">
            <text:p>Although some people believe that computers turn us children into zombies, I believe that they effect us in a posotive way. Computers can help us explore far away places that we @MONTH1 never go to. Maybe help us connect with an old friend or just a little help on homeworks. One reason why I think computers are only helping us is they help us explore othe places. I know for a fact that every kid dreams of a place that they would love to visit. But not at all of us can afford to travel far away. Most families however, do have computers. With these computers, kids with a parents permission, can use the internet to learn tons of cool facts about their place. "I have always wanted to go to @LOCATION1 but my parents just don't have the proper incomg" said @PERSON1 of @CAPS1-@CAPS2 @CAPS3 school @CAPS4 I used my @CAPS6 and the internet to discover. HUNDREDS of amazing facts on it." @CAPS4 as you can see computers can help people realize their dreams. Another reason why I think computers are good is they help you connect with friends. If you are like me, you like to talk to your friends. A @CAPS5! But sometimes they are too far away to call if you don't want to pay for it. A solution a new wonderful machine called. The @CAPS6! You can chat long distances without being for it. This is especially good for me because not too long ago, one of my best friends moved away to @LOCATION2. I thoughy I would never talk to him again. Then I learned about @CAPS7 @CAPS8. It allows you to talk whenever you want, whenever you want! Now, me and my friend can stay in touch and @CAPS4 can you! My finale reason as to why I think computers are good is they can help you on homework too. Even have a tricky math problem you couldn't figure out? How about the capital of a state that visit, slipped your mined? Well the @CAPS6 can solve both of those problems and more! @PERCENT1 of computers these days come with soft wear in them that comes with a calculator. For the other @PERCENT1 you can download and install softwear onto your @CAPS6 for a low price. And every @CAPS6 made in this world has internet capabilities. All's you need to do is it on and get ready for a ride! @CAPS4 don'y worry about too much @CAPS6 use, because computers can only help us not hurt us. @CAPS4 remember, computers help us live our dreams to the full extent. they also help us connect with no another, and help us excel in school. @CAPS4 get on, and get goin. Have you used your @CAPS6 today?</text:p>
          </table:table-cell>
          <table:table-cell table:number-columns-repeated="2" office:value-type="float" office:value="5" calcext:value-type="float">
            <text:p>5</text:p>
          </table:table-cell>
          <table:table-cell/>
          <table:table-cell office:value-type="float" office:value="10" calcext:value-type="float">
            <text:p>10</text:p>
          </table:table-cell>
          <table:table-cell table:number-columns-repeated="21"/>
        </table:table-row>
        <table:table-row table:style-name="ro1">
          <table:table-cell office:value-type="float" office:value="96" calcext:value-type="float">
            <text:p>96</text:p>
          </table:table-cell>
          <table:table-cell office:value-type="float" office:value="1" calcext:value-type="float">
            <text:p>1</text:p>
          </table:table-cell>
          <table:table-cell office:value-type="string" calcext:value-type="string">
            <text:p>The use of computers is definetly correct. It is helpful, you can discover new things and much more. Computers makes peoples lives just so much simpler. Computers can help people in magnificent ways by looking for things you despretly need. Like if you were a student and you had to write a paper on @PERSON1. The computer has internet and that like billions of facts @PERSON1 and much more information about every thing. It can be helpful also by looking up the wheather, the new, even things that are happening around the world and even answering questions you have. Discovering things on the computer is something that happens every day. For example I read an article about the @CAPS1 and the @CAPS2 @CAPS3 the next day my teachers gave us a pop quiz on that and I got @NUM1. If a computer can get somebad a @NUM1 on their test think of what else it could do for the world. It might even help sae lives. Of course a computer can be helpful. In way like cheeking the score from yesterdays game, see whats going on in your community, watch videoes, hear music, talk to your friends, relatives get information on places, medical stuff. A computer can basicly do every thing from looking up the games scores to saving a life. The use of computers is, obviously the best dicision.</text:p>
          </table:table-cell>
          <table:table-cell office:value-type="float" office:value="3" calcext:value-type="float">
            <text:p>3</text:p>
          </table:table-cell>
          <table:table-cell office:value-type="float" office:value="4" calcext:value-type="float">
            <text:p>4</text:p>
          </table:table-cell>
          <table:table-cell/>
          <table:table-cell office:value-type="float" office:value="7" calcext:value-type="float">
            <text:p>7</text:p>
          </table:table-cell>
          <table:table-cell table:number-columns-repeated="21"/>
        </table:table-row>
        <table:table-row table:style-name="ro1">
          <table:table-cell office:value-type="float" office:value="97" calcext:value-type="float">
            <text:p>97</text:p>
          </table:table-cell>
          <table:table-cell office:value-type="float" office:value="1" calcext:value-type="float">
            <text:p>1</text:p>
          </table:table-cell>
          <table:table-cell office:value-type="string" calcext:value-type="string">
            <text:p>Dear Local @CAPS1, I think computers benefit society greaty. Most of what we do today could not happen without computers. The biggest use of computers is comunication. If you're in @LOCATION1 on a buisnoss trip but need to send a letter to your company, you can send an emil which is much less expensive than paying for as piece of @CAPS1. The experts concerns that people aren't spending enough time with family and friends is a point. Many people cominucate with family and friends through computers. I would hardely yet to talk to my cousin if I couldn't go on facebook. I would have had to wait another month to find out my other cousin was engaged if I didn't follow her on @CAPS2. If the concern is face to face contact, the computer has a cure for that, too, a video messaging site called ooVoo. Another way computers allow comunication is through the shareing of information. Many facts needed for school are spread out in hundreds of books. Over the @CAPS3, I've done research for a project and have been able to get facts from the @ORGANIZATION1 and @ORGANIZATION2 about crime stats. Many times researching an animal will take you online because more modern books note good website to travel to for more information. Without the @CAPS3, a simple reasearch project could take for months. Some scientists think people are spending too much time on the computer. This both right and wrong. Sitting at a computer watching youtube for hours is not nessasarily the best thing. However, the @CAPS4 is also for computer. The @CAPS4 has designed a game so that you can have fun while getting excersize. Computers are like chocolate. They can be good, but too much is a bad thing.</text:p>
          </table:table-cell>
          <table:table-cell table:number-columns-repeated="2" office:value-type="float" office:value="4" calcext:value-type="float">
            <text:p>4</text:p>
          </table:table-cell>
          <table:table-cell/>
          <table:table-cell office:value-type="float" office:value="8" calcext:value-type="float">
            <text:p>8</text:p>
          </table:table-cell>
          <table:table-cell table:number-columns-repeated="21"/>
        </table:table-row>
        <table:table-row table:style-name="ro1">
          <table:table-cell office:value-type="float" office:value="98" calcext:value-type="float">
            <text:p>98</text:p>
          </table:table-cell>
          <table:table-cell office:value-type="float" office:value="1" calcext:value-type="float">
            <text:p>1</text:p>
          </table:table-cell>
          <table:table-cell office:value-type="string" calcext:value-type="string">
            <text:p>Dear @ORGANIZATION1, In this new digital age, computors are beaming more and more advanced. You can do just about anything with computors now from talking to people, to learning about faraway places. It is not all as wonderful as it seems, though for people's lives have been ruined because of the internet. It is for that reason that computors are not a benefit to our society. With computors we can learn anyting, go shopping, and contact friends. For many, this deletes the purpose of going outside. You can live your entire life indoors. This lack of exercise can lead to obesity. Also, living this secluded lifestyle can cut off ties with your friends and family. In order to use computors wisely, we have to learn how to balance computor time with an active lifestyle. The problem is, not many people do that. Furthermore, going online too much has been known to produce a second life. With websites like @CAPS1, @CAPS2, and @CAPS3 you can have a whole different online life, with friends that you haven't even seen before. Sometimes, people have even been known to think that their online life is better and get sucked into it. Take @CAPS4 of @CAPS5 for example. It is very popular, but also extremly addicitve. Some play until their entire lives are devoted to playing. Same with @CAPS6 of @CAPS7. This obsession with online games or @CAPS8 is not what internet was made for. Also, peoples lives and reputations have been ruined by computors. Cyber bullying is spreading like wildfire. Its anonymous, and can be detrimental to the lives of others. Internet videos of people acting like idiots never go away. There is one video of a college guy playing with a golf hall retriever like asword called @CAPS9 kid. The video has been viewed over @NUM1 million times. The guy in the video was made fun of for years, sued the people who put the tape online, and was forced into depression. Moving on, people can literally get their lives taken away with computors too. Identity and credit card theft is becoming more and more common. Even my dad had is credit card account stolen last year. Computors must help, but they can hurt much more. In conclusion, computors are a detriment to society. the can hurt people, cause addiction, and seclude your life. Surely this isn't the grounds for something to help society. Truly this is a good thing to let people use.</text:p>
          </table:table-cell>
          <table:table-cell office:value-type="float" office:value="5" calcext:value-type="float">
            <text:p>5</text:p>
          </table:table-cell>
          <table:table-cell office:value-type="float" office:value="6" calcext:value-type="float">
            <text:p>6</text:p>
          </table:table-cell>
          <table:table-cell/>
          <table:table-cell office:value-type="float" office:value="11" calcext:value-type="float">
            <text:p>11</text:p>
          </table:table-cell>
          <table:table-cell table:number-columns-repeated="21"/>
        </table:table-row>
        <table:table-row table:style-name="ro1">
          <table:table-cell office:value-type="float" office:value="99" calcext:value-type="float">
            <text:p>99</text:p>
          </table:table-cell>
          <table:table-cell office:value-type="float" office:value="1" calcext:value-type="float">
            <text:p>1</text:p>
          </table:table-cell>
          <table:table-cell office:value-type="string" calcext:value-type="string">
            <text:p>Dear @CAPS1: Have you been sent a photo of a @NUM1 year old child with no clothes on? Well, if you have this is called sexting. It can be put on the computer or any type of device. People should stop using Computers more because it can lead to bad things like sexting from teens, bad for the younger kids, and teens could be, talking to someone they don't know. Lexi @NUM1, says that "she has goting facebook texts to her cell phone of other teenage kids that are excuset". @PERCENT1 of @LOCATION1 population teenagers have @CAPS2, @CAPS3 and @CAPS4 chat. Any of these websites can ford photos to their mobile device. This has goting out of the hand and what ever is on the computer now will be on forever. More childern under the age of @NUM3 years old are on the computer know. Where there are chat rooms were they can interact with others. For example, @PERSON1 is a childerns game that has a chating interaction, were you can talk to who ever. But, we you create this @PERSON1 you child has to give a parents email address were they have to read the following terms to chose for their child. But, most parents don't even read it . @PERCENT2 of these parents just agree to these terms and don't even read them. @PERSON2, was followed home from soccer practice when a man about @NUM4" and around the age of @NUM5 said "@PERSON2 come get some candy" @PERSON2 said "how do you know my name"? "@CAPS5 said cause I play with you all the time" @PERSON2 quickly ran home and @CAPS5 told his parents. @PERSON2 plays on @CAPS6 another intraction game and told this stranger @CAPS5 lives in @LOCATION2 field and @CAPS5 goes to @LOCATION2 @CAPS7. Giving strangers you information they can trace you down and find the street you live on. We need to keep our children safe and off of the computers more so sexting, and young children stay off, so kidnapping stops. Help @LOCATION1, @CAPS8 to become a safe place for our childern.</text:p>
          </table:table-cell>
          <table:table-cell table:number-columns-repeated="2" office:value-type="float" office:value="4" calcext:value-type="float">
            <text:p>4</text:p>
          </table:table-cell>
          <table:table-cell/>
          <table:table-cell office:value-type="float" office:value="8" calcext:value-type="float">
            <text:p>8</text:p>
          </table:table-cell>
          <table:table-cell table:number-columns-repeated="21"/>
        </table:table-row>
        <table:table-row table:style-name="ro1">
          <table:table-cell office:value-type="float" office:value="100" calcext:value-type="float">
            <text:p>100</text:p>
          </table:table-cell>
          <table:table-cell office:value-type="float" office:value="1" calcext:value-type="float">
            <text:p>1</text:p>
          </table:table-cell>
          <table:table-cell office:value-type="string" calcext:value-type="string">
            <text:p>Dear local newspaper, @CAPS1 you know how long you go on the computer for? Well get up and go outside. Thats one of my reasons why I think people spend to much time on it my other reason is your eyesit can go bad. Its a nice sunny day dont wast your time on the computer! Go outside! All, kids @CAPS1 is sit on the computer all day not getting exercis. Did you know @NUM1 out of @NUM2 kids that sit on the computers all day gain at least @NUM3? @PERSON1 told me that. I mean I believe him because its true kids dont get up.There missing a nice day out would you wanna miss a nice sunny day? My finall reason is kids eyesight can go bad. I mean having them stare at a screen all day, thats bad. @PERSON1 told me if your on the computer for @NUM4 hours on the computer for @NUM4 hours straight your eyes can get worst. I remember a tiny when I was on the computer for @NUM4 1/@NUM4 hours my eyes were killing me everything I blink. I know the computer is fun playing games, talking to friends but you should take a break and @CAPS1 something ples. In conclusion just go outside and have fun! @CAPS1 you want to wast a nice sunny day by staying in doors hurting your eyes? I know I @CAPS1!</text:p>
          </table:table-cell>
          <table:table-cell office:value-type="float" office:value="3" calcext:value-type="float">
            <text:p>3</text:p>
          </table:table-cell>
          <table:table-cell office:value-type="float" office:value="4" calcext:value-type="float">
            <text:p>4</text:p>
          </table:table-cell>
          <table:table-cell/>
          <table:table-cell office:value-type="float" office:value="7" calcext:value-type="float">
            <text:p>7</text:p>
          </table:table-cell>
          <table:table-cell table:number-columns-repeated="21"/>
        </table:table-row>
        <table:table-row table:style-name="ro1">
          <table:table-cell office:value-type="float" office:value="101" calcext:value-type="float">
            <text:p>101</text:p>
          </table:table-cell>
          <table:table-cell office:value-type="float" office:value="1" calcext:value-type="float">
            <text:p>1</text:p>
          </table:table-cell>
          <table:table-cell office:value-type="string" calcext:value-type="string">
            <text:p>Dear Local Newspaper, Have you ever gone somewhere, taken pictures, and posted them on the computer? If you have you will remember where you visited. But atleast you went to @ORGANIZATION1, or @LOCATION1 or somewhere. There are some people who are on the computer all day. Instead of experiencing nature and taken on @CAPS1 life brings to them, they are on facebook or youtube all day. This disgusts me because there are many fun, beautiful, and entertainings things to do. In @CAPS2 opinion I think computers have negative effects on people. People miss out on enjoying nature or interacting with friends and family. Some people do not get exercise anymore and it hurts to see obese people just sit ther and do nothing about there lives. First I'd like to talk about obesity. Did you know that @PERCENT1 of children are obese at young a young age? Computers take the place of exercising for a young boy or girl. They should go outside and play sports like basketball or soccer. Another thing is those game websites. Children get so caught up in a computer game, everything around them just disappears. All they worry about is winning the game. While playing this game they might eating doritos. Sooner or later five pounds is gained. Then they will regret not exercising and not be able to move. Later in life, when things are bad for them, they will realized on how many fantastic things they missed. Then they will say "@CAPS1 did I do with @CAPS2 life?" @CAPS2 next point shows that people are not enjoying nature. Have you ever taken a nice walk in the park? I know I have. Well people sit inside all day just taking a peek out the window, but don't think about going outside. Nature is beautiful, smells nice, even refreshing at times. But no. People sit on there butt all day. On the computer accomplishing absolutely nothing. Why can't they go outsite for a walk or a jog? People can see animals like squirrels climbing up a tree. How cute. But instead they play a virtual game where you shoot squirrels with a paint ball gun. So much is missed because of computers. As much as not enjoying nature upsets me, some people blow off their own family just to watch a re-run of family guy on youtube. @CAPS1 have we come to? Some children hit their parents because the parents shut the computer off. I'd rather enjoy a meal with @CAPS2 family and then just sit down, relax, and talk. Also some people don't get sleep becuse they are "doing something important" and miss a family trip or even school. In conclusion I believe that computers are bad because of obesity, missing nature, and not enjoying company of family &amp; friends.</text:p>
          </table:table-cell>
          <table:table-cell table:number-columns-repeated="2" office:value-type="float" office:value="5" calcext:value-type="float">
            <text:p>5</text:p>
          </table:table-cell>
          <table:table-cell/>
          <table:table-cell office:value-type="float" office:value="10" calcext:value-type="float">
            <text:p>10</text:p>
          </table:table-cell>
          <table:table-cell table:number-columns-repeated="21"/>
        </table:table-row>
        <table:table-row table:style-name="ro1">
          <table:table-cell office:value-type="float" office:value="102" calcext:value-type="float">
            <text:p>102</text:p>
          </table:table-cell>
          <table:table-cell office:value-type="float" office:value="1" calcext:value-type="float">
            <text:p>1</text:p>
          </table:table-cell>
          <table:table-cell office:value-type="string" calcext:value-type="string">
            <text:p>Dear Local Newspaper, Experts should not be concerned about other people that stay on the computer for a while. Maybe people know what they are doing and have to stay on computers for a long time. They also might like to learn things that they never thought about learning. Most people try not to be overweight. Experts should Not try to have less people on the computer. One reason is that people can chat with one another. It can be friends, families, and more. About @PERCENT1 of people chat online with families or friends. Chatting can also help you like if there is an emergency. You can tell someone what is going on and call the cops. Without a doubt chatting online is a great way to use the computer during the time your on it. Another reason is that you can search anything you need to know. Maybe if you have to search something for school, the computer can help you. This can have positive effects on people. It can make someone a better person. You can't agree that getting to search anything is a fantastic way of using a computer for a while. A third reason is that it can teach you hand-eye coordination and gives people the ability to learn about faraway places and people. Learning about things you have never dreamed about learning. There are many people and places in the world that you still have to learn about. Is it surprising to you that almost everyone and anyplace that is famous is on the internet. Using the computer this way is another terrific idea. These are all great ways of using the computer. Being on the for a while is not a waste of time. People can you their time wisly on the computer. Surprisingly it is true that all of the reasons are good for the time being on the computer. So you should try to make people be on the computer less often.</text:p>
          </table:table-cell>
          <table:table-cell table:number-columns-repeated="2" office:value-type="float" office:value="4" calcext:value-type="float">
            <text:p>4</text:p>
          </table:table-cell>
          <table:table-cell/>
          <table:table-cell office:value-type="float" office:value="8" calcext:value-type="float">
            <text:p>8</text:p>
          </table:table-cell>
          <table:table-cell table:number-columns-repeated="21"/>
        </table:table-row>
        <table:table-row table:style-name="ro1">
          <table:table-cell office:value-type="float" office:value="103" calcext:value-type="float">
            <text:p>103</text:p>
          </table:table-cell>
          <table:table-cell office:value-type="float" office:value="1" calcext:value-type="float">
            <text:p>1</text:p>
          </table:table-cell>
          <table:table-cell office:value-type="string" calcext:value-type="string">
            <text:p>Dear Local Newspaper, Have you ever been running late to a party and just realize you don't have the directions to the person's house? Have you ever had to write a paper and there wen't any books or encyclopedias available? Or have you ever just wanted to catch up with an old friend? @CAPS1 you answered yes to at least one of these questions, there is a good chance you have used a computer in your lifetime. Computers have positive effects because they can give you quick and reliable @CAPS2 and the can be fun too. To begin with let's go back to that example in the paragraph above. Have you ever been running late to a party and realize you do not have the direction's to the person's house? @CAPS1 you have, there are two things you can do in that situation. You can call up the person who probably wan't answer because they're @CAPS4 fun at their party, or you can go on the computer, type the person's address in and you will have your directions in seconds. Call me crazy, but this way seems quicker more efficient and reliable. My mother always says to me, "@CAPS1 you're @CAPS4 trouble finding @CAPS2, go on the computer," because she knows that there is all the @CAPS2 in books on the @CAPS3, and more. And it's just one click away, @CAPS4 sold that, the computer has positive effects on you because it gives you quick and reliable @CAPS2 In addition, computers have positive effects on you when you're trying to have fun. For example, @CAPS5. @CAPS5 is used by teens and adults like, and for one reason only, to socialize with friends via computer. @CAPS1 you to another date and wait to see what your last friend's up the best thing to do would be to go on @CAPS5 and ask A @ORGANIZATION1 shows that in a family of five, four of them use the @CAPS3 to communicate and socialize with friends. Obviously, this is how computers have a positive effect. In conclusion, whether you're bored at home and it's a rainy day, or @CAPS1 you have to nght a research paper you saved until the last minute, a computer will be there for you. Positive effects computers have - are that they are quick and reliable, and they are fun to use.</text:p>
          </table:table-cell>
          <table:table-cell office:value-type="float" office:value="5" calcext:value-type="float">
            <text:p>5</text:p>
          </table:table-cell>
          <table:table-cell office:value-type="float" office:value="4" calcext:value-type="float">
            <text:p>4</text:p>
          </table:table-cell>
          <table:table-cell/>
          <table:table-cell office:value-type="float" office:value="9" calcext:value-type="float">
            <text:p>9</text:p>
          </table:table-cell>
          <table:table-cell table:number-columns-repeated="21"/>
        </table:table-row>
        <table:table-row table:style-name="ro1">
          <table:table-cell office:value-type="float" office:value="104" calcext:value-type="float">
            <text:p>104</text:p>
          </table:table-cell>
          <table:table-cell office:value-type="float" office:value="1" calcext:value-type="float">
            <text:p>1</text:p>
          </table:table-cell>
          <table:table-cell office:value-type="string" calcext:value-type="string">
            <text:p>Dear The @CAPS1, @CAPS2 has been an argument wheter computers do or do not have a positive effect on people. Some believe, that computers have negative effets on people for example spending too much time, not exercising, and not interacting with family and friends. However, I believe computers have a positive effect on people because it teaches hand-eye coordination, lets people know about faraway places, and allows people to talk online. To conclude, computers have a positive effect on people. Did you know hand-eye coordination can be helpful at times? Well, it true because if you are in distress and the phone is broken and you don't have a cellphone then send an emergency e-mail to one of your friends informing them to call all and since you have hand-eye coordination you can type without having to look down. Also if your in college and have an important essay due tomorrow then hand-eye coordination can really help you write down notes without having to look back at the writing paper. Finally, with hand-eye coordination it can help you can join the army because if you spot a threat you can aim and shoot quickly without having to take out the gun after threat attacks. To conclude, computers teaches hand-eye coordination. Have you ever wanted to go to a forgein places? Well with computers you can do that you can just search the place and see what the place has. Fethermore, if you want to learn to speak a forgein language you can all you have to do is type in the language with a question and search its so easy a baby can do it. Finally, if you want to learn how to cook like forgein places do then type in the type of food or its name and search. To summarize, computers lets people know about forgein places. Have you ever have the feeling that you want to talk to somebody? I know I have this is why computers can help you talk to people online just tree the person's e-mail adresses and type the message. Also you don't have to waste money on paper and envelopes. Finally, having an e-mail is free so you can talk all you want. To conclude, computers help people talk online. In summarization, computers have a positive effect on people. It helps them have hand-eye coordination, learn about new places, and lets them talk.</text:p>
          </table:table-cell>
          <table:table-cell table:number-columns-repeated="2" office:value-type="float" office:value="5" calcext:value-type="float">
            <text:p>5</text:p>
          </table:table-cell>
          <table:table-cell/>
          <table:table-cell office:value-type="float" office:value="10" calcext:value-type="float">
            <text:p>10</text:p>
          </table:table-cell>
          <table:table-cell table:number-columns-repeated="21"/>
        </table:table-row>
        <table:table-row table:style-name="ro1">
          <table:table-cell office:value-type="float" office:value="105" calcext:value-type="float">
            <text:p>105</text:p>
          </table:table-cell>
          <table:table-cell office:value-type="float" office:value="1" calcext:value-type="float">
            <text:p>1</text:p>
          </table:table-cell>
          <table:table-cell office:value-type="string" calcext:value-type="string">
            <text:p>Computers are used world wide everyday, and most of the time @CAPS2 is used for a good reason. Computers help out by making @CAPS2 possible to get all the info you want, like for a trip. @CAPS1 you wanted to go to a close but fancy restaurant you @MONTH1 use a computer so you know how far. Computers also help out, making @CAPS2 possible to talk to friends that you haven't seen for years. @CAPS2 is also great way to meet new people. Let's say you are really stressed at work or school and you forget your book, you can usually bring @CAPS2 up on the computer and do @CAPS2 there. First, computers help out with traveling, sight seeing and lots more. When you travel, dont you want to know everything? And the biggest detail you want to know is the cost and the computer can usually give you a close to exact price for everything. Now that help's out a bunch when your traveling the world. And also when your site seeing you usually want to find either the most amazing or romantic spot were you are. And @CAPS1 you type in "the most romantic spot in somers" @CAPS2 should come up with a bunch of spots. So dont drive to miles just to get a map or brochure, use your computer and print one off. Second, @CAPS1 there was a friend you haven't seen in years and you want to talk, you can go on the computer. The computer helps in so many ways @CAPS2 could even tell you were this person lives and you could surprise visit him/her. When your on the computer, you can even meet new friends and have conversations with them. and even meet them someday. And @CAPS1 you and that new friend get along then mabey you and that person could be best friends. So @CAPS1 you haven't seen or talked to someone in a while that you knew use the computer to have a chat. Third, say your teacher or boss yelled at you today and no one has been nice to you all day and you forget your homework book or paperwork. Were do you go? the computer, @CAPS2 can bring most any paper work or work book you need to get the job done. @CAPS1 you forgot your homework book, you dont want to get a falling grade. on this homework. So you go to your computer from there. And @CAPS1 you forgot your paper work, and @CAPS1 you didn't finish this project for work tonight you would be fired, you could just go on the computer, find the work and finish @CAPS2. Also save your job. So that why computers help out so much in this lifetime. Last, that is why in this lifetime you need computers. They help us with our vacation trips. They help with conversation with old friends we haven't seen forever. Also they help with your school and job work. At least @PERCENT1 of our population use computers every day and with out them our society would colaps/ @DATE1. So think about the decision you are making and @CAPS1 @CAPS2 will benefit our society or make our society @DATE1 to its knees.</text:p>
          </table:table-cell>
          <table:table-cell office:value-type="float" office:value="4" calcext:value-type="float">
            <text:p>4</text:p>
          </table:table-cell>
          <table:table-cell office:value-type="float" office:value="5" calcext:value-type="float">
            <text:p>5</text:p>
          </table:table-cell>
          <table:table-cell/>
          <table:table-cell office:value-type="float" office:value="9" calcext:value-type="float">
            <text:p>9</text:p>
          </table:table-cell>
          <table:table-cell table:number-columns-repeated="21"/>
        </table:table-row>
        <table:table-row table:style-name="ro1">
          <table:table-cell office:value-type="float" office:value="106" calcext:value-type="float">
            <text:p>106</text:p>
          </table:table-cell>
          <table:table-cell office:value-type="float" office:value="1" calcext:value-type="float">
            <text:p>1</text:p>
          </table:table-cell>
          <table:table-cell office:value-type="string" calcext:value-type="string">
            <text:p>Dear Newspaper @CAPS1, I firmly believe that computers are beneficial to today's society. Not only do computers help us connect with peopl, but think of how efficiant they can be. And you can't neglect the fact that computers offer a profusion of entertainment. So before you say, "Computers are ruining our society.", please read my reasons why computers are essential. What is the first thing that comes to mind when I you hear 'computers'. Many people think of the chatrooms and @CAPS2's. Those are two examples of how a computer can bring people together. Imagine you doing a report on life in @LOCATION1. However, all you can find are those generic articles in old books. A simple solution is talking online to an actual person who lives in @LOCATION1. Computers can even help connect family members who live long distances from each other. I know that i would be overflowing with bliss if an aunt or uncle contacted me through '@CAPS3' or e-mail. In addition to connecting with people, computers are very efficiant. As students mature, homework is taken seriously. For instance, one of my friends handed in an essay and our teacher did not accept it. Her penmenship was not legible. Typing homework is an easy alternative to handing in messy, unsophisticated work. The efficiency of a computer is also recognized when trying to accomplish seemingly simple tasks. Just imagine how often you'd get lost without your directions from. Or how much you'd mess up if you didn't print out a recipe for dinner. Most importantly, computers are the virtual gateway to all sorts of entertainment. Whether you like playing computer games or even if shopping for the best deal is you game; a computer will suit you. There are. Thousand of website to visit and even more games just waiting to be played. A computer is anyone's passport to leisure and enjoyments. So you make the choice. Is a computer going to benefit society, or will they have catastrophic results. I urge you to remember; computer are a way to connect with people and they are efficiant. Most of all, remember how much you can achieve with a computer.</text:p>
          </table:table-cell>
          <table:table-cell office:value-type="float" office:value="5" calcext:value-type="float">
            <text:p>5</text:p>
          </table:table-cell>
          <table:table-cell office:value-type="float" office:value="6" calcext:value-type="float">
            <text:p>6</text:p>
          </table:table-cell>
          <table:table-cell/>
          <table:table-cell office:value-type="float" office:value="11" calcext:value-type="float">
            <text:p>11</text:p>
          </table:table-cell>
          <table:table-cell table:number-columns-repeated="21"/>
        </table:table-row>
        <table:table-row table:style-name="ro1">
          <table:table-cell office:value-type="float" office:value="107" calcext:value-type="float">
            <text:p>107</text:p>
          </table:table-cell>
          <table:table-cell office:value-type="float" office:value="1" calcext:value-type="float">
            <text:p>1</text:p>
          </table:table-cell>
          <table:table-cell office:value-type="string" calcext:value-type="string">
            <text:p>Dear @LOCATION1, @CAPS1 your computer ever crashed, and you needed to do a presentation? Well if so, that means you probably had to do your presentation on paper, the old fashioned way. Recently, there @CAPS1 been a debate going on between experts about computers. Some think they make your life more efficient while others think they make you spend too much time on them rather than outdoors. I believe that computers make our lives easier and that the advances in technology have a positive effect on people. I think this because it teaches you skills and updates you on info. around the world, it's efficient for work and helps the environment, and lastly, it let's people stay in touch. Computers have a positive effect on people because it let's family members stay in touch. Emails are an example of this. Instead of mailing a letter, you are electronically sending it. The person recieves it quicker and can answer ina more timely manner. Also, social networking sites help families keep in touch. One example of this is facebook. You can see what the person is doing and chat with them using facebook chat. I relate to this. My cousin lives in @LOCATION2, so I don't see him a lot. Through facebook, we can talk and update each other on our lives. Lastly, you can see pictures of your family. Many families have accounts on photo sharing sites. This enables them to see pictures or recent vacations or sporting events. They can comment and every member of the family can see how everyone looks/changes throughout the year. That is how computers let people stay in touch. Another reason why computers have a positive effect on people is because it teaches you skills and updates you on information. Computers teach you hand-eye coordination. When you type with a keyboard, you have to know where each letter is. This makes it possible to lok at the screen to recognize my errors. Hand eye coordination is a good skill for everyone to know. Computers update you on world news. Many homepage on the internet have news engines built into them. These news engines keep people updates on major news events. For example, the war in @LOCATION5, or more recently, the @LOCATION3 and @LOCATION4 earthquakes. Without the internet, we would be very behind on important news updates around the world. My last reason why computers have a positive effect on people is because it is efficient for work and they help the environment. Computers help the environment because you are not using as much paper. Throughout the year, @CAPS2 use billions of sheets of paper to write letters. With computers that number goes down into the thousands. Why you @MONTH1 ask? Emails don't recquire paper. They are electronic, which means no paper. They are also environmentally friendly because news paper companies are going out of buisness. Due to online news paper news is becoming less and less popular. Computers are efficient for work because it is so easy to make presentations. There are so many programs to use, that making a big presentation could take minutes. That is why computers make work easy but help the environment at the same time. As you can see, computers have many positive effect on people. They let family members stay in touch, they teach you skills, and they are efficient for work while being environmentally friendly. That is why I believe computers have a positive effect on people. Let me ask you this question again. @CAPS1 your computer ever crashed when you needed to do a big project? Now you know that computers make life efficient. What would you do without them? So now it's your turn, go out and buy a computer because you will be thankful you did.</text:p>
          </table:table-cell>
          <table:table-cell table:number-columns-repeated="2" office:value-type="float" office:value="5" calcext:value-type="float">
            <text:p>5</text:p>
          </table:table-cell>
          <table:table-cell/>
          <table:table-cell office:value-type="float" office:value="10" calcext:value-type="float">
            <text:p>10</text:p>
          </table:table-cell>
          <table:table-cell table:number-columns-repeated="21"/>
        </table:table-row>
        <table:table-row table:style-name="ro1">
          <table:table-cell office:value-type="float" office:value="108" calcext:value-type="float">
            <text:p>108</text:p>
          </table:table-cell>
          <table:table-cell office:value-type="float" office:value="1" calcext:value-type="float">
            <text:p>1</text:p>
          </table:table-cell>
          <table:table-cell office:value-type="string" calcext:value-type="string">
            <text:p>I saw in one of the news papers I got in the mail that had an overnight for people to state their opinion on kids computer useage. I took the idea of waiting this letter. Multiple people do have to use computers for multiple things. Such as: homework assignments such as essays, sometimes peoples family members go off to was but can't use cell phones, also online job alpications. To start off with, kids have homework assignment right? Most of the time people have to do essays. I ask my mom lots of times if I can do an essay for school, she say, "why don't you stay after to do it?" @CAPS1 have lives so they can't stay after, also at school the computers don't let you go on most websites unlike at home which does. That's mostly one main reasons kids use computers alot. Next,, some family members go off to war. Normally for safly and privacy, they wont let the soldiers life their cellphones, but for other reasons they can use their computers. Usually your family members know that you have a computer and want to contact you so that they to know their ok so they don't have to for two years. So, the base they ace at you can talk to them over video mail. I have an @CAPS2 that went to @ORGANIZATION1 and is now in @LOCATION2, and we sometimes talk to him over chat when he was in @LOCATION1. Lastly, job aplications. Most of the time people are home bound but need a job. Tons of @CAPS3 commertials show avertisements for jobs online. This is good for all types for people, homebound, elderly, ect. But mostly its good because they sometimes let you have your own business and you get good pay still. In conclution, Some people don't go online just to be online they actually are doing something such as talking to their loved ones that they wont see for along period of time, also school assignments. Plus, if people don't know people very well how do they know if they're active or not kids, and adults, should still be able to use computers when ever they want.</text:p>
          </table:table-cell>
          <table:table-cell table:number-columns-repeated="2" office:value-type="float" office:value="4" calcext:value-type="float">
            <text:p>4</text:p>
          </table:table-cell>
          <table:table-cell/>
          <table:table-cell office:value-type="float" office:value="8" calcext:value-type="float">
            <text:p>8</text:p>
          </table:table-cell>
          <table:table-cell table:number-columns-repeated="21"/>
        </table:table-row>
        <table:table-row table:style-name="ro1">
          <table:table-cell office:value-type="float" office:value="109" calcext:value-type="float">
            <text:p>109</text:p>
          </table:table-cell>
          <table:table-cell office:value-type="float" office:value="1" calcext:value-type="float">
            <text:p>1</text:p>
          </table:table-cell>
          <table:table-cell office:value-type="string" calcext:value-type="string">
            <text:p>Dear editor, @CAPS1 name is @PERSON1, and I believe that computers are a benefit to the world, and people as well. I say this because lots of people can talk to family of friends long distance. Also the computer can teach you lots of thing. Finally it makes you more social. In @CAPS1 strong opinion computers are better for the world. Firstly, many people can talk long distance with family of friends. You have web cam and that allows you to chat and see the person. Also @CAPS2 is another site where you can talk to friends and then you can have a lot and put pictures of yourself and even videos, even though you can talk on the phone and do all this but on the phone it costs money for a plan. When you use a computer it is completely free. Secondly, the computer teaches you things that help you later on in life, and it let's you know things as well. The computer people made programs that can computers and more really cool. The programs teach you how to type, it is called type to learn or type for fun. Also they have programs that let you know how to read. It is great for kids because they need to know these things any ways. Finally, the computer makes you more social. This is because you have @CAPS2 and it let's you know things that happen in school or out of school. You can talk to people on @CAPS2 or email each other and have a conversation with them. You can also meet new people from other places and have a good relationship with them. You have friends with and know who they are and won't need to figure it out. So, this is why I believe that having a computer is a good idea, and good to have. You can talk to people long distance. The computer teaches you things for life. Finally it makes you more social with people. So in @CAPS1 strong opinion it is a good idea to have a computer.</text:p>
          </table:table-cell>
          <table:table-cell table:number-columns-repeated="2" office:value-type="float" office:value="4" calcext:value-type="float">
            <text:p>4</text:p>
          </table:table-cell>
          <table:table-cell/>
          <table:table-cell office:value-type="float" office:value="8" calcext:value-type="float">
            <text:p>8</text:p>
          </table:table-cell>
          <table:table-cell table:number-columns-repeated="21"/>
        </table:table-row>
        <table:table-row table:style-name="ro1">
          <table:table-cell office:value-type="float" office:value="110" calcext:value-type="float">
            <text:p>110</text:p>
          </table:table-cell>
          <table:table-cell office:value-type="float" office:value="1" calcext:value-type="float">
            <text:p>1</text:p>
          </table:table-cell>
          <table:table-cell office:value-type="string" calcext:value-type="string">
            <text:p>Dear @ORGANIZATION1, I think computers are good to society, because you can read the news paper online, email your friends and family, and can play games and watch videos or movies. Knowing the latest news is very important, news paper are okay but you have to pay for them with the news paper online you can get the latest news for free! This way you can save money and trees. Heres another way of saving trees. E-mailing is a good to talk so some one far away and it's a lot faster than just regular old mailing. E-mail is also good for e-mailing links to cool websites, on e-mail can send a funny picture or a video or an important notice. So, Computers can be your news paper and a good and fast way of communication. It also can be useful for entertainment. Computers are one of the most popular entertainment sources. Computers allow you to go on game sites, watch videos or movies or play on online game on just a regular @CAPS1 game. I know whenever I'm bore I go on my computer and I can always find something to don on line or find a movie to watch. So, computers are very popular, in many areas computers are helpful in news, communication, and entertainment. People just need to look at the positive aspects of computers, then they will see how great they are</text:p>
          </table:table-cell>
          <table:table-cell table:number-columns-repeated="2" office:value-type="float" office:value="3" calcext:value-type="float">
            <text:p>3</text:p>
          </table:table-cell>
          <table:table-cell/>
          <table:table-cell office:value-type="float" office:value="6" calcext:value-type="float">
            <text:p>6</text:p>
          </table:table-cell>
          <table:table-cell table:number-columns-repeated="21"/>
        </table:table-row>
        <table:table-row table:style-name="ro1">
          <table:table-cell office:value-type="float" office:value="111" calcext:value-type="float">
            <text:p>111</text:p>
          </table:table-cell>
          <table:table-cell office:value-type="float" office:value="1" calcext:value-type="float">
            <text:p>1</text:p>
          </table:table-cell>
          <table:table-cell office:value-type="string" calcext:value-type="string">
            <text:p>@CAPS1 judgment comes from expirience, and expirience comes from bad judgement, qouted from my uncle's dad. Computers haven't been around all that long for the public, so the public has little experience. Therefore, the public also lacks @CAPS1 judgement in using computers and the detrimental effects are starting to show. Computers have caused damage to people! To begin with, computers can be a @CAPS2 issue for people. In studies in @LOCATION1, @NUM1 out of @NUM2 @CAPS3 who spend their time (@NUM3 or more hours) are wearing glasses. Because of bad @CAPS2 effects the screen has on your eyes. Furthermore, computer games are made to be addicting, which causes @CAPS3 to sit in front of the computer instead of excercising. This @MONTH1 be one of the biggest causes of obesity in @LOCATION2! My little brother used to be addicted to a flying game, and he sat in front of it for hours every day and started to get fat. As soon as he stopped playing it and going outside more he immediatly started to lose fat. Therefore, people need to move around more instead of sitting in front of the computer. To continue, my second argument is about detrimental effects computers have on the enviroment. First, computers need electricity to run. That electricity comes from power plants. Over @PERCENT1 of @LOCATION2's powerplants are coal, petroleum, or natural gas based. When people turn on the computer because they are bored, it wastes electricity that doesn't need to be used. Furthermore, scientists suspect humans are now a major cause of global warming. It is common sense that those powerplants burn their respective fuels to create electricity. In other words there is a definite connection between computers and global warming. Also, the powerplants release pollutants into the air that can eventually cause acid rain. To end with, my last argument is about people's skills. In a school survey, @CAPS3 who used their computers for more than @NUM4 hours per day didn't know how to cook or how to even light a match! There is a definite connection between the two as most people just put something in the microwave to eat to be able to go back to the computers as fast as possible. The matches are lit by parents to light fires or candles, But what happens when a natural disaster strikes like in @LOCATION3 or @LOCATION4? How will @CAPS3 be able to fend for themselves? The only way to cook would be with fire. There wouldn't be microwaves to cook canned food with. Furthermore, how would @CAPS3 be able to even start a fire without @CAPS4 how to light a match? Evidently excessive computer use could have very detrimental effects in a natural disaster, even to adults, so we need to stop it! Do you want @LOCATION2 to be thought of as @CAPS5 and @CAPS6? Should the enviroment, our only home, suffer because of a few bored people? How will we handle a major natural disaster? In conclusion, people are spending too much time on their computers, and they need to stop! People are becoming @CAPS6, @CAPS7 the environment, and losing important life skills. We need to all come together and cooperate to keep people healthy, to retain our life skills, but most importantly ssave our one and only beautiful @LOCATION5.</text:p>
          </table:table-cell>
          <table:table-cell office:value-type="float" office:value="6" calcext:value-type="float">
            <text:p>6</text:p>
          </table:table-cell>
          <table:table-cell office:value-type="float" office:value="5" calcext:value-type="float">
            <text:p>5</text:p>
          </table:table-cell>
          <table:table-cell/>
          <table:table-cell office:value-type="float" office:value="11" calcext:value-type="float">
            <text:p>11</text:p>
          </table:table-cell>
          <table:table-cell table:number-columns-repeated="21"/>
        </table:table-row>
        <table:table-row table:style-name="ro1">
          <table:table-cell office:value-type="float" office:value="112" calcext:value-type="float">
            <text:p>112</text:p>
          </table:table-cell>
          <table:table-cell office:value-type="float" office:value="1" calcext:value-type="float">
            <text:p>1</text:p>
          </table:table-cell>
          <table:table-cell office:value-type="string" calcext:value-type="string">
            <text:p>Dear @PERSON1, @CAPS1 these days are telling kids to go outside instead of vegging out in front of a computer. Computers can but promote bad habits. I try not to use the computer unless I have too for school or to get homework. Please consider the negative effects which are exercising in apropprate content and less interaction with friends/family. Yes internets can be used to find diets and exercise plans but if you would just go to the gym to burn of those pounds everything would be just fine! Internet and computers are designed to suck in your brain, and attack you to all the websites and neat little things. It is more effective just to go to a local @ORGANIZATION2 or @ORGANIZATION1 to work out. I swim on a swim team for a @ORGANIZATION2. I love swimming better than going on the computer. It satisfies my personal needs of exercising. I lost @NUM1 pounds by just swimming for a month. I will run on the tred mill to help me burn of stress or anger. Gyms are way better than computers. I know most of us have seen something inapropprate on the computer. Yes computers give people jobs but there is no need to post pictures or messages that will hurt peoples feelings. I know the other day I saw a really mean comment that made me feel bad for the victim. I know youtube is trying to stop inappropriate content, so hurray for them. Once you give something to the internet it is lost forever. Yes computers have ways to keep in touch with friends but it is better to @CAPS3 or visit in person. Like my @CAPS2 always said," @CAPS3 more, it builds character!" @CAPS4 ever I get the chance I @CAPS3 my best buddies instead of using the computer. Kids theses days can be mean with out try. You disconnect yourself from your family. Because computers attrack users, there are times where you don't pay attention to others around you. @PERCENT1 of kids donot do there home work because of computers. Thank you for your time. I think computers are bad and everyone would be happy with out them. They help the obesity level in the nation, let cyber bullying and inappronrate content flow around the internet and lastly block you out from the world. ( @CAPS5.S someday computers are going to take over the world and you will be sorry you didn't listen to me.)</text:p>
          </table:table-cell>
          <table:table-cell office:value-type="float" office:value="5" calcext:value-type="float">
            <text:p>5</text:p>
          </table:table-cell>
          <table:table-cell office:value-type="float" office:value="4" calcext:value-type="float">
            <text:p>4</text:p>
          </table:table-cell>
          <table:table-cell/>
          <table:table-cell office:value-type="float" office:value="9" calcext:value-type="float">
            <text:p>9</text:p>
          </table:table-cell>
          <table:table-cell table:number-columns-repeated="21"/>
        </table:table-row>
        <table:table-row table:style-name="ro1">
          <table:table-cell office:value-type="float" office:value="113" calcext:value-type="float">
            <text:p>113</text:p>
          </table:table-cell>
          <table:table-cell office:value-type="float" office:value="1" calcext:value-type="float">
            <text:p>1</text:p>
          </table:table-cell>
          <table:table-cell office:value-type="string" calcext:value-type="string">
            <text:p>Dear @CAPS1 paper, @CAPS2 name is @PERSON1 and I am writing this letter on the count of the computer issue. @CAPS2 look on this subject is the oppisite. People @MONTH1 spend more time on the computer then exercising, but theycould still be social in chat rooms. People can use laptops out doors. You can spread your imagination with the games you can play. Lets get onto @CAPS2 first point, being social. The experts say that people are spending less time with there friends and family then on the computer. They @MONTH1 be spending less time with there friend and family physicly, but who said there not being social. Theres facebook, @CAPS3, and chat rooms. You can talk to your friend on there so they on being social. Not being physicly social but verbily social. On to @CAPS2 next subject the expert say were not enjoying out doors, but the over looked something here it is. If were not enjoying outdoors then half of amarica would be as plae as can be. Then theres laptops. You can use thoughs out doors. People that have laptops can go outside on a sunny day grab some fruit and relax. You could stay out there till the batterie deis. Then just grab the pluge and keep relaxing its easy. Computers also help your imagination. Some computer games help expand your imagination because when your playing games you think of things that could make the game better. Simulaters help you design or even controll things. Some games allow you design and play as a character you created. They help you jobs that you might be intrested in. For me computer games expanded @CAPS2 drawing. All these thing can be reversed. No one is a robot that repeats what they do over and over again. Humanity has the power to get off the computer, and go outside or be social. As I just proved everything you can physicly you can do on the computer.</text:p>
          </table:table-cell>
          <table:table-cell table:number-columns-repeated="2" office:value-type="float" office:value="4" calcext:value-type="float">
            <text:p>4</text:p>
          </table:table-cell>
          <table:table-cell/>
          <table:table-cell office:value-type="float" office:value="8" calcext:value-type="float">
            <text:p>8</text:p>
          </table:table-cell>
          <table:table-cell table:number-columns-repeated="21"/>
        </table:table-row>
        <table:table-row table:style-name="ro1">
          <table:table-cell office:value-type="float" office:value="114" calcext:value-type="float">
            <text:p>114</text:p>
          </table:table-cell>
          <table:table-cell office:value-type="float" office:value="1" calcext:value-type="float">
            <text:p>1</text:p>
          </table:table-cell>
          <table:table-cell office:value-type="string" calcext:value-type="string">
            <text:p>Dear @CAPS1 @CAPS2, Computers do put possitive affect on people and it also teaches us. So I think computers are very important and they are needed in people lives. We learn information about the world and about what is going on. It also helps us comunicate with friends and family. Lastly it can help us gather information for homework and projects. First, while we are on the computer it tells us baout the world and different countries. The computers tell us how the war is and about what the president is doing. The computer also gives us information about local news such as weather, traffic reports and if there has been a crime that has happended. We also can find out about the stockmarket which is very important to many people. Second, the computer gives the ability to talk with friends and family. AIM, @CAPS3, and @CAPS4 are all different ways to interact with each other. Also if we didn't hand something in at school we could always just e-mail our teachers the information that they might need by a spacific date, if a student forgets what the homework was we can just ask on the computer. Many people find old friends that they haven't seen in years, and getting to see them again and how their family is, it could make someone feel happy about knowing that their old friend has grown happy. Lastly, if students have project or homework that they need information on the computer could always help. On the computer there is a lot of information about people, places, thing, and anything you want to know. The computer gives you answer to question you @MONTH1 have. You can get pictures and information of the thing you are looking up. It also gives you location and dates of different events that have happened in what you are looking up. Computers are very useful when it comes to sudents education. In conclusion, Computers are a very important part of everyones life. To learn about information that is happening in the world, to talk to friends or family, and to help with school work. Even if people aren't exercising they are increasing their education by finding information. You can still enjoy nature, but not as much as ussuall; you still spend time with family and friends by comunicating on the computer. Computers are one of the gratest inventions, and does have a positive effect on people. </text:p>
          </table:table-cell>
          <table:table-cell table:number-columns-repeated="2" office:value-type="float" office:value="4" calcext:value-type="float">
            <text:p>4</text:p>
          </table:table-cell>
          <table:table-cell/>
          <table:table-cell office:value-type="float" office:value="8" calcext:value-type="float">
            <text:p>8</text:p>
          </table:table-cell>
          <table:table-cell table:number-columns-repeated="21"/>
        </table:table-row>
        <table:table-row table:style-name="ro1">
          <table:table-cell office:value-type="float" office:value="115" calcext:value-type="float">
            <text:p>115</text:p>
          </table:table-cell>
          <table:table-cell office:value-type="float" office:value="1" calcext:value-type="float">
            <text:p>1</text:p>
          </table:table-cell>
          <table:table-cell office:value-type="string" calcext:value-type="string">
            <text:p>Dear Newspaper people, @CAPS1! Isn't computers just swell? I mean why aren't they you can one learn up on your knowledge, two you can play alot of fun games, and last but not least we can talk to our friend. Well I hope you enjoy my essay about the computer world. Have you ever had any diffuclty finding something in a libery? Well forget your libery cards just go on the computer's @CAPS2. On there you can fin what ever your looking for. One time I was doing a project on my favorite rocker @ORGANIZATION1, so my mom told me to check the libery for a book on him but I couldn't find one. So instead I just jumped on my computer but not really jump on @CAPS4 but any way so I went on the @CAPS2 and guess what! I found all I needed to know about him getting me that rocking at on my project. i mean ther's alot more you can learn with the computer like what's going on in the world around us or even learn about little world around us or even learn about little insects to big plants. Well that's what I got for using the @CAPS2 for knowledge. Welcome back! Well now I'm going to tell you about a few games you can play on the computer. The game I'm going to tell you about is my favorite game and @CAPS4's called left @NUM1 dead @NUM2; @CAPS5 you never played the game your probably like that game sound really hard and scary well @CAPS4 is. i'm just kidding @CAPS4 can be hard at first and a little scary but @CAPS4's still fun. Another game I enjoy playing is a online game called, '@PERSON1," the game is fun and all but @CAPS4 takes a while to do and kill the fun stuff. For example I'm a lvl. @NUM3 mage and I can take on lvl. @NUM4 @CAPS7 because I can use high leveled spells. but anyways there alot of things to do on a computer. Like me you can kill zombie hared or just do a quest or two, who cares @CAPS4's in you hands have fun. Now the last thing I'm going to tell you about is how you can talk to you friends over the @CAPS2. well like me I moved so I couldn't really hangout with my friends so I got there @CAPS9-mail so now I can talk and see my friends on a webcam. Another good reason to be able to use the @CAPS10 or computer is you can talk to family members who joined the @ORGANIZATION2. My uncle joined the @ORGANIZATION2 and he's going to be leaving soon so I'm to be wanting to see him so I'll see him on webcam or be able to chat with him. Well that my reason why @CAPS4's a good reason to have a computer. One you can use @CAPS4 to learn, two some hard care gaming, and three just talk to friends. Thank you and have a nice day.</text:p>
          </table:table-cell>
          <table:table-cell office:value-type="float" office:value="5" calcext:value-type="float">
            <text:p>5</text:p>
          </table:table-cell>
          <table:table-cell office:value-type="float" office:value="4" calcext:value-type="float">
            <text:p>4</text:p>
          </table:table-cell>
          <table:table-cell/>
          <table:table-cell office:value-type="float" office:value="9" calcext:value-type="float">
            <text:p>9</text:p>
          </table:table-cell>
          <table:table-cell table:number-columns-repeated="21"/>
        </table:table-row>
        <table:table-row table:style-name="ro1">
          <table:table-cell office:value-type="float" office:value="116" calcext:value-type="float">
            <text:p>116</text:p>
          </table:table-cell>
          <table:table-cell office:value-type="float" office:value="1" calcext:value-type="float">
            <text:p>1</text:p>
          </table:table-cell>
          <table:table-cell office:value-type="string" calcext:value-type="string">
            <text:p>I agree with the newspaper, people are spending too much time on the computer and not exercising. everyone knows computers addictive. but people need to get out more. but people making it more addicting by creating things such as never ending games and its distracting people from there life, family, work and exercise.</text:p>
          </table:table-cell>
          <table:table-cell table:number-columns-repeated="2" office:value-type="float" office:value="2" calcext:value-type="float">
            <text:p>2</text:p>
          </table:table-cell>
          <table:table-cell/>
          <table:table-cell office:value-type="float" office:value="4" calcext:value-type="float">
            <text:p>4</text:p>
          </table:table-cell>
          <table:table-cell table:number-columns-repeated="21"/>
        </table:table-row>
        <table:table-row table:style-name="ro1">
          <table:table-cell office:value-type="float" office:value="117" calcext:value-type="float">
            <text:p>117</text:p>
          </table:table-cell>
          <table:table-cell office:value-type="float" office:value="1" calcext:value-type="float">
            <text:p>1</text:p>
          </table:table-cell>
          <table:table-cell office:value-type="string" calcext:value-type="string">
            <text:p>Dear Local Newspaper: @CAPS1 you think computers are great for everyone? I think computers are one of the greatest inventions ever. What's really great about them is how much you can learn from computers. You can learn hand-eye coordination, learn about faraway places, and talk online to people. Surely, read on to see why computers are very important to us all. Many people think that computers are bad for our mind, but actually they're not. When on computers you can learn hand-eye coordination. You can be able to type well and very fast after a while and improve your eye sight by reading your writing or notes for a paper. Lastly, you can even have fun, relax, and type out your papers for reports. Definitely, read on to see what computers can @CAPS1 too. They're a lot of faraway places that have their own specil way of showing you a great time. On the internet, that have a list of vacation spots or places that grab your attention to visit. They give you details on why to visit it and a fair price. Think about it, would it be cool to visit a great place, like @LOCATION1. Without a doubt, continue reading. Have you ever wanted to play outside but it was raining or your friends were not around. Well, on the computer you can talk online to your friends. You can see how their doing or what their doing and still have a good time. Not to mention, you can even make new friends. Lots of kids and teens go online to make new friends. Surely, you should agree that computers are great. I think computers are very unique and important. That's why so many kids to adults use it the computers so much. They use it to learn hand-eye coordination, learn about faraway places, and talk online to other. Thank you for reading my paper local newspaper.</text:p>
          </table:table-cell>
          <table:table-cell table:number-columns-repeated="2" office:value-type="float" office:value="4" calcext:value-type="float">
            <text:p>4</text:p>
          </table:table-cell>
          <table:table-cell/>
          <table:table-cell office:value-type="float" office:value="8" calcext:value-type="float">
            <text:p>8</text:p>
          </table:table-cell>
          <table:table-cell table:number-columns-repeated="21"/>
        </table:table-row>
        <table:table-row table:style-name="ro1">
          <table:table-cell office:value-type="float" office:value="118" calcext:value-type="float">
            <text:p>118</text:p>
          </table:table-cell>
          <table:table-cell office:value-type="float" office:value="1" calcext:value-type="float">
            <text:p>1</text:p>
          </table:table-cell>
          <table:table-cell office:value-type="string" calcext:value-type="string">
            <text:p>Dear Local Newspaper @CAPS1, @CAPS2 our technology advance, so do are lives. Computers are a perfect way to better our way of life in ways that are benificial to us and future generations. The use of computers, and the @CAPS5 alone allow us to learn about the way of life in other places on @LOCATION4 talk to people faraway, and express ourselves. Computers give us a bright future. First many people, actually @PERCENT1 of the worlds population are generally stationary, and line in a local town or city environments. This is why computers are so helpful because they give @CAPS2 a way to research other places around the globe. @CAPS3 can create an interest in other cultures, and shape our opinions @CAPS2 @CAPS3 discover things about other places. From there, @CAPS3 can look at different topics in a wide spread point of view. In doing this @CAPS3 will connect to other ways of life. @CAPS2 philosopher and poet @PERSON1 state" @CAPS3 learn about ourselves through the discovery of others." @CAPS4, another particularly handy function of the @CAPS5 through computers is @CAPS3 can communicate with people who live far away, when @CAPS3 couldn't visit otherwise. A @LOCATION2 study showed that actually @PERCENT2 of use of the computer is communication with sites like facebook or @CAPS9. A scientist in @LOCATION3, @PERSON3, says @CAPS3 @CAPS2 humans tend to enjoy communication because it gives @CAPS2 a sense of unity. This is why so many companies are realizing that sites like @ORGANIZATION2, @CAPS6, and @ORGANIZATION1 are gaining in popularity." And this is true. It is enjoyable to @CAPS7, talk, or email others. Without computers, this couldn't be possible. Lastly, computers give us the chance to express our ideas like never before. Now, stars aren't only made in @LOCATION1, but now you can make yourself famous on @CAPS8 or @CAPS9. Just ask @PERSON2, who's voice reached out and caught the attention of a major record company. Now, everyone knows his name and listens to his music. Like @PERSON2, the more wordy folks can express themselves by blogging their opinions. " About half of computer use, " says @CAPS1 to computer weekly, @PERSON4," is using blogs and videos to state one's ideas." @CAPS3 can persuade others to think @CAPS2 @CAPS3 do and discover thngs that @CAPS3 have discovered. Self-expression is very important to society, and this is why computers have such an affect on people. @CAPS2 it is clear, computers have a positive affect on people and society. They allow us to learn about faraway places, communicate with others, and inspire the world around us with our ideas. Welcome to the future.</text:p>
          </table:table-cell>
          <table:table-cell table:number-columns-repeated="2" office:value-type="float" office:value="6" calcext:value-type="float">
            <text:p>6</text:p>
          </table:table-cell>
          <table:table-cell/>
          <table:table-cell office:value-type="float" office:value="12" calcext:value-type="float">
            <text:p>12</text:p>
          </table:table-cell>
          <table:table-cell table:number-columns-repeated="21"/>
        </table:table-row>
        <table:table-row table:style-name="ro1">
          <table:table-cell office:value-type="float" office:value="119" calcext:value-type="float">
            <text:p>119</text:p>
          </table:table-cell>
          <table:table-cell office:value-type="float" office:value="1" calcext:value-type="float">
            <text:p>1</text:p>
          </table:table-cell>
          <table:table-cell office:value-type="string" calcext:value-type="string">
            <text:p>Dear People of @LOCATION2, @CAPS1 many hours a day do you spend being active? Now answer me this, @CAPS1 much time do you spend on you computer? To many @CAPS2 today are sitting down in front of a computer, laptop, ecetra, while not enough are lacing up their shoes for a jog. Computers are ruining us, they deter our social skills, damage our health and cause us to be lazy. They are unbenificial to our society. To start with, millions of people sign up for @CAPS3, @CAPS4, and other website like these to reconnect with people. Do you realize what this means? Now no one has to get in a car and go visit any one else. There is no longer a need to interact with other life forms, nor is there a want to. Lets say there's a woman sitting on her couch. All of a sudden her face lights up with the thought of her friend @PERSON1. She gets up to go start the car, but hey eye catches on the computer. She bites her lip, trying to decide wether to go see her, or have an online chat. Feeling lazy, she sits down. Do you really want that happening to everyone? To late it already has. Moving along, i'd like to take a moment to talk about our health. As most of us knows, fresh air is good for us. Imagine this, you're walking through the woods on a trail. The crisp, cool air, tickles you skin, and breathing it in just makes you smile. Your entire body feels energized from the treking. With passels of days like this ahead, you can'@CAPS7 wait. Now imagine this, your sitting in front of a computer, in a hot, stuffy room. You back aches from being in this posistion so long. Plus you think your getting a cold and you have migrane. You'd get off, but you have another app request. You @CAPS6'@CAPS7 feel like moving back to reality which do you prefer? Above and beyond all this, there's exercise to worry about. I mean, when's the last time that you yourself went on a bike ride? I'm sure you know that it's good for your body if you exercise, but your to busy on the computer. I think it's safe to say that half of @LOCATION1 would rather update their @CAPS4 than get up and move. It's crucial to our health that we get active. To sum up, alot of us are pondering wether or not to spend more time on the compuer. Well here's you answer, "@CAPS6'@CAPS7." Not enough people are interacting now a days, their spending the best years of their lifes stuffed up in a house, and most importantly, let's face it, their getting fat. Computers are taking over our lives it's now, or never, make the change to a better and more satisying lifestyle. Please @LOCATION1, turn off the computer.</text:p>
          </table:table-cell>
          <table:table-cell table:number-columns-repeated="2" office:value-type="float" office:value="5" calcext:value-type="float">
            <text:p>5</text:p>
          </table:table-cell>
          <table:table-cell/>
          <table:table-cell office:value-type="float" office:value="10" calcext:value-type="float">
            <text:p>10</text:p>
          </table:table-cell>
          <table:table-cell table:number-columns-repeated="21"/>
        </table:table-row>
        <table:table-row table:style-name="ro1">
          <table:table-cell office:value-type="float" office:value="120" calcext:value-type="float">
            <text:p>120</text:p>
          </table:table-cell>
          <table:table-cell office:value-type="float" office:value="1" calcext:value-type="float">
            <text:p>1</text:p>
          </table:table-cell>
          <table:table-cell office:value-type="string" calcext:value-type="string">
            <text:p>Dear @CAPS1: The effects that computers have on me is that it teaches me hand-eye coordination. I learn stuff from the computer, and it is a fun thing to go on. But, I mean those are only my opinions. Well im gonna just go ahead and explain them to you. The good thing about computers is that it teaches you hand-eye coordination which helps you see better with your eyes. Also it helps you with your hands by making you learn how to catch stuff and how to react quickly with your hands. For example I was playing baseball and I couldn't catch very good and I was also learning how to use the computer and because I was able to type fast my hands reacted when I got grounders and pop fly's hit to me. So I was so happy that I lerned how to use the computer and type. But for sure the computer is the best because you can research stuff and you find out more important facts. Also you are learnen more when ever you research anything. I'll tell you one thing though, I like the computer so much because it helps me find out important details and facts about the person that I am doing my project on. Yes I know the computer is so fun because you can go on different websites such as myspace.com, youtube.com, and funnyjunk.com. I go on mspace to talk to my friends and to meet new people that's what I like about myspace I meet new people and make new friends. I go on youtube because I like to listen to music and I watch music videos on their also I watch skate board videos too cause I love to skate! But one thing for sure is that I go on funnyjunk.com to play games cause they have so much fun games that you can play. But my favorite game is @CAPS2 the hedgehog. In conclusion those are @NUM1 opinions and @NUM1 reasons to support the effects about computers. So I want you to think about some effects about computers and your opinions about computers and compare them to my opinions? But hey! That's up to you only if you want to.</text:p>
          </table:table-cell>
          <table:table-cell table:number-columns-repeated="2" office:value-type="float" office:value="4" calcext:value-type="float">
            <text:p>4</text:p>
          </table:table-cell>
          <table:table-cell/>
          <table:table-cell office:value-type="float" office:value="8" calcext:value-type="float">
            <text:p>8</text:p>
          </table:table-cell>
          <table:table-cell table:number-columns-repeated="21"/>
        </table:table-row>
        <table:table-row table:style-name="ro1">
          <table:table-cell office:value-type="float" office:value="121" calcext:value-type="float">
            <text:p>121</text:p>
          </table:table-cell>
          <table:table-cell office:value-type="float" office:value="1" calcext:value-type="float">
            <text:p>1</text:p>
          </table:table-cell>
          <table:table-cell office:value-type="string" calcext:value-type="string">
            <text:p>Do you think computers are helpful? Well you should because, They are the most help full object on the market, also @CAPS8 famly members live far away you can im, facebook them or even send @CAPS1 and to them. The main thing for tenes or chidren is easly the enjoyment you could watch your favort showes with a click of the mouse or even play freefun games. The coumputer is a very help full object. @CAPS4 you have bad handwriting and a report is due you go and tipe @CAPS8 up on your computer, and your teacher will think you spent all night. Doing @CAPS8 when @CAPS8 was easy you will also get a better grade. @CAPS4 a big famly trip is coming up you can go online and get the trip easer then you would have , and at low price. Also you can shop @CAPS4 its a birth day of @PERSON1 you can get gifts for a very low price ever @PERCENT1 @CAPS2!!! @CAPS4 your family lives far and you dont get to see them a lot the internet is the place to gp, you could talk to them with instant messgr or you could facebook then. You could them @CAPS3 or, also you could talk to them you can see them on your screen and they can see you on their screen and @CAPS8 would be like they in the house with you, @CAPS4 the a vecation you could send them @CAPS3 and maps of werere your what go even info about the plases. Enjoy ment is the teen favort. @CAPS4 you mst your favort show you could got o @CAPS6 and sec the show for free!!! Youtube is were you could see something funny, excites, or @CAPS9 plain grose. @CAPS4 someone like @PERSON2 @CAPS9 did a asom trick and you mist @CAPS8 look @CAPS8 up . There are two tipes of games you could play games on the internet like addicting games com or play @NUM1, @CAPS7 online are play with freinds. Know you know why the internet is great @CAPS8 has games be close to your famly or even @CAPS9 get help. So chus to say you think the internet is good its your dicision.</text:p>
          </table:table-cell>
          <table:table-cell table:number-columns-repeated="2" office:value-type="float" office:value="4" calcext:value-type="float">
            <text:p>4</text:p>
          </table:table-cell>
          <table:table-cell/>
          <table:table-cell office:value-type="float" office:value="8" calcext:value-type="float">
            <text:p>8</text:p>
          </table:table-cell>
          <table:table-cell table:number-columns-repeated="21"/>
        </table:table-row>
        <table:table-row table:style-name="ro1">
          <table:table-cell office:value-type="float" office:value="122" calcext:value-type="float">
            <text:p>122</text:p>
          </table:table-cell>
          <table:table-cell office:value-type="float" office:value="1" calcext:value-type="float">
            <text:p>1</text:p>
          </table:table-cell>
          <table:table-cell office:value-type="string" calcext:value-type="string">
            <text:p>Dear Local Newspaper, @CAPS1 @PERCENT1 in town use the computer for at least five hours each day. The people are spending way too much time and not benefiting. Computers have an effect on people but in a negative way. People get adicted and distracted and can't get work done. Many inappropriate things are written in computers that children and adults shouldn't read. Lastly people stare at a computer screen all day which can cause brain damage. Effects from computers can be very negative and not beneficial at all. With children at school and adults at jobs, there is most likely a lot of work to get done, but computers should make a person not get the work done. The other day in class the teacher was collecting homework, but @NUM1 out of the @NUM2 kids in our class didn't have the homework. When the teacher asked why the kids didn't do their homework, they said that they were on the computer and forgot about the homework. When the children and adults don't get their work done then grades could be dropped, or people could get fired. The effect is very harmful, and all this happened just because of the adiction and distraction of computers. Since some internet sources are very social, and not all people are kind, mean and inappropriate articles and language could be read. Many children don't know a lot of bad words and certainly no one wants them to be exposed to learning more, so why let them go on the computer and read about these bad things? Adults @MONTH1 know more about the harmful language, but why influence them to write the bad things or comment using mean tones. If adults and children aren't exposed to these bad uses of language then our world could easily be made up of better and kinder people. Studies show that if a person stares at a computer screen for at least three hours a day, then in about two weeks time the person brain could be damaged. The screen of the computer in some way with the human brain and if stared at for too long the screen could permenately damage the brain. A @ORGANIZATION1 student, who studies computer mechanics, quoted, "@CAPS2 help prevent brain damage by limiting the use of computers to only what needs to be done. The mechanics to make the computer screen are not healthy for you!" Who wants to have a damaged brain? Surely this effect could be very serious. So, in the end people should know that computers are not benefiticial. Computers effect people for sure, but not in a way that people would want to be effected. Adiction and distraction from the computer could cause important work to be ignored. Children and adults do not need to learn or be influenced by inappropriate language on the computer. Brain damage could be a serious problem that could be caused by something as simple as looking at a computer screen. @CAPS2 try to prevent all these negative effects by limiting the use of your computer. It is very easy to stay clear of any negative effects but it is your choice whether to do so or not.</text:p>
          </table:table-cell>
          <table:table-cell office:value-type="float" office:value="5" calcext:value-type="float">
            <text:p>5</text:p>
          </table:table-cell>
          <table:table-cell office:value-type="float" office:value="4" calcext:value-type="float">
            <text:p>4</text:p>
          </table:table-cell>
          <table:table-cell/>
          <table:table-cell office:value-type="float" office:value="9" calcext:value-type="float">
            <text:p>9</text:p>
          </table:table-cell>
          <table:table-cell table:number-columns-repeated="21"/>
        </table:table-row>
        <table:table-row table:style-name="ro1">
          <table:table-cell office:value-type="float" office:value="123" calcext:value-type="float">
            <text:p>123</text:p>
          </table:table-cell>
          <table:table-cell office:value-type="float" office:value="1" calcext:value-type="float">
            <text:p>1</text:p>
          </table:table-cell>
          <table:table-cell office:value-type="string" calcext:value-type="string">
            <text:p>Every where you look people are using computers. Just about everyone has one. Some say that computers are bad for you but they can really benefit society. Computers are used for research, socializing and almost all of our @CAPS1 work is done on computers. One of the main things that computers provide is research information. If you want to find out anything, you can find it on the internet. It is an efficient way to study or find information for school. Before the internet and computers, it would take weeks to find enough information for a paper or business work. This was because all information was found in books. Books did not always give you the information you needed whatever was written was all you got. Because of saearch engines and websites, you can type in whatever you want to look up. It is much easier to log onto a computer and type in a question than search an entire book to find an answer. Computers are the best way to research a topic. Computers are also used to socialize. You can chat with almost anyone on the internet. Being social is one of the most important parts of life. It has been proven by science that social people live longer than people who never talk to anyone. The person you're talking to phnes only give you audio and that doesn't give you the some thing. video chat can allow you to show someone a picture or an expression. Computers allow you to see people that you can't see otherwise. For example, if you have a relative that lives far way and you cant him or her, you can see them through video that socializing through computers is pne of the best ways to talk to people. Our @CAPS1 is mainly run on computers, without them, it would be very difficult to be aware of an on coming attack or threat. The @CAPS1 uses computers to store thir legal files of court cases laws, etc. It is much easier to transfer files digitally than actually sending a paper copy. The store market is also run on computers. You need them to see how you are doing financially computers are essential to our @CAPS1 and economy. Although some experts say that computers do us no good, computers benefit our society very much. They help us research, socialize and they help our @CAPS1 and economy. Computers are essential to our way of life.</text:p>
          </table:table-cell>
          <table:table-cell table:number-columns-repeated="2" office:value-type="float" office:value="5" calcext:value-type="float">
            <text:p>5</text:p>
          </table:table-cell>
          <table:table-cell/>
          <table:table-cell office:value-type="float" office:value="10" calcext:value-type="float">
            <text:p>10</text:p>
          </table:table-cell>
          <table:table-cell table:number-columns-repeated="21"/>
        </table:table-row>
        <table:table-row table:style-name="ro1">
          <table:table-cell office:value-type="float" office:value="124" calcext:value-type="float">
            <text:p>124</text:p>
          </table:table-cell>
          <table:table-cell office:value-type="float" office:value="1" calcext:value-type="float">
            <text:p>1</text:p>
          </table:table-cell>
          <table:table-cell office:value-type="string" calcext:value-type="string">
            <text:p>I think that the computers are good to be used because anybody can use them at anytime or go on it whenever they want to. The reason why I think it is good is because you can contact someone that you know and talk to them whenever you want. Another reason is because you can play games or look for something or even make a research on stuff that you want to know or about something that you were always curious about. A computer is also usefull for better things like using it for when going to work or when a kid in school needs to do a report of project and needs to do it in typing and also to save stuff that you don't want nobody to use. Computers can sometimes be helpfull to people that really need it and that actually need to use it, but it can also be a fun activity to do if anybody doesnt have nothing to do. I think that the computer is awsome because anybody enough can open up their own website and create something what. A lot of people can go on the internet and open an account on a website; for example a @CAPS1 or a @CAPS2 or a @CAPS3 for that what to have an account. These are a lot of people that use the computer in a good way and use it for things that it can actually be used for. So I think that the computers are avery helpfull to people that like seaching for stuff that there curious about or to have to use it for good needs.</text:p>
          </table:table-cell>
          <table:table-cell office:value-type="float" office:value="4" calcext:value-type="float">
            <text:p>4</text:p>
          </table:table-cell>
          <table:table-cell office:value-type="float" office:value="3" calcext:value-type="float">
            <text:p>3</text:p>
          </table:table-cell>
          <table:table-cell/>
          <table:table-cell office:value-type="float" office:value="7" calcext:value-type="float">
            <text:p>7</text:p>
          </table:table-cell>
          <table:table-cell table:number-columns-repeated="21"/>
        </table:table-row>
        <table:table-row table:style-name="ro1">
          <table:table-cell office:value-type="float" office:value="125" calcext:value-type="float">
            <text:p>125</text:p>
          </table:table-cell>
          <table:table-cell office:value-type="float" office:value="1" calcext:value-type="float">
            <text:p>1</text:p>
          </table:table-cell>
          <table:table-cell office:value-type="string" calcext:value-type="string">
            <text:p>Computers donít have any affect on kids we just love going on cause we use it for help and this persuade the readers of the local newspaper cause we need to be able to communicate also do writing essays and doing social studies or science homework my ideas are let us go computers cause were not bothering u can just leave us alone and let us do what you need to do cause what computers are what give us information for we have to do and were to do wat we gotta do and u people can just leave us alone cause arent addicting to me or anyone and if we were it still would it matter cause a computers a computer u dont punish it because just punish us from the computer punish us because of it cause its the computer fault it can be addicting cause the computer is device that gives us wat we need and the information we also the computer does favors for us the computer is a amazing thing</text:p>
          </table:table-cell>
          <table:table-cell office:value-type="float" office:value="3" calcext:value-type="float">
            <text:p>3</text:p>
          </table:table-cell>
          <table:table-cell office:value-type="float" office:value="2" calcext:value-type="float">
            <text:p>2</text:p>
          </table:table-cell>
          <table:table-cell/>
          <table:table-cell office:value-type="float" office:value="5" calcext:value-type="float">
            <text:p>5</text:p>
          </table:table-cell>
          <table:table-cell table:number-columns-repeated="21"/>
        </table:table-row>
        <table:table-row table:style-name="ro1">
          <table:table-cell office:value-type="float" office:value="126" calcext:value-type="float">
            <text:p>126</text:p>
          </table:table-cell>
          <table:table-cell office:value-type="float" office:value="1" calcext:value-type="float">
            <text:p>1</text:p>
          </table:table-cell>
          <table:table-cell office:value-type="string" calcext:value-type="string">
            <text:p>Dear, @ORGANIZATION1 concerned with an issue that people are using computers and not exersising. This is a very bad thing and we need to let the word out of what can happen if we don't exercise. The first reason why I disagree of the fact that computers help people is because computers really affect your health you will become fat you start having problems with your heart and it can lead to something fatal. Another reason why I think computers are healthy is because comptuers affect the economy alot in so many ways for example computers use up so much electricity it affects the power in all states. Computers also ruin jobs and this is very bad for the economy people will be addictied to computers for so long they wont bother looking for jobs they will just stay on the computer and gamble or buy stuff. The last reason why I think computers are bad is because of some of the illegal stuff people do on computers there are alot of cyber predetors that prey on kids and they end up finding the kid and kidnapp them. There are also other illegal stuff like bad websites or popups that can get you arrested so if kids go on computers they will not no what something means and they will click on it and it can traumitize a kid their whole life. So @NUM1 I hope you can take this letter into recognation and do something about it cause thes computers can affect my health your health and even your childrens health. That is why I have written this letter to you. If you agree with me I thank you.</text:p>
          </table:table-cell>
          <table:table-cell table:number-columns-repeated="2" office:value-type="float" office:value="4" calcext:value-type="float">
            <text:p>4</text:p>
          </table:table-cell>
          <table:table-cell/>
          <table:table-cell office:value-type="float" office:value="8" calcext:value-type="float">
            <text:p>8</text:p>
          </table:table-cell>
          <table:table-cell table:number-columns-repeated="21"/>
        </table:table-row>
        <table:table-row table:style-name="ro1">
          <table:table-cell office:value-type="float" office:value="127" calcext:value-type="float">
            <text:p>127</text:p>
          </table:table-cell>
          <table:table-cell office:value-type="float" office:value="1" calcext:value-type="float">
            <text:p>1</text:p>
          </table:table-cell>
          <table:table-cell office:value-type="string" calcext:value-type="string">
            <text:p>Computers can affect the way people are and how they interact. Why is there a need to spend your precious life sitting in front of a compute all day?When you can be getting exercise for example going to your local gym. Computers become a distraction to your social life, thats why you should use them for emergency's and spend more time with your wonderful family and friends. Lastly you can enjoy you surrounding and appreciate life and nature. Computers are meant for business not for people to sit around and to nonsense things. Exercise is very important it helps the human body grow and stay in fit. If your sitting in front of a computer all day your body is going to shut down and won't get the proper exercise. Sports can be just as enjoyable and helps build the human body and gives you the right amount of exercise that your body needs. Sports also build hand and eye coordination just like if your sitting on the couch using a computer. In conclusion exercising can give you all of the same utensils that computers give you but it also benefits citizens more. Family is a wonderful thing in life, but they don't live forever. That's why we should cherries every last moment we have with them. A complete citizens and drives them from family and friends. Computers can take away your social life and you never do go out and meet people and friends. To sum things up computers are a to citizens and cause them to drive out family and friends. Nature is exotic and beautiful and all of us should take care of it and appreciate what we have. Computers can become harmful to nature and destroy homes for animals, for example when you print something from your computer it prints if out on paper. This causes more trees to be knocked down and cut for paper. We should only use paper for emergency's and not splurge on it. We all want the world to be a better place so stop destroying it for our own benefits! In conclusion computers just in the and will cause chaos and destruction. Instead of using them we could be getting the right amount of exercise, and spending it with family, and lastly enjoying nature and our surroundings. I strongly consider that you take my ideas into consideration and hopefully agree with them. </text:p>
          </table:table-cell>
          <table:table-cell office:value-type="float" office:value="4" calcext:value-type="float">
            <text:p>4</text:p>
          </table:table-cell>
          <table:table-cell office:value-type="float" office:value="5" calcext:value-type="float">
            <text:p>5</text:p>
          </table:table-cell>
          <table:table-cell/>
          <table:table-cell office:value-type="float" office:value="9" calcext:value-type="float">
            <text:p>9</text:p>
          </table:table-cell>
          <table:table-cell table:number-columns-repeated="21"/>
        </table:table-row>
        <table:table-row table:style-name="ro1">
          <table:table-cell office:value-type="float" office:value="128" calcext:value-type="float">
            <text:p>128</text:p>
          </table:table-cell>
          <table:table-cell office:value-type="float" office:value="1" calcext:value-type="float">
            <text:p>1</text:p>
          </table:table-cell>
          <table:table-cell office:value-type="string" calcext:value-type="string">
            <text:p>@ORGANIZATION1, In my opinion computers can be entertaining and educational, but should not replace everyday living. Therefore I think that computers harm people and effect them in ways they do not realize. Three reasons that support my decision are the difference between reality and fantacy, family and friends, and your health. Many children and young adults are vulnerable to the assumtion that everything you see on the computer is true. Well, as some find out it is everything but that. The addictive games and electronic features lead you to believe that the people or @CAPS1 @CAPS2 you see are real life situations and activities. Computers are showing kids the wrong mind frame they need to be in. It affects school work and how they behave. They need to be in the right state of mind and get back to reality. Your family and friends have always been there for you. By your side even through your worst. Unfourtunetly, this addiction to the computer has brought you farther away from them. They are not happy with the way you treat them. They want a change so you can enjoy life again. Interact with a human being, not some graphic designed computer picture. That's all it is anyway, and that picture isn't going to be there for you. Your family and friends last longer than that. Your body is special and your health is important. A computer @MONTH1 suggest exercise but you are not going to really do it. You know that and the people who make computer sites know that. Your going to stay there and burn your eyes out from looking at a screen all day. It is not healthy for you or anyone else. Moving you fingers and pushing buttons is not exercise. Your already sitting anyway, so you are not doing anything helpful to yourself. You need to go outside and breathe in air and be in nature. Run around or play a bill game, but not on the computer. In conclusion, you can see how a computer can effect a person. Not only do they mistake fantacy and reality as the same thing, but you lose interaction with your friends and loved ones. Your health is also at risk when you spend hours staring and not moving anything but maybe two fingers. Please consider the risks and believe the facts because honestly, we are losing the chance to live and enjoy the world.</text:p>
          </table:table-cell>
          <table:table-cell office:value-type="float" office:value="5" calcext:value-type="float">
            <text:p>5</text:p>
          </table:table-cell>
          <table:table-cell office:value-type="float" office:value="4" calcext:value-type="float">
            <text:p>4</text:p>
          </table:table-cell>
          <table:table-cell/>
          <table:table-cell office:value-type="float" office:value="9" calcext:value-type="float">
            <text:p>9</text:p>
          </table:table-cell>
          <table:table-cell table:number-columns-repeated="21"/>
        </table:table-row>
        <table:table-row table:style-name="ro1">
          <table:table-cell office:value-type="float" office:value="129" calcext:value-type="float">
            <text:p>129</text:p>
          </table:table-cell>
          <table:table-cell office:value-type="float" office:value="1" calcext:value-type="float">
            <text:p>1</text:p>
          </table:table-cell>
          <table:table-cell office:value-type="string" calcext:value-type="string">
            <text:p>Hi! My name is @PERSON1 and I think computers are not bad. I think this because yes, people do play the computer to much, but they can also learn a lot of things. Another reason is that some kids like bullys can stop bulling and spend time on the computer to stay away from stress. You can also talk to your friends and even video chat with them too. Computers can teach you a lot. For example @CAPS1 your computer breaks or has virus you can just figure out the problem by yourself. You can also learn or read the news that your missing. For example you can also ask questions that you don't understand and people would answer your question. In moder afoot kids, teens, and even adult computers to look up things that they don't understand. For example, when I read along a book and read a word that I don't know and read around @CAPS1 I still don't now I would go to @LOCATION1 and find what the words mean. Bullys and other people like street people that have computers should stay on the computer and you can just play games. They can play hitting games, shooting games, and even board games. You can even watch fights @CAPS1 you want. What ever you want you got it. This is a good thing because then no one will get and everyone will be happy. Bullys can also go on the computer to relax and stay away from people that they hate. The computers can make you relax because you don't have to be around people and you can just tell the computer to do what ever you want. Kids, teens, and adult don't have to leave the house justto talk to a friend or two. I said this because most computers hace a microcam and you can comminicate with others. For example my dad is trying to get a computer with a micro-cam so that he can be incontact with my mom, my brother, my sister, and I. He has to get one because the doesn't live with us any more. He had to leave and go back to @LOCATION2. Another example, would be that @CAPS1 one of your friends move far, far away you can just talk to them on the micro-cam or even send message back and forth. So I think computers are not a bad idea or a bad things. I say this because you can learn, stay good, and communicate.</text:p>
          </table:table-cell>
          <table:table-cell table:number-columns-repeated="2" office:value-type="float" office:value="5" calcext:value-type="float">
            <text:p>5</text:p>
          </table:table-cell>
          <table:table-cell/>
          <table:table-cell office:value-type="float" office:value="10" calcext:value-type="float">
            <text:p>10</text:p>
          </table:table-cell>
          <table:table-cell table:number-columns-repeated="21"/>
        </table:table-row>
        <table:table-row table:style-name="ro1">
          <table:table-cell office:value-type="float" office:value="130" calcext:value-type="float">
            <text:p>130</text:p>
          </table:table-cell>
          <table:table-cell office:value-type="float" office:value="1" calcext:value-type="float">
            <text:p>1</text:p>
          </table:table-cell>
          <table:table-cell office:value-type="string" calcext:value-type="string">
            <text:p>Dear Newspaper of @LOCATION1, The use of the computer is a controversial topic. Many people have varying opinions &amp; beliefs, But I personally believe that computers have a positive effect on the people who use &amp; operate them. These remarkable devices give people the ability to talk &amp; be social with friends and family members. They let people know what is going on in the world, and give updates on the condition of countries and events. They will also provide information, and give people the ability to research and learn more about a topic or idea. A computer is a necessity in todays society, &amp; to go against it is a proposterous motion. Many people young &amp; old are starting to use the computer to be social with friends &amp; family members through various types of websites &amp; programs. A computer is to talk to someone without physically being there. The social aspect of a computer is rising in popularity and many people are using computers to be social. Social networking sites, and instant messaging programs are just two at the many ways to be socially active on a computer. A social networking site as a website that allows you to make an account and post pictures and information for your friends to see. To take away the computer would take away many peoples social lives. The computer benefits many people socially and this has a positive effect on their lives. Todays news is always with exciting events and horrible disaters that many people like to be updated with. Most people do not like to wait for the newspaper to arrive to read about the fastest news. So they check online and find about it there. Online news is widely popular &amp; extremely beneficial to many people. It provides them with the lastest stories and updated events. Online news was extremely crucial in the lastest disaster, the earthquake in @LOCATION2. Because online news is so fast and easy to acess. People were donating &amp; helping @LOCATION2 just a day after the earthquake happened. The fast response is what is helping @LOCATION2 rebuild from the rubble. Computers provide people with online news &amp; this is definitely beneficial to their lives. Before people starting using computers to research topics &amp; ideas they would use books. They would have to shuffle through piles of pages and articles in newspapers. This is a very inefficient &amp; disorganized way to be research. Now we have the computer. The computer allows you to recall through endless information and topics. It is not possible to an article or essay with information because it will always be in the same place. This allows for guide and efficient research. There are also websites called online databases on the internet. All have to do is type in a keyword or phrase and you have instant research on whatever you wont you wont information on. All this takes time off of research and put it on whatevers else you would wanting to be doing, whether it is writing a paper or doing a presentation. The computer allows for quick and beneficial research. The computer hasn't been in use for that long and it is already helping society expand &amp; grow. It provides a social aspect where you can talk to friends &amp; family. You can provide yourself with the lastest news &amp; stories, and you can do quick &amp; easy research. A computer without a doubt has a positive effect on society and we as people. The experts can say what they want, but the computer is and always will be benefit to society.</text:p>
          </table:table-cell>
          <table:table-cell table:number-columns-repeated="2" office:value-type="float" office:value="5" calcext:value-type="float">
            <text:p>5</text:p>
          </table:table-cell>
          <table:table-cell/>
          <table:table-cell office:value-type="float" office:value="10" calcext:value-type="float">
            <text:p>10</text:p>
          </table:table-cell>
          <table:table-cell table:number-columns-repeated="21"/>
        </table:table-row>
        <table:table-row table:style-name="ro1">
          <table:table-cell office:value-type="float" office:value="131" calcext:value-type="float">
            <text:p>131</text:p>
          </table:table-cell>
          <table:table-cell office:value-type="float" office:value="1" calcext:value-type="float">
            <text:p>1</text:p>
          </table:table-cell>
          <table:table-cell office:value-type="string" calcext:value-type="string">
            <text:p>Dear @ORGANIZATION1 @CAPS1 @CAPS2, Computers are beginning to be a problem in many households. I feel that too many people are becoming addicted to computers. People like this are more likely to gain weight, have little social time, and spend too much time inside. In @CAPS6 article I have recently read in the @ORGANIZATION1, it was about @CAPS6 experiment on computer use. Dr. @PERSON1, a @CAPS3 professor stated that his findings showed that people who are addicted to computers only leave their homes to run errands. When this happens, it interferes with their lives as well as their bodies, because our bodies need sunlight. Furthermore, his study also showed that people who go outside more and not on the computer as much tend to be happier. @PERCENT1 of the study's patients started to be more joyful once they stopped going on the computer as often. I like when the people around me are happy, not grouchy, don't you? I have been noticing some kids in my school that are gaining weight. These are kids who have recently started going on the computer for a couple hours at a time everyday. This is very bad for your health and body. If someone sits at their computer all day eating the food is not being worked off, so it all turn to fat. Moreover, statistics show that @PERCENT2 of all obese people in a weight loss class had gained their extra weight from sitting at the computer all day. If people treat their bodies this way, they could end up with some type of condition. Last week, @CAPS4 @CAPS5 @NUM1 intervied @NUM2 year old @PERSON2. @PERSON2's best friend has been ignoring @PERSON2 because he got a @ORGANIZATION1 computer. Now, @PERSON2's friend doesn't want to hang out with @PERSON2, or any of his other friends. In addition, when people become addicted to computers, they become less social with friends and other people like parents, teachers, and more. When people push aside their social time for computer games, chat rooms, or movie websites, they lose a large portion of their life. This can be stopped if parents put their foot down, set limits, and make kids spend more time outside. As you can clearly see, computers @MONTH1 have some benefits, but they have many disadvantages. Addicted compuer users become less social, they don't go outside and start to "pack on the pounds." @CAPS6 effect of this is a world full of people who sit on the computer all day eating food and gaining weight.</text:p>
          </table:table-cell>
          <table:table-cell table:number-columns-repeated="2" office:value-type="float" office:value="5" calcext:value-type="float">
            <text:p>5</text:p>
          </table:table-cell>
          <table:table-cell/>
          <table:table-cell office:value-type="float" office:value="10" calcext:value-type="float">
            <text:p>10</text:p>
          </table:table-cell>
          <table:table-cell table:number-columns-repeated="21"/>
        </table:table-row>
        <table:table-row table:style-name="ro1">
          <table:table-cell office:value-type="float" office:value="132" calcext:value-type="float">
            <text:p>132</text:p>
          </table:table-cell>
          <table:table-cell office:value-type="float" office:value="1" calcext:value-type="float">
            <text:p>1</text:p>
          </table:table-cell>
          <table:table-cell office:value-type="string" calcext:value-type="string">
            <text:p>Dear @ORGANIZATION1, I understand that the idea of advances in technology benefiting society is a very controversal topic. However, I support these advances in technology and I believe that computers have a positive effect on people. They allow friends and family who live far away from each other to communicate and stay in touch. Computers @CAPS7 allow easy access to the news and online textbooks which provides an enourmous amount of benifits to today's society. In the long run, doing more things by computer instead of on paper will save billions of trees! @CAPS7, computers teach us hand-eye coordination which is a tremenciously important skill. These advances in technology are extremely benefitial to our society and should be taken advantage of! "@CAPS1, @CAPS1!" @CAPS3 computer wails as I recieve a video call from @CAPS3 cousin, @PERSON4. The advantage in technology has provided many new ways for @CAPS3 family and I to communicate with each other. @CAPS3 cousins and I rarely see one another, but computers make it possible for us to stay connected. Four out of five teenagers would agree that without computers or technological advances, their long-distance relationships with family and friends wouldn't be possible. For example; I go on oovoo once a week to video chat with @CAPS3 cousin whom I only see on holidays. Teen @CAPS4, @PERSON2 says: "Technology such as computers and cell phones are great for teens, but it should be monitored and not used excessively." Computers are great for keeping in touch with family and friends at a distance! Next, computers allow easy access to the news and online textbooks. @CAPS5 more people took advantage of this, we could sace millions of trees and have a healthier environment. Environmentalist, @PERSON3 says: "@CAPS5 more schools switched to online textbooks they would end up saving thousands of dollars that can be put elsewhere." I agree, @CAPS3 friend @PERSON1 says. "@CAPS5 we didnt have to take home so many textbooks everyday, I might not have scoliousis!" @CAPS7, computers allow quick access to the news, so we can find out about accidents right away instead of waiting for the newspaper to come. @CAPS7, computers help children develop hand-eye coordination, which is a very important skill. Computer activities keep our brain excercising and @MONTH1 even help us hit more accurately next baseball season! Three out of five kids at @ORGANIZATION2 say that @CAPS5 they didn't have a computer growing up, they wouldn't be as good at their sport. Computers are an extremely useful recource for many things that we need to take advantages of!</text:p>
          </table:table-cell>
          <table:table-cell office:value-type="float" office:value="6" calcext:value-type="float">
            <text:p>6</text:p>
          </table:table-cell>
          <table:table-cell office:value-type="float" office:value="5" calcext:value-type="float">
            <text:p>5</text:p>
          </table:table-cell>
          <table:table-cell/>
          <table:table-cell office:value-type="float" office:value="11" calcext:value-type="float">
            <text:p>11</text:p>
          </table:table-cell>
          <table:table-cell table:number-columns-repeated="21"/>
        </table:table-row>
        <table:table-row table:style-name="ro1">
          <table:table-cell office:value-type="float" office:value="133" calcext:value-type="float">
            <text:p>133</text:p>
          </table:table-cell>
          <table:table-cell office:value-type="float" office:value="1" calcext:value-type="float">
            <text:p>1</text:p>
          </table:table-cell>
          <table:table-cell office:value-type="string" calcext:value-type="string">
            <text:p>Dear @CAPS1 of the Newspaper, @CAPS2 is no doubt that computers don'@CAPS6 benefit society. First of all, most people only have a limited amount of time to things. Secondly, many friends would get mad if you can'@CAPS6 see them. Last but not least, you have to watch out for your health. To sum up, computers aren'@CAPS6 always a good thing. From my point of view, time is a big thing. When people get so involved with something, its hard to back away. Thats just like smoking. The nicotine attracks you so once you start, it is very hard to quit. Many lazy people like to put things on hold. In other words, you waste time. The time that you could be spending on homework or even working on a job, your wasting it. Other people know that they need to do something but keep putting it off. For example, you need to paint your house or fix the motor in the car but you keep putting it off. @NUM1 out of @NUM2 people do this in @LOCATION1 everyday. As you of all people can see, many @CAPS3 don'@CAPS6 think too much about time. The next big topic is @CAPS4. You and I both know that every one needs a @CAPS5. When you don'@CAPS6 interact with your Friends, your friends might not bother trying to talk to you. The might not even go near you if you forget about them. Pets on the other hand need you. They usually just sleep around the house when they are lonely. I'm sure that you know pets need love and need you to play with them. Parents need to be @CAPS2 for their kids. When you were little, didn'@CAPS6 you need help? I know I did. Thats why parents need to interact a lot. In conclusion, the more you stick with your friends and stay away from the computer the better you will be. That leads us to the next big topic, health. Staying healthy's no joke. If you want to live long and watch you rkids grow up, the healthier you are the hotter you'll be. Everyone needs exercise. Exercise helps prevent against diseases as well as keepin gyou in shape. @NUM3 out of @NUM1 eople are over weight. When you are sitting in front of a computer screenplay games or sending e-mails, that's just as as palying video games on your @CAPS6.V. You know as well as anyone, most video games are not good for you. Last but not least, most people don'@CAPS6 eat healthy when they play video games or go on the computer. You and I both know, a healthy diet and exersice will give you a happy life. From my point of view, computers don'@CAPS6 benefit society. Time is a big thing which many @CAPS3 don'@CAPS6 realize. Secondly, @CAPS4 which everyone needs is another important thing to look into. Last but no least, everyone everywhere needds to stay healthy. For a long happy life. As you can see, many people would be better off without computers!</text:p>
          </table:table-cell>
          <table:table-cell table:number-columns-repeated="2" office:value-type="float" office:value="5" calcext:value-type="float">
            <text:p>5</text:p>
          </table:table-cell>
          <table:table-cell/>
          <table:table-cell office:value-type="float" office:value="10" calcext:value-type="float">
            <text:p>10</text:p>
          </table:table-cell>
          <table:table-cell table:number-columns-repeated="21"/>
        </table:table-row>
        <table:table-row table:style-name="ro1">
          <table:table-cell office:value-type="float" office:value="134" calcext:value-type="float">
            <text:p>134</text:p>
          </table:table-cell>
          <table:table-cell office:value-type="float" office:value="1" calcext:value-type="float">
            <text:p>1</text:p>
          </table:table-cell>
          <table:table-cell office:value-type="string" calcext:value-type="string">
            <text:p>Computers are the way of the future. I believe that computers benefit society. I believe this because computers enable you to talk to family and friends online. It also gives you thousands of websites to learn valuable information from. Lastly it teached hand-eye coordination. First computers alow you to socialize online. I know @CAPS1 I get home from school I can talk to virtually any friends online. People against computers say it takes away time from interacting with family, however, this is not true. I talk to all of my aunts via facebook and other social websites. Also @CAPS1 my parents are at work the are abile to message me over the computer with out having to go get a phone and call my house. My last reason for this is that it helps me and my friends get intouch easier lets say I'm having a friend come over, but he got sick. He woulden't have to go look up a number and call me, he could just send me a message of the internet. My second reason is that computers help with education. I know that @CAPS1 I'm stuck on a problem at home, I'll just go on the computer and look up the answer. Also, @CAPS1 I have to do projects, the computer is very helpful for me and many other kids, @CAPS1 doing a project, I can't getall of my information from one book so I go on the computer and look up information about the subject. This really improves students grades, because they had more resources and more information to choose from, instead of only the information in the book. My last reason is that using a computer can help with hand-eye coordination. On the computer there are many sites that have very interactive sites the you can really benefit from I know of one website that was able to help me with my fielding in baseball because it had interactive games that would actually help with things is real life, like fielding in baseball. I know there are other websites like this for many other sports like basketball and foot ball. So the computer actually helped with real life activities. To sum it all up I think computers can benefit society a lot. Like being able to communicate with your friends. Also being able to look up school work with. Lastly helping with hand-eye coordination.</text:p>
          </table:table-cell>
          <table:table-cell table:number-columns-repeated="2" office:value-type="float" office:value="5" calcext:value-type="float">
            <text:p>5</text:p>
          </table:table-cell>
          <table:table-cell/>
          <table:table-cell office:value-type="float" office:value="10" calcext:value-type="float">
            <text:p>10</text:p>
          </table:table-cell>
          <table:table-cell table:number-columns-repeated="21"/>
        </table:table-row>
        <table:table-row table:style-name="ro1">
          <table:table-cell office:value-type="float" office:value="135" calcext:value-type="float">
            <text:p>135</text:p>
          </table:table-cell>
          <table:table-cell office:value-type="float" office:value="1" calcext:value-type="float">
            <text:p>1</text:p>
          </table:table-cell>
          <table:table-cell office:value-type="string" calcext:value-type="string">
            <text:p>Dear @CAPS1 @CAPS2 @CAPS3, I am writing to tell you about the effects computers have on people. They teach hand-eye coordination, lets people search @CAPS1 places, talk online with people like family and friends. First, the computers teach hand eye coordination it helps you become a better speller and type fast or type without looking at the keys I know it helped me and im sure it will help you too. Secondly, computers lets you interact with family and friends and lets you make friends like myspace you talk to your friends and make @CAPS1 ones facebook is more mature if you ask me twitter also its just away for you too talk to your friends yahoo, gmail, aol. Even teacher es lets the teachers communicate with parents so it helps you communicate without everyone being in your conversation on the phone. Next, it helps you search @CAPS1 and old places like landmarks or bussnesses like salons, nail palors. Gyms and @CAPS1 resturant you can even search when a movie is goin to come out. A computer can help you very much in this type of case. In conculsion computers are good they help you inform you and they can teach you I love my computer it helps me with homework and helps me study. Say you cant talk with someone over the phone, you can email or chat with them and it's so cool/fun and it interesting how you can learn @CAPS1 things it lets you upload pictures, music videos and you can type essays. The computer is very educational.</text:p>
          </table:table-cell>
          <table:table-cell office:value-type="float" office:value="3" calcext:value-type="float">
            <text:p>3</text:p>
          </table:table-cell>
          <table:table-cell office:value-type="float" office:value="4" calcext:value-type="float">
            <text:p>4</text:p>
          </table:table-cell>
          <table:table-cell/>
          <table:table-cell office:value-type="float" office:value="7" calcext:value-type="float">
            <text:p>7</text:p>
          </table:table-cell>
          <table:table-cell table:number-columns-repeated="21"/>
        </table:table-row>
        <table:table-row table:style-name="ro1">
          <table:table-cell office:value-type="float" office:value="136" calcext:value-type="float">
            <text:p>136</text:p>
          </table:table-cell>
          <table:table-cell office:value-type="float" office:value="1" calcext:value-type="float">
            <text:p>1</text:p>
          </table:table-cell>
          <table:table-cell office:value-type="string" calcext:value-type="string">
            <text:p>There are so many different sides to this computer problem, well it's simple computers ruin our lives. Now think if it how many @CAPS1 do you see your kid on it? Computers messes up kids grades. It stops people from taking a car ride to @ORGANIZATION1's house. Also people don't ride their bikes a lot. Computers are an outrage. It first starts off with grades. The parents tell their kid go and start your paper. They sayd ok, and then they are down there on facebook. More @CAPS1 then not kids and parents abuse the computer. In fact @PERCENT2 of america do uses it, that might seem like a small percent but thats more than half the country. Me I don't abuse the computer be I need to keep @CAPS6 grades up. Most students have @CAPS2-average because studies show it's because of computers. Also if your son has a lapttop they're not doing work if that is what you think. I have computers, but we have, books for a reason, no spank, pop ups, or no distractions while working. Like one time I was working on a project, a pop-up came up and read trafic rush free to your computer. So dume me downloads it and @CAPS6 parents caught me playing. Has this changed your mind. Since you probably haven't changed your mind here is another thing way computer bad, your car. All guys love cars. Computers are holding more thand @PERCENT3 of people working or driving their cars. Te only person it hasn't affected is @CAPS6 dad, he works on his cars day in and day out. @CAPS6 grandmom said something interesting to me the after day,"@CAPS3 your dad comes up to visit me more can @CAPS6 other sons, @CAPS6 ohter sons are carzy for computers."People go bannas for computers today. Latly I have seen less and less people outside anymore. There is only reason for that, all people are shaved in their basement in the dark, so when their light it gurns their eyes it's so bright. Come on did this change your mind yet now. Well since you are still reading on that means you cannot make up your mind. Well here's this people are starting to not want to ride their bikes anymore. That is facebook, this is what they thinks,"@CAPS4 it talk now why I need to ride to talk in person?" That @PERCENT1 right for what they are think. Because we task a test of all the kids who have facebook, and that's what around all of them said. I know amazing @CAPS5 a at home mother said," @CAPS6 son's gaining weight, all her does is eat and go on facebook. When he not on during they day, I catch him at night too." That is a sad story for that mohter. I ride @CAPS6 bike a lot, this is a real life story: once I was sitting around doing nothing really did @CAPS6 mom said we are riding bikes for @NUM1 miles. I got up end did it too. That had to change your mind, or nothing will. So, in conclusing I have no more ideas for no computers and why. But just remember your grades, cars, and your weight. So please, change your mind.</text:p>
          </table:table-cell>
          <table:table-cell office:value-type="float" office:value="4" calcext:value-type="float">
            <text:p>4</text:p>
          </table:table-cell>
          <table:table-cell office:value-type="float" office:value="5" calcext:value-type="float">
            <text:p>5</text:p>
          </table:table-cell>
          <table:table-cell/>
          <table:table-cell office:value-type="float" office:value="9" calcext:value-type="float">
            <text:p>9</text:p>
          </table:table-cell>
          <table:table-cell table:number-columns-repeated="21"/>
        </table:table-row>
        <table:table-row table:style-name="ro1">
          <table:table-cell office:value-type="float" office:value="137" calcext:value-type="float">
            <text:p>137</text:p>
          </table:table-cell>
          <table:table-cell office:value-type="float" office:value="1" calcext:value-type="float">
            <text:p>1</text:p>
          </table:table-cell>
          <table:table-cell office:value-type="string" calcext:value-type="string">
            <text:p>Dear, news paper I think computers are good, this is because you can learn thing's about faraway places using them, you can also hear about the most recent news and you can communicate with people. In school a lot of the research projects on other places focus on other places around the world. When you use a computer you can read articles about the place and also get pictures and use them in a slideshow or photo story. Their are also educational websites that kids can go on to learn their math facts to multuplication tables @CAPS1 the computer is a good learning tool. The computer can keep you up-to-date with the news to! their are news website that post minute to minute things about world news and tell the world what kind of desaster happened in some far away place on the other side of the world. A lot of the time families are spread all over the world, you can chat with family or friend's that have moved by a simple chat room and you can catch up on what has been happening in each other's lives and that's a good tool for family to stay in touch @CAPS1 the computer has lots of benefits that a lot of people all around the world can use, from learning. About a faraway country to chatting with cuson that lives in california and also knowing whats going on in your own home town.</text:p>
          </table:table-cell>
          <table:table-cell office:value-type="float" office:value="3" calcext:value-type="float">
            <text:p>3</text:p>
          </table:table-cell>
          <table:table-cell office:value-type="float" office:value="4" calcext:value-type="float">
            <text:p>4</text:p>
          </table:table-cell>
          <table:table-cell/>
          <table:table-cell office:value-type="float" office:value="7" calcext:value-type="float">
            <text:p>7</text:p>
          </table:table-cell>
          <table:table-cell table:number-columns-repeated="21"/>
        </table:table-row>
        <table:table-row table:style-name="ro1">
          <table:table-cell office:value-type="float" office:value="138" calcext:value-type="float">
            <text:p>138</text:p>
          </table:table-cell>
          <table:table-cell office:value-type="float" office:value="1" calcext:value-type="float">
            <text:p>1</text:p>
          </table:table-cell>
          <table:table-cell office:value-type="string" calcext:value-type="string">
            <text:p>@ORGANIZATION1, @CAPS1 has been a lot of discusion of whether computers effect people in a positive way or in a negative way. I believe that computers effect most people negatively. I think this because people lose their "people skills" by talking through the computer, computers @MONTH1 also lead to danger, and because people tend to forget about their priorities in life. From what i know. most people that use computers use them to talk to friends and other people around the world. Instead of hangingout with their friends they talk through the computer and if that what they do, more than hanging in person then they won't reconize the facial expressions given to them by certin people, while talking in person you get the full on experience of communicating with them. You get the tome of voide in addition to the facial expressions. You also get the body language which you can't get from on the computer unless you are using webcam. Computers have led to many dangers. These dangers effect every user and their families. @CAPS1 have been many cases of young teenagers being tricked by ader users into showing them parts of their body to making the teens believe that the older user can relate to their problems and are the same age. sometime the teen is persuade to leave their home and neighbor hood to meet the other user. Also, another type of danger is cyberbulling. Cybe bulles lower yourself-esteem. The bullies call you names and pick on you and sometimes make you feel suicidal. If we hadnt had any computer then none of these dangers would be occuring. With computers people have lost their judgement in top priorites. Some computers uses tend to forget about the important things in life such as family, schools work, and their own health. Some people would rather stay on the computer than hangout with family and friends. Others tend to choose not to do their homework and work on their social life on the computer instead. Since they are on the computer alot they seem to ignore their health. They don't exercise as much and don't eat as healthy. So in my opinion, life without computers would be good for everyone. People would still have the people skills they had before, their wouldn't be as much danger, and people would focus more on the important thins than their online social lives.</text:p>
          </table:table-cell>
          <table:table-cell office:value-type="float" office:value="4" calcext:value-type="float">
            <text:p>4</text:p>
          </table:table-cell>
          <table:table-cell office:value-type="float" office:value="6" calcext:value-type="float">
            <text:p>6</text:p>
          </table:table-cell>
          <table:table-cell/>
          <table:table-cell office:value-type="float" office:value="10" calcext:value-type="float">
            <text:p>10</text:p>
          </table:table-cell>
          <table:table-cell table:number-columns-repeated="21"/>
        </table:table-row>
        <table:table-row table:style-name="ro1">
          <table:table-cell office:value-type="float" office:value="139" calcext:value-type="float">
            <text:p>139</text:p>
          </table:table-cell>
          <table:table-cell office:value-type="float" office:value="1" calcext:value-type="float">
            <text:p>1</text:p>
          </table:table-cell>
          <table:table-cell office:value-type="string" calcext:value-type="string">
            <text:p>Dear, @ORGANIZATION1, I think computers do have a positive affect on people but I don't think because of computers is the reason people don't exercise or enjoy nature. People make their own choices in life. The computer is just there. If somebody chooses to be on the computer instead of spending time with their family well thats their choice and problem not the computers. Me for example I love working and playing on the computer. Even though I'm on the computer I still do things like talk to my family, I play basketball, and I chill with my homies. Now thats my choice to do all of that. I can easily just sit up in my room and be on the computer all the time. It's nothing wrong with doing that because that is my choice in life. Nobody should be able to tell you to get off the computer because that is your choice in life. If you want to be on the computer instead of going outside thats your choice. Only you know what is best for you.</text:p>
          </table:table-cell>
          <table:table-cell office:value-type="float" office:value="3" calcext:value-type="float">
            <text:p>3</text:p>
          </table:table-cell>
          <table:table-cell office:value-type="float" office:value="4" calcext:value-type="float">
            <text:p>4</text:p>
          </table:table-cell>
          <table:table-cell/>
          <table:table-cell office:value-type="float" office:value="7" calcext:value-type="float">
            <text:p>7</text:p>
          </table:table-cell>
          <table:table-cell table:number-columns-repeated="21"/>
        </table:table-row>
        <table:table-row table:style-name="ro1">
          <table:table-cell office:value-type="float" office:value="140" calcext:value-type="float">
            <text:p>140</text:p>
          </table:table-cell>
          <table:table-cell office:value-type="float" office:value="1" calcext:value-type="float">
            <text:p>1</text:p>
          </table:table-cell>
          <table:table-cell office:value-type="string" calcext:value-type="string">
            <text:p>Dear editor, I have heard that some experts are saying that @CAPS1 spend too much time online. I thoroughly believe they are mistaken. With the use of internet people can learn about faraway places without spending money to go there. Our military uses internet to talk to their family and friends stateside. Also it helps us aquire great hand-eye coordination. If someone was planning a trip to @LOCATION1 they would check the internet often. Firstly, they would check out sites to go to in @LOCATION1. Second, they would check and compare hotels in @LOCATION1. Thirdly, they would check the weather in @LOCATION1. Finally, they would check airports for flights going to and from @LOCATION1. Without the internet planning vacations would be close to impossible. People not only use the internet for pleasure but for communication purphases too. They use web cams to talk online to people in faraway places. It is fast, free, and convinent way to communicate to other people. Our military uses web cams to let the soliders talk to their families. How would you feel if you were a solider fighting for you country and the means to talk to your family is out there, but you could not use it. It is cruel and unjust to keep soliders from talking to their families. Internet also gives us something usefull. It helps us build hand-eye coordination. Hand-eye coordination is used in many things. In basketball you need to be able to look up and dribble at the same time. When you are driving you need to be able to look up and still be able to steer the car. Without hand-eye coordination many more accidents would happen from carliess errors. Internet helps people make the world a safer place. In some aspects the experts are right. We should go out and enjoy nature, but we also need to enjoy and use the internet as well. Some people use it as pleasure and build hand-eye coordination. Whle others use it to talk to their loved ones. Or use it to plan vacations. No matter who you are or what you do internet plays an important part in life.</text:p>
          </table:table-cell>
          <table:table-cell office:value-type="float" office:value="4" calcext:value-type="float">
            <text:p>4</text:p>
          </table:table-cell>
          <table:table-cell office:value-type="float" office:value="5" calcext:value-type="float">
            <text:p>5</text:p>
          </table:table-cell>
          <table:table-cell/>
          <table:table-cell office:value-type="float" office:value="9" calcext:value-type="float">
            <text:p>9</text:p>
          </table:table-cell>
          <table:table-cell table:number-columns-repeated="21"/>
        </table:table-row>
        <table:table-row table:style-name="ro1">
          <table:table-cell office:value-type="float" office:value="141" calcext:value-type="float">
            <text:p>141</text:p>
          </table:table-cell>
          <table:table-cell office:value-type="float" office:value="1" calcext:value-type="float">
            <text:p>1</text:p>
          </table:table-cell>
          <table:table-cell office:value-type="string" calcext:value-type="string">
            <text:p>Dear @PERSON3 of the @LOCATION1, I strongly believe that computers effect us in a positive way. Computers are advancing and so are their uses, computers are great and they are not our thought process or went to run around outside and play sports. Computers help us find and talk to relatives and friends they allow us to learn different things about farien places. They also are great for research! First and foremost computers are effecting us positively expesally when it comes to finding and talking to family and friends. My mom was adopted and @NUM1 years ago she really wanted to find her birth family, one year later her birth father found her on this website where you can locate family, she found her family and I now have two more @CAPS1, @PERSON1 and @PERSON2, and a cousin @PERSON4. I love them all very much. I would not have of been able to get to know them if it wasnt for the computer, speaking of communication, I was working like a dog on this big science prodject I had. we weren't able to do it in person and it @CAPS3 impossible for one person to three way four people. So we emailed our ideas and thoughts and were able to get the project done. "@CAPS2 are never enough hours in the day!" @CAPS3 something that @CAPS3 commonly said. Over @PERCENT1 of adults complain that @CAPS2 @CAPS3 never enough time in day. That @CAPS3 a statistic from @ORGANIZATION1. The computer allows you to multi task so you can be on your business call and email your mother so she know that you didn't forget her birthday. In addition, computers help us understand other countries and learn about their culture and how they are doing. @CAPS2 are many people who don't have tvs and they get their news from the internet. Also for projects, in @NUM2 grade I had to learn about @CAPS4, the country in @LOCATION2. it would take countless hours to find research in books, you will find a lot of stuff you dont need, but on the computer it @CAPS3 fast and easy. If you need to know something you can just type it in and, boom! You have it where as if you were usinf a book you would still be looking for what you need. Time @CAPS3 something that we can't afford to waste expessaly in this economy. Furthermore, computers are great for all kinds of research and directions. People who think that people spend too much time on the computer, and exersizing are not always right. I don't know about you, @PERSON3, but I am constantly looking up different exersizes to get a flat stomach. Most of my friends do it with me. I also look up directions, finding routs on maps are enfuriating and take for ever. Go on the computer the maps are always updated and you can get easy and fast directions! I don't know about you but I love things fast and easy. Going back to research, what about for solving crimes? Identifying people with finger prints fast so no one can get hurt. In conclusion computers effect us in possitive ways, more and are a great help to society, from locating people, to communication, and all the way to finding valuable and life changing information. I hope that you and I see eye to eye in this matter, advancing computers are our friends not the enemy.</text:p>
          </table:table-cell>
          <table:table-cell table:number-columns-repeated="2" office:value-type="float" office:value="5" calcext:value-type="float">
            <text:p>5</text:p>
          </table:table-cell>
          <table:table-cell/>
          <table:table-cell office:value-type="float" office:value="10" calcext:value-type="float">
            <text:p>10</text:p>
          </table:table-cell>
          <table:table-cell table:number-columns-repeated="21"/>
        </table:table-row>
        <table:table-row table:style-name="ro1">
          <table:table-cell office:value-type="float" office:value="142" calcext:value-type="float">
            <text:p>142</text:p>
          </table:table-cell>
          <table:table-cell office:value-type="float" office:value="1" calcext:value-type="float">
            <text:p>1</text:p>
          </table:table-cell>
          <table:table-cell office:value-type="string" calcext:value-type="string">
            <text:p>As more and more people are becoming accustomed to using computers, I believe that this is having a negative effect on society. Because of computers people are not exercising as much as they should, which is of crucial importance. In addition, people are becoming unable to envoy and appreciate nature while they still can. Finally, people are slowly being their ability to communicate with family and friends. As every day people are getting in touch with technology they are losing touch with the world around them. Therefore, the advances in technology are having a negative affect on society. When the average, person uses, the computers, be it for business, homework, chatting, or just for fun, they are easily occupied for long periods of time. They consider themselves "too busy" for a thing called exercise which is becoming more and more curcial to our health and well-being. With music, walk, cool friends right in front of us, who has live. Time to go for a walk, jog, or bike ride? with computers, people are the will exercise. In this day and age, when is becoming a we need our exercise more. Every day rainforests indicated on the one, polluted, and clouded. We need and because of the realize ever a @ORGANIZATION1 screen. We need to write up and appreciate with the @ORGANIZATION1. As time goes by communication technology through the internet this issue of helping @CAPS1, healthy relationships is becoming a progressively worse issue. "@CAPS1 @CAPS2" is something that doesn't completely exist on the internet. This means that while you @MONTH1 find someone you can call a "friend" online, you never know exactly who they are until you've actually, met them...which could be potentially dangerous. Additionally, the very @CAPS1 emotions and human need for interaction that comes with relationships is something their can never be simulated or programmed, no matter how "advanced" your technology is. As you can see, the dependancy on and average of computers is having a negative affect in our society. We are not taking the time for exercise, and human interacting, all of which are to our health. And in a world where it's more important than ever to do. healthy, grateful, and diplomatic, we are slowly losing important. Therefore, @ORGANIZATION1, are having a negative affect on society.</text:p>
          </table:table-cell>
          <table:table-cell table:number-columns-repeated="2" office:value-type="float" office:value="5" calcext:value-type="float">
            <text:p>5</text:p>
          </table:table-cell>
          <table:table-cell/>
          <table:table-cell office:value-type="float" office:value="10" calcext:value-type="float">
            <text:p>10</text:p>
          </table:table-cell>
          <table:table-cell table:number-columns-repeated="21"/>
        </table:table-row>
        <table:table-row table:style-name="ro1">
          <table:table-cell office:value-type="float" office:value="143" calcext:value-type="float">
            <text:p>143</text:p>
          </table:table-cell>
          <table:table-cell office:value-type="float" office:value="1" calcext:value-type="float">
            <text:p>1</text:p>
          </table:table-cell>
          <table:table-cell office:value-type="string" calcext:value-type="string">
            <text:p>Dear, @ORGANIZATION1, @CAPS1 name is @CAPS2 @CAPS3 and I am a students in @ORGANIZATION1 middle school. I want to state a opinion on how computer effects people. There are many thing like games, chatrooms, socile thing. Also information for homework or for work and jobs. Well let get started @CAPS1 opinion on people using ocmputer is good, only fools don't use computers. They help you a lot like, let say I am a coole and I forgot how to do something, I'll just go on the computer and fine it and it that easy. I use a computer all @CAPS1 life and I am smart, I even help @CAPS1 mom use the comptuer sometimes. Chat room are good to you can make new friends and you can talk to family members, like your mom dad or causen if they live in a different part of the world. I talk to @CAPS1 cansen all the time not reuily a little and he live in colombia. I also talk to @CAPS1 friends on facebook to ask what was the homework sometimes. Games, games are fun when you get bored or do not have nothing to do. You can play all different kind of games like action or if you want a chenllens you can play hard games i think games like chess or sodotea. To help your brain thnk to exercise your brian. Games can help you knew the computer more like they bored, many people don't even knew how to type with out looking at the borad. I have to look at it. Well thus where same opinion I had about the computer. Even though people think it take time from exercising and interacting with people it not really time. There exercising there brian and they can interacte with people. So till next time</text:p>
          </table:table-cell>
          <table:table-cell office:value-type="float" office:value="3" calcext:value-type="float">
            <text:p>3</text:p>
          </table:table-cell>
          <table:table-cell office:value-type="float" office:value="4" calcext:value-type="float">
            <text:p>4</text:p>
          </table:table-cell>
          <table:table-cell/>
          <table:table-cell office:value-type="float" office:value="7" calcext:value-type="float">
            <text:p>7</text:p>
          </table:table-cell>
          <table:table-cell table:number-columns-repeated="21"/>
        </table:table-row>
        <table:table-row table:style-name="ro1">
          <table:table-cell office:value-type="float" office:value="144" calcext:value-type="float">
            <text:p>144</text:p>
          </table:table-cell>
          <table:table-cell office:value-type="float" office:value="1" calcext:value-type="float">
            <text:p>1</text:p>
          </table:table-cell>
          <table:table-cell office:value-type="string" calcext:value-type="string">
            <text:p>Dear local Newspaper, In my opinion computers are a help to our plant. The new technology makes life easier to handle. The computer are a help because it teaches hand-eye coordination. You can talk to people, and it is a new way to be entertained. Computers can teache hand-eye coordination because of typing. Whether someone knows it or not when you are typing fast it is help you hands. Also the fact you that if your typing without making is also helping because it makes your hand easier to move. The typing is giving your hand lots of exersise because your hands are moving all over the place. The more you move them the more excersise you can get. Computers can really help hand-eye coordination alot. Computers can also help by talking to people. To talk to people far away is better to talk to on the computer because if you have a webcam you can see each other. You are able to talk to people from different countries. Also computers are able to be used in business meetings when a business has to talk with another from different locations. Like if part of the business is doing a project in hong kong, then the boss can set up a meeting to see how it is going. Another way to use computers to talk to people is to speak with a person you are not able to see in person. Like if a oerson is in the hospital but you're not able to go, then you can talk while seeing each other throw the computer. Computers are a great way to use in communication. Computer are also a new way to get entertained. They can entertain you because there is games that you can play. There are games that come with the computers and a lot of games on the internet. Other they being bored all the time you can play thousands of game with just a click on a mouse. Also to not be bored you can watch videos like youtube. You can listen te musicor watch comedy videos. Video also show a way do express what you feel and sat it in comedy, horror, or sad videos. Also for teenagers there is ways to talk to their friends like facebook. On the website you can talk with anyone on your friends list. In the end computer can help kids, adults, or teenagers. With just a clicking your mouse you can find a new powerful way of technology. And be able to got better hand-eye coordination talk to people and get entertained. So go get yourself a computer and amazed!</text:p>
          </table:table-cell>
          <table:table-cell office:value-type="float" office:value="4" calcext:value-type="float">
            <text:p>4</text:p>
          </table:table-cell>
          <table:table-cell office:value-type="float" office:value="5" calcext:value-type="float">
            <text:p>5</text:p>
          </table:table-cell>
          <table:table-cell/>
          <table:table-cell office:value-type="float" office:value="9" calcext:value-type="float">
            <text:p>9</text:p>
          </table:table-cell>
          <table:table-cell table:number-columns-repeated="21"/>
        </table:table-row>
        <table:table-row table:style-name="ro1">
          <table:table-cell office:value-type="float" office:value="145" calcext:value-type="float">
            <text:p>145</text:p>
          </table:table-cell>
          <table:table-cell office:value-type="float" office:value="1" calcext:value-type="float">
            <text:p>1</text:p>
          </table:table-cell>
          <table:table-cell office:value-type="string" calcext:value-type="string">
            <text:p>Dear Local Newspaper @CAPS1 are you adminitrating your loacl newapaper to society? You are probably using a computer to type the documents. If the government, businesses, schools, students and local newspaper are using computers for a variety of different tasks then @CAPS1 are thet not helpful? Primarily, computers are used for typing, editing and presenting as stated before, local newpaper are required to use computers to present their work. As a member of society, I knew I would not want to read something not typed anyway. The govermnet must announce laws to the people and use typed documents to communicate with different countries &amp; states. Without computers signs, flyers, bussinesses, and even newspapers would not be possible. You are running late to work able to traffic on the hignway. @CAPS1 are you supposed to explain to your boss in time? You can simply email him the situation and arrive stress-free to work. Prctically the entire world uses computers as a source of communication, so why be indifferent? Computers make life easier for people through communication like email, social network websites such as facebook and aol, and even video chat. Computers supply an excellent source of communication that is even used throughout schools. Teachers and administrater interact with each other with important message using computers. if computers are important to them, the @CAPS1 could they be destructive to society? As a western middle school students, I know the amount of projects and research we are required to do per class. Without the internet this would almost be impossible. The internet allows research to happen. After reseach is finished, the paper or homework assignment must be typed and printed. Without the assitance from computers, ahving naetly-written and well-researched assignments would not be possible. To conclusion, I feel that computers are an excellent advance in technology and should be used as frequently as possiblr. Without them, newspaper could not print, teachers could not communiacte, and students couldn't complete tasks for school. As a student I know they help me with school and communicating with my friends and relatives. If computer are such a helpful source to society, why would people consider them as a concern?</text:p>
          </table:table-cell>
          <table:table-cell table:number-columns-repeated="2" office:value-type="float" office:value="5" calcext:value-type="float">
            <text:p>5</text:p>
          </table:table-cell>
          <table:table-cell/>
          <table:table-cell office:value-type="float" office:value="10" calcext:value-type="float">
            <text:p>10</text:p>
          </table:table-cell>
          <table:table-cell table:number-columns-repeated="21"/>
        </table:table-row>
        <table:table-row table:style-name="ro1">
          <table:table-cell office:value-type="float" office:value="146" calcext:value-type="float">
            <text:p>146</text:p>
          </table:table-cell>
          <table:table-cell office:value-type="float" office:value="1" calcext:value-type="float">
            <text:p>1</text:p>
          </table:table-cell>
          <table:table-cell office:value-type="string" calcext:value-type="string">
            <text:p>Dear local newspaper I think that usieng computers help people becuse if we did not have computers we would not now ehey thing about eneyone or eneything like all of the @CAPS1 I would not now eneything about them but with computers I know alot about them and there lives like @CAPS2 @CAPS3 @CAPS4 got shot in the back of the head and. @CAPS4 got shot to and I know alot about the @ORGANIZATION1 there white people that to fear in to black people and the same with the wars like world @NUM1 and world @NUM2 and the @CAPS5 and @PERSON1 and the @CAPS6 war there was like plain spy palin flying across @LOCATION1 and they shot him down becuse we were trying to see if thay had eney nuculer bombs offer there. And the same with google and yahoo with google you can type in eneything and you will get a answer and most liked a corect answer yahoo and google is great for some worke and products end studying becuse you then you do to and that I think that computer are good.</text:p>
          </table:table-cell>
          <table:table-cell table:number-columns-repeated="2" office:value-type="float" office:value="3" calcext:value-type="float">
            <text:p>3</text:p>
          </table:table-cell>
          <table:table-cell/>
          <table:table-cell office:value-type="float" office:value="6" calcext:value-type="float">
            <text:p>6</text:p>
          </table:table-cell>
          <table:table-cell table:number-columns-repeated="21"/>
        </table:table-row>
        <table:table-row table:style-name="ro1">
          <table:table-cell office:value-type="float" office:value="147" calcext:value-type="float">
            <text:p>147</text:p>
          </table:table-cell>
          <table:table-cell office:value-type="float" office:value="1" calcext:value-type="float">
            <text:p>1</text:p>
          </table:table-cell>
          <table:table-cell office:value-type="string" calcext:value-type="string">
            <text:p>Hour after hour of gaming online and posting blogs on social networking sights is all one sees. Unaware at there surroundings, many people zone to their computer screens and only break @CAPS4 absolutely necessary. That is not what the world should become but that is what is society is creating. Computers do not create positive benefits to society. Because of all the time spent on the computer, people's bodies are taking the negative effects. There is also less and less face-to-face interactions with family and friends. Another huge issue is cyber bulling. These are all problems that should be addressed. With all the time spend on a computer in a stuffy, dark room, how will our bodies be maintained properly? Exercise is a key ingriedient to healthy living. It is like trying to make bread without flour, without that necessity the bread will not rise its full potential. It is the same with the health and functions at our bodies. Exercise must be took part in to burn fat and calories, but it is also needed to build and maintain muscles. In fact, muscles start it is recommended to get in at least one hour of exercise of outside play a days. Not many succeed with this goal, which brings up another negative effect to the body. @CAPS2 @CAPS1 helps to maintain strong bones. To get the recommended dose of @CAPS2 @CAPS1 a day you only need to absorb @NUM1 minutes of sunlight a day. It doesn't seem like a lot but @PERCENT1 of our population is not outside to recieve it. Instead, they are inside on their computers. Parties, lunch breaks, or even a family dinner are great times to socialize. But, what if one day you decided you were going to skip your lunch break with friends and instead spend time posting a daily blog. This is social time lost. If this habit continues you might soon see yourself drifting away from your friends because you don't make the time to spend lunch break with them. Even @CAPS4 a child interactions @CAPS4 chatting with friends on @CAPS5 or @CAPS6, anything could be said. Children wont learn at a young age how to think on there fact language. This will effect their later years @CAPS4 interviewing for things such as colleges or even jobs. Social skills are the difference between success and failure. Spending life on a computer is equivalent to being a caterpillar in their while at least attempting to be an extreme will turn you @CAPS7 and @CAPS7 are all created with the ominous cyberbulling. One simple way to prevent this is spending less time in the computer. The effects of cyber bulling can be brutal. A recent study showed that @PERCENT2 of kids would rather be bullied in face then over the internet. The reason being a of cruelty is displayed through cyberbulling over the internet because it takes much less courage to type something up then it for a bully to say something to them victims face. Such cyberbulling has even led to suicides. In fact, a girl in committed suicide due to cyber bulling just @NUM2 weeks ago. If you don't have In conclusion, computers produce more negative effect on society than good. A lack of exercise and proper body maintenance results. Reduced social interacting and skills also result. And maybe most importantly cyberbulling which takes lives occurs. In prevent society from turning into a social waste and felled with the glow of computer screens, lets all turn the monitor and get outside with nature and all its benefits.</text:p>
          </table:table-cell>
          <table:table-cell table:number-columns-repeated="2" office:value-type="float" office:value="6" calcext:value-type="float">
            <text:p>6</text:p>
          </table:table-cell>
          <table:table-cell/>
          <table:table-cell office:value-type="float" office:value="12" calcext:value-type="float">
            <text:p>12</text:p>
          </table:table-cell>
          <table:table-cell table:number-columns-repeated="21"/>
        </table:table-row>
        <table:table-row table:style-name="ro1">
          <table:table-cell office:value-type="float" office:value="148" calcext:value-type="float">
            <text:p>148</text:p>
          </table:table-cell>
          <table:table-cell office:value-type="float" office:value="1" calcext:value-type="float">
            <text:p>1</text:p>
          </table:table-cell>
          <table:table-cell office:value-type="string" calcext:value-type="string">
            <text:p>I belive that computers benifit our society for many reasons. Computers have been around for many years now and everywere you go you usualy see one. That must meen people love then. These are so many uses and fun expeirences you can have with a computer. Computers make people happy and that makes for a better society because it is happier. they make people happy because you can play games like tetris, @CAPS1, and even cards. Compuer games make people happy because when ever they are bored and does nothing going on you can hop on the computer and play a game. Some of the awsome games featured on a computer are @CAPS1, cards, pinball and other great game. The computer makes for a happier home because as soon as kids get home from school they use it for games or chat with freinds. Another reason computers benifit society is because you can now pay bills and buy hings from the internet. When you pay bills or buy things over the internet have is no need to go out and waste money on gas so it makes people very happy when hey save money. It also saves on polution because if a car isn't going out there is less so computers are also saving society as well. My last reason that computers benifit society is they can make you smarter and make you do better in school by learning about often people or cultures. For example on my last research project for social studies I used the computer and got an A. this made me happy so in effect it makes society happy. Now you have my reasons why computers benifit the society. They make us happy, made us smarter, and make us a better society for it. I love computers and everybody else should too.</text:p>
          </table:table-cell>
          <table:table-cell office:value-type="float" office:value="5" calcext:value-type="float">
            <text:p>5</text:p>
          </table:table-cell>
          <table:table-cell office:value-type="float" office:value="4" calcext:value-type="float">
            <text:p>4</text:p>
          </table:table-cell>
          <table:table-cell/>
          <table:table-cell office:value-type="float" office:value="9" calcext:value-type="float">
            <text:p>9</text:p>
          </table:table-cell>
          <table:table-cell table:number-columns-repeated="21"/>
        </table:table-row>
        <table:table-row table:style-name="ro1">
          <table:table-cell office:value-type="float" office:value="149" calcext:value-type="float">
            <text:p>149</text:p>
          </table:table-cell>
          <table:table-cell office:value-type="float" office:value="1" calcext:value-type="float">
            <text:p>1</text:p>
          </table:table-cell>
          <table:table-cell office:value-type="string" calcext:value-type="string">
            <text:p>Dear local Newspaper. I am stating my opinion that the more people use computers the less they spend with their family. I have three ressons why computer are good or bad. Not every one agrees that computer are benefitsal for the society. The positive effect and negative effect that computers have on people. My resson for supporting this @CAPS1 that computer are good or bad are that computers have a positive effect on people. The second @CAPS1 is to be able to talk to other people on line. The last @CAPS1 I have is Spending more time with family than on the computer. The first resson that i have for computers is how they have for computers is how they have positive effect on people. The examples that I have to Support this @CAPS1 are that computers tech hand eye coordination, computers given people the ability to Learn about far way place and peop. The second resson that I have on computers is that you talk to people online. The examples that I have to support my @CAPS1 are the website that kids us to talk to their friends like myspace and facebook. The place that kid like to go to are tutube and even blogging about everything and everyone. Some of theis thing can be good if you don't post picture or other this on your myspace or facebook. I think that these website are dangers because somebody can hack in to your file and they can try to talk to you like their your friend. The third resson I have to support my @CAPS1 is that we should spend more time with our family than being on the computer the whole time I have example on want we should do with or familys instead of being on the computers I have some @CAPS1 of games that we can play with our familys instead of being on the computers, The games that we can play with our familys are monopoly, somy, canda landy card, video games, we can also talk to our family instead of talking to our friends the whole time. When we can injoy want we have in live not just with computers but with our family. Inconclusion I am statting my opinion that the more time people spend on computers than with their own family. I have three resson on why computers are good or bad. The r\ess that I have to support my @CAPS1 are that computers have a positive effeck on people, to be able to talk to people online, To spend more time with family than on the computer.</text:p>
          </table:table-cell>
          <table:table-cell table:number-columns-repeated="2" office:value-type="float" office:value="4" calcext:value-type="float">
            <text:p>4</text:p>
          </table:table-cell>
          <table:table-cell/>
          <table:table-cell office:value-type="float" office:value="8" calcext:value-type="float">
            <text:p>8</text:p>
          </table:table-cell>
          <table:table-cell table:number-columns-repeated="21"/>
        </table:table-row>
        <table:table-row table:style-name="ro1">
          <table:table-cell office:value-type="float" office:value="150" calcext:value-type="float">
            <text:p>150</text:p>
          </table:table-cell>
          <table:table-cell office:value-type="float" office:value="1" calcext:value-type="float">
            <text:p>1</text:p>
          </table:table-cell>
          <table:table-cell office:value-type="string" calcext:value-type="string">
            <text:p>Dear newspaper, @CAPS1 computers does have some cons but they also have a lot of pros. Some pros are they show magnificant pictures of nature and it would pictures until you want to send them by email. You can even order tickets for planes, trains and movies. Let's not forget shopping and internet. If you go on the internet you can find many pictures of any thing you want. Such as pictures of nature, celebrities. About @PERCENT1 of all picture on the internet are true. A computer can also hold pictures that you take on a digital camera. It can even take a project on a flash drive and then download it. The computer can even email the pictures to any email that exsist. If you want to go to the movies or on vacation you can get the movie tickets online. You can get them at any ticket sales website. If you want to go on vacation you can get your hotel tickets even your plane train, or boat ticket online. Buying tickets isn't the only thing you can do on the internet you can buy stuff to. You can order @CAPS2, @CAPS2 @NUM1, @CAPS2 @NUM2, game cube, x-box, x-box @NUM3, wii, you even computer games. You can even buy the game systems. You can buy house hold appliances. Also you can put clothes and other store products an hold. The internet you can watch videos an almost any website you go on. Some @MONTH1 be grass, some @MONTH1 be funny others @MONTH1 even be wierd. @PERCENT2 of all teenagers like watching music videos. Some are just the artist sing and dancing in a background other times people make fun of other artists. Even though computers do have pros and cons they have more pros. Like the examples in the passage above.</text:p>
          </table:table-cell>
          <table:table-cell table:number-columns-repeated="2" office:value-type="float" office:value="4" calcext:value-type="float">
            <text:p>4</text:p>
          </table:table-cell>
          <table:table-cell/>
          <table:table-cell office:value-type="float" office:value="8" calcext:value-type="float">
            <text:p>8</text:p>
          </table:table-cell>
          <table:table-cell table:number-columns-repeated="21"/>
        </table:table-row>
        <table:table-row table:style-name="ro1">
          <table:table-cell office:value-type="float" office:value="151" calcext:value-type="float">
            <text:p>151</text:p>
          </table:table-cell>
          <table:table-cell office:value-type="float" office:value="1" calcext:value-type="float">
            <text:p>1</text:p>
          </table:table-cell>
          <table:table-cell office:value-type="string" calcext:value-type="string">
            <text:p>Dear local newspaper I donít agree with the people who say people spend to much time on their computers. Because people can lean mostly anything they want all of a computer also there are lots of resomes why people should use advances technology they can teach kids how to find out answers to there homework the fastway instead of reading a book or taken a class and still get the full understeading. The people that say others spend's to much time on there computers are also right about that but they still can interact with friends and family they can play games, speak to each other, even learn new things together, all through a computer. One thing they were right about was to go out and enjoy the nature you cant do that on a computer but you can help the nature on a computer like try to put up a blog. Something that people make so others can see and spred the word and on that blog it can stay stop cuting down trees for stores or stop killing animales for there far or anythin you wont to write. So the people that do read this you should agree with me because you can do lots of things on a computer and learn lot more then you ever thought you could. So go out and find you a computer and find somethine you need to do or learn or just to have some fun.</text:p>
          </table:table-cell>
          <table:table-cell table:number-columns-repeated="2" office:value-type="float" office:value="4" calcext:value-type="float">
            <text:p>4</text:p>
          </table:table-cell>
          <table:table-cell/>
          <table:table-cell office:value-type="float" office:value="8" calcext:value-type="float">
            <text:p>8</text:p>
          </table:table-cell>
          <table:table-cell table:number-columns-repeated="21"/>
        </table:table-row>
        <table:table-row table:style-name="ro1">
          <table:table-cell office:value-type="float" office:value="152" calcext:value-type="float">
            <text:p>152</text:p>
          </table:table-cell>
          <table:table-cell office:value-type="float" office:value="1" calcext:value-type="float">
            <text:p>1</text:p>
          </table:table-cell>
          <table:table-cell office:value-type="string" calcext:value-type="string">
            <text:p>Dear local newspaper, @CAPS1 opinion on the effects computers have on people is a positive effect. Three main reasons are that people learn more about cultures, places, and some people work online. @CAPS1 first reason why computers have a positive effect on people is because they help you learn about cultures around the world. Learning about cultures is very important because if people travel they need to know how they can respect each other. @CAPS1 second reason why computers have a positive effect on people is because they help you learn about places around the world the world. Learning about places is very important because you could get lost. It also helps you by telling you which places are famous to visit. @CAPS1 third reason why computers have a positive effect on people is because some people find jobs online. Other people work online. This benefits people in a positive way. In conclusion computers have a positive effect on people because its helps people learn about cultures, places, and jobs around them.</text:p>
          </table:table-cell>
          <table:table-cell table:number-columns-repeated="2" office:value-type="float" office:value="3" calcext:value-type="float">
            <text:p>3</text:p>
          </table:table-cell>
          <table:table-cell/>
          <table:table-cell office:value-type="float" office:value="6" calcext:value-type="float">
            <text:p>6</text:p>
          </table:table-cell>
          <table:table-cell table:number-columns-repeated="21"/>
        </table:table-row>
        <table:table-row table:style-name="ro1">
          <table:table-cell office:value-type="float" office:value="153" calcext:value-type="float">
            <text:p>153</text:p>
          </table:table-cell>
          <table:table-cell office:value-type="float" office:value="1" calcext:value-type="float">
            <text:p>1</text:p>
          </table:table-cell>
          <table:table-cell office:value-type="string" calcext:value-type="string">
            <text:p>@ORGANIZATION1, @CAPS1 are many people in this world that think always being on the computer is good because they can talk with people online and learn more about the world. But, then @CAPS1 are people who disagree with them. I am one of those people. Spending too much time on the computer can really affect your life. People stop exercising, don't enjoy the beauty of nature or life, and they aren't spending enough time with their family and friends. So, I hope that while you read through this letter, you take some of this information into consideration. First of all, when people spend a lot of time on the computer they aren't getting all of the exercise that their body needs. They become lazy and don't want to do anything. This is very bad because it will affect your health and the rest of your life. People @MONTH1 become overweight and since they got lazy from always being on the computer, they won't go out and get the exercise that their body needs. People need to enjoy their life! By always being on the computer, they won't be able to. @CAPS1 are so many fun and healthy things you can do for your body. You can go play sports and have fun while getting exercise. Many people do this and try to encourage their family and friends to do it with them. But, some of their family and friends are to lazy to do anything because they are always on the computer. Instead, they stay inside the house all cooped up and don't get enough fresh air. This is a horrible thing to do to yourself. Your body needs fresh air, so start enjoying your life a little more people! Finally, people @MONTH1 lose contact with family members of their friends because they are to busy on the computer playing games. I know I wouldn't want to lose a friend to the internet ever again and I don't think anyone else would want to either. I once lost a friend or two because I didn't talk to them as much as I used to because I had been too busy on the computer on @CAPS2, @CAPS3, and games. I felt horrible because I didn't realize that I had been doing that. I really wouldn't want anyone else to lose contact with a family member or lose a friend because of the internet. Its horrible and you don't feel like yourself anymore. Once again I would like to tell you that always being on the internet is not good. You can become lazy, not want to do anything etc., people aren't enjoying their life to the fullest and you can and @MONTH1 lose contact with a family member or lose a friend because you spend to much time on the computer. I hope that after reading this, you realize that being on the computer is not always good for you.</text:p>
          </table:table-cell>
          <table:table-cell office:value-type="float" office:value="5" calcext:value-type="float">
            <text:p>5</text:p>
          </table:table-cell>
          <table:table-cell office:value-type="float" office:value="4" calcext:value-type="float">
            <text:p>4</text:p>
          </table:table-cell>
          <table:table-cell/>
          <table:table-cell office:value-type="float" office:value="9" calcext:value-type="float">
            <text:p>9</text:p>
          </table:table-cell>
          <table:table-cell table:number-columns-repeated="21"/>
        </table:table-row>
        <table:table-row table:style-name="ro1">
          <table:table-cell office:value-type="float" office:value="154" calcext:value-type="float">
            <text:p>154</text:p>
          </table:table-cell>
          <table:table-cell office:value-type="float" office:value="1" calcext:value-type="float">
            <text:p>1</text:p>
          </table:table-cell>
          <table:table-cell office:value-type="string" calcext:value-type="string">
            <text:p>Dear Local Newspaper, I believe that computers are an extremely useful tool in society. It helps people learn new things about different cultures. Also, it lets you communicate with friends and family through the internet, for example, using facebook or @CAPS1. Finally, it provides an accurate research tool for school projects, or interviews. First, learning about different cultures helps the world stay together. For example, here, we learn @CAPS2 and @CAPS3. Each class teaches us to respect more and more of this culture. However, some people don't have the chance to get this land of education, so they turn to the internet. If the computer didn't exist, we might not know about the lifestyle @NUM1 mi away from us. We wouldn't know if their lifestyles are extremely difficult or luxurious. Also, we wouldn't know if we could help them or not. For example, the earthquake in @LOCATION1 which. It's one step closer to world peace no more war or conflicts. Secondly, the computer helps you communicate to friends and family for in the world. I remember one time I was mailing my family friends who was in @LOCATION2, risking his life. I knew he couldn't come back to town, so I started to email him, and video chat with him. Whenever I saw his face, I knew that everything was okay. I don't know how I would have without the internet. Other ways lived you could as. Also, just communicating with friends! internet sites, like extremely useful. Finally, you use the computer for educational use. For example, research projects, study tools and essays. Whenever that a research is the internet. This extremely reliable and accurate. However that some of the websites are fake, which is easy to great research to use for school projects. Also, I know many teachers in my school have a blog or page where they put their @CAPS4 on, study links, and handouts, just in case we lose them. Whenever there is a test coming up, my @CAPS2 teacher, @CAPS5 would have links on her go to help use study. Also, is another website that helps us study for vocab. It also has many games that and learn our vocab words. As you can see, the computer helps us in our daily use and makes a positive impact on our society. From educational purposes, to learning cultures and socializing with friends it helps us get through life. As very successful newspaper and people, I assume you will understand how much the computer has made a positive effect in society.</text:p>
          </table:table-cell>
          <table:table-cell table:number-columns-repeated="2" office:value-type="float" office:value="6" calcext:value-type="float">
            <text:p>6</text:p>
          </table:table-cell>
          <table:table-cell/>
          <table:table-cell office:value-type="float" office:value="12" calcext:value-type="float">
            <text:p>12</text:p>
          </table:table-cell>
          <table:table-cell table:number-columns-repeated="21"/>
        </table:table-row>
        <table:table-row table:style-name="ro1">
          <table:table-cell office:value-type="float" office:value="155" calcext:value-type="float">
            <text:p>155</text:p>
          </table:table-cell>
          <table:table-cell office:value-type="float" office:value="1" calcext:value-type="float">
            <text:p>1</text:p>
          </table:table-cell>
          <table:table-cell office:value-type="string" calcext:value-type="string">
            <text:p>Dear @ORGANIZATION2, @CAPS1 there has been a lot of talk about how computers effect society. Some "experts" say computers are good for society and some think the opposite computers are bad for society because they make children obese, decrease a person social skills, and even make children less educated. Computers are just plain bad. In recent years studies show that children that use the computer often are less likely and less willing to get active. Dr. @PERSON1 says, "The more children use computers is the more time they waste @CAPS3 not being active at all." A study conducted @CAPS3 the @ORGANIZATION1 shows that children that use the computer @NUM1 hours a day are more obese then children who use it one hour or less a day. Computers keep children inside all day. A child on the computer is wasting time not being active. The main reason children become fat on the computer is because it is easier to just go on the computer than to walk and exert energy. Computer are a direct cause to child obesity, and they are a threat to society. Some of you @MONTH1 think a computer can increase social skills, and you are dead wrong! On a computer you can "talk" to friends, but it is not like you are actually talking to them. On a computer you can talk in privite and say what ever the heck you want. In public if you say something bad you will get in a lot of trouble. A computer offers no face to face interaction. So when a person who uses a computer often is at a social gathering they are usually very awkward. My cousin spends all of his time on the computer and when I went to his on christmas he never took his eyes off the screen! Computers is destroying the social life millions of people. Did you know that people who use the computer often are usually less smart than kids who don't? "Experts" on computers say that computers can be used for infenite nolege. The key word in that fraise is "can". just because kids have knoledge at their finger tips doesn't mean the will use it. On many projects and homework assignments I have record kids say "@CAPS2 I just copied and printed an article on google." @CAPS3 copying and printing students don't learn anything. Computers are slowly making people less educated. Ever since the invention of the computer people have seen promise for society. Now computers are destroying society @CAPS3 making people fat, socialy weird, and less educated. So how can people still think computers are good?</text:p>
          </table:table-cell>
          <table:table-cell table:number-columns-repeated="2" office:value-type="float" office:value="5" calcext:value-type="float">
            <text:p>5</text:p>
          </table:table-cell>
          <table:table-cell/>
          <table:table-cell office:value-type="float" office:value="10" calcext:value-type="float">
            <text:p>10</text:p>
          </table:table-cell>
          <table:table-cell table:number-columns-repeated="21"/>
        </table:table-row>
        <table:table-row table:style-name="ro1">
          <table:table-cell office:value-type="float" office:value="156" calcext:value-type="float">
            <text:p>156</text:p>
          </table:table-cell>
          <table:table-cell office:value-type="float" office:value="1" calcext:value-type="float">
            <text:p>1</text:p>
          </table:table-cell>
          <table:table-cell office:value-type="string" calcext:value-type="string">
            <text:p>Dear Local newspaper, I just read about your article regarding the computer usage. In my opinion I think that computers are a good thing. Yet, I believe that it could have a negative influence as well. I believe that computers are one of mankind's best technologies. You can type, learn about historical happenings, different places, and different cultures as well. You can talk to people from far away by using chat or the webcam. That's what I use to speak to my @CAPS1's who live in @LOCATION2. Computers are one of the best things that has happened to me and my life. However, although computer can be such a good thing, it can be bad as well. A lot of people over used it too. I infact know a person and she's a very nice person. She's sweet, caring, loves kids, and has a kind heart. The only thing is, is that she's a @CAPS2 addict. She loves @CAPS2. Sometime when she comes over, I'll be using my laptop and she'll ask to check her @CAPS2 status. My point is, is that she allows @CAPS2 to take over her. not cool. I read an article the other day about computer usage in @LOCATION1. Dr. @PERSON1 covered this article on the topic of computer usage. She said "The average american spends four hours or more on the computer. Although there are other people who spend their time outside when it's nice. I congradulate them on that". See, now you heard it from the expert as well. In cocnclusion, I would like to state that computers can have either a positive influence or a negative one as well. So it all depends on how you use it and how much time you spend on it. So my point that I would to come across @LOCATION1 is that use you computer wisely. Don't spend all of your time on it. Life's too short for that. So spend time with family and friends and go outside too!</text:p>
          </table:table-cell>
          <table:table-cell table:number-columns-repeated="2" office:value-type="float" office:value="4" calcext:value-type="float">
            <text:p>4</text:p>
          </table:table-cell>
          <table:table-cell/>
          <table:table-cell office:value-type="float" office:value="8" calcext:value-type="float">
            <text:p>8</text:p>
          </table:table-cell>
          <table:table-cell table:number-columns-repeated="21"/>
        </table:table-row>
        <table:table-row table:style-name="ro1">
          <table:table-cell office:value-type="float" office:value="157" calcext:value-type="float">
            <text:p>157</text:p>
          </table:table-cell>
          <table:table-cell office:value-type="float" office:value="1" calcext:value-type="float">
            <text:p>1</text:p>
          </table:table-cell>
          <table:table-cell office:value-type="string" calcext:value-type="string">
            <text:p>Dear @CAPS1, @CAPS2 much time do you spend on the computer daily, @NUM1 hour, @NUM2 hours. While computers, are amazing advances in technology they are also very bad for you. People spend hours at at time on the computer causing less time exercing, horrible speaking, and dangerous searches. From @DATE2 to @DATE3 the numbers of obese people increased from @PERCENT2 of @LOCATION2 citizens to @PERCENT1. In a recent study the amount of families with computers is now @NUM3 out of @DATE1 compared to the @NUM4 out of @DATE1 in @DATE4. Scientist wonder if they were connected and relized they were. People who spent hours on the computer live a sedentary life style. They are more likly to go on the computer than go exercise. The lack of exercising causes obeseity, and cardovascular problems. Without this valuable exercise more people are . At a visit to the hospitial a surgen said he has seen a huge increase of heart surgreys in the @DATE1. We found that the computer manual booklets says to only go on for an @NUM1 hour at a time. The hottest thing online these days is social networking, whether @CAPS6's twitter, or facebook. These social networking allow teens to talk with there friends. But @CAPS6 really isn't talking. For example they write @CAPS3 @CAPS4 going @NUM2 dance. Not only is the spelling wrong but also the grammer. And this language doesnt just stay online, @CAPS6 is now now they talk. @PERSON1 the grandmother to a social networking said, "I can't even have conversations with her because she is is talking like she is on the computer. @CAPS6's so sad." @CAPS5 for public speaking and english class, @PERSON2 an english teacher for @NUM7 @DATE1 states @CAPS2 she has seen a drop in teens ability to write gramaticly correct and @CAPS2 when she corrects essay the are written is social networking form. "@CAPS6's hard to see litiature dissolving because kid are spending so much time on the computer. The average day for children in @LOCATION1 @CAPS7 is to go home and going on the computer for hours at a time until a parent comes home. @CAPS2 would you like your child to be surfing the internent alone without you for hours when you don't know what they are doing. Parent blockers can only do so much. Children can find out the password and net around @CAPS6. The dangers are always there. You can get a lot of good information on the internet but you can also get a lot of bad information. You dont know what your child is searching or who they are talking to on the computer, @CAPS6 could be "@CAPS8," the who lives four blocks over.</text:p>
          </table:table-cell>
          <table:table-cell office:value-type="float" office:value="5" calcext:value-type="float">
            <text:p>5</text:p>
          </table:table-cell>
          <table:table-cell office:value-type="float" office:value="4" calcext:value-type="float">
            <text:p>4</text:p>
          </table:table-cell>
          <table:table-cell/>
          <table:table-cell office:value-type="float" office:value="9" calcext:value-type="float">
            <text:p>9</text:p>
          </table:table-cell>
          <table:table-cell table:number-columns-repeated="21"/>
        </table:table-row>
        <table:table-row table:style-name="ro1">
          <table:table-cell office:value-type="float" office:value="158" calcext:value-type="float">
            <text:p>158</text:p>
          </table:table-cell>
          <table:table-cell office:value-type="float" office:value="1" calcext:value-type="float">
            <text:p>1</text:p>
          </table:table-cell>
          <table:table-cell office:value-type="string" calcext:value-type="string">
            <text:p>Dear newspaper, @CAPS1 some beleive computers do not benefil society, I do. Computers help buisnesses thrive, keep people people aware of what is going on in the world, and allow people to stay in touch with each other. Computers greatly benefit small and large buisnesses across the world. Imagine all the jobs at each buisnesses without a computer. Buisnesses would be unreliable because no instant contact would mean it might take a long time for products to be assembled and shipped. Any buisness owner would cringe at the idea of running of buisness without a computer. When surveyed, @NUM1 out of @NUM2 buisness owners and workers would prefer a computers assistance at work. Almost every modern day buisness relies on at least one computer. For example, companies that mass - produce their products often rely on computers to do jobs more precisely than a worker. Sometimes computer operated robots do dangerous jobs so workers are not at risk. Buisness also need computers to quickly recieve and send information to other buisnesses and people. Buisnesses are not the only need for computers. People use computers as much if not more, than buisnesses. People like you and me use computers to keep in touch with friend and people we know. Thanks to websites like @CAPS2 and e-mail people can easily stay in touch. Families use computers to plan get-togethers. Friends use computers to keep contact after grade school or if they do not live nearby. With computers, anyone that is anywhere can be in constant contact with anyone else. People also like to know news imediately. Without computers it would be alot harder to contact the rest of the world. Imagine a natural disaster accuring and not knowing about it right away. In that case we could not send aid to the area. With the recent earthquakes in @LOCATION1 and @LOCATION2. Knowledge about the rest of the world is even more important. Newspapers provide news and information but a day or two late and they often use computers to aquire that information. Eighty-seven percent of scientists agree that recieving information would be a lot harder.</text:p>
          </table:table-cell>
          <table:table-cell office:value-type="float" office:value="5" calcext:value-type="float">
            <text:p>5</text:p>
          </table:table-cell>
          <table:table-cell office:value-type="float" office:value="4" calcext:value-type="float">
            <text:p>4</text:p>
          </table:table-cell>
          <table:table-cell/>
          <table:table-cell office:value-type="float" office:value="9" calcext:value-type="float">
            <text:p>9</text:p>
          </table:table-cell>
          <table:table-cell table:number-columns-repeated="21"/>
        </table:table-row>
        <table:table-row table:style-name="ro1">
          <table:table-cell office:value-type="float" office:value="159" calcext:value-type="float">
            <text:p>159</text:p>
          </table:table-cell>
          <table:table-cell office:value-type="float" office:value="1" calcext:value-type="float">
            <text:p>1</text:p>
          </table:table-cell>
          <table:table-cell office:value-type="string" calcext:value-type="string">
            <text:p>Imagine standing outside, the warm sun dancing on your back, jumping into the pool and feeling the cool water flow around you. But no, that won't happen. Because children and their parents are spending way to much time on their computers. People aren't getting enough excercise, it can be very dangerous and families are spending less time with each other without computers, so its worse with them. I think people need to realize that computers are over the humans. Humans especially children, need exercise. But with computers that isn't really possible. More and more children are becoming obese by the year. Computers are making that happen quicker. Instead of sitting at the computer eating potato chips, children should be outside on their bikes, or swimming, or playing sports with their friends. If it is winter, the least kids could do is go sledding. Children need to expirience nature, not the screen of a computer. The computer can also be very dangerous. @NUM1 year olds are making facebooks! You can find @NUM2 year old on the internet now. Naive teenagers go find "friends" in chatrooms or on @CAPS2, and their "friends" lie to them, about their age, another indentity. Many teenagers go and meet someone they met online and end up getting raped or killed. There are many sick people in the world, and many of them use the internet to find people. Lots of teenagers give out personal information like their last name, cellphone number, or where they live, and thats an easy way for predators to find them. It puts them, and their whole family in danger. Computers are breaking up families, and friends. Things like @CAPS1, @CAPS2,@CAPS3, farmpring, @CAPS4, etc. are turning people against each other. Some families even eat dinner at the computer. When friends go over other friend's houses, they just sit on the computer. Why is it so fun to just look at the computer screen? Families need to do something together like eat dinner together, go out for ice cream, go shopping, something, anything but going on the computer all day. I'll admit, I am a little addicted to the computer. But I don't go on it @NUM3, like some people. Instead of eating dinner at the computer, go out to dinner as a family. Instead of online shopping, go shopping with your friends. It isn't hard to at back @NUM4 or @NUM5 hours of going on the computer. Am I the only teenager who thinks this? Maybe. But I know that I am benefitting myself by cutting back on the computer. We don't get enough exercise, it can become really dangerous, and family and friends should start spending more time together. Computers can do everything more than humans can, and we need to stop it.</text:p>
          </table:table-cell>
          <table:table-cell table:number-columns-repeated="2" office:value-type="float" office:value="5" calcext:value-type="float">
            <text:p>5</text:p>
          </table:table-cell>
          <table:table-cell/>
          <table:table-cell office:value-type="float" office:value="10" calcext:value-type="float">
            <text:p>10</text:p>
          </table:table-cell>
          <table:table-cell table:number-columns-repeated="21"/>
        </table:table-row>
        <table:table-row table:style-name="ro1">
          <table:table-cell office:value-type="float" office:value="160" calcext:value-type="float">
            <text:p>160</text:p>
          </table:table-cell>
          <table:table-cell office:value-type="float" office:value="1" calcext:value-type="float">
            <text:p>1</text:p>
          </table:table-cell>
          <table:table-cell office:value-type="string" calcext:value-type="string">
            <text:p>Dear local newspaper, I agree that people are spending more time on the computers and less time doing other important stuff. For example, they don't spend time exercising, enjoying nature, and they don't spend time with their family. Those are very important things that people don't undeRstand that they are missing of. First, people that spend a lot of time on the computer don't do exercise. Doing exercise is good for your health. If you don't do exercise when you get older your bones are going to work. Also, you could get fat and that is bad for your heart. Just for being on the computer people don't pay attention to their health. Next, people don't enjoy the beautiful nature that is outside. Is beautiful when you hear the birds singing or seeing the plants outside. People are forgeting about nature. They don't recycle so the planet could be clean. The air that we smell is not clean because they don't care about nature. Instead of being on the computer they chould help so the world could be better. Finally, people don't spend time with the people that love them. Is very important to spend time with your family. People don't realize thats the first thing in life is your family. Instead of being on the computer, is fun going to the beach with your kids, wife, father, and etc. In conclusion, i believe that computers affect on people. People just for being on the computer they don't do exercise, enjoy nature, and they don't spend time with their family. Now that you heard my , i ask you to think about yours.</text:p>
          </table:table-cell>
          <table:table-cell table:number-columns-repeated="2" office:value-type="float" office:value="4" calcext:value-type="float">
            <text:p>4</text:p>
          </table:table-cell>
          <table:table-cell/>
          <table:table-cell office:value-type="float" office:value="8" calcext:value-type="float">
            <text:p>8</text:p>
          </table:table-cell>
          <table:table-cell table:number-columns-repeated="21"/>
        </table:table-row>
        <table:table-row table:style-name="ro1">
          <table:table-cell office:value-type="float" office:value="161" calcext:value-type="float">
            <text:p>161</text:p>
          </table:table-cell>
          <table:table-cell office:value-type="float" office:value="1" calcext:value-type="float">
            <text:p>1</text:p>
          </table:table-cell>
          <table:table-cell office:value-type="string" calcext:value-type="string">
            <text:p>Dear @CAPS1 @CAPS2, Computers have a very positive effect on people. I agree that computers have a positive effect. They teach hand-eye coordination. It gives people the ability to learn about people and places, and you can talk online @CAPS3 first reason is that computers teach hand-eye coordination. for example, when you learn how to type, you can memerize the keys. Therefore, you don't have to look down at the keyboard. Computers also teach hand-eye when using a mouse. When you want to click on something you have to look at the screen and move the mouse to click on the icon. @CAPS3 final reason that computers teach hand eye is once you what to do, you don't have to serch the screen for an icon. You could just move the mouse to a spot on the screen and no what to do. Computers teach hand-eye coordination when you type, when you move the mouse to click on an icon, and when you memorize all of the icons. @CAPS3 second reason is computers make you smarter. For example, if you have a history project, and you need to know about china, you can use the computer. How many times would china be in the newspaper? Using the computer can access quick information. Another example is computers can find information on famous people no one knew about. You could be able to find what college a famous actor went to in a matter of seconds. @CAPS3 last example is that a serch engine can look up famous pictures. If you are working on a project that requires pictures, @ORGANIZATION1 can have the photos you need. Computers make you smarter because you can look up different countries, you could look up people, and famous countries. @CAPS3 last reason is computers give you the ability to talk online with friends, for example, you could catch up with friends you don't see that much during school. Talking online is just as fast as texting. Also, you could continue a conversation you had with a friend. Did the bell ring in the middle of a conversation? Well, you can continue it on @CAPS4, or @CAPS5. Lastly, you can just plain talk. You could make plans, or you can talk about upcoming events. Computers give you access to talking with your friends. In conclusion, computers do have a positive effect on other people. You can get hand-eye coordination, you can look up foreign countries and people, and you can talk with your friends.</text:p>
          </table:table-cell>
          <table:table-cell table:number-columns-repeated="2" office:value-type="float" office:value="5" calcext:value-type="float">
            <text:p>5</text:p>
          </table:table-cell>
          <table:table-cell/>
          <table:table-cell office:value-type="float" office:value="10" calcext:value-type="float">
            <text:p>10</text:p>
          </table:table-cell>
          <table:table-cell table:number-columns-repeated="21"/>
        </table:table-row>
        <table:table-row table:style-name="ro1">
          <table:table-cell office:value-type="float" office:value="162" calcext:value-type="float">
            <text:p>162</text:p>
          </table:table-cell>
          <table:table-cell office:value-type="float" office:value="1" calcext:value-type="float">
            <text:p>1</text:p>
          </table:table-cell>
          <table:table-cell office:value-type="string" calcext:value-type="string">
            <text:p>Since computers were invented, a colossal change in the way society functions has taken place. People how can go on to their computers to communicate with peers, get information on any topic for a school paper, or just because the internet to watch videos and stories. Magazine and newspaper articles, books and even movies and shows sre available on today's computer! This advancement in technology has made the @NUM1 century the most modern era this world has ever seen, and is beneficial to society. The "computer age" has given people in today's society the incredible opportunity to broaden their imaginations through technology. You can, in less than one minute go on the internet type in to @ORGANIZATION1 whatever movie or book you want and start watching instantly. People have always said that books can take you anywhere you want. Well, the computers can do the same thing, expect with greater efficiency and with more places to choosen from. You can, instead of buying a book, go online and read of the faraway city of @LOCATION1, or of the eruption of the @CAPS1 @CAPS2, and you can do it with mind-blowing speed. Some think that by wasting time on computers, people are using up time that could be spent studying or with family. Howeer, any information needed to your knowledge on a topic can be found on the internet. And if you want to spent time with your family, you can even look your computer up to a tv and watch a free movie with the family! The computer age is here and it is exactly. What society needs. Picture this: you're doing a school project on the you know nothing about it. Would you rather drive minutes going and thirty minutes looking withb everything you need, or do you think it's more to spend five minutes looking for the website you need on the internet? Obviously, the later of the is much more reasonable. The computer makes getting research for school or work substantially easier. In addition,you can create entire presentations on a computers with surprising ease! Being an eighth grade student, I dont know I would ever do woithout the internet. I rely on my computer to get all of my research for almost every project, and I even make some of my best project on it! The computer is the likes of all the hard working students and adults much, much easier. People's lives have not only been made easier in the field of research; computer make communicating with friends and familyeasier as well! Through e-mail, video chat and instant messaging., we can communicate with whoever we would, whenever we wort. With some computers, you can even see and talk to any person you wish. Without these computers, we will one again have to resort to snail mail, whcih makes instant communication @CAPS3 telephones, we would have no other way to talk. Computers have enhanced communication chill likes so graetly that it's foolish to say their not beneficial to society. How can a machine with so many abilities be for see the computer as a brooden research for school and we want! Bottom line the computer age is here and its amazing.</text:p>
          </table:table-cell>
          <table:table-cell table:number-columns-repeated="2" office:value-type="float" office:value="6" calcext:value-type="float">
            <text:p>6</text:p>
          </table:table-cell>
          <table:table-cell/>
          <table:table-cell office:value-type="float" office:value="12" calcext:value-type="float">
            <text:p>12</text:p>
          </table:table-cell>
          <table:table-cell table:number-columns-repeated="21"/>
        </table:table-row>
        <table:table-row table:style-name="ro1">
          <table:table-cell office:value-type="float" office:value="163" calcext:value-type="float">
            <text:p>163</text:p>
          </table:table-cell>
          <table:table-cell office:value-type="float" office:value="1" calcext:value-type="float">
            <text:p>1</text:p>
          </table:table-cell>
          <table:table-cell office:value-type="string" calcext:value-type="string">
            <text:p>Computers are over used and controll the minds some people. Computers are parcally to @CAPS1 for americas high obesity percentage. Americas teens are not doing homework. And noteveteing time into school because of computers. These high tech machines should be outlowed and given to only those who truly need them. People spend way to much time on computers. The time people spend on the computer is time they should be exersizing. Computers make people obees studys show that @PERCENT1 of obees americans admit to being adicted to the computer. This is why computers are bad. The internet on computers is unsafe. Expers say that popular chating sites such as myspace are the reason for the sudden incroas in murders, and rapings. The number of convicted criminals as well as sex affenders i tramendus. Yet parents lot the children on them. People don't understand the troubles computers cause. Besides the other factors computers retard teens learning. Teh comkputer is suposed to be a helpful tool and used for leanring. But computers are being used for other things. Computers encourage kids not to study or do homework. Although those are useful becoming sites and tools, these tool arent used often. Computers hurt people in many ways. America should have off computer week to fight back from its evil grie on children. I hope one day we can all turn off out computers for good.</text:p>
          </table:table-cell>
          <table:table-cell table:number-columns-repeated="2" office:value-type="float" office:value="4" calcext:value-type="float">
            <text:p>4</text:p>
          </table:table-cell>
          <table:table-cell/>
          <table:table-cell office:value-type="float" office:value="8" calcext:value-type="float">
            <text:p>8</text:p>
          </table:table-cell>
          <table:table-cell table:number-columns-repeated="21"/>
        </table:table-row>
        <table:table-row table:style-name="ro1">
          <table:table-cell office:value-type="float" office:value="164" calcext:value-type="float">
            <text:p>164</text:p>
          </table:table-cell>
          <table:table-cell office:value-type="float" office:value="1" calcext:value-type="float">
            <text:p>1</text:p>
          </table:table-cell>
          <table:table-cell office:value-type="string" calcext:value-type="string">
            <text:p>Dear local newspaper, @CAPS1 you think computers have a positive or negative effect on people? I personally think computers have a positive effect on people because with computers many people @CAPS1 research about the past. Also I don't agree that computers have a negative effect on anybody because with computers many people learn hand-eye coordinations, gives them the ability to learn about faraway people and places, they also allow people to talk to old friends or family members. Then, computers can also be used to help someone find information about nature such as different trees, plants, animals, and many other things that are involved in nature. After that, computers are also sometimes used to contact people who live faraway from you. Some ways to contact people on a computer are using e-mails, instant message, facebook, myspace, and many other websites. In addition, I think computers have a positive effect on people, but others maya not agree which is fine because not everybody has the same opinion on stuff in the world. Then, computers can be very useful to many people because they can use computers if they need to find information on history, any events that might have went on in the past that might not still be done in the present. Finally, computers are useful to scientists, business workers, many adults, and even children use computers if they need to type something for school or need to find information for a project they're doing.</text:p>
          </table:table-cell>
          <table:table-cell table:number-columns-repeated="2" office:value-type="float" office:value="4" calcext:value-type="float">
            <text:p>4</text:p>
          </table:table-cell>
          <table:table-cell/>
          <table:table-cell office:value-type="float" office:value="8" calcext:value-type="float">
            <text:p>8</text:p>
          </table:table-cell>
          <table:table-cell table:number-columns-repeated="21"/>
        </table:table-row>
        <table:table-row table:style-name="ro1">
          <table:table-cell office:value-type="float" office:value="165" calcext:value-type="float">
            <text:p>165</text:p>
          </table:table-cell>
          <table:table-cell office:value-type="float" office:value="1" calcext:value-type="float">
            <text:p>1</text:p>
          </table:table-cell>
          <table:table-cell office:value-type="string" calcext:value-type="string">
            <text:p>Dear Local Newspaper, everday @CAPS1 technology is developed. One of the biggest and most popular machines in the technocle society is, the computer. Some people don't like computers. The think computers are ruining social skills and healthy bodys. The reason I'm writing to you is to presuade those people to realize the greatness that lies inside a computer. For starters computers help us recive/give @CAPS8. One of the great featurs that computers give is email. Without email, we would be completley out of the loop. For example @CAPS2 there is a snowday at your childs school, you recive an email from the usper intendent saying school si cancled. Without that email, we woulden't be able to know that @CAPS8. Another example, @CAPS6 say that you lost your voice to a terrible cold. You don't feel good and need to call work to report being sick. Now you're stuck because you have no voice. @CAPS2 you had a computer, you could have simply emailed your boss. Another posative tool computers gives us is making communicating esayer. With all of the social networking now avalible like @CAPS4, twitter , @CAPS3 and yahoo messanger. It nearly impossible not to stay in contact with friends and faimly using @CAPS4, you can look up old friends and faimly. Once youve found them, you can friend request them and become online friends. Once youre online friends you can instant message, video chat, look at their status, and browse their photos. So with a computer @CAPS7 nearly impossible not to be able to keep in touch. The last and final reason computers are great is because, they make shopping much esayer. @CAPS2 you have used amazon, ebay or overstock, you know what I'm talking about you can buy almost anything online. From electronics to @CAPS5 animals. The list is endless. With a computer you can even get your house hold groceries online. For example @CAPS6 say your home from work with explosive diharrea. But @CAPS7 @DATE1 so you need to go grociery shopping. You've been on the toilet @PERCENT1 of the day and alls youve got is your laptop. Well you can shop online. So as you can see computers help us communicate, shop and get and recive @CAPS8.</text:p>
          </table:table-cell>
          <table:table-cell office:value-type="float" office:value="4" calcext:value-type="float">
            <text:p>4</text:p>
          </table:table-cell>
          <table:table-cell office:value-type="float" office:value="5" calcext:value-type="float">
            <text:p>5</text:p>
          </table:table-cell>
          <table:table-cell/>
          <table:table-cell office:value-type="float" office:value="9" calcext:value-type="float">
            <text:p>9</text:p>
          </table:table-cell>
          <table:table-cell table:number-columns-repeated="21"/>
        </table:table-row>
        <table:table-row table:style-name="ro1">
          <table:table-cell office:value-type="float" office:value="166" calcext:value-type="float">
            <text:p>166</text:p>
          </table:table-cell>
          <table:table-cell office:value-type="float" office:value="1" calcext:value-type="float">
            <text:p>1</text:p>
          </table:table-cell>
          <table:table-cell office:value-type="string" calcext:value-type="string">
            <text:p>To editor, @CAPS1's a beautiful day. The sun is shining, the birds are chirping, and a lazy breeze is flowing through the trees. But you don't notice any of @CAPS1 because you're plopped down in front of your comuter tapping away on @CAPS2 or email. With modern technology. This is a common scenario. Experts are concerned that excessive computer use can harm your health, hamper your social skills, and cause you to be disconnected from nature. While computers are helpful in our lives too much of one thing is never a good thing. As mentioned, camputers have can a negative effect on your health. Computers cause people to be lazy. They would rather @CAPS2 and email than go outside and excersize in the cool, crisp, fresh air. In fact, statistics recently released by the @ORGANIZATION1 show that computers are the @NUM1 leading reason for obesity. And weight problems are not the only thing computer to worry about. Too much time in front of the computer will also take @CAPS1's toll on your eyes. Even local doctors have pointed @CAPS1. "@CAPS4 since computers have become a common household item, the number of i have eye has gone up about @NUM2 or @NUM3 more kids every year than the year says @ORGANIZATION3 of the @ORGANIZATION2. And if that isn't enough, typing too many this @CAPS5 and emails day after day can give you repetetive syndrome, also known as carpal tunnel. Carpal tunnel used to be more when typewriters were big, but dwindled down once computers with newer, easier to type on keyboards came around. But excessive daily use of computers is causing doctors to see more cases of carpal tunnel crop up. @CAPS1 is clear that if you want to stay healthy, computer usage should be limited. Secondly, too much time spent on the computer affect your ability to communicate with others. Computers are helpful when you need to talk to someone but people have gott on so used in @CAPS1 that they sometimes find @CAPS1 awkward to talk to someone face to face. Their eyes look everywhere except for the person, they shift their weight back and forth and struggle to find the right words to say things that should be easy. This awkwardness can also ruin previously close friendships. Friends will talk to each other endlessly through @CAPS2, but have no words for each other when they meet face to face. I remember @DATE1, i didn't see one of my friends at all; we just @CAPS8 each other daily. When we saw each other at school, we found @CAPS1 hard to carry a conversation and @CAPS1 took some getting used to talking face to face again. And this isn't the only way friendships are ut on the line by computers. Personal and meaningful conversations @MONTH1 sometimes be. You're on the phone with your friend and you're telling her about something important that you need advice on. A few seconds after you begin talking you're interrupted by a loud @CAPS7! followed by a "hold on, so and so just @CAPS8 me." @CAPS9, computers seriously social skills and personal relationships. Another reason to watch how much time you spend on the comuter is that @CAPS1 can cause you to</text:p>
          </table:table-cell>
          <table:table-cell office:value-type="float" office:value="4" calcext:value-type="float">
            <text:p>4</text:p>
          </table:table-cell>
          <table:table-cell office:value-type="float" office:value="6" calcext:value-type="float">
            <text:p>6</text:p>
          </table:table-cell>
          <table:table-cell/>
          <table:table-cell office:value-type="float" office:value="10" calcext:value-type="float">
            <text:p>10</text:p>
          </table:table-cell>
          <table:table-cell table:number-columns-repeated="21"/>
        </table:table-row>
        <table:table-row table:style-name="ro1">
          <table:table-cell office:value-type="float" office:value="167" calcext:value-type="float">
            <text:p>167</text:p>
          </table:table-cell>
          <table:table-cell office:value-type="float" office:value="1" calcext:value-type="float">
            <text:p>1</text:p>
          </table:table-cell>
          <table:table-cell office:value-type="string" calcext:value-type="string">
            <text:p>Dear local newspaper, @CAPS1 are beinging questioned if the are good for our society or not. I would have to say that they are good and bad you really can't pick a side. These good because children and teens can get the information they need to teach in school, it allows people to chat with others in different places, and it helps hand-eye cordanation. Those were the good here are some bad things about compters. People spend to much time on the computer instead of exercising, they dont' get to enjoy nature, and people stop interacting with friends and family. Anyone can pick a side. I just can't, because i can relate to both sides. For example. one of the good reasons about computers was that you can chat's with other people around the world. I can relate to that because when i live here in @CAPS2 @CAPS3 my mom and stepdad live in @LOCATION1, @LOCATION2 so i don't see them much but thanks to computer i can chat. With them when ever i want to. Honestly i wouldn't know how my life would be like if i didn't have a computer and i wasn't able I @CAPS4 now. Although, can also to one or the bad things about computers, which is that people spent to much time on the them. I can relate to that and so could of the other well, because when i around @NUM1 because go to a after school, go straight on my laptop and around @NUM2. When my grandma @NUM3 pm. She always comes in and "Your on that thing to much you your hands!" in her. So in my opinion I believe that coumpters can be good for our socity and bad; for me there is no side to take. Others might feel the same way, and others @MONTH1 not. It's up to them to make a choice, so ask your self," @CAPS4 you believe that computers are good or bad for our society?</text:p>
          </table:table-cell>
          <table:table-cell table:number-columns-repeated="2" office:value-type="float" office:value="4" calcext:value-type="float">
            <text:p>4</text:p>
          </table:table-cell>
          <table:table-cell/>
          <table:table-cell office:value-type="float" office:value="8" calcext:value-type="float">
            <text:p>8</text:p>
          </table:table-cell>
          <table:table-cell table:number-columns-repeated="21"/>
        </table:table-row>
        <table:table-row table:style-name="ro1">
          <table:table-cell office:value-type="float" office:value="168" calcext:value-type="float">
            <text:p>168</text:p>
          </table:table-cell>
          <table:table-cell office:value-type="float" office:value="1" calcext:value-type="float">
            <text:p>1</text:p>
          </table:table-cell>
          <table:table-cell office:value-type="string" calcext:value-type="string">
            <text:p>Dear @LOCATION1 Newspaper: @CAPS1 you really think computers are that good? Computers are so helpful today almost everyone has one. Computers are wonderful they are great ways to find information, they connect people from all over the world, and offer many @ORGANIZATION1 opportunities, hopefully at the end of this letter you will agree with me. Firstly, they help people find information. Computers are great ways to find information with google and other programs like it the whole world is at your fingertips. In my school surveys show @PERCENT1 of all students use the computer to help them research for school projects and asignments with computers you can view many diffrent websites from all around the world about a topic and you can even find online books that you can use, this is one way computers are a great thing out there are two other great reasons. Secondly, with computers the wole world becomes smaller as people begin to know more and more people through the computer. More than @PERCENT2 of people email, @CAPS2, or videochat on a daily baes. Isnt it great when you mnake a great friend in collage but you find out he/she lives halfway around the world, to know that you can still keep in touch with the computer, did you know that many people in the in the military use videochat to keep in touch with their loved one back home? Computers are great because they connect people and allow them to be together even when they cannot be together, but there is still one even better reason why computers are good. Finally, computers ofter many opportunities like education and jobs. Today there are many single parrents more than in any other time according to @ORGANIZATION1 and the number is still drastickly increasing with this economy some of those parrents could really use a better education to help them bring in more money for their familys, but when can they find time to go to school with work and then the kids? Now there are many online collage courses you can take to get the education you have always wanted with kraigslist and other online adds many people can post job ofering while others can email those people their resume to try to get the job, but by seeing adds posted online people can apply easier from farther away. Computers open many great oppertunities for people. Computers are very cool machines that many people take fergranted, they help give people information, as well as connect people from around the world and offer many @ORGANIZATION1 oppertunities. So @LOCATION1 Newspaper I hope you can try to understand my view on why computers are so great.</text:p>
          </table:table-cell>
          <table:table-cell office:value-type="float" office:value="5" calcext:value-type="float">
            <text:p>5</text:p>
          </table:table-cell>
          <table:table-cell office:value-type="float" office:value="4" calcext:value-type="float">
            <text:p>4</text:p>
          </table:table-cell>
          <table:table-cell/>
          <table:table-cell office:value-type="float" office:value="9" calcext:value-type="float">
            <text:p>9</text:p>
          </table:table-cell>
          <table:table-cell table:number-columns-repeated="21"/>
        </table:table-row>
        <table:table-row table:style-name="ro1">
          <table:table-cell office:value-type="float" office:value="169" calcext:value-type="float">
            <text:p>169</text:p>
          </table:table-cell>
          <table:table-cell office:value-type="float" office:value="1" calcext:value-type="float">
            <text:p>1</text:p>
          </table:table-cell>
          <table:table-cell office:value-type="string" calcext:value-type="string">
            <text:p>Dear @LOCATION1 @CAPS1, after reading your article about advances in technology, I would like to offer my opinion about this contraversal subject. All around the world, people are using computers to do all sorts of things; weather its for games, the buying and selling of items, talking with people in different countries; the possibilites are endless. This is, however, not nessessarally a good thing. Many people become addicted to computers. Esspecialy adolesents, who enjoy the games that computers offer. From personal experience being addicted to computers, I can honestly say that I was under almost complete control by that computer. My grades started to go down, I stopped interacting with my friends and family, and trouble on things. Many parents watch their children go through this and are sometimes helpless to stop it. This poses a large problem for parents. My word of advice; don't let your children become addicted!</text:p>
          </table:table-cell>
          <table:table-cell table:number-columns-repeated="2" office:value-type="float" office:value="3" calcext:value-type="float">
            <text:p>3</text:p>
          </table:table-cell>
          <table:table-cell/>
          <table:table-cell office:value-type="float" office:value="6" calcext:value-type="float">
            <text:p>6</text:p>
          </table:table-cell>
          <table:table-cell table:number-columns-repeated="21"/>
        </table:table-row>
        <table:table-row table:style-name="ro1">
          <table:table-cell office:value-type="float" office:value="170" calcext:value-type="float">
            <text:p>170</text:p>
          </table:table-cell>
          <table:table-cell office:value-type="float" office:value="1" calcext:value-type="float">
            <text:p>1</text:p>
          </table:table-cell>
          <table:table-cell office:value-type="string" calcext:value-type="string">
            <text:p>There are some effects computers have on people that I agree with and disagree with. There are many people in the world that use computers every day and some that use it sometimes. Also it always gives you information everytime you use it. I would think that computers give a positive effect on people. Computers can have their likes and dislikes. Not everytime when you need information the computer won't give it to you. There are some websites that give you the right stuff you want to know and others do not fill your mind with positive things. That is one thing I do not like about computers. Do not think that is too bad because computers have alot more fun adavantages. One of the most common and used thing around the world is instant @CAPS7. Instant @CAPS7 is when you are communicating with another human bean over the online web. Many people use this to get in touch with a close family members or a friend. There are some names for instant @CAPS7 @CAPS1 @CAPS2, @CAPS3, @CAPS4-mail, and many more! Yes, the computer can be very addicting but once in a while you need to get off and maybe get some fresh air. For some people I agree that they stay on the computer to much and became very lazy. This is one disadvantage that can cause you from exercizing and seeing friends and family. There is no problem if you go on for an hour a day maybe more, but to long is not good. There are so many things for the computer I can't name them all @CAPS5, @CAPS6, @ORGANIZATION1, @CAPS7, and even buying things off the computers, those are many of the things you can do on your computer. I love going on the computer time to time doing many things I have talked about. Also if you do have one than reading this @MONTH1 persuade you into getting one. My opinion is that they give you a very positive effect.</text:p>
          </table:table-cell>
          <table:table-cell table:number-columns-repeated="2" office:value-type="float" office:value="4" calcext:value-type="float">
            <text:p>4</text:p>
          </table:table-cell>
          <table:table-cell/>
          <table:table-cell office:value-type="float" office:value="8" calcext:value-type="float">
            <text:p>8</text:p>
          </table:table-cell>
          <table:table-cell table:number-columns-repeated="21"/>
        </table:table-row>
        <table:table-row table:style-name="ro1">
          <table:table-cell office:value-type="float" office:value="171" calcext:value-type="float">
            <text:p>171</text:p>
          </table:table-cell>
          <table:table-cell office:value-type="float" office:value="1" calcext:value-type="float">
            <text:p>1</text:p>
          </table:table-cell>
          <table:table-cell office:value-type="string" calcext:value-type="string">
            <text:p>Dear Local Newspaper, @CAPS1 opinion on the effects of computers is that some people are spending to much time on computers they are good to be on for a while but not all day. So @CAPS1 first reason why I think spending to much time on computers is not a good thing because it's better to be outside doing other activities with other people all day instead you could hang out with friends and do some sports or something else and if your on the computer all day you will start to lose some friends. @CAPS1 second reason why I dont think it is good to be on the computer all day is because if your not exercising you will start to gain weight cause your sitting all day just on the computer so its good to go outside and go for a walk or you could go to a gym so you could do exercise is good for you it will keep you healthy cause I know someone who is on the computer all day and he really does not go outside because he says that computers teach you alot and they do but it is not good to be on it all day. @CAPS1 last reason on some bad effects of computers is that some people could use these computers for bad things they could be going on some bad websites and that will just make you to be on the compute even longer you could even become addicted to being on computers because your doing nothing else ans some people have cameras on their computers and some people use them for same bad things so thats why it is better not to be on a computera ll day long. So these were @CAPS1 reasons or some bad effects computers could have on people if your not go outside to do some activities or to hang out with some friends.</text:p>
          </table:table-cell>
          <table:table-cell table:number-columns-repeated="2" office:value-type="float" office:value="4" calcext:value-type="float">
            <text:p>4</text:p>
          </table:table-cell>
          <table:table-cell/>
          <table:table-cell office:value-type="float" office:value="8" calcext:value-type="float">
            <text:p>8</text:p>
          </table:table-cell>
          <table:table-cell table:number-columns-repeated="21"/>
        </table:table-row>
        <table:table-row table:style-name="ro1">
          <table:table-cell office:value-type="float" office:value="172" calcext:value-type="float">
            <text:p>172</text:p>
          </table:table-cell>
          <table:table-cell office:value-type="float" office:value="1" calcext:value-type="float">
            <text:p>1</text:p>
          </table:table-cell>
          <table:table-cell office:value-type="string" calcext:value-type="string">
            <text:p>Dear @LOCATION1 @ORGANIZATION1 I do agree that people should stop spending most of thier day on the computer and start to exercise more or spend time with friends and family. The computer has the ability to let you learn about faraway places but instead of sitting behind a desk and learning about somewhere faraway you should go outside and see it for yourself. Also our country is one of the top @NUM1 that has fat people and I believe that the computer has something to do with this because most of the kids in our school have a facebook and about @PERCENT1 of those kids are on facebook for at least an hour. This is why people should stop using the internet for most of their day because they are not getting the exercise they need that is why our country is one of the top @NUM1 in the world that has most fast people. The internet does allow you to chat with family and friends but you still need to hand out with your friends outside so you can exercise by playing sports or just going for a walk down the block if you don't you will not have a healthy relationship because someitmes they @MONTH1 not even be on the computer so you can chat with them online. Also if you don't go outside and enjoy nature and play with friends then you will become very lazy just by sitting in a chair all day and you would'nt care to do anything anymore.</text:p>
          </table:table-cell>
          <table:table-cell table:number-columns-repeated="2" office:value-type="float" office:value="4" calcext:value-type="float">
            <text:p>4</text:p>
          </table:table-cell>
          <table:table-cell/>
          <table:table-cell office:value-type="float" office:value="8" calcext:value-type="float">
            <text:p>8</text:p>
          </table:table-cell>
          <table:table-cell table:number-columns-repeated="21"/>
        </table:table-row>
        <table:table-row table:style-name="ro1">
          <table:table-cell office:value-type="float" office:value="173" calcext:value-type="float">
            <text:p>173</text:p>
          </table:table-cell>
          <table:table-cell office:value-type="float" office:value="1" calcext:value-type="float">
            <text:p>1</text:p>
          </table:table-cell>
          <table:table-cell office:value-type="string" calcext:value-type="string">
            <text:p>Dear, Newspaper I would like to tell you about computers, without them this world would fall apart. For example, some peoples jobs are to fix them, make then, sell them, also some people work from home and need the computer for their jobs. Without them soo many people would @CAPS1 out of jobs and geting paidless. Also, kids need them for education reasons, for example, if you had a broken finger and couldent hold a pencil you would have to type. In addition, what if a student needed an answer to a question and there has no to help them they could go online and get the answer and learn. Theres many ways a computer run help a person. For example, they could need directions or some ones phone number or answers. Also, you can buy off line what if you live too far away from your favorite stare you can fast or der it off line. Also I believe kids should get off the computer any go out side and exercise, to day there is to many over weight people if people what for a walk instead of siting on the computer all day there woulden @CAPS1 as many over weighted people. In addition, people need exercise without it people would get faty, lazy, sleepy, and some sick, and angery, deppression. it would @CAPS1 to every ones benifit if people would exercise more. In addition without computers alot or peoples lives would fall apart, people just need to exercise more and everyting will @CAPS1 fine.</text:p>
          </table:table-cell>
          <table:table-cell table:number-columns-repeated="2" office:value-type="float" office:value="4" calcext:value-type="float">
            <text:p>4</text:p>
          </table:table-cell>
          <table:table-cell/>
          <table:table-cell office:value-type="float" office:value="8" calcext:value-type="float">
            <text:p>8</text:p>
          </table:table-cell>
          <table:table-cell table:number-columns-repeated="21"/>
        </table:table-row>
        <table:table-row table:style-name="ro1">
          <table:table-cell office:value-type="float" office:value="174" calcext:value-type="float">
            <text:p>174</text:p>
          </table:table-cell>
          <table:table-cell office:value-type="float" office:value="1" calcext:value-type="float">
            <text:p>1</text:p>
          </table:table-cell>
          <table:table-cell office:value-type="string" calcext:value-type="string">
            <text:p>Coumputors are mind browning on what they can do. They can make or break somone financhely. They also can perduce amasing graphis that aritist cant perduce. Coumputrs are also for great for recer antal acitivitys, and they also take your life away. I not talking about a real life @CAPS1 talking about the activitys you do away from home. Now lets see the benifits and problems we come so far on how we handle money. We use to put it in chets and hide them now all we do is click and type in a securty number. people can also invist in items but invisting is tricky you dont always win. You can win small or lose big they say @CAPS2 coumputers today are hd. The screens are made of a liquid crystal fourmula that hardens. The lights in the back pixels do most of the wort to bring stunning graphis to life. On coumputers today people make money by selling graphis they made on coumputers. So this would be another plus on what a coumputor dose to a human. I went to a school to lern how to perduce great graphis. All teens kids and adults have used a coumputer for recerantol acivitys. On todays coumputors you can play games watch videos, and listen on coumputors. People do this to engoy then selfs. Some people ran get in trouble for fooling around on the web. But there is nothing stressed out and just playing some games for a while, personly I like to go on youtube and find funny vidos after school. I use to own a youtube account and get many views. The worst thing about coumpurts is it can ruin plan gobo or somones socal life some people get addicted and cant stop being on the coumputor until it is takin away. For example some people play world of war craft get addicted and cant stop! I had a problem when I had to chek you tube a lot. Well I hoped you readers. No matter what happens I think coumputors bennafit more than the problems</text:p>
          </table:table-cell>
          <table:table-cell table:number-columns-repeated="2" office:value-type="float" office:value="4" calcext:value-type="float">
            <text:p>4</text:p>
          </table:table-cell>
          <table:table-cell/>
          <table:table-cell office:value-type="float" office:value="8" calcext:value-type="float">
            <text:p>8</text:p>
          </table:table-cell>
          <table:table-cell table:number-columns-repeated="21"/>
        </table:table-row>
        <table:table-row table:style-name="ro1">
          <table:table-cell office:value-type="float" office:value="175" calcext:value-type="float">
            <text:p>175</text:p>
          </table:table-cell>
          <table:table-cell office:value-type="float" office:value="1" calcext:value-type="float">
            <text:p>1</text:p>
          </table:table-cell>
          <table:table-cell office:value-type="string" calcext:value-type="string">
            <text:p>Dear @CAPS1 @CAPS2 @CAPS3, Computers are a sought after item in this day in age, and we are making advances in technology every single day. Social networking sites like @CAPS4 and @CAPS5 are all over the internet. Computers are good to some exstent, but some kids find the computer essential to their life. Using computers too much will have a bad effect on society. Oreos, @LOCATION1, @CAPS6 are all common sparks for people to be eating while on the computer. Now when you're sitting on the computer daily and for hours eating these sparks. You are begging to become overweight. @PERCENT1 of @CAPS7 kids are overweight and that is unhealthy. A collassal piece of this @PERCENT1 use the computer daily. There is no doubt obesity is a problem, and computers are making it worse. The people that love to use the computer definetly have some sort of social network account, @MONTH1 it be @CAPS5, or @CAPS4. Kids think they are immune to getting in trouble while posting messages or putting up picture of themselves. In one case a girl actually killed because of nasty messages posted about her. Three have been other cases in which girls have sent a nude pictures of themselves to their boyfriends and other people soul it. There lives will never be the same because they were using the computer too much. Soon we will become the leader of @LOCATION2 and we will get to the decisions around. If we are getting to know our outside world and we are not learning how to to be social without the internet, don't know how we will end up. will be the ones and all that important stuff. Instead of typing away we should explore the world and learn important things. Hopefully, as @CAPS10, we will become independent on computers and we will fit this problem by sending less time on a. Computers are great thing but they should not for going outside with friends and playing baseball.</text:p>
          </table:table-cell>
          <table:table-cell table:number-columns-repeated="2" office:value-type="float" office:value="4" calcext:value-type="float">
            <text:p>4</text:p>
          </table:table-cell>
          <table:table-cell/>
          <table:table-cell office:value-type="float" office:value="8" calcext:value-type="float">
            <text:p>8</text:p>
          </table:table-cell>
          <table:table-cell table:number-columns-repeated="21"/>
        </table:table-row>
        <table:table-row table:style-name="ro1">
          <table:table-cell office:value-type="float" office:value="176" calcext:value-type="float">
            <text:p>176</text:p>
          </table:table-cell>
          <table:table-cell office:value-type="float" office:value="1" calcext:value-type="float">
            <text:p>1</text:p>
          </table:table-cell>
          <table:table-cell office:value-type="string" calcext:value-type="string">
            <text:p>Computers and the @CAPS1 were a technological break through. It exposed to the average world, things that were never thought possitive. But as these things advanced over the years, they've become an addiction so bad of an addiction its begun to threaten peoples lives I've been given a choice to s'de with the addicting computers, or to offose them. The only clear choice is to offose. First off, computers have caused the world a decrease in exercise. Studies show @NUM1 out of @NUM2 people who use a computer, do not exercise with less exercise throughout the world, nations are becoming more over weight. This is a huge problem in the united states computers are main cause to why the @CAPS2.S is over weight and unhealthy by cutting down computers use, we can get our world back into great shape we can bring exercise and health back. Nextly, I'm sure you've all heard of online predators. It's scary just to think about, well as computer technology increased online predators numbers went up. I remember a couple of years ago, I was watching the news and a story came a normal teenage girl, being killed by someone she meton myspace. things like this still go on, and the rate at which they happen are in creasing. by putting people on computers you're putting then at risk of death this is an extreme problem computers have caused. Thus is the last efferct computers have, out of many that I'm going to state time on the computer, is time taken away from family and friends.This can ruin relationship in and outside the family. Now I'm sure you now many people have become extremely addicted to online games. the more they play these games the more they pull away from everyone they knew and loved computers are a leading cause in disfunctional families. they steal the user away from the outside word. these people need to get their families and friends back. You have to act now, before its too late and computers have over taken the world. If you know anyone who has fallen prey to a computer addiction, do what you can to help get them back we need to cutt back on any kind of computer use fast. Hurry, it's now or never.</text:p>
          </table:table-cell>
          <table:table-cell table:number-columns-repeated="2" office:value-type="float" office:value="5" calcext:value-type="float">
            <text:p>5</text:p>
          </table:table-cell>
          <table:table-cell/>
          <table:table-cell office:value-type="float" office:value="10" calcext:value-type="float">
            <text:p>10</text:p>
          </table:table-cell>
          <table:table-cell table:number-columns-repeated="21"/>
        </table:table-row>
        <table:table-row table:style-name="ro1">
          <table:table-cell office:value-type="float" office:value="177" calcext:value-type="float">
            <text:p>177</text:p>
          </table:table-cell>
          <table:table-cell office:value-type="float" office:value="1" calcext:value-type="float">
            <text:p>1</text:p>
          </table:table-cell>
          <table:table-cell office:value-type="string" calcext:value-type="string">
            <text:p>Dear @LOCATION1 @CAPS1, I strongly believe that computers are a big benefit to society these days. There is so much to learn on a computer. And it is a lot more fun to learn of off a computer than a book. For intinst, let's say a student had to do a report, but he couldn't get his hands on any book at all. All the student would have to do is type in a few words on the internet and hundreds of websites pop about any topic he wants to learn. Another reason that a computer benefits society is ways to keep in contact with family and friends if they live to far away. Like me for instints, I live far from my friends. And the only I could talk to them outside of school was on a computer. We would be able to talk in a chat room or on a game. The same goes with Family. Lets, say your childre go on vacation and wants to keep in touch. All you would have to do is type as much as you want and click send and its at the other computer instintly. But, if you was to write a letter through the mail, it would take maybe a week or two to reach your child or the other way around. But, most of all, there are so many cool things you can do on a computer. There are a bunch of games, to play, or videos to watch. You can make music and make money off of it. My favorite would have to be the computer programs. Flash macromedia is the best though. You get to make your own animation clips or even a movie. Computers are really fun to play on. a computer has so many advanrages in today society. Which i'm very thank full for computers and all of the great stuff you do. That is why I believe computers benefit society.</text:p>
          </table:table-cell>
          <table:table-cell table:number-columns-repeated="2" office:value-type="float" office:value="4" calcext:value-type="float">
            <text:p>4</text:p>
          </table:table-cell>
          <table:table-cell/>
          <table:table-cell office:value-type="float" office:value="8" calcext:value-type="float">
            <text:p>8</text:p>
          </table:table-cell>
          <table:table-cell table:number-columns-repeated="21"/>
        </table:table-row>
        <table:table-row table:style-name="ro1">
          <table:table-cell office:value-type="float" office:value="178" calcext:value-type="float">
            <text:p>178</text:p>
          </table:table-cell>
          <table:table-cell office:value-type="float" office:value="1" calcext:value-type="float">
            <text:p>1</text:p>
          </table:table-cell>
          <table:table-cell office:value-type="string" calcext:value-type="string">
            <text:p>Dear, @ORGANIZATION1 play a big role in our world today. For example people use computers to get imformation, talk in chat rooms, mainly to talk to friends and fined friends. I think this @CAPS6 messing people up. My first reson for thinking computers @CAPS6 messing people up @CAPS6 because of the impformation that @CAPS6 on the website. For example people past, and blog lies about people online. This @CAPS6 ruining many people because this starts rumors and gossip about people. Also the lies that are being posted could interfear with many lives. Another reason computers effect the lives and people @CAPS6 the dangerous chat rooms. This @CAPS6 not good because your not familliar with the person your talking too. The person could have posed as another person and be very hipocritical. The result of this could be very unpleasent. Like you might give them you number, adress, @CAPS2 personal imformation. The outcome to endup in death, kidnapping, @CAPS2 ciber bullying. Lastly, I want to talk about the false imformation that @CAPS6 given to thousands of people online. Another words the"@CAPS1, @CAPS2 @CAPS3 Your @CAPS4 love" @CAPS2"@CAPS6 Your @CAPS7 @CAPS8 On You?" @CAPS9 these things are placed on either side of your screen to get money from you. On the other hand they attract the readers attention. For example these passages are set to copy down your number, get your account number then take your money. This doesnt help our peole because its only there for your money. In conclusion from my veiwible stand piont I dont prefer computers a magnificient way for people to spend there time on.</text:p>
          </table:table-cell>
          <table:table-cell table:number-columns-repeated="2" office:value-type="float" office:value="4" calcext:value-type="float">
            <text:p>4</text:p>
          </table:table-cell>
          <table:table-cell/>
          <table:table-cell office:value-type="float" office:value="8" calcext:value-type="float">
            <text:p>8</text:p>
          </table:table-cell>
          <table:table-cell table:number-columns-repeated="21"/>
        </table:table-row>
        <table:table-row table:style-name="ro1">
          <table:table-cell office:value-type="float" office:value="179" calcext:value-type="float">
            <text:p>179</text:p>
          </table:table-cell>
          <table:table-cell office:value-type="float" office:value="1" calcext:value-type="float">
            <text:p>1</text:p>
          </table:table-cell>
          <table:table-cell office:value-type="string" calcext:value-type="string">
            <text:p>Dear @CAPS1, You @MONTH1 have heard that there are up-sides and down-sides to using a computer. There are many more up-sides though. For example, you can communicate with people, conduct business, and you can use it to learn. A computer is a big need in today's growing technological advances. Communication is not as easy to do by phone anymore because people are always busy and on the computer. You can use computers to meet people from different countries. By doing this we can learn what life is like for them. Through social networks, such as @CAPS2 and @CAPS3, we can make plans with friends. Computers are an important communication technology. Today most business is conducted over the internet or on a computer. The @CAPS4 @CAPS5 is all computerized today, and that is a major trade way today. A lot of business transactions and presentations are done out on a computer for maximum efficiency. Computers allow us to conduct business with foreign countries without having to go there. Computers are a huge advancement in business. Computers help us learn a lot about, just about, everything. Search engines let us type in keywords and find multiple websites on that topic. Computers let us research so we get correct information with just a click. This research can be used to write essays in school. Computers help us to learn in school and outside of it. A computer is a huge technological advancement with many uses. It @MONTH1 have a few down-sides, but it has many more up-sides. Computers allow you to communicate, conduct business, and learn. Life would be much slower without a computer to speed things up.</text:p>
          </table:table-cell>
          <table:table-cell table:number-columns-repeated="2" office:value-type="float" office:value="4" calcext:value-type="float">
            <text:p>4</text:p>
          </table:table-cell>
          <table:table-cell/>
          <table:table-cell office:value-type="float" office:value="8" calcext:value-type="float">
            <text:p>8</text:p>
          </table:table-cell>
          <table:table-cell table:number-columns-repeated="21"/>
        </table:table-row>
        <table:table-row table:style-name="ro1">
          <table:table-cell office:value-type="float" office:value="180" calcext:value-type="float">
            <text:p>180</text:p>
          </table:table-cell>
          <table:table-cell office:value-type="float" office:value="1" calcext:value-type="float">
            <text:p>1</text:p>
          </table:table-cell>
          <table:table-cell office:value-type="string" calcext:value-type="string">
            <text:p>In my opinion, having computers is avery nice thing and does good in our society. I think this because of three reasons, @ORGANIZATION2, it allows people to relax and wind down after a long day of work. Second, it allows people to communicate with their friends, @CAPS1, it helps with schoolwork and makes things much easier. These are only a few of the reasons why computers do good in our society. @ORGANIZATION2 off, I'd like to say that after a long day of work, all you want to do is relax. Television gets boring and you just want to sit and play games on the computer. Well, thats a great way of winding down on a rough day. You can go on @CAPS2 and watch funny videos or go on @CAPS3 and on you friends new photo album. Your @ORGANIZATION3 computer is to do many things. There are @CAPS8 many game , such as @CAPS4 come or @CAPS5 cam that can be a lot of fun. Do you see why the computers a good way of calming down? Other than winding you down on a rough day at work, on the computer @CAPS8 allow you to communicate with friends and family. AIM is a good way to talk to friends and plan get together. Or, you can just have simple talk @CAPS3 and @CAPS7 are great websites to keep in touch with old friends of you, @CAPS8 even make new friends. A lot of teenagers and adults have @CAPS3 because it gets. So @CAPS4 that you can't get off it. As you get older, you dont talk to your friends that much and soon you don't have many friends at all. @CAPS3 prevents that so you can always talk to them. You should always keep in touch with friends. Most importantly, you use the computer for school work. Without it you can't get picture off @ORGANIZATION1 or type an essay that due. @CAPS8, you can't search words on @LOCATION1. Some teachers require you to type out essays and other don't. You need a computer if your teacher require you to type things. I go on swifts website to see if i have homework dure and that helps me out a teachers @CAPS8 put extra credit online. All in all computes are good for society. @ORGANIZATION2, you can just calm down and relax. Second, you can talk to old friends and keep in touch with new ones. @CAPS1 and most importantly, it's very useful when it comes to schoolwork and up pictures/ . Now you must understant when i tell you that computers are important and very useful in society.</text:p>
          </table:table-cell>
          <table:table-cell table:number-columns-repeated="2" office:value-type="float" office:value="5" calcext:value-type="float">
            <text:p>5</text:p>
          </table:table-cell>
          <table:table-cell/>
          <table:table-cell office:value-type="float" office:value="10" calcext:value-type="float">
            <text:p>10</text:p>
          </table:table-cell>
          <table:table-cell table:number-columns-repeated="21"/>
        </table:table-row>
        <table:table-row table:style-name="ro1">
          <table:table-cell office:value-type="float" office:value="181" calcext:value-type="float">
            <text:p>181</text:p>
          </table:table-cell>
          <table:table-cell office:value-type="float" office:value="1" calcext:value-type="float">
            <text:p>1</text:p>
          </table:table-cell>
          <table:table-cell office:value-type="string" calcext:value-type="string">
            <text:p>Dear Readers of the @ORGANIZATION1, Computers are machines that have been around for @MONTH1 years. With internet, you can do things like play games, research information, and even talk to friends and family, all through a computer. Advances in computer technology are beneficial to @CAPS1 society for several reasons. These includes that computers improve hand-eye coordination, provide abundant information, and allow people to talk online. As said earlier, using a computer can improve hand-eye coordination. In fact, it is known that computers can immensely improve your reflexes. This reminds me of a time when my brother went to an eye doctor and was told that his eyes had trouble focusing. Patrick, my brother, was then literally assigned by the doctor to play computer games to help his hand-eye coordination. As a matter of fact, @PERCENT1 agree that computers can have a gargantuah, positive impact on reflexes and hand-eye coordination. If computers heldful in this way and, in some cases, necessary for your eyes, then why would the use of computers be classified as bad when they are clearly a beneficial factor in @CAPS1 society? Computers are also beneficial because of what huge resource they are. the internet offers so much information for people of all ages who want to learn and thrive. For example, most schools have their students use computers for research. When I say most schoold, I mean @PERCENT2 of schools assign students to research using a computer. Principal of new city @ORGANIZATION2, @PERSON2 says, "@CAPS1 students use computers at leat every week if not more. They are fantastic resource with endless information." Computers are getway to countless amounts of knowledge that everyone should have access to. It is well known that almost everyone knows someone who lives far away. I, myself, have friend who lives in @LOCATION1 that I miss very much. When long-distance phone calls are too expensive most of the world and I rely on computers to talk to out far-away friends. Computers are the bridge between @CAPS2; (my @CAPS3 friend) and I. However, computers are not only used long distance. I also use computers to e-mail, instant message, video chat, and just stay connected to family and friends. A local teenage boy, @PERSON1, says. "I use my computer to stay connected with friends and my family that lives in another county. I don't know what I would do without it." This means that @PERSON1 and thousands of others rely on computers for communication with friends and Family. Computers are necessary for @MONTH1 reasons. They help people, educate, and connect people. You must have access to a computer in my opinion, in order to thrive in life.</text:p>
          </table:table-cell>
          <table:table-cell table:number-columns-repeated="2" office:value-type="float" office:value="5" calcext:value-type="float">
            <text:p>5</text:p>
          </table:table-cell>
          <table:table-cell/>
          <table:table-cell office:value-type="float" office:value="10" calcext:value-type="float">
            <text:p>10</text:p>
          </table:table-cell>
          <table:table-cell table:number-columns-repeated="21"/>
        </table:table-row>
        <table:table-row table:style-name="ro1">
          <table:table-cell office:value-type="float" office:value="182" calcext:value-type="float">
            <text:p>182</text:p>
          </table:table-cell>
          <table:table-cell office:value-type="float" office:value="1" calcext:value-type="float">
            <text:p>1</text:p>
          </table:table-cell>
          <table:table-cell office:value-type="string" calcext:value-type="string">
            <text:p>Dear local newspaper, I think more people shouldn't spent time on their computer. The reasons why I think this is because people should spend time with their family and friends, second they need to exercis more, and last go outside enjoy nature. My first reason is that people that have computers stay in their rooms all day and don't get fresh air. They need to go out and enjoy nature. People who love animals and like to study animals should go out and get fresh air watch the animals study them. Haveing a computer is you could study animals like that is ok but you dont want to got stuck on the computers. go outside and watch them instead of looking at the computer screen. My second reason is that people do get more exercis. People are getting fat because they are sitting at the computer and not doing any movement. Peple are becoming lazy every day because they are on the computers @NUM1. Is you like to be on the computer and study go for a walk, run, joy, or ride a bike to the get some so a while. My last reason is that more people need to interact with their friends and family. People should get off the computer and make some plans with their family.Have a get together with your family and go places and chill. People who be on the computers don't spend time with there family dont know whats going on around them. Some people go into depresion because they are on the computers not enough time with family. These ar my reason why i think that we shouldn't be on the computers. We should spend more time with friends family or go outside, and enjoy nature.</text:p>
          </table:table-cell>
          <table:table-cell table:number-columns-repeated="2" office:value-type="float" office:value="4" calcext:value-type="float">
            <text:p>4</text:p>
          </table:table-cell>
          <table:table-cell/>
          <table:table-cell office:value-type="float" office:value="8" calcext:value-type="float">
            <text:p>8</text:p>
          </table:table-cell>
          <table:table-cell table:number-columns-repeated="21"/>
        </table:table-row>
        <table:table-row table:style-name="ro1">
          <table:table-cell office:value-type="float" office:value="183" calcext:value-type="float">
            <text:p>183</text:p>
          </table:table-cell>
          <table:table-cell office:value-type="float" office:value="1" calcext:value-type="float">
            <text:p>1</text:p>
          </table:table-cell>
          <table:table-cell office:value-type="string" calcext:value-type="string">
            <text:p>Dear local newspaper, I overheard some people talking about how much time their families spend on the computer. My opinion is that they should not be on the computer staring at a screen for long periods of time. I think this because it takes away time from important tasks, there is something healthier than enclosing yourself with a computer monitor, that would be going outside or being active. Another reason is that you can have more time being around family and friends. First, you shouldn't be spending so much time on the computer. You could be getting other tasks done. Such @CAPS2 working, or for most teens, doing homework. Studies show that @NUM1 out of @NUM2 teens get easily distracted by social networking websites such @CAPS2 "@CAPS1". "twitter", and "aol". People in the workplace are distracted two. Sometimes the job can get boring, so workers just go on the computer instead of getting things done. Children could be doing chores or just helping around the house a little, but they go on the computer instead. Teens regular routine consists of waking up, getting ready, soing on the computer, school, coming home, snack, and then going back to the computer. We need to break those habits of going back to the computer. Staring at a computer screen for long periods of time is not healthy. Instead, you could be active in a sport, or just going outside and playing." @CAPS2 technology goes up seizure rates have also gone up." @CAPS3 to a doctor at @ORGANIZATION1. Being involved in a sport would be healthier and more fun that talking to people online. Also, your not exercising while on the computer, being active keeps your shape along with being fun. The most important reason you shouldn't be on the computer for a long time is because your using valuable time you could have used to spend with family and friends. Most people barely see their family when their at home because their consumed in the computer. Laptops have made it easier to block people out. Bringing it into your room and shutting the door, is the most common way. Hang out with the friends your already talking to online, wouldn't it be better in person? In conclusion, we should limit our computer time to do other tasks, be active, and spend time with friends and family.</text:p>
          </table:table-cell>
          <table:table-cell table:number-columns-repeated="2" office:value-type="float" office:value="4" calcext:value-type="float">
            <text:p>4</text:p>
          </table:table-cell>
          <table:table-cell/>
          <table:table-cell office:value-type="float" office:value="8" calcext:value-type="float">
            <text:p>8</text:p>
          </table:table-cell>
          <table:table-cell table:number-columns-repeated="21"/>
        </table:table-row>
        <table:table-row table:style-name="ro1">
          <table:table-cell office:value-type="float" office:value="184" calcext:value-type="float">
            <text:p>184</text:p>
          </table:table-cell>
          <table:table-cell office:value-type="float" office:value="1" calcext:value-type="float">
            <text:p>1</text:p>
          </table:table-cell>
          <table:table-cell office:value-type="string" calcext:value-type="string">
            <text:p>Dear people that read the news paper and that have @CAPS1 that like to play the computer all day more. Than a hour. I think you should take your time and read my article in this wonderful newspaper. I am writing this article about @CAPS1 using the computer more than an hour. My first reason about this computers issue is it makes than not pay attention in the school. To support that reason so you dont think i am making this up is that they play the computer alot and it makes the @CAPS1 just think about the computer and not think about school. They play it so much and it can mess up the @CAPS1 and they can not focus in school. My second main reason is it makes them allways want to talk about the computer. So if they play it mare than a hour like i said it can cause them to be addicted like drug's it is just like that if you dont want your @CAPS1 to be addicted to drugs i hope you woudnt want your own @CAPS1 to be addicted to the computer. To continue about your @CAPS1 can allways @CAPS2 about the computer it can make your @CAPS1 sound like they have no life because they play it all day everday and I would hope you woudnt want your @CAPS1 to be like this. Most importantly my final reason why you shoudnt let your child play the computer for more than a hour a day. Because they can get over weight. Your @CAPS1 well only get up and go to the bathroom, and eat, they will only do stuff that is in the house. Your @CAPS1 will not go out side and play and they wont get no exerse at all. I hope you will understand where I am coming from I have a brother that is offering in the hospital right computer too much and it messed and the doctor said he make it not so I am praying that he well make it out alive so I hope you woudnt let you @CAPS1 do this it will mess up their life forever. Thank you so much for takeng you own @CAPS4 Time to read this article I hope you would remember this article for your whole ontire life.</text:p>
          </table:table-cell>
          <table:table-cell table:number-columns-repeated="2" office:value-type="float" office:value="4" calcext:value-type="float">
            <text:p>4</text:p>
          </table:table-cell>
          <table:table-cell/>
          <table:table-cell office:value-type="float" office:value="8" calcext:value-type="float">
            <text:p>8</text:p>
          </table:table-cell>
          <table:table-cell table:number-columns-repeated="21"/>
        </table:table-row>
        <table:table-row table:style-name="ro1">
          <table:table-cell office:value-type="float" office:value="185" calcext:value-type="float">
            <text:p>185</text:p>
          </table:table-cell>
          <table:table-cell office:value-type="float" office:value="1" calcext:value-type="float">
            <text:p>1</text:p>
          </table:table-cell>
          <table:table-cell office:value-type="string" calcext:value-type="string">
            <text:p>Dear, @CAPS1 @CAPS2 are many people who use computers this advanced technology we have. Lots of people life that we had computers they have lots of benefits that come with having computers. But not everyone agrees with this @CAPS2 are many people who donít like that people use computers to much it takes away less time from enjoying nature, exerising, and interesting with family and friends. But I think on people with computer such as talking to people who you cant see, looking up information gives people something to do. One of the effects computers have on people is it allows you to talk to people you really dont see. I say this beacause not all your friends go to the same school so you dont see them as much. But they might have email, myspace, and facebook. Surf you cant online. It makes it easier to talk to them instad of driving so you can see them. I think that is @CAPS2 are activities you have to do or other activities, they need to do The second effect computers has on people it allows you to look up information. Think of it have you to do a project and you dont always have enough information on what it is to do it. But if your computer it gives lots of you can find information. I think that computer can help you in that way the endless sites of information and of better. Also the might be times go on a trip and know how much it cost and how long its going to take to set to you destination. Well if you look it upon the computer it will be all their for you to see also where else will you find this information you call to questions when consist go to the website. The third effect computers have on people are it gives you something to do. I say this because not all the time will you me to do something to do. Sometimes you will be bored something to do go on computer. The things you can do like play games. Also watch videos on youtube. For example you funny keeps you laughin add on the computer you watch videos. Another thing you can do is download music to your do you ever have line that think of not busy so do it now. See these @MONTH1 things you can go on the computer. To conclude I think that computers have lots of effects on people. These are about computer how people spend time on them. But I disagree is many good effects computers can have on people. I hope you agree with me. These are the three effects computers has on people allows you look up information, gives you something to do.</text:p>
          </table:table-cell>
          <table:table-cell table:number-columns-repeated="2" office:value-type="float" office:value="4" calcext:value-type="float">
            <text:p>4</text:p>
          </table:table-cell>
          <table:table-cell/>
          <table:table-cell office:value-type="float" office:value="8" calcext:value-type="float">
            <text:p>8</text:p>
          </table:table-cell>
          <table:table-cell table:number-columns-repeated="21"/>
        </table:table-row>
        <table:table-row table:style-name="ro1">
          <table:table-cell office:value-type="float" office:value="186" calcext:value-type="float">
            <text:p>186</text:p>
          </table:table-cell>
          <table:table-cell office:value-type="float" office:value="1" calcext:value-type="float">
            <text:p>1</text:p>
          </table:table-cell>
          <table:table-cell office:value-type="string" calcext:value-type="string">
            <text:p>Dear, Newspaper I am writing to persuade to put article in the paper about how computers have bad benefits on people. Computers make you unhealthy, bullying takes place on the computer, and it effects how you do in school. First, computers have bad effects on people because it makes you unhealthy. I say this because most people don't get enough exercise. Then you get obese from not having enoughb exercise. Eventually you @MONTH1 or @MONTH1 not get diabetes from being obese, but most of the time you do. The next reason why lcomputer have bad effects is because kids get bullied on the internet. This is important because when kids get bullied the feel bad about themselves. Then they all get very depressed. This is called cyber bullying. One example is, is that a guy came to our school to talk about his son. his son had killed himself from being bullied on the internent and at school. That is why bullying is an important issue and computers have bad effects on people. My third and final reason why computer have bad effects on people is that kids do bad in school. they do bad in school because they spend so much time on the computer that they stop doing their homework and stop preparing for tests and quizzes. Also kids get distracted in school because all they think or care about is going home and going on the computer. Kids also do bad in school because they eventually think that school is a waste of time and drop out. It is a proven fact that @PERCENT1 of kids that have dropped out of school was kids that were always on the computer and they said that school was a waste of time. Thats how a computers have on effect on school. Now remember, computers have bad effects on people because it makes people unhealthy. People gets bullied, and it has on effect on your schoolwork. That is how computers have bad effects on people.</text:p>
          </table:table-cell>
          <table:table-cell table:number-columns-repeated="2" office:value-type="float" office:value="4" calcext:value-type="float">
            <text:p>4</text:p>
          </table:table-cell>
          <table:table-cell/>
          <table:table-cell office:value-type="float" office:value="8" calcext:value-type="float">
            <text:p>8</text:p>
          </table:table-cell>
          <table:table-cell table:number-columns-repeated="21"/>
        </table:table-row>
        <table:table-row table:style-name="ro1">
          <table:table-cell office:value-type="float" office:value="187" calcext:value-type="float">
            <text:p>187</text:p>
          </table:table-cell>
          <table:table-cell office:value-type="float" office:value="1" calcext:value-type="float">
            <text:p>1</text:p>
          </table:table-cell>
          <table:table-cell office:value-type="string" calcext:value-type="string">
            <text:p>Dear,newspaper I think that people should have computers I think that because kids play game to help them learn like math game or read and grown ups can go on websites and watch work out videos and they could pay there bills on the computer to and they dont have it in the store of kids need to do there homework computers are good for that buy thet also have bad stuff like kids say they are doing there homework but they are on youtube myspace or facebook. or other stuff but computers have more good stuff about them they bad things so that? Why I think we should have computers.</text:p>
          </table:table-cell>
          <table:table-cell office:value-type="float" office:value="3" calcext:value-type="float">
            <text:p>3</text:p>
          </table:table-cell>
          <table:table-cell office:value-type="float" office:value="2" calcext:value-type="float">
            <text:p>2</text:p>
          </table:table-cell>
          <table:table-cell/>
          <table:table-cell office:value-type="float" office:value="5" calcext:value-type="float">
            <text:p>5</text:p>
          </table:table-cell>
          <table:table-cell table:number-columns-repeated="21"/>
        </table:table-row>
        <table:table-row table:style-name="ro1">
          <table:table-cell office:value-type="float" office:value="188" calcext:value-type="float">
            <text:p>188</text:p>
          </table:table-cell>
          <table:table-cell office:value-type="float" office:value="1" calcext:value-type="float">
            <text:p>1</text:p>
          </table:table-cell>
          <table:table-cell office:value-type="string" calcext:value-type="string">
            <text:p>Dear local Newspaper, Some people say computers have negative affects on family and friend others say computers are an important aspect of society. I would have to agree with the second group of people. Computers help students research information that they @MONTH1 need for school. People can talk to there friends on things like facebook or @CAPS1 and you can write a rough draft on the computer save it then go back to it and make the final changes from a draft to a final. I will elaborate in the following three paragraphs. Computers are a quick and easy way to look up information for a school project or paper. I can understand people thinking that computers take away from family time but so would a book. A book would probably take up more time and you @MONTH1 get less information. For example the book could be about multiple people and you read the entire thing only to get two sentences of information. Another reason computer reasearch is quicker is that you can go from one page get some information and then once you have gotten all the information from that page but you still need more you can just click another link. If people didn't have computers they would have to go to the library and spend time looking them. Is it worth it to use all that time. People can talk to there friends on facebook or @CAPS1. Some people say computers distract you from friends when really they help you talk to your friends more. What if your on vacation and your so tired of seeing and talking to your family because you've been with them non stop for a week and you miss your friends. All you have to do id turn on the computer and then you have an intent link to them. Chat rooms also help you meet other people your age from the next town over on enywhere in the country. They @MONTH1 even became your new best friend. When you write a paper do you want to have to write it once then go back and write it @NUM1 more times? Theres a much simpler way it's called a computer. You can write your first draft then all you have to do inordre to get a final copy is reread it and make changes when they are nessecary. Computers also help kids spell better. All they have to do is hit a button.</text:p>
          </table:table-cell>
          <table:table-cell office:value-type="float" office:value="5" calcext:value-type="float">
            <text:p>5</text:p>
          </table:table-cell>
          <table:table-cell office:value-type="float" office:value="4" calcext:value-type="float">
            <text:p>4</text:p>
          </table:table-cell>
          <table:table-cell/>
          <table:table-cell office:value-type="float" office:value="9" calcext:value-type="float">
            <text:p>9</text:p>
          </table:table-cell>
          <table:table-cell table:number-columns-repeated="21"/>
        </table:table-row>
        <table:table-row table:style-name="ro1">
          <table:table-cell office:value-type="float" office:value="189" calcext:value-type="float">
            <text:p>189</text:p>
          </table:table-cell>
          <table:table-cell office:value-type="float" office:value="1" calcext:value-type="float">
            <text:p>1</text:p>
          </table:table-cell>
          <table:table-cell office:value-type="string" calcext:value-type="string">
            <text:p>Dear Newspaper, @CAPS1 you turn there is technology. It's not going to change. Try a schedule. Encouragment helps a lot of people. Activities keep you mind off things read on to find our more. Scheduleing is important. Limit the time on the computer. For every half hour at least @NUM1 minutes outside or with friends. try to memorize the schedule. Encouragement helps me and alot of people! Try to encourage family and friends, The goverment is also trying to fight this. Encouragement helps. Activities can keep people off the computer. Try neighborhood activities. After-school activities for a while. All kinds of stuff is fun. Do you think scheduling helps? Do you like encouragement? Do activities keep you mind off things? then by far this stuff helps.</text:p>
          </table:table-cell>
          <table:table-cell table:number-columns-repeated="2" office:value-type="float" office:value="3" calcext:value-type="float">
            <text:p>3</text:p>
          </table:table-cell>
          <table:table-cell/>
          <table:table-cell office:value-type="float" office:value="6" calcext:value-type="float">
            <text:p>6</text:p>
          </table:table-cell>
          <table:table-cell table:number-columns-repeated="21"/>
        </table:table-row>
        <table:table-row table:style-name="ro1">
          <table:table-cell office:value-type="float" office:value="190" calcext:value-type="float">
            <text:p>190</text:p>
          </table:table-cell>
          <table:table-cell office:value-type="float" office:value="1" calcext:value-type="float">
            <text:p>1</text:p>
          </table:table-cell>
          <table:table-cell office:value-type="string" calcext:value-type="string">
            <text:p>Dear @CAPS1, @CAPS2 you imagine a world where technology controls human interaction? Its not such a far fetched idea. Some people @MONTH1 see this as a great advancement. Not me. I think that computers detach people from reality, create false personas, and has no physical benefit. This is what i think the computers effects have on people. First of all, Computers detach people from reality. Its a lot easier for someone to sit on the computer, browsing aimlessly on some social networking website, than go out and actually meet new people. Sure you @CAPS2 send all the friend requests you want, but theres nothing that compares to a first impression that you get from meeting someone in person. The computer can also have an affect on family members and the time spent with them. Secondly, the computer creates false personas. If i had a facebook or @CAPS3 account, it would be very easy to say something false about myself, or someone else. The computer dosn't know better. This allows people to gain, "friendships" with others that dont know the real you. I find this as a real problem because eventually lead to shaky or unsteady relationshops. Lastly, I think that the computer offers no physical gain, This nation is in a severe heath crisis. With things easier to get now a days like fast food, and drugs, I don't think that computers help. People need discipline and theres a time and place for everything, including computers. However those that aren't disciplined might use them more than they need to and that isn't good. So @CAPS2 you imagine a world controlled by computers? I think that little by little, thats whats happening, slowly taking away the human element. I think the effects will be severe, detaching reality, creating false personas, and offering no physical gain. I don't think its right, but I hope I've persuaded you to think my way.</text:p>
          </table:table-cell>
          <table:table-cell table:number-columns-repeated="2" office:value-type="float" office:value="5" calcext:value-type="float">
            <text:p>5</text:p>
          </table:table-cell>
          <table:table-cell/>
          <table:table-cell office:value-type="float" office:value="10" calcext:value-type="float">
            <text:p>10</text:p>
          </table:table-cell>
          <table:table-cell table:number-columns-repeated="21"/>
        </table:table-row>
        <table:table-row table:style-name="ro1">
          <table:table-cell office:value-type="float" office:value="191" calcext:value-type="float">
            <text:p>191</text:p>
          </table:table-cell>
          <table:table-cell office:value-type="float" office:value="1" calcext:value-type="float">
            <text:p>1</text:p>
          </table:table-cell>
          <table:table-cell office:value-type="string" calcext:value-type="string">
            <text:p>Dear The @CAPS1, I understand that you have some concerns about computers. I don't think you should be concerned though. You should not be concerned because computers are very posotive. They teach us hand-eye coordination, help teach you about faraway places and people, and finally you can talk online with familly and friends. First, computers teach you hand-eye coordination. There are thousands of fun games online that can help improve your reflexes and eyesight. This can help heal or improve some people reflexes by making their eyes more keen. Another thing amazing about computers is that you can learn about far away places and people. This is very helpful because if you want to travel somewhere far away but you can't, you just go to your computer and look it up. Then you feal like you are really there. It can also help you study about people that live far away and that you won't get to meat in person. Finally when you go on your computer you can go online and talk with your family and friends. There are all types of websites you can go on to talk and hang out with with all of your friends and family. The computer is very helpful because it keeps your family and friends together and happy. In conclusion I think computers are a great, fun, and helpful invention. Remember these good characteristics that computers have and please don't take computers away; we need them.</text:p>
          </table:table-cell>
          <table:table-cell table:number-columns-repeated="2" office:value-type="float" office:value="4" calcext:value-type="float">
            <text:p>4</text:p>
          </table:table-cell>
          <table:table-cell/>
          <table:table-cell office:value-type="float" office:value="8" calcext:value-type="float">
            <text:p>8</text:p>
          </table:table-cell>
          <table:table-cell table:number-columns-repeated="21"/>
        </table:table-row>
        <table:table-row table:style-name="ro1">
          <table:table-cell office:value-type="float" office:value="192" calcext:value-type="float">
            <text:p>192</text:p>
          </table:table-cell>
          <table:table-cell office:value-type="float" office:value="1" calcext:value-type="float">
            <text:p>1</text:p>
          </table:table-cell>
          <table:table-cell office:value-type="string" calcext:value-type="string">
            <text:p>How @MONTH1 times do you use the computer in one day? A lot right? I think that computers definatly benefit society. The internet helps a lot of people, because its very conveniant computer give people. The computers also lets people talk online with other people. Computers help people because of the internet. The internet makes alot of peoples live easier. One way is for school. I know from my own experiences that the internet helps. If I dont have enough material to study, on the internet help. Another reason that the internet is helpful is for jobs. Did you know that @PERCENT1 of people the age of @NUM1 have jobs on the internet? The internet can also help people find jobs. The last reason that the internet is helpful is shopping, I remember a time when i needed a special book for school and no book store and no bookstore, my mum ordered it of fine, the internet is very helpul to many people. My that computers are beneficial to our society is that they people the ability to faraways places. many people cannot offerd to go to a lot of places outside the united state., With computers, people can team about there places and at of these places. Sometimes there is even a snow the experience of being there. Another reason that are using and want to learn more. Once, any family got to a wedding in @LOCATION1, but we didn't know much @LOCATION1. @CAPS1 we went online to find things like. The foods eaten there and what the weather is like. lastly people can learn about where their family corner form. If people know the place that their ancestors came from, but they look it up crime computers. They confind recipes for food, what relign they practice, and what holidays they celebrate. Obuously computer help people about faraway places. My last reason that computers are beneficial to or society is that they allow people to talk with other people. Sometimes, good friends who wants to together loss touch or if one friend, people can find online and take. Did you know that their are many sites that tell you where people you went to highschool with are? Also, there are sites like facebook where people can connect. Another reason is that, people can meet other people online. their are many dating sites such as, that connect people losing that internet. Did you know that @PERCENT2 of people on dating, sites set ? Sometimes people cannot call each other because its too long distance. Being able to chat onlinee a sites like google, chat or all is very helpul. Without a dubt, computer are very helpful. I think that computer help @CAPS1 many, people in our society. People use the internet to help them. People learn about other places and people ccan chat online. -@CAPS1, dont think body about computers, because they have impaced our society greatly!</text:p>
          </table:table-cell>
          <table:table-cell office:value-type="float" office:value="6" calcext:value-type="float">
            <text:p>6</text:p>
          </table:table-cell>
          <table:table-cell office:value-type="float" office:value="5" calcext:value-type="float">
            <text:p>5</text:p>
          </table:table-cell>
          <table:table-cell/>
          <table:table-cell office:value-type="float" office:value="11" calcext:value-type="float">
            <text:p>11</text:p>
          </table:table-cell>
          <table:table-cell table:number-columns-repeated="21"/>
        </table:table-row>
        <table:table-row table:style-name="ro1">
          <table:table-cell office:value-type="float" office:value="193" calcext:value-type="float">
            <text:p>193</text:p>
          </table:table-cell>
          <table:table-cell office:value-type="float" office:value="1" calcext:value-type="float">
            <text:p>1</text:p>
          </table:table-cell>
          <table:table-cell office:value-type="string" calcext:value-type="string">
            <text:p>Dear @PERSON1 weekly, The new millenium brought a new wave of technology. Computers is the main invention that most likely everyone uses. The computers teach us great things such as learning about a vacation spot or a far off country. The computer allows us to talk to friends or family while they are away or even home. Also, typing on the computer teaches us hand eye coordination that can help us with other things. The computer is surely a great invention. Have you ever wanted to go on vacation to somewhere overseas? Well the computer is a great source for learning about these places. The effects it has could be significant. One day some one might want to go to the bahamas, but then finds a new location such as @LOCATION1 or even @LOCATION3. In addition the computer benefits students very well. Students usually have to do projects on places in the world and the computer is the main source of intelligence. When I have an essay to do I always use the computer first. Recently my grandmother moved down to @LOCATION2 and I can only talk to her on the phone. Although on my computer I can actually see her on my screen. The webcam allows me to see me grandma. The computer allows you to keep in touch with friends and family that you do not see on a regular bases. For example @CAPS1 or twitter keeps you in touch with friends from high school. The computer can also send emails to friends and family so you can say hello every once in a while. Sports require a great deal of hand eye coordination. The computer makes you better at this. By looking at the screen while typing, gives you a boost on your hand-eye coordination because you are doing two things at once. A sport that requires a lot of this is @CAPS2. While the ball is in the air you must focus on it while holding your stick at the correct position. Although hand-eye coordination is mainly taught through the powers of the computer. To conclude, all that I would like to say is that the computer is a great source for intellegence. It also allows you to keep in touch with high school friends and far away family. Finally, the computer teaches you hand-eye coordination. The computer is a very important piece of technology.</text:p>
          </table:table-cell>
          <table:table-cell table:number-columns-repeated="2" office:value-type="float" office:value="4" calcext:value-type="float">
            <text:p>4</text:p>
          </table:table-cell>
          <table:table-cell/>
          <table:table-cell office:value-type="float" office:value="8" calcext:value-type="float">
            <text:p>8</text:p>
          </table:table-cell>
          <table:table-cell table:number-columns-repeated="21"/>
        </table:table-row>
        <table:table-row table:style-name="ro1">
          <table:table-cell office:value-type="float" office:value="194" calcext:value-type="float">
            <text:p>194</text:p>
          </table:table-cell>
          <table:table-cell office:value-type="float" office:value="1" calcext:value-type="float">
            <text:p>1</text:p>
          </table:table-cell>
          <table:table-cell office:value-type="string" calcext:value-type="string">
            <text:p>Dear @CAPS1, @CAPS2 you want our society to becaome one of obese, lazy with no appreciation for family or friends? @CAPS2 you want people to lock a respect for nature? This is the result of excessive of computer usage our society will become lazy, and dependent upon robot slaves and loose, brain washed. People will not be caring for family or friends. Most importantly, our society will have no appreciacion or respect for mother nature. Is this the way you wish our world to be? Have you ever read @CAPS3 @NUM1? In the book, the government uses technology to brainwash people and then manipulate them. If our society, like the one in the book, becomes over dependent on computers and technology, then we will collapse from the inside going from a respected world power, to a third world country in. We will need to redesign buildings to have doors big enough for our bodies to fit through. We will not be a respected nation anymore. There will be charities in other countries to send money to build gyms and pools, but nobody will use they. Recent research from @ORGANIZATION1 says that @PERCENT1 of people who spend more than an hour and a half on their computer every day are over @NUM2 pounds. People won't remember how to talk. Babies will learn to type instead of talking or walking. Is this good for our country? People say that the best thing you could ever have is a supportive family and a group of good friends. According to @PERSON1, a well known psychologist, "People who have more friends have a @PERCENT2 reduced risk of depression." Friends actually affect you health. People who use the computer too much lose friends and became separated from their families. The mental health effects from this can be horrible, and people sadly will miss out on all the positive parts of life. It's important that people are happy, but if you onlr communicate through e-mail and social networking sites, you aren't social enbough. It is one thing to chat online, but it is better to be able to see someone face to face than a picture on screen. Nobody wants to end up like this, so limit oyur computer usage. With too much computer usage comes a lack of respect for nature, People used to care nature for many reasons, but the biggest is that it affects us everyday, in everything we @CAPS2 and own. Everything has a base in nature, even ourselves. The weather outside even on a beautiful @DATE1 day, can be deadly if we don't pay attention to what is going on outside of our safe house. We depend on nature but if we don't respect her, she will kill us. Anything is good in moderation, even a computer. But when we don't limit ourselves, it has bad consequences. We will no longer have a respected society. Our family and friends will dissapear, causing health problems. Worst of all, we will lose all expectation and respect for mother nature. The time to start limiting computer usage is now, or we will have many great problems.</text:p>
          </table:table-cell>
          <table:table-cell table:number-columns-repeated="2" office:value-type="float" office:value="5" calcext:value-type="float">
            <text:p>5</text:p>
          </table:table-cell>
          <table:table-cell/>
          <table:table-cell office:value-type="float" office:value="10" calcext:value-type="float">
            <text:p>10</text:p>
          </table:table-cell>
          <table:table-cell table:number-columns-repeated="21"/>
        </table:table-row>
        <table:table-row table:style-name="ro1">
          <table:table-cell office:value-type="float" office:value="195" calcext:value-type="float">
            <text:p>195</text:p>
          </table:table-cell>
          <table:table-cell office:value-type="float" office:value="1" calcext:value-type="float">
            <text:p>1</text:p>
          </table:table-cell>
          <table:table-cell office:value-type="string" calcext:value-type="string">
            <text:p>Dear, @ORGANIZATION1, @CAPS1 idea about "Computers" is very well thought outside of the box.Well. We sure need computer to look up information these days. Why do we need them now and it dident existed before? Reseach shows over @PERCENT1 of @CAPS2 says computer is everything. Let me explain a little bit further to you what I mean. First, you can look up places, chat with friends and family. @CAPS1 oppinion about using the local internet would be that it's good only for those who knows and not trying to be mean. For little world neve should get to bed at least @NUM1 pm, and never to forget about nature outside of fresh air. In conclusion, internet these days are very good for people.</text:p>
          </table:table-cell>
          <table:table-cell office:value-type="float" office:value="2" calcext:value-type="float">
            <text:p>2</text:p>
          </table:table-cell>
          <table:table-cell office:value-type="float" office:value="3" calcext:value-type="float">
            <text:p>3</text:p>
          </table:table-cell>
          <table:table-cell/>
          <table:table-cell office:value-type="float" office:value="5" calcext:value-type="float">
            <text:p>5</text:p>
          </table:table-cell>
          <table:table-cell table:number-columns-repeated="21"/>
        </table:table-row>
        <table:table-row table:style-name="ro1">
          <table:table-cell office:value-type="float" office:value="196" calcext:value-type="float">
            <text:p>196</text:p>
          </table:table-cell>
          <table:table-cell office:value-type="float" office:value="1" calcext:value-type="float">
            <text:p>1</text:p>
          </table:table-cell>
          <table:table-cell office:value-type="string" calcext:value-type="string">
            <text:p>I think the use of computers is very good things in the present day @LOCATION2. I think this because people use it to research, stay in touch with friends and family, and music. These are all things adults and kids need a like to do. read on and I will explain why this is so important. My first reason why I think computers are good thing is because the are a good source to do research on a specific topic. Kids all over the @LOCATION1 use the internet to do class projects. Adults can use the computer to look up a certain food resipe. If you need help with something the computer is allways there. Some people even use the computer for a job. Computers can help with a lot of things. Another reason why computers are a big help because you can stay in touch with friends and family. A great thing to use on a computer is a web cam. With this you can see and talk to people on a lillte camray even if they are far away. You can also go on myspace of face book. Theare two websites that are used to post pictures and to talk to chosen friend. It is a good way for people to get to know you. A similar thing to this is instant messaging. You can use this to talk to friends and many on line. Don't stop reading there is more thing! My last reason why computer are sutch a great thing to have is because you can do do mutch with music on the computer. You can use the computer to listen to music, and put music on to and ipod or @NUM1 player. Some people use the computer to make music. You can get a progrem that you can make heats and put it together to make some kind of a song. music is a great thing that all age groups love. That is why I think haveing a computer is a very positive thing. You can do researching, say in touch with friends and family, and do a lot with music. There is so mutch more then thease @NUM2 thing that a computer is good for. I don't think the world would be the same without computers.</text:p>
          </table:table-cell>
          <table:table-cell table:number-columns-repeated="2" office:value-type="float" office:value="4" calcext:value-type="float">
            <text:p>4</text:p>
          </table:table-cell>
          <table:table-cell/>
          <table:table-cell office:value-type="float" office:value="8" calcext:value-type="float">
            <text:p>8</text:p>
          </table:table-cell>
          <table:table-cell table:number-columns-repeated="21"/>
        </table:table-row>
        <table:table-row table:style-name="ro1">
          <table:table-cell office:value-type="float" office:value="197" calcext:value-type="float">
            <text:p>197</text:p>
          </table:table-cell>
          <table:table-cell office:value-type="float" office:value="1" calcext:value-type="float">
            <text:p>1</text:p>
          </table:table-cell>
          <table:table-cell office:value-type="string" calcext:value-type="string">
            <text:p>Dear newspaper, I know that computers can place a person in its spell, but in reality it's one of the most necesary things we need in our lifetime. Computers are used for many things like school work, planning that trip you always wanted to go to, and reading the latest news. Read the following to know just how important computers really are. You know now when you have that project due for science class about protoplasms. You want to do as you can so you have that at. When you realize that the one book you find on it wont help you with the score you want you realize that the nextplace to look is the computer. The computer gives you an unlimited amount of information that will help you in any report. When a teacher gives you a book to do a biography on, for example, "The life and times: @PERSON1" You want to go beyond what they give you and search, for instances, his neighborhood, his inspiration, and the influences he had. You will find all this in the computer. When you see a sale on a "five nights and four days" trip to @ORGANIZATION1, you want to know what better sale they have. When you start to notice that your family needs a vacation what is the only place to look. You can'@CAPS3 look for that trip of a lifetime in a book. Sure you can find out that @CAPS1 is having that big blowout sale, but you cant search up the best deal. I've done a research with seven of my friends and that six of those seven parents have deal on a trip to @ORGANIZATION1 on their accounts. If you're a great fan of road trips you'll find a deal or @CAPS2's for the lowest only find out by computer. If you live in @LOCATION3, @LOCATION4 and you want to have a trip to the @LOCATION1 this deal is really good. If you live in the @LOCATION2 and you know the hottest day in the @DATE1 is coming you will be ready to get those beach balls and that blanket ready, but if you think computers are a waste of time then you wont know that all the beaches open and will be sending free drinks all day. You will be at home eating a @CAPS3.V. watching old reruns of The @CAPS4 @CAPS5. Not only will it tell you news in your erea, but will tell you about that devastating earthquake in @LOCATION5. You'll also be informed about what people are doing to help them and what you can do to help. So not only is the computer good for going on @CAPS6 and @CAPS7, you can help get your grade to an A+ on that history report. It also works well for giving your children a memory they will always remember. They also help you to get ready and not be stock in your house on that nice day in @DATE1. Maybe if you find that great deal or help your kid get a better grade then you will realize how good the computer is.</text:p>
          </table:table-cell>
          <table:table-cell table:number-columns-repeated="2" office:value-type="float" office:value="5" calcext:value-type="float">
            <text:p>5</text:p>
          </table:table-cell>
          <table:table-cell/>
          <table:table-cell office:value-type="float" office:value="10" calcext:value-type="float">
            <text:p>10</text:p>
          </table:table-cell>
          <table:table-cell table:number-columns-repeated="21"/>
        </table:table-row>
        <table:table-row table:style-name="ro1">
          <table:table-cell office:value-type="float" office:value="198" calcext:value-type="float">
            <text:p>198</text:p>
          </table:table-cell>
          <table:table-cell office:value-type="float" office:value="1" calcext:value-type="float">
            <text:p>1</text:p>
          </table:table-cell>
          <table:table-cell office:value-type="string" calcext:value-type="string">
            <text:p>Dear Local Newspaper @CAPS1, @CAPS2 show that @PERCENT1 of humans in the @LOCATION2 alone spend most of their time on a computer or laptop. I believe that the effect of computers has a negative effect on humans because it creates people to have a lack in exercise and it limits the physical interaction with others. As a nation, we can lower the statistic above and create a better environment altogether. The amount of people that lack a sufficient quantity of exercise has risen in the past decade. Doctor @PERSON1, who is expert in the connections between health and computers, surveyed @NUM1 people. Out of those people, @PERCENT2 said they rarely go outside because theu are trapped in the cyber world. This shocking percent proves that only one in twenty people actually get some tyoe of exercise. @PERSON2 stated, "this shocking @CAPS2 means that most -if not all- all people are unhealthy physically, which is a problem that must be solved." @CAPS3 goes on to say that being on a computer for most of the day and not exercising is what contributes ti unhealthiness. In addition to lacking exercise, many humans are losing the physical interaction that they should have. As humans have become, modernized with technology, most humans lose the physical interaction that they world normally have encountered if they we not on the computer. @PERSON3 agreed with this statement and said, " I am a college greaduate; I have a degree and all, but I wasn't always like this. When I was younger, I owned a computer. As soon as I got home from school, I would always go on the computer. I wouldn't talk to anyone-not even my family! If I could go back and change that, I would." This statement proves that the lack of physical interaction with human is a crucial subject to touch on. @PERSON3 regreted it all and changed his ways once @CAPS3 got to high school. No one wants to live with regrets, so physical human interactions are necessary to live a non-regretful life. the lack of human interaction and lack of exercise are problems that need to be solved as soon as possible. In conclusion, using computers has started a growing epidemin in the @LOCATION1. The most important reasons as to why computers have anegative effect on humans are it limits the amount of exercise, and it almost destroys the physical interactions between humans. Thank you for your attention, and remeber one thing: Computers can always have a negative effect on many humans lives.</text:p>
          </table:table-cell>
          <table:table-cell table:number-columns-repeated="2" office:value-type="float" office:value="5" calcext:value-type="float">
            <text:p>5</text:p>
          </table:table-cell>
          <table:table-cell/>
          <table:table-cell office:value-type="float" office:value="10" calcext:value-type="float">
            <text:p>10</text:p>
          </table:table-cell>
          <table:table-cell table:number-columns-repeated="21"/>
        </table:table-row>
        <table:table-row table:style-name="ro1">
          <table:table-cell office:value-type="float" office:value="199" calcext:value-type="float">
            <text:p>199</text:p>
          </table:table-cell>
          <table:table-cell office:value-type="float" office:value="1" calcext:value-type="float">
            <text:p>1</text:p>
          </table:table-cell>
          <table:table-cell office:value-type="string" calcext:value-type="string">
            <text:p>@ORGANIZATION1, @CAPS1, click, clack that the sound @ORGANIZATION2 computer keys being hit right now. Computers are everywhere these days, even in the poorest places like @LOCATION3. In @LOCATION2. Dreadful, humble, time conservative computers are taking away the meaning and enjoyments @ORGANIZATION2 life that are offered to us. Computers are our sourse @CAPS5 infromation, and time @CAPS5 liesure these days, but we are fogetting that there is a life away from them as well such as having family time, and taking walks in the beautiful, nature. To much use @ORGANIZATION2 a computer is leading to aweful health. Computers can cause many fatal problems such as seeing and vision problems, and obisity, due to the fact that you sit all day and @CAPS2't work out. Computers are like mind, and body eaters the slowly take away from you and let you cry, and weap @CAPS5 the rest @ORGANIZATION2 your life, @CAPS2't you agree? Do you know the @ORGANIZATION2 says that the second biggest leading cause @ORGANIZATION2 obisity is computer? Yes that is true! I have experinced problem. While growing up. When I was @NUM1 I was adictied to the computer. Day and night my eyes were guled to the computer screen. I had nothing on my mind except @CAPS5 computer, my mom got mad at me and yelled at me to get away from it, but I didn't. Slowly, slowly I started to put on heavy, awful faton myself, and later I found out I was over weight @CAPS5 my age. To this day I have not lost the weight I put on from using the computer, and I am sure others are to. Obesity just doesn't happen from eating to much. It also happens from not doing any cardio activities, which the computer stps us from doing. So basically the computer is unhealth. As said by @PERCENT1 @ORGANIZATION2 people from the state @ORGANIZATION2 @LOCATION1. Time consuming computers, are taking away family time from many family these days. Do you know that @PERCENT2 @ORGANIZATION2 families aren't getting to spend the time with each other as the wish, reason being computers? Kids are on the computer playing games, moms finding a resipe online to make @CAPS5 dinner, and dad is buying another stock online. Yes that happens a lot, insded @ORGANIZATION2 doing those things they could be doing something else, but no computer work is more important. My family used to spend a lot @ORGANIZATION2 time together, but because @ORGANIZATION2 the computer I never get to do anything with my family now. Do you know the time health @ORGANIZATION2 @ORGANIZATION2 say kids who spend time with their family are bound to become more better parents than who @CAPS2't spend time with family. I bet you are a really good family man/women and spend time with please take these computers away and make families come together once again. @LOCATION1 has the most beautiful nature ever, the birds, the animals, the @DATE1 times and the fall time. If anyone ever wants to see nature they should come to @LOCATION1, but the sad thing is that the people @ORGANIZATION2 @LOCATION1 aren't appriating nature themselves because they are do busy with things such as computers. I know one time we went to a comp out, and we were ready @CAPS5 nature and this boy brings his computer, and wouldn't you know it the whole got people forgot about nature and played with the boys computer. So many people missed out on the nature and the beautiful animals seen one the such as yellow @CAPS3 through that time was amazing and it is very unfortunet that many people missed out on that event. People these days are once again not apricating nature, which one day they will regret, because @ORGANIZATION2 the fact the one day you @MONTH1 not be around to enjoy this got given @CAPS2't let the computer tell you what to do lets be the boss and @CAPS5 ourself. It is now or never the decision is in your hand, make the right decision and say no to computers. Go out their enjoy nature, spend time with you family, and get healthy. Be the smart, and well educated people. (I know you are) and tell the world to not getting told by the computer @ORGANIZATION2 what you can, and cant do, be the boss control. Yes computers are fun, giving, but is bad. Say no to computers if you @CAPS2't you will regret it.</text:p>
          </table:table-cell>
          <table:table-cell office:value-type="float" office:value="5" calcext:value-type="float">
            <text:p>5</text:p>
          </table:table-cell>
          <table:table-cell office:value-type="float" office:value="6" calcext:value-type="float">
            <text:p>6</text:p>
          </table:table-cell>
          <table:table-cell/>
          <table:table-cell office:value-type="float" office:value="11" calcext:value-type="float">
            <text:p>11</text:p>
          </table:table-cell>
          <table:table-cell table:number-columns-repeated="21"/>
        </table:table-row>
        <table:table-row table:style-name="ro1">
          <table:table-cell office:value-type="float" office:value="200" calcext:value-type="float">
            <text:p>200</text:p>
          </table:table-cell>
          <table:table-cell office:value-type="float" office:value="1" calcext:value-type="float">
            <text:p>1</text:p>
          </table:table-cell>
          <table:table-cell office:value-type="string" calcext:value-type="string">
            <text:p>Dear Readers of @LOCATION1 @CAPS1 has been borught to my attention that there is dilema on the effect of computers on people. Well I believe that having computers around are good because. Computers help students do there school work better. They also give the ability to learn about far away places. Lastly, computers allow people to talk to othe people online or webcam. My first reason I believe computers are good to have around is. They help students do there school work. Sometimes teachers give assignments out and you have to write an essay. @CAPS2 the student does @CAPS1 on a computer they might get a higher grade because @CAPS1 looks neater and more proffestional. Computers especially help out college students. A college university took poll one time. @PERCENT1 of student wouldn't know what to do @CAPS2 they didn't have there computer or laptop. One student even said "@CAPS2 I didn't have my laptop I would probably fail most of my classes." Computers can be very helpful when @CAPS1 comes to student school work. My second reason that I believe computers are good to have around is. They give the ability to learn about far away places or other coutries. I took a poll one time of how many people use a computer to find out whats going on in other countries, @PERCENT2 of them said they go on the computer to find out what's going on in another countries. Computers can be very handy when you want to know whats going on in other countries. My last reason why computers are good to have around is. Say you married and you are pregnant unless your guy of course, but your spouse is in @LOCATION2 and you couldn't them. Well computers these days have webcams. So now @CAPS2 you really need to talk to him or her you can by using webcam. So readers of the @LOCATION1 @ORGANIZATION1. Can you see now why I believe that having computers around is good. @CAPS1 helps students do there school work. @CAPS1 gives the ability to learn about far away places and countries. @CAPS1 also gives the change to talk to people with webcams.</text:p>
          </table:table-cell>
          <table:table-cell table:number-columns-repeated="2" office:value-type="float" office:value="4" calcext:value-type="float">
            <text:p>4</text:p>
          </table:table-cell>
          <table:table-cell/>
          <table:table-cell office:value-type="float" office:value="8" calcext:value-type="float">
            <text:p>8</text:p>
          </table:table-cell>
          <table:table-cell table:number-columns-repeated="21"/>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IN">₹</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IN">₹</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15">00/00/0000</text:date>, <text:time style:data-style-name="N2" text:time-value="00:02:30.14469703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4T22:33:11.461297065</meta:creation-date>
    <dc:date>2016-11-15T02:46:03.044831480</dc:date>
    <meta:editing-duration>PT2H43M58S</meta:editing-duration>
    <meta:editing-cycles>6</meta:editing-cycles>
    <meta:generator>LibreOffice/5.1.4.2$Linux_X86_64 LibreOffice_project/10m0$Build-2</meta:generator>
    <meta:document-statistic meta:table-count="1" meta:cell-count="1228" meta:object-count="0"/>
  </office:meta>
</office:document-meta>
</file>